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egoe UI" svg:font-family="'Segoe UI'"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2" style:family="table">
      <style:table-properties style:width="17.013cm" fo:margin-left="0cm" fo:margin-right="-0.012cm" table:align="margins" style:may-break-between-rows="false"/>
    </style:style>
    <style:style style:name="Tabla2.A" style:family="table-column">
      <style:table-column-properties style:column-width="2.752cm" style:rel-column-width="10599*"/>
    </style:style>
    <style:style style:name="Tabla2.B" style:family="table-column">
      <style:table-column-properties style:column-width="2.381cm" style:rel-column-width="9172*"/>
    </style:style>
    <style:style style:name="Tabla2.C" style:family="table-column">
      <style:table-column-properties style:column-width="2.99cm" style:rel-column-width="11517*"/>
    </style:style>
    <style:style style:name="Tabla2.D" style:family="table-column">
      <style:table-column-properties style:column-width="4.366cm" style:rel-column-width="16816*"/>
    </style:style>
    <style:style style:name="Tabla2.E" style:family="table-column">
      <style:table-column-properties style:column-width="4.524cm" style:rel-column-width="17431*"/>
    </style:style>
    <style:style style:name="Tabla2.1" style:family="table-row">
      <style:table-row-properties style:keep-together="false" fo:keep-together="always"/>
    </style:style>
    <style:style style:name="Tabla2.A1" style:family="table-cell">
      <style:table-cell-properties fo:background-color="#ffc7ba" fo:padding="0.097cm" fo:border-left="0.002cm solid #000000" fo:border-right="none" fo:border-top="0.002cm solid #000000" fo:border-bottom="0.002cm solid #000000">
        <style:background-image/>
      </style:table-cell-properties>
    </style:style>
    <style:style style:name="Tabla2.B1" style:family="table-cell">
      <style:table-cell-properties fo:background-color="#ffc7ba" fo:padding="0.097cm" fo:border="0.002cm solid #000000">
        <style:background-image/>
      </style:table-cell-properties>
    </style:style>
    <style:style style:name="Tabla2.A2" style:family="table-cell">
      <style:table-cell-properties fo:padding="0.097cm" fo:border-left="0.002cm solid #000000" fo:border-right="none" fo:border-top="none" fo:border-bottom="0.002cm solid #000000"/>
    </style:style>
    <style:style style:name="Tabla2.E2" style:family="table-cell">
      <style:table-cell-properties fo:padding="0.097cm" fo:border-left="0.002cm solid #000000" fo:border-right="0.002cm solid #000000" fo:border-top="none" fo:border-bottom="0.002cm solid #000000"/>
    </style:style>
    <style:style style:name="Tabla1" style:family="table">
      <style:table-properties style:width="17.013cm" fo:margin-left="0cm" fo:margin-right="-0.012cm" table:align="margins"/>
    </style:style>
    <style:style style:name="Tabla1.A" style:family="table-column">
      <style:table-column-properties style:column-width="0.977cm" style:rel-column-width="3764*"/>
    </style:style>
    <style:style style:name="Tabla1.B" style:family="table-column">
      <style:table-column-properties style:column-width="0.979cm" style:rel-column-width="3771*"/>
    </style:style>
    <style:style style:name="Tabla1.C" style:family="table-column">
      <style:table-column-properties style:column-width="2.753cm" style:rel-column-width="10606*"/>
    </style:style>
    <style:style style:name="Tabla1.D" style:family="table-column">
      <style:table-column-properties style:column-width="11.164cm" style:rel-column-width="43003*"/>
    </style:style>
    <style:style style:name="Tabla1.E" style:family="table-column">
      <style:table-column-properties style:column-width="1.139cm" style:rel-column-width="4391*"/>
    </style:style>
    <style:style style:name="Tabla1.A1" style:family="table-cell">
      <style:table-cell-properties fo:background-color="#f44029" fo:padding="0.097cm" fo:border="0.002cm solid #000000">
        <style:background-image/>
      </style:table-cell-properties>
    </style:style>
    <style:style style:name="Tabla1.A2" style:family="table-cell" style:data-style-name="N0">
      <style:table-cell-properties fo:background-color="#ffc7ba" fo:padding="0.097cm" fo:border-left="0.002cm solid #000000" fo:border-right="none" fo:border-top="none" fo:border-bottom="0.002cm solid #000000">
        <style:background-image/>
      </style:table-cell-properties>
    </style:style>
    <style:style style:name="Tabla1.B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1.A3" style:family="table-cell" style:data-style-name="N0">
      <style:table-cell-properties fo:padding="0.097cm" fo:border-left="0.002cm solid #000000" fo:border-right="none" fo:border-top="none" fo:border-bottom="0.002cm solid #000000"/>
    </style:style>
    <style:style style:name="Tabla1.C3" style:family="table-cell">
      <style:table-cell-properties fo:padding="0.097cm" fo:border-left="0.002cm solid #000000" fo:border-right="none" fo:border-top="none" fo:border-bottom="0.002cm solid #000000"/>
    </style:style>
    <style:style style:name="Tabla1.E3" style:family="table-cell">
      <style:table-cell-properties fo:padding="0.097cm" fo:border-left="0.002cm solid #000000" fo:border-right="0.002cm solid #000000" fo:border-top="none" fo:border-bottom="0.002cm solid #000000"/>
    </style:style>
    <style:style style:name="Tabla1.A15" style:family="table-cell">
      <style:table-cell-properties fo:background-color="#ffc7ba" fo:padding="0.097cm" fo:border-left="0.002cm solid #000000" fo:border-right="none" fo:border-top="none" fo:border-bottom="0.002cm solid #000000">
        <style:background-image/>
      </style:table-cell-properties>
    </style:style>
    <style:style style:name="Tabla1.A16" style:family="table-cell">
      <style:table-cell-properties style:vertical-align="middle" fo:padding="0.097cm" fo:border-left="0.002cm solid #000000" fo:border-right="none" fo:border-top="none" fo:border-bottom="0.002cm solid #000000"/>
    </style:style>
    <style:style style:name="Tabla3" style:family="table">
      <style:table-properties style:width="17.013cm" fo:margin-left="0cm" fo:margin-right="-0.012cm" table:align="margins"/>
    </style:style>
    <style:style style:name="Tabla3.A" style:family="table-column">
      <style:table-column-properties style:column-width="1.931cm" style:rel-column-width="7440*"/>
    </style:style>
    <style:style style:name="Tabla3.B" style:family="table-column">
      <style:table-column-properties style:column-width="1.085cm" style:rel-column-width="4178*"/>
    </style:style>
    <style:style style:name="Tabla3.C" style:family="table-column">
      <style:table-column-properties style:column-width="1.693cm" style:rel-column-width="6522*"/>
    </style:style>
    <style:style style:name="Tabla3.D" style:family="table-column">
      <style:table-column-properties style:column-width="1.879cm" style:rel-column-width="7236*"/>
    </style:style>
    <style:style style:name="Tabla3.E" style:family="table-column">
      <style:table-column-properties style:column-width="10.425cm" style:rel-column-width="40159*"/>
    </style:style>
    <style:style style:name="Tabla3.1" style:family="table-row">
      <style:table-row-properties style:keep-together="false" fo:keep-together="always"/>
    </style:style>
    <style:style style:name="Tabla3.A1" style:family="table-cell">
      <style:table-cell-properties fo:background-color="#ffc7ba" fo:padding="0.097cm" fo:border-left="0.002cm solid #000000" fo:border-right="none" fo:border-top="0.002cm solid #000000" fo:border-bottom="0.002cm solid #000000">
        <style:background-image/>
      </style:table-cell-properties>
    </style:style>
    <style:style style:name="Tabla3.E1" style:family="table-cell">
      <style:table-cell-properties fo:background-color="#ffc7ba" fo:padding="0.097cm" fo:border="0.002cm solid #000000">
        <style:background-image/>
      </style:table-cell-properties>
    </style:style>
    <style:style style:name="Tabla3.A2" style:family="table-cell">
      <style:table-cell-properties fo:padding="0.097cm" fo:border-left="0.002cm solid #000000" fo:border-right="none" fo:border-top="none" fo:border-bottom="0.002cm solid #000000"/>
    </style:style>
    <style:style style:name="Tabla3.B2" style:family="table-cell" style:data-style-name="N0">
      <style:table-cell-properties fo:padding="0.097cm" fo:border-left="0.002cm solid #000000" fo:border-right="none" fo:border-top="none" fo:border-bottom="0.002cm solid #000000"/>
    </style:style>
    <style:style style:name="Tabla3.E2" style:family="table-cell">
      <style:table-cell-properties fo:padding="0.097cm" fo:border-left="0.002cm solid #000000" fo:border-right="0.002cm solid #000000" fo:border-top="none" fo:border-bottom="0.002cm solid #000000"/>
    </style:style>
    <style:style style:name="Tabla4" style:family="table">
      <style:table-properties style:width="16.96cm" fo:margin-left="0.065cm" fo:margin-right="-0.025cm" table:align="margins"/>
    </style:style>
    <style:style style:name="Tabla4.A" style:family="table-column">
      <style:table-column-properties style:column-width="3.503cm" style:rel-column-width="13536*"/>
    </style:style>
    <style:style style:name="Tabla4.B" style:family="table-column">
      <style:table-column-properties style:column-width="1.559cm" style:rel-column-width="6025*"/>
    </style:style>
    <style:style style:name="Tabla4.C" style:family="table-column">
      <style:table-column-properties style:column-width="0.732cm" style:rel-column-width="2828*"/>
    </style:style>
    <style:style style:name="Tabla4.D" style:family="table-column">
      <style:table-column-properties style:column-width="0.831cm" style:rel-column-width="3210*"/>
    </style:style>
    <style:style style:name="Tabla4.E" style:family="table-column">
      <style:table-column-properties style:column-width="6.6cm" style:rel-column-width="25505*"/>
    </style:style>
    <style:style style:name="Tabla4.F" style:family="table-column">
      <style:table-column-properties style:column-width="3.734cm" style:rel-column-width="14431*"/>
    </style:style>
    <style:style style:name="Tabla4.1" style:family="table-row">
      <style:table-row-properties style:keep-together="false" fo:keep-together="always"/>
    </style:style>
    <style:style style:name="Tabla4.A1" style:family="table-cell">
      <style:table-cell-properties fo:background-color="#f44029" fo:padding="0.097cm" fo:border="0.002cm solid #000000">
        <style:background-image/>
      </style:table-cell-properties>
    </style:style>
    <style:style style:name="Tabla4.A2" style:family="table-cell">
      <style:table-cell-properties fo:background-color="#fde6d3" fo:padding="0.097cm" fo:border-left="0.002cm solid #000000" fo:border-right="none" fo:border-top="0.002cm solid #000000" fo:border-bottom="0.002cm solid #000000">
        <style:background-image/>
      </style:table-cell-properties>
    </style:style>
    <style:style style:name="Tabla4.F2" style:family="table-cell">
      <style:table-cell-properties fo:background-color="#fde6d3" fo:padding="0.097cm" fo:border="0.002cm solid #000000">
        <style:background-image/>
      </style:table-cell-properties>
    </style:style>
    <style:style style:name="Tabla4.A3" style:family="table-cell">
      <style:table-cell-properties fo:background-color="transparent" fo:padding="0.097cm" fo:border-left="0.002cm solid #000000" fo:border-right="none" fo:border-top="none" fo:border-bottom="0.002cm solid #000000">
        <style:background-image/>
      </style:table-cell-properties>
    </style:style>
    <style:style style:name="Tabla4.C3"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4.F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4.A5"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4.A6" style:family="table-cell">
      <style:table-cell-properties fo:background-color="#fde6d3" fo:padding="0.097cm" fo:border-left="0.002cm solid #000000" fo:border-right="none" fo:border-top="none" fo:border-bottom="0.002cm solid #000000">
        <style:background-image/>
      </style:table-cell-properties>
    </style:style>
    <style:style style:name="Tabla4.F6"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4.A7" style:family="table-cell">
      <style:table-cell-properties fo:background-color="#ffffff" fo:padding="0.097cm" fo:border-left="0.002cm solid #000000" fo:border-right="none" fo:border-top="none" fo:border-bottom="0.002cm solid #000000">
        <style:background-image/>
      </style:table-cell-properties>
    </style:style>
    <style:style style:name="Tabla4.C7" style:family="table-cell" style:data-style-name="N0">
      <style:table-cell-properties fo:background-color="#ffffff" fo:padding="0.097cm" fo:border-left="0.002cm solid #000000" fo:border-right="none" fo:border-top="none" fo:border-bottom="0.002cm solid #000000">
        <style:background-image/>
      </style:table-cell-properties>
    </style:style>
    <style:style style:name="Tabla4.F7" style:family="table-cell">
      <style:table-cell-properties fo:background-color="#ffffff" fo:padding="0.097cm" fo:border-left="0.002cm solid #000000" fo:border-right="0.002cm solid #000000" fo:border-top="none" fo:border-bottom="0.002cm solid #000000">
        <style:background-image/>
      </style:table-cell-properties>
    </style:style>
    <style:style style:name="Tabla4.74" style:family="table-row">
      <style:table-row-properties style:min-row-height="0.97cm" style:keep-together="false" fo:keep-together="always"/>
    </style:style>
    <style:style style:name="Tabla6" style:family="table">
      <style:table-properties style:width="17.013cm" fo:margin-left="0cm" fo:margin-right="-0.012cm" table:align="margins"/>
    </style:style>
    <style:style style:name="Tabla6.A" style:family="table-column">
      <style:table-column-properties style:column-width="2.579cm" style:rel-column-width="9933*"/>
    </style:style>
    <style:style style:name="Tabla6.B" style:family="table-column">
      <style:table-column-properties style:column-width="1.875cm" style:rel-column-width="7222*"/>
    </style:style>
    <style:style style:name="Tabla6.C" style:family="table-column">
      <style:table-column-properties style:column-width="0.794cm" style:rel-column-width="3057*"/>
    </style:style>
    <style:style style:name="Tabla6.D" style:family="table-column">
      <style:table-column-properties style:column-width="0.838cm" style:rel-column-width="3227*"/>
    </style:style>
    <style:style style:name="Tabla6.E" style:family="table-column">
      <style:table-column-properties style:column-width="7.23cm" style:rel-column-width="27851*"/>
    </style:style>
    <style:style style:name="Tabla6.F" style:family="table-column">
      <style:table-column-properties style:column-width="3.697cm" style:rel-column-width="14245*"/>
    </style:style>
    <style:style style:name="Tabla6.1" style:family="table-row">
      <style:table-row-properties style:keep-together="false" fo:keep-together="always"/>
    </style:style>
    <style:style style:name="Tabla6.A1" style:family="table-cell">
      <style:table-cell-properties fo:background-color="#f44029" fo:padding="0.097cm" fo:border="0.002cm solid #000000">
        <style:background-image/>
      </style:table-cell-properties>
    </style:style>
    <style:style style:name="Tabla6.A2" style:family="table-cell">
      <style:table-cell-properties fo:background-color="#fde6d3" fo:padding="0.097cm" fo:border-left="0.002cm solid #000000" fo:border-right="none" fo:border-top="0.002cm solid #000000" fo:border-bottom="0.002cm solid #000000">
        <style:background-image/>
      </style:table-cell-properties>
    </style:style>
    <style:style style:name="Tabla6.F2" style:family="table-cell">
      <style:table-cell-properties fo:background-color="#fde6d3" fo:padding="0.097cm" fo:border="0.002cm solid #000000">
        <style:background-image/>
      </style:table-cell-properties>
    </style:style>
    <style:style style:name="Tabla6.A3" style:family="table-cell">
      <style:table-cell-properties fo:background-color="transparent" fo:padding="0.097cm" fo:border-left="0.002cm solid #000000" fo:border-right="none" fo:border-top="none" fo:border-bottom="0.002cm solid #000000">
        <style:background-image/>
      </style:table-cell-properties>
    </style:style>
    <style:style style:name="Tabla6.C3"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6.F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5" style:family="table">
      <style:table-properties style:width="17.002cm" fo:margin-left="0cm" fo:margin-right="-0.002cm" table:align="margins"/>
    </style:style>
    <style:style style:name="Tabla5.A" style:family="table-column">
      <style:table-column-properties style:column-width="2.193cm" style:rel-column-width="8451*"/>
    </style:style>
    <style:style style:name="Tabla5.B" style:family="table-column">
      <style:table-column-properties style:column-width="2.245cm" style:rel-column-width="8655*"/>
    </style:style>
    <style:style style:name="Tabla5.C" style:family="table-column">
      <style:table-column-properties style:column-width="0.806cm" style:rel-column-width="3107*"/>
    </style:style>
    <style:style style:name="Tabla5.D" style:family="table-column">
      <style:table-column-properties style:column-width="0.838cm" style:rel-column-width="3229*"/>
    </style:style>
    <style:style style:name="Tabla5.E" style:family="table-column">
      <style:table-column-properties style:column-width="7.23cm" style:rel-column-width="27868*"/>
    </style:style>
    <style:style style:name="Tabla5.F" style:family="table-column">
      <style:table-column-properties style:column-width="3.69cm" style:rel-column-width="14225*"/>
    </style:style>
    <style:style style:name="Tabla5.1" style:family="table-row">
      <style:table-row-properties style:keep-together="false" fo:keep-together="always"/>
    </style:style>
    <style:style style:name="Tabla5.A1" style:family="table-cell">
      <style:table-cell-properties fo:background-color="#f44029" fo:padding="0.097cm" fo:border="0.002cm solid #000000">
        <style:background-image/>
      </style:table-cell-properties>
    </style:style>
    <style:style style:name="Tabla5.A2" style:family="table-cell">
      <style:table-cell-properties fo:background-color="#fde6d3" fo:padding="0.097cm" fo:border-left="0.002cm solid #000000" fo:border-right="none" fo:border-top="none" fo:border-bottom="0.002cm solid #000000">
        <style:background-image/>
      </style:table-cell-properties>
    </style:style>
    <style:style style:name="Tabla5.F2"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5.A3" style:family="table-cell">
      <style:table-cell-properties fo:background-color="transparent" fo:padding="0.097cm" fo:border-left="0.002cm solid #000000" fo:border-right="none" fo:border-top="none" fo:border-bottom="0.002cm solid #000000">
        <style:background-image/>
      </style:table-cell-properties>
    </style:style>
    <style:style style:name="Tabla5.C3"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5.F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9" style:family="table">
      <style:table-properties style:width="17.002cm" fo:margin-left="0cm" fo:margin-right="-0.002cm" table:align="margins"/>
    </style:style>
    <style:style style:name="Tabla19.A" style:family="table-column">
      <style:table-column-properties style:column-width="2.193cm" style:rel-column-width="8451*"/>
    </style:style>
    <style:style style:name="Tabla19.B" style:family="table-column">
      <style:table-column-properties style:column-width="2.245cm" style:rel-column-width="8655*"/>
    </style:style>
    <style:style style:name="Tabla19.C" style:family="table-column">
      <style:table-column-properties style:column-width="0.806cm" style:rel-column-width="3107*"/>
    </style:style>
    <style:style style:name="Tabla19.D" style:family="table-column">
      <style:table-column-properties style:column-width="0.838cm" style:rel-column-width="3229*"/>
    </style:style>
    <style:style style:name="Tabla19.E" style:family="table-column">
      <style:table-column-properties style:column-width="7.23cm" style:rel-column-width="27868*"/>
    </style:style>
    <style:style style:name="Tabla19.F" style:family="table-column">
      <style:table-column-properties style:column-width="3.69cm" style:rel-column-width="14225*"/>
    </style:style>
    <style:style style:name="Tabla19.1" style:family="table-row">
      <style:table-row-properties style:keep-together="false" fo:keep-together="always"/>
    </style:style>
    <style:style style:name="Tabla19.A1" style:family="table-cell">
      <style:table-cell-properties fo:background-color="#f44029" fo:padding="0.097cm" fo:border="0.002cm solid #000000">
        <style:background-image/>
      </style:table-cell-properties>
    </style:style>
    <style:style style:name="Tabla19.A2" style:family="table-cell">
      <style:table-cell-properties fo:background-color="#fde6d3" fo:padding="0.097cm" fo:border-left="0.002cm solid #000000" fo:border-right="none" fo:border-top="none" fo:border-bottom="0.002cm solid #000000">
        <style:background-image/>
      </style:table-cell-properties>
    </style:style>
    <style:style style:name="Tabla19.F2"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19.A3" style:family="table-cell">
      <style:table-cell-properties fo:background-color="transparent" fo:padding="0.097cm" fo:border-left="0.002cm solid #000000" fo:border-right="none" fo:border-top="none" fo:border-bottom="0.002cm solid #000000">
        <style:background-image/>
      </style:table-cell-properties>
    </style:style>
    <style:style style:name="Tabla19.C3"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19.F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25" style:family="table">
      <style:table-properties style:width="16.962cm" fo:margin-left="0.041cm" fo:margin-right="-0.002cm" table:align="margins"/>
    </style:style>
    <style:style style:name="Tabla25.A" style:family="table-column">
      <style:table-column-properties style:column-width="2.545cm" style:rel-column-width="9834*"/>
    </style:style>
    <style:style style:name="Tabla25.B" style:family="table-column">
      <style:table-column-properties style:column-width="1.84cm" style:rel-column-width="7108*"/>
    </style:style>
    <style:style style:name="Tabla25.C" style:family="table-column">
      <style:table-column-properties style:column-width="0.806cm" style:rel-column-width="3114*"/>
    </style:style>
    <style:style style:name="Tabla25.D" style:family="table-column">
      <style:table-column-properties style:column-width="0.831cm" style:rel-column-width="3209*"/>
    </style:style>
    <style:style style:name="Tabla25.E" style:family="table-column">
      <style:table-column-properties style:column-width="7.232cm" style:rel-column-width="27942*"/>
    </style:style>
    <style:style style:name="Tabla25.F" style:family="table-column">
      <style:table-column-properties style:column-width="3.708cm" style:rel-column-width="14328*"/>
    </style:style>
    <style:style style:name="Tabla25.1" style:family="table-row">
      <style:table-row-properties style:keep-together="false" fo:keep-together="always"/>
    </style:style>
    <style:style style:name="Tabla25.A1" style:family="table-cell">
      <style:table-cell-properties fo:background-color="#f44029" fo:padding="0.097cm" fo:border="0.002cm solid #000000">
        <style:background-image/>
      </style:table-cell-properties>
    </style:style>
    <style:style style:name="Tabla25.A2" style:family="table-cell">
      <style:table-cell-properties fo:background-color="#fde6d3" fo:padding="0.097cm" fo:border-left="0.002cm solid #000000" fo:border-right="none" fo:border-top="none" fo:border-bottom="0.002cm solid #000000">
        <style:background-image/>
      </style:table-cell-properties>
    </style:style>
    <style:style style:name="Tabla25.F2"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25.A3" style:family="table-cell">
      <style:table-cell-properties fo:background-color="transparent" fo:padding="0.097cm" fo:border-left="0.002cm solid #000000" fo:border-right="none" fo:border-top="none" fo:border-bottom="0.002cm solid #000000">
        <style:background-image/>
      </style:table-cell-properties>
    </style:style>
    <style:style style:name="Tabla25.C3"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25.F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7" style:family="table">
      <style:table-properties style:width="17.002cm" fo:margin-left="0cm" fo:margin-right="-0.002cm" table:align="margins"/>
    </style:style>
    <style:style style:name="Tabla7.A" style:family="table-column">
      <style:table-column-properties style:column-width="2.321cm" style:rel-column-width="8947*"/>
    </style:style>
    <style:style style:name="Tabla7.B" style:family="table-column">
      <style:table-column-properties style:column-width="2.794cm" style:rel-column-width="10769*"/>
    </style:style>
    <style:style style:name="Tabla7.C" style:family="table-column">
      <style:table-column-properties style:column-width="0.831cm" style:rel-column-width="3202*"/>
    </style:style>
    <style:style style:name="Tabla7.D" style:family="table-column">
      <style:table-column-properties style:column-width="0.781cm" style:rel-column-width="3011*"/>
    </style:style>
    <style:style style:name="Tabla7.E" style:family="table-column">
      <style:table-column-properties style:column-width="6.585cm" style:rel-column-width="25380*"/>
    </style:style>
    <style:style style:name="Tabla7.F" style:family="table-column">
      <style:table-column-properties style:column-width="3.69cm" style:rel-column-width="14226*"/>
    </style:style>
    <style:style style:name="Tabla7.1" style:family="table-row">
      <style:table-row-properties style:keep-together="false" fo:keep-together="always"/>
    </style:style>
    <style:style style:name="Tabla7.A1" style:family="table-cell">
      <style:table-cell-properties fo:background-color="#f44029" fo:padding="0.097cm" fo:border="0.002cm solid #000000">
        <style:background-image/>
      </style:table-cell-properties>
    </style:style>
    <style:style style:name="Tabla7.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7.A3" style:family="table-cell">
      <style:table-cell-properties fo:background-color="#fde6d3" fo:padding="0.097cm" fo:border-left="0.002cm solid #000000" fo:border-right="none" fo:border-top="none" fo:border-bottom="0.002cm solid #000000">
        <style:background-image/>
      </style:table-cell-properties>
    </style:style>
    <style:style style:name="Tabla7.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7.A4" style:family="table-cell">
      <style:table-cell-properties fo:background-color="transparent" fo:padding="0.097cm" fo:border-left="0.002cm solid #000000" fo:border-right="none" fo:border-top="none" fo:border-bottom="0.002cm solid #000000">
        <style:background-image/>
      </style:table-cell-properties>
    </style:style>
    <style:style style:name="Tabla7.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7.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8" style:family="table">
      <style:table-properties style:width="17.002cm" fo:margin-left="0cm" fo:margin-right="-0.002cm" table:align="margins"/>
    </style:style>
    <style:style style:name="Tabla8.A" style:family="table-column">
      <style:table-column-properties style:column-width="2.323cm" style:rel-column-width="8954*"/>
    </style:style>
    <style:style style:name="Tabla8.B" style:family="table-column">
      <style:table-column-properties style:column-width="2.117cm" style:rel-column-width="8158*"/>
    </style:style>
    <style:style style:name="Tabla8.C" style:family="table-column">
      <style:table-column-properties style:column-width="0.806cm" style:rel-column-width="3107*"/>
    </style:style>
    <style:style style:name="Tabla8.D" style:family="table-column">
      <style:table-column-properties style:column-width="0.838cm" style:rel-column-width="3229*"/>
    </style:style>
    <style:style style:name="Tabla8.E" style:family="table-column">
      <style:table-column-properties style:column-width="7.23cm" style:rel-column-width="27868*"/>
    </style:style>
    <style:style style:name="Tabla8.F" style:family="table-column">
      <style:table-column-properties style:column-width="3.688cm" style:rel-column-width="14219*"/>
    </style:style>
    <style:style style:name="Tabla8.1" style:family="table-row">
      <style:table-row-properties style:keep-together="false" fo:keep-together="always"/>
    </style:style>
    <style:style style:name="Tabla8.A1" style:family="table-cell">
      <style:table-cell-properties fo:background-color="#f44029" fo:padding="0.097cm" fo:border="0.002cm solid #000000">
        <style:background-image/>
      </style:table-cell-properties>
    </style:style>
    <style:style style:name="Tabla8.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8.A3" style:family="table-cell">
      <style:table-cell-properties fo:background-color="#fde6d3" fo:padding="0.097cm" fo:border-left="0.002cm solid #000000" fo:border-right="none" fo:border-top="none" fo:border-bottom="0.002cm solid #000000">
        <style:background-image/>
      </style:table-cell-properties>
    </style:style>
    <style:style style:name="Tabla8.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8.A4" style:family="table-cell">
      <style:table-cell-properties fo:background-color="transparent" fo:padding="0.097cm" fo:border-left="0.002cm solid #000000" fo:border-right="none" fo:border-top="none" fo:border-bottom="0.002cm solid #000000">
        <style:background-image/>
      </style:table-cell-properties>
    </style:style>
    <style:style style:name="Tabla8.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8.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9" style:family="table">
      <style:table-properties style:width="17.002cm" fo:margin-left="0cm" fo:margin-right="-0.002cm" table:align="margins"/>
    </style:style>
    <style:style style:name="Tabla9.A" style:family="table-column">
      <style:table-column-properties style:column-width="2.323cm" style:rel-column-width="8954*"/>
    </style:style>
    <style:style style:name="Tabla9.B" style:family="table-column">
      <style:table-column-properties style:column-width="2.117cm" style:rel-column-width="8158*"/>
    </style:style>
    <style:style style:name="Tabla9.C" style:family="table-column">
      <style:table-column-properties style:column-width="0.806cm" style:rel-column-width="3107*"/>
    </style:style>
    <style:style style:name="Tabla9.D" style:family="table-column">
      <style:table-column-properties style:column-width="0.838cm" style:rel-column-width="3229*"/>
    </style:style>
    <style:style style:name="Tabla9.E" style:family="table-column">
      <style:table-column-properties style:column-width="7.23cm" style:rel-column-width="27868*"/>
    </style:style>
    <style:style style:name="Tabla9.F" style:family="table-column">
      <style:table-column-properties style:column-width="3.688cm" style:rel-column-width="14219*"/>
    </style:style>
    <style:style style:name="Tabla9.1" style:family="table-row">
      <style:table-row-properties style:keep-together="false" fo:keep-together="always"/>
    </style:style>
    <style:style style:name="Tabla9.A1" style:family="table-cell">
      <style:table-cell-properties fo:background-color="#f44029" fo:padding="0.097cm" fo:border="0.002cm solid #000000">
        <style:background-image/>
      </style:table-cell-properties>
    </style:style>
    <style:style style:name="Tabla9.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9.A3" style:family="table-cell">
      <style:table-cell-properties fo:background-color="#fde6d3" fo:padding="0.097cm" fo:border-left="0.002cm solid #000000" fo:border-right="none" fo:border-top="none" fo:border-bottom="0.002cm solid #000000">
        <style:background-image/>
      </style:table-cell-properties>
    </style:style>
    <style:style style:name="Tabla9.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9.A4" style:family="table-cell">
      <style:table-cell-properties fo:background-color="transparent" fo:padding="0.097cm" fo:border-left="0.002cm solid #000000" fo:border-right="none" fo:border-top="none" fo:border-bottom="0.002cm solid #000000">
        <style:background-image/>
      </style:table-cell-properties>
    </style:style>
    <style:style style:name="Tabla9.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9.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0" style:family="table">
      <style:table-properties style:width="17.002cm" fo:margin-left="0cm" fo:margin-right="-0.002cm" table:align="margins"/>
    </style:style>
    <style:style style:name="Tabla10.A" style:family="table-column">
      <style:table-column-properties style:column-width="2.321cm" style:rel-column-width="8947*"/>
    </style:style>
    <style:style style:name="Tabla10.B" style:family="table-column">
      <style:table-column-properties style:column-width="3.022cm" style:rel-column-width="11646*"/>
    </style:style>
    <style:style style:name="Tabla10.C" style:family="table-column">
      <style:table-column-properties style:column-width="0.679cm" style:rel-column-width="2617*"/>
    </style:style>
    <style:style style:name="Tabla10.D" style:family="table-column">
      <style:table-column-properties style:column-width="0.833cm" style:rel-column-width="3209*"/>
    </style:style>
    <style:style style:name="Tabla10.E" style:family="table-column">
      <style:table-column-properties style:column-width="6.458cm" style:rel-column-width="24890*"/>
    </style:style>
    <style:style style:name="Tabla10.F" style:family="table-column">
      <style:table-column-properties style:column-width="3.69cm" style:rel-column-width="14226*"/>
    </style:style>
    <style:style style:name="Tabla10.1" style:family="table-row">
      <style:table-row-properties style:keep-together="false" fo:keep-together="always"/>
    </style:style>
    <style:style style:name="Tabla10.A1" style:family="table-cell">
      <style:table-cell-properties fo:background-color="#f44029" fo:padding="0.097cm" fo:border="0.002cm solid #000000">
        <style:background-image/>
      </style:table-cell-properties>
    </style:style>
    <style:style style:name="Tabla10.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10.A3" style:family="table-cell">
      <style:table-cell-properties fo:background-color="#fde6d3" fo:padding="0.097cm" fo:border-left="0.002cm solid #000000" fo:border-right="none" fo:border-top="none" fo:border-bottom="0.002cm solid #000000">
        <style:background-image/>
      </style:table-cell-properties>
    </style:style>
    <style:style style:name="Tabla10.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10.A4" style:family="table-cell">
      <style:table-cell-properties fo:background-color="transparent" fo:padding="0.097cm" fo:border-left="0.002cm solid #000000" fo:border-right="none" fo:border-top="none" fo:border-bottom="0.002cm solid #000000">
        <style:background-image/>
      </style:table-cell-properties>
    </style:style>
    <style:style style:name="Tabla10.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10.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4" style:family="table">
      <style:table-properties style:width="17.002cm" fo:margin-left="0cm" fo:margin-right="-0.002cm" table:align="margins"/>
    </style:style>
    <style:style style:name="Tabla14.A" style:family="table-column">
      <style:table-column-properties style:column-width="2.321cm" style:rel-column-width="8947*"/>
    </style:style>
    <style:style style:name="Tabla14.B" style:family="table-column">
      <style:table-column-properties style:column-width="3.022cm" style:rel-column-width="11646*"/>
    </style:style>
    <style:style style:name="Tabla14.C" style:family="table-column">
      <style:table-column-properties style:column-width="0.679cm" style:rel-column-width="2617*"/>
    </style:style>
    <style:style style:name="Tabla14.D" style:family="table-column">
      <style:table-column-properties style:column-width="0.833cm" style:rel-column-width="3209*"/>
    </style:style>
    <style:style style:name="Tabla14.E" style:family="table-column">
      <style:table-column-properties style:column-width="6.458cm" style:rel-column-width="24890*"/>
    </style:style>
    <style:style style:name="Tabla14.F" style:family="table-column">
      <style:table-column-properties style:column-width="3.69cm" style:rel-column-width="14226*"/>
    </style:style>
    <style:style style:name="Tabla14.1" style:family="table-row">
      <style:table-row-properties style:keep-together="false" fo:keep-together="always"/>
    </style:style>
    <style:style style:name="Tabla14.A1" style:family="table-cell">
      <style:table-cell-properties fo:background-color="#f44029" fo:padding="0.097cm" fo:border="0.002cm solid #000000">
        <style:background-image/>
      </style:table-cell-properties>
    </style:style>
    <style:style style:name="Tabla14.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14.A3" style:family="table-cell">
      <style:table-cell-properties fo:background-color="#fde6d3" fo:padding="0.097cm" fo:border-left="0.002cm solid #000000" fo:border-right="none" fo:border-top="none" fo:border-bottom="0.002cm solid #000000">
        <style:background-image/>
      </style:table-cell-properties>
    </style:style>
    <style:style style:name="Tabla14.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14.A4" style:family="table-cell">
      <style:table-cell-properties fo:background-color="transparent" fo:padding="0.097cm" fo:border-left="0.002cm solid #000000" fo:border-right="none" fo:border-top="none" fo:border-bottom="0.002cm solid #000000">
        <style:background-image/>
      </style:table-cell-properties>
    </style:style>
    <style:style style:name="Tabla14.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14.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2" style:family="table">
      <style:table-properties style:width="17.002cm" fo:margin-left="0cm" fo:margin-right="-0.002cm" table:align="margins"/>
    </style:style>
    <style:style style:name="Tabla12.A" style:family="table-column">
      <style:table-column-properties style:column-width="2.321cm" style:rel-column-width="8947*"/>
    </style:style>
    <style:style style:name="Tabla12.B" style:family="table-column">
      <style:table-column-properties style:column-width="2.769cm" style:rel-column-width="10674*"/>
    </style:style>
    <style:style style:name="Tabla12.C" style:family="table-column">
      <style:table-column-properties style:column-width="0.907cm" style:rel-column-width="3494*"/>
    </style:style>
    <style:style style:name="Tabla12.D" style:family="table-column">
      <style:table-column-properties style:column-width="0.857cm" style:rel-column-width="3304*"/>
    </style:style>
    <style:style style:name="Tabla12.E" style:family="table-column">
      <style:table-column-properties style:column-width="6.458cm" style:rel-column-width="24890*"/>
    </style:style>
    <style:style style:name="Tabla12.F" style:family="table-column">
      <style:table-column-properties style:column-width="3.69cm" style:rel-column-width="14226*"/>
    </style:style>
    <style:style style:name="Tabla12.1" style:family="table-row">
      <style:table-row-properties style:keep-together="false" fo:keep-together="always"/>
    </style:style>
    <style:style style:name="Tabla12.A1" style:family="table-cell">
      <style:table-cell-properties fo:background-color="#f44029" fo:padding="0.097cm" fo:border="0.002cm solid #000000">
        <style:background-image/>
      </style:table-cell-properties>
    </style:style>
    <style:style style:name="Tabla12.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12.A3" style:family="table-cell">
      <style:table-cell-properties fo:background-color="#fde6d3" fo:padding="0.097cm" fo:border-left="0.002cm solid #000000" fo:border-right="none" fo:border-top="none" fo:border-bottom="0.002cm solid #000000">
        <style:background-image/>
      </style:table-cell-properties>
    </style:style>
    <style:style style:name="Tabla12.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12.A4" style:family="table-cell">
      <style:table-cell-properties fo:background-color="transparent" fo:padding="0.097cm" fo:border-left="0.002cm solid #000000" fo:border-right="none" fo:border-top="none" fo:border-bottom="0.002cm solid #000000">
        <style:background-image/>
      </style:table-cell-properties>
    </style:style>
    <style:style style:name="Tabla12.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12.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3" style:family="table">
      <style:table-properties style:width="17.002cm" fo:margin-left="0cm" fo:margin-right="-0.002cm" table:align="margins"/>
    </style:style>
    <style:style style:name="Tabla13.A" style:family="table-column">
      <style:table-column-properties style:column-width="2.323cm" style:rel-column-width="8954*"/>
    </style:style>
    <style:style style:name="Tabla13.B" style:family="table-column">
      <style:table-column-properties style:column-width="2.117cm" style:rel-column-width="8158*"/>
    </style:style>
    <style:style style:name="Tabla13.C" style:family="table-column">
      <style:table-column-properties style:column-width="0.806cm" style:rel-column-width="3107*"/>
    </style:style>
    <style:style style:name="Tabla13.D" style:family="table-column">
      <style:table-column-properties style:column-width="0.838cm" style:rel-column-width="3229*"/>
    </style:style>
    <style:style style:name="Tabla13.E" style:family="table-column">
      <style:table-column-properties style:column-width="7.23cm" style:rel-column-width="27868*"/>
    </style:style>
    <style:style style:name="Tabla13.F" style:family="table-column">
      <style:table-column-properties style:column-width="3.688cm" style:rel-column-width="14219*"/>
    </style:style>
    <style:style style:name="Tabla13.1" style:family="table-row">
      <style:table-row-properties style:keep-together="false" fo:keep-together="always"/>
    </style:style>
    <style:style style:name="Tabla13.A1" style:family="table-cell">
      <style:table-cell-properties fo:background-color="#f44029" fo:padding="0.097cm" fo:border="0.002cm solid #000000">
        <style:background-image/>
      </style:table-cell-properties>
    </style:style>
    <style:style style:name="Tabla13.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13.A3" style:family="table-cell">
      <style:table-cell-properties fo:background-color="#fde6d3" fo:padding="0.097cm" fo:border-left="0.002cm solid #000000" fo:border-right="none" fo:border-top="none" fo:border-bottom="0.002cm solid #000000">
        <style:background-image/>
      </style:table-cell-properties>
    </style:style>
    <style:style style:name="Tabla13.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13.A4" style:family="table-cell">
      <style:table-cell-properties fo:background-color="transparent" fo:padding="0.097cm" fo:border-left="0.002cm solid #000000" fo:border-right="none" fo:border-top="none" fo:border-bottom="0.002cm solid #000000">
        <style:background-image/>
      </style:table-cell-properties>
    </style:style>
    <style:style style:name="Tabla13.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13.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5" style:family="table">
      <style:table-properties style:width="17.002cm" fo:margin-left="0cm" fo:margin-right="-0.002cm" table:align="margins"/>
    </style:style>
    <style:style style:name="Tabla15.A" style:family="table-column">
      <style:table-column-properties style:column-width="2.323cm" style:rel-column-width="8954*"/>
    </style:style>
    <style:style style:name="Tabla15.B" style:family="table-column">
      <style:table-column-properties style:column-width="2.117cm" style:rel-column-width="8158*"/>
    </style:style>
    <style:style style:name="Tabla15.C" style:family="table-column">
      <style:table-column-properties style:column-width="0.806cm" style:rel-column-width="3107*"/>
    </style:style>
    <style:style style:name="Tabla15.D" style:family="table-column">
      <style:table-column-properties style:column-width="0.838cm" style:rel-column-width="3229*"/>
    </style:style>
    <style:style style:name="Tabla15.E" style:family="table-column">
      <style:table-column-properties style:column-width="7.23cm" style:rel-column-width="27868*"/>
    </style:style>
    <style:style style:name="Tabla15.F" style:family="table-column">
      <style:table-column-properties style:column-width="3.688cm" style:rel-column-width="14219*"/>
    </style:style>
    <style:style style:name="Tabla15.1" style:family="table-row">
      <style:table-row-properties style:keep-together="false" fo:keep-together="always"/>
    </style:style>
    <style:style style:name="Tabla15.A1" style:family="table-cell">
      <style:table-cell-properties fo:background-color="#f44029" fo:padding="0.097cm" fo:border="0.002cm solid #000000">
        <style:background-image/>
      </style:table-cell-properties>
    </style:style>
    <style:style style:name="Tabla15.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15.A3" style:family="table-cell">
      <style:table-cell-properties fo:background-color="#fde6d3" fo:padding="0.097cm" fo:border-left="0.002cm solid #000000" fo:border-right="none" fo:border-top="none" fo:border-bottom="0.002cm solid #000000">
        <style:background-image/>
      </style:table-cell-properties>
    </style:style>
    <style:style style:name="Tabla15.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15.A4" style:family="table-cell">
      <style:table-cell-properties fo:background-color="transparent" fo:padding="0.097cm" fo:border-left="0.002cm solid #000000" fo:border-right="none" fo:border-top="none" fo:border-bottom="0.002cm solid #000000">
        <style:background-image/>
      </style:table-cell-properties>
    </style:style>
    <style:style style:name="Tabla15.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15.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6" style:family="table">
      <style:table-properties style:width="17.002cm" fo:margin-left="0cm" fo:margin-right="-0.002cm" table:align="margins"/>
    </style:style>
    <style:style style:name="Tabla16.A" style:family="table-column">
      <style:table-column-properties style:column-width="2.321cm" style:rel-column-width="8947*"/>
    </style:style>
    <style:style style:name="Tabla16.B" style:family="table-column">
      <style:table-column-properties style:column-width="3.022cm" style:rel-column-width="11646*"/>
    </style:style>
    <style:style style:name="Tabla16.C" style:family="table-column">
      <style:table-column-properties style:column-width="0.679cm" style:rel-column-width="2617*"/>
    </style:style>
    <style:style style:name="Tabla16.D" style:family="table-column">
      <style:table-column-properties style:column-width="0.833cm" style:rel-column-width="3209*"/>
    </style:style>
    <style:style style:name="Tabla16.E" style:family="table-column">
      <style:table-column-properties style:column-width="6.458cm" style:rel-column-width="24890*"/>
    </style:style>
    <style:style style:name="Tabla16.F" style:family="table-column">
      <style:table-column-properties style:column-width="3.69cm" style:rel-column-width="14226*"/>
    </style:style>
    <style:style style:name="Tabla16.1" style:family="table-row">
      <style:table-row-properties style:keep-together="false" fo:keep-together="always"/>
    </style:style>
    <style:style style:name="Tabla16.A1" style:family="table-cell">
      <style:table-cell-properties fo:background-color="#f44029" fo:padding="0.097cm" fo:border="0.002cm solid #000000">
        <style:background-image/>
      </style:table-cell-properties>
    </style:style>
    <style:style style:name="Tabla16.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16.A3" style:family="table-cell">
      <style:table-cell-properties fo:background-color="#fde6d3" fo:padding="0.097cm" fo:border-left="0.002cm solid #000000" fo:border-right="none" fo:border-top="none" fo:border-bottom="0.002cm solid #000000">
        <style:background-image/>
      </style:table-cell-properties>
    </style:style>
    <style:style style:name="Tabla16.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16.A4" style:family="table-cell">
      <style:table-cell-properties fo:background-color="transparent" fo:padding="0.097cm" fo:border-left="0.002cm solid #000000" fo:border-right="none" fo:border-top="none" fo:border-bottom="0.002cm solid #000000">
        <style:background-image/>
      </style:table-cell-properties>
    </style:style>
    <style:style style:name="Tabla16.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16.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1" style:family="table">
      <style:table-properties style:width="17.002cm" fo:margin-left="0cm" fo:margin-right="-0.002cm" table:align="margins"/>
    </style:style>
    <style:style style:name="Tabla11.A" style:family="table-column">
      <style:table-column-properties style:column-width="2.168cm" style:rel-column-width="8355*"/>
    </style:style>
    <style:style style:name="Tabla11.B" style:family="table-column">
      <style:table-column-properties style:column-width="2.272cm" style:rel-column-width="8757*"/>
    </style:style>
    <style:style style:name="Tabla11.C" style:family="table-column">
      <style:table-column-properties style:column-width="0.806cm" style:rel-column-width="3107*"/>
    </style:style>
    <style:style style:name="Tabla11.D" style:family="table-column">
      <style:table-column-properties style:column-width="0.838cm" style:rel-column-width="3229*"/>
    </style:style>
    <style:style style:name="Tabla11.E" style:family="table-column">
      <style:table-column-properties style:column-width="7.23cm" style:rel-column-width="27868*"/>
    </style:style>
    <style:style style:name="Tabla11.F" style:family="table-column">
      <style:table-column-properties style:column-width="3.688cm" style:rel-column-width="14219*"/>
    </style:style>
    <style:style style:name="Tabla11.1" style:family="table-row">
      <style:table-row-properties style:keep-together="false" fo:keep-together="always"/>
    </style:style>
    <style:style style:name="Tabla11.A1" style:family="table-cell">
      <style:table-cell-properties fo:background-color="#f44029" fo:padding="0.097cm" fo:border="0.002cm solid #000000">
        <style:background-image/>
      </style:table-cell-properties>
    </style:style>
    <style:style style:name="Tabla11.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11.A3" style:family="table-cell">
      <style:table-cell-properties fo:background-color="#fde6d3" fo:padding="0.097cm" fo:border-left="0.002cm solid #000000" fo:border-right="none" fo:border-top="none" fo:border-bottom="0.002cm solid #000000">
        <style:background-image/>
      </style:table-cell-properties>
    </style:style>
    <style:style style:name="Tabla11.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11.A4" style:family="table-cell">
      <style:table-cell-properties fo:background-color="transparent" fo:padding="0.097cm" fo:border-left="0.002cm solid #000000" fo:border-right="none" fo:border-top="none" fo:border-bottom="0.002cm solid #000000">
        <style:background-image/>
      </style:table-cell-properties>
    </style:style>
    <style:style style:name="Tabla11.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11.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20" style:family="table">
      <style:table-properties style:width="17.002cm" fo:margin-left="0cm" fo:margin-right="-0.002cm" table:align="margins"/>
    </style:style>
    <style:style style:name="Tabla20.A" style:family="table-column">
      <style:table-column-properties style:column-width="2.168cm" style:rel-column-width="8355*"/>
    </style:style>
    <style:style style:name="Tabla20.B" style:family="table-column">
      <style:table-column-properties style:column-width="2.272cm" style:rel-column-width="8757*"/>
    </style:style>
    <style:style style:name="Tabla20.C" style:family="table-column">
      <style:table-column-properties style:column-width="0.806cm" style:rel-column-width="3107*"/>
    </style:style>
    <style:style style:name="Tabla20.D" style:family="table-column">
      <style:table-column-properties style:column-width="0.838cm" style:rel-column-width="3229*"/>
    </style:style>
    <style:style style:name="Tabla20.E" style:family="table-column">
      <style:table-column-properties style:column-width="7.23cm" style:rel-column-width="27868*"/>
    </style:style>
    <style:style style:name="Tabla20.F" style:family="table-column">
      <style:table-column-properties style:column-width="3.688cm" style:rel-column-width="14219*"/>
    </style:style>
    <style:style style:name="Tabla20.1" style:family="table-row">
      <style:table-row-properties style:keep-together="false" fo:keep-together="always"/>
    </style:style>
    <style:style style:name="Tabla20.A1" style:family="table-cell">
      <style:table-cell-properties fo:background-color="#f44029" fo:padding="0.097cm" fo:border="0.002cm solid #000000">
        <style:background-image/>
      </style:table-cell-properties>
    </style:style>
    <style:style style:name="Tabla20.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20.A3" style:family="table-cell">
      <style:table-cell-properties fo:background-color="#fde6d3" fo:padding="0.097cm" fo:border-left="0.002cm solid #000000" fo:border-right="none" fo:border-top="none" fo:border-bottom="0.002cm solid #000000">
        <style:background-image/>
      </style:table-cell-properties>
    </style:style>
    <style:style style:name="Tabla20.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20.A4" style:family="table-cell">
      <style:table-cell-properties fo:background-color="transparent" fo:padding="0.097cm" fo:border-left="0.002cm solid #000000" fo:border-right="none" fo:border-top="none" fo:border-bottom="0.002cm solid #000000">
        <style:background-image/>
      </style:table-cell-properties>
    </style:style>
    <style:style style:name="Tabla20.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20.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26" style:family="table">
      <style:table-properties style:width="17.002cm" fo:margin-left="0cm" fo:margin-right="-0.002cm" table:align="margins"/>
    </style:style>
    <style:style style:name="Tabla26.A" style:family="table-column">
      <style:table-column-properties style:column-width="2.168cm" style:rel-column-width="8355*"/>
    </style:style>
    <style:style style:name="Tabla26.B" style:family="table-column">
      <style:table-column-properties style:column-width="2.272cm" style:rel-column-width="8757*"/>
    </style:style>
    <style:style style:name="Tabla26.C" style:family="table-column">
      <style:table-column-properties style:column-width="0.806cm" style:rel-column-width="3107*"/>
    </style:style>
    <style:style style:name="Tabla26.D" style:family="table-column">
      <style:table-column-properties style:column-width="0.838cm" style:rel-column-width="3229*"/>
    </style:style>
    <style:style style:name="Tabla26.E" style:family="table-column">
      <style:table-column-properties style:column-width="7.23cm" style:rel-column-width="27868*"/>
    </style:style>
    <style:style style:name="Tabla26.F" style:family="table-column">
      <style:table-column-properties style:column-width="3.688cm" style:rel-column-width="14219*"/>
    </style:style>
    <style:style style:name="Tabla26.1" style:family="table-row">
      <style:table-row-properties style:keep-together="false" fo:keep-together="always"/>
    </style:style>
    <style:style style:name="Tabla26.A1" style:family="table-cell">
      <style:table-cell-properties fo:background-color="#f44029" fo:padding="0.097cm" fo:border="0.002cm solid #000000">
        <style:background-image/>
      </style:table-cell-properties>
    </style:style>
    <style:style style:name="Tabla26.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26.A3" style:family="table-cell">
      <style:table-cell-properties fo:background-color="#fde6d3" fo:padding="0.097cm" fo:border-left="0.002cm solid #000000" fo:border-right="none" fo:border-top="none" fo:border-bottom="0.002cm solid #000000">
        <style:background-image/>
      </style:table-cell-properties>
    </style:style>
    <style:style style:name="Tabla26.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26.A4" style:family="table-cell">
      <style:table-cell-properties fo:background-color="transparent" fo:padding="0.097cm" fo:border-left="0.002cm solid #000000" fo:border-right="none" fo:border-top="none" fo:border-bottom="0.002cm solid #000000">
        <style:background-image/>
      </style:table-cell-properties>
    </style:style>
    <style:style style:name="Tabla26.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26.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7" style:family="table">
      <style:table-properties style:width="17.002cm" fo:margin-left="0cm" fo:margin-right="-0.002cm" table:align="margins"/>
    </style:style>
    <style:style style:name="Tabla17.A" style:family="table-column">
      <style:table-column-properties style:column-width="2.168cm" style:rel-column-width="8355*"/>
    </style:style>
    <style:style style:name="Tabla17.B" style:family="table-column">
      <style:table-column-properties style:column-width="2.272cm" style:rel-column-width="8757*"/>
    </style:style>
    <style:style style:name="Tabla17.C" style:family="table-column">
      <style:table-column-properties style:column-width="0.806cm" style:rel-column-width="3107*"/>
    </style:style>
    <style:style style:name="Tabla17.D" style:family="table-column">
      <style:table-column-properties style:column-width="0.838cm" style:rel-column-width="3229*"/>
    </style:style>
    <style:style style:name="Tabla17.E" style:family="table-column">
      <style:table-column-properties style:column-width="7.23cm" style:rel-column-width="27868*"/>
    </style:style>
    <style:style style:name="Tabla17.F" style:family="table-column">
      <style:table-column-properties style:column-width="3.688cm" style:rel-column-width="14219*"/>
    </style:style>
    <style:style style:name="Tabla17.1" style:family="table-row">
      <style:table-row-properties style:keep-together="false" fo:keep-together="always"/>
    </style:style>
    <style:style style:name="Tabla17.A1" style:family="table-cell">
      <style:table-cell-properties fo:background-color="#f44029" fo:padding="0.097cm" fo:border="0.002cm solid #000000">
        <style:background-image/>
      </style:table-cell-properties>
    </style:style>
    <style:style style:name="Tabla17.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17.A3" style:family="table-cell">
      <style:table-cell-properties fo:background-color="#fde6d3" fo:padding="0.097cm" fo:border-left="0.002cm solid #000000" fo:border-right="none" fo:border-top="none" fo:border-bottom="0.002cm solid #000000">
        <style:background-image/>
      </style:table-cell-properties>
    </style:style>
    <style:style style:name="Tabla17.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17.A4" style:family="table-cell">
      <style:table-cell-properties fo:background-color="transparent" fo:padding="0.097cm" fo:border-left="0.002cm solid #000000" fo:border-right="none" fo:border-top="none" fo:border-bottom="0.002cm solid #000000">
        <style:background-image/>
      </style:table-cell-properties>
    </style:style>
    <style:style style:name="Tabla17.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17.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8" style:family="table">
      <style:table-properties style:width="17.002cm" fo:margin-left="0cm" fo:margin-right="-0.002cm" table:align="margins"/>
    </style:style>
    <style:style style:name="Tabla18.A" style:family="table-column">
      <style:table-column-properties style:column-width="2.168cm" style:rel-column-width="8355*"/>
    </style:style>
    <style:style style:name="Tabla18.B" style:family="table-column">
      <style:table-column-properties style:column-width="2.272cm" style:rel-column-width="8757*"/>
    </style:style>
    <style:style style:name="Tabla18.C" style:family="table-column">
      <style:table-column-properties style:column-width="0.806cm" style:rel-column-width="3107*"/>
    </style:style>
    <style:style style:name="Tabla18.D" style:family="table-column">
      <style:table-column-properties style:column-width="0.838cm" style:rel-column-width="3229*"/>
    </style:style>
    <style:style style:name="Tabla18.E" style:family="table-column">
      <style:table-column-properties style:column-width="7.23cm" style:rel-column-width="27868*"/>
    </style:style>
    <style:style style:name="Tabla18.F" style:family="table-column">
      <style:table-column-properties style:column-width="3.688cm" style:rel-column-width="14219*"/>
    </style:style>
    <style:style style:name="Tabla18.1" style:family="table-row">
      <style:table-row-properties style:keep-together="false" fo:keep-together="always"/>
    </style:style>
    <style:style style:name="Tabla18.A1" style:family="table-cell">
      <style:table-cell-properties fo:background-color="#f44029" fo:padding="0.097cm" fo:border="0.002cm solid #000000">
        <style:background-image/>
      </style:table-cell-properties>
    </style:style>
    <style:style style:name="Tabla18.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18.A3" style:family="table-cell">
      <style:table-cell-properties fo:background-color="#fde6d3" fo:padding="0.097cm" fo:border-left="0.002cm solid #000000" fo:border-right="none" fo:border-top="none" fo:border-bottom="0.002cm solid #000000">
        <style:background-image/>
      </style:table-cell-properties>
    </style:style>
    <style:style style:name="Tabla18.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18.A4" style:family="table-cell">
      <style:table-cell-properties fo:background-color="transparent" fo:padding="0.097cm" fo:border-left="0.002cm solid #000000" fo:border-right="none" fo:border-top="none" fo:border-bottom="0.002cm solid #000000">
        <style:background-image/>
      </style:table-cell-properties>
    </style:style>
    <style:style style:name="Tabla18.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18.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21" style:family="table">
      <style:table-properties style:width="17.002cm" fo:margin-left="0cm" fo:margin-right="-0.002cm" table:align="margins"/>
    </style:style>
    <style:style style:name="Tabla21.A" style:family="table-column">
      <style:table-column-properties style:column-width="2.321cm" style:rel-column-width="8947*"/>
    </style:style>
    <style:style style:name="Tabla21.B" style:family="table-column">
      <style:table-column-properties style:column-width="2.769cm" style:rel-column-width="10674*"/>
    </style:style>
    <style:style style:name="Tabla21.C" style:family="table-column">
      <style:table-column-properties style:column-width="0.907cm" style:rel-column-width="3494*"/>
    </style:style>
    <style:style style:name="Tabla21.D" style:family="table-column">
      <style:table-column-properties style:column-width="0.857cm" style:rel-column-width="3304*"/>
    </style:style>
    <style:style style:name="Tabla21.E" style:family="table-column">
      <style:table-column-properties style:column-width="6.458cm" style:rel-column-width="24890*"/>
    </style:style>
    <style:style style:name="Tabla21.F" style:family="table-column">
      <style:table-column-properties style:column-width="3.69cm" style:rel-column-width="14226*"/>
    </style:style>
    <style:style style:name="Tabla21.1" style:family="table-row">
      <style:table-row-properties style:keep-together="false" fo:keep-together="always"/>
    </style:style>
    <style:style style:name="Tabla21.A1" style:family="table-cell">
      <style:table-cell-properties fo:background-color="#f44029" fo:padding="0.097cm" fo:border="0.002cm solid #000000">
        <style:background-image/>
      </style:table-cell-properties>
    </style:style>
    <style:style style:name="Tabla21.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21.A3" style:family="table-cell">
      <style:table-cell-properties fo:background-color="#fde6d3" fo:padding="0.097cm" fo:border-left="0.002cm solid #000000" fo:border-right="none" fo:border-top="none" fo:border-bottom="0.002cm solid #000000">
        <style:background-image/>
      </style:table-cell-properties>
    </style:style>
    <style:style style:name="Tabla21.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21.A4" style:family="table-cell">
      <style:table-cell-properties fo:background-color="transparent" fo:padding="0.097cm" fo:border-left="0.002cm solid #000000" fo:border-right="none" fo:border-top="none" fo:border-bottom="0.002cm solid #000000">
        <style:background-image/>
      </style:table-cell-properties>
    </style:style>
    <style:style style:name="Tabla21.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21.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22" style:family="table">
      <style:table-properties style:width="17.002cm" fo:margin-left="0cm" fo:margin-right="-0.002cm" table:align="margins"/>
    </style:style>
    <style:style style:name="Tabla22.A" style:family="table-column">
      <style:table-column-properties style:column-width="2.321cm" style:rel-column-width="8947*"/>
    </style:style>
    <style:style style:name="Tabla22.B" style:family="table-column">
      <style:table-column-properties style:column-width="2.769cm" style:rel-column-width="10674*"/>
    </style:style>
    <style:style style:name="Tabla22.C" style:family="table-column">
      <style:table-column-properties style:column-width="0.907cm" style:rel-column-width="3494*"/>
    </style:style>
    <style:style style:name="Tabla22.D" style:family="table-column">
      <style:table-column-properties style:column-width="0.857cm" style:rel-column-width="3304*"/>
    </style:style>
    <style:style style:name="Tabla22.E" style:family="table-column">
      <style:table-column-properties style:column-width="6.458cm" style:rel-column-width="24890*"/>
    </style:style>
    <style:style style:name="Tabla22.F" style:family="table-column">
      <style:table-column-properties style:column-width="3.69cm" style:rel-column-width="14226*"/>
    </style:style>
    <style:style style:name="Tabla22.1" style:family="table-row">
      <style:table-row-properties style:keep-together="false" fo:keep-together="always"/>
    </style:style>
    <style:style style:name="Tabla22.A1" style:family="table-cell">
      <style:table-cell-properties fo:background-color="#f44029" fo:padding="0.097cm" fo:border="0.002cm solid #000000">
        <style:background-image/>
      </style:table-cell-properties>
    </style:style>
    <style:style style:name="Tabla22.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22.A3" style:family="table-cell">
      <style:table-cell-properties fo:background-color="#fde6d3" fo:padding="0.097cm" fo:border-left="0.002cm solid #000000" fo:border-right="none" fo:border-top="none" fo:border-bottom="0.002cm solid #000000">
        <style:background-image/>
      </style:table-cell-properties>
    </style:style>
    <style:style style:name="Tabla22.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22.A4" style:family="table-cell">
      <style:table-cell-properties fo:background-color="transparent" fo:padding="0.097cm" fo:border-left="0.002cm solid #000000" fo:border-right="none" fo:border-top="none" fo:border-bottom="0.002cm solid #000000">
        <style:background-image/>
      </style:table-cell-properties>
    </style:style>
    <style:style style:name="Tabla22.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22.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23" style:family="table">
      <style:table-properties style:width="17.002cm" fo:margin-left="0cm" fo:margin-right="-0.002cm" table:align="margins"/>
    </style:style>
    <style:style style:name="Tabla23.A" style:family="table-column">
      <style:table-column-properties style:column-width="2.321cm" style:rel-column-width="8947*"/>
    </style:style>
    <style:style style:name="Tabla23.B" style:family="table-column">
      <style:table-column-properties style:column-width="2.769cm" style:rel-column-width="10674*"/>
    </style:style>
    <style:style style:name="Tabla23.C" style:family="table-column">
      <style:table-column-properties style:column-width="0.907cm" style:rel-column-width="3494*"/>
    </style:style>
    <style:style style:name="Tabla23.D" style:family="table-column">
      <style:table-column-properties style:column-width="0.857cm" style:rel-column-width="3304*"/>
    </style:style>
    <style:style style:name="Tabla23.E" style:family="table-column">
      <style:table-column-properties style:column-width="6.458cm" style:rel-column-width="24890*"/>
    </style:style>
    <style:style style:name="Tabla23.F" style:family="table-column">
      <style:table-column-properties style:column-width="3.69cm" style:rel-column-width="14226*"/>
    </style:style>
    <style:style style:name="Tabla23.1" style:family="table-row">
      <style:table-row-properties style:keep-together="false" fo:keep-together="always"/>
    </style:style>
    <style:style style:name="Tabla23.A1" style:family="table-cell">
      <style:table-cell-properties fo:background-color="#f44029" fo:padding="0.097cm" fo:border="0.002cm solid #000000">
        <style:background-image/>
      </style:table-cell-properties>
    </style:style>
    <style:style style:name="Tabla23.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23.A3" style:family="table-cell">
      <style:table-cell-properties fo:background-color="#fde6d3" fo:padding="0.097cm" fo:border-left="0.002cm solid #000000" fo:border-right="none" fo:border-top="none" fo:border-bottom="0.002cm solid #000000">
        <style:background-image/>
      </style:table-cell-properties>
    </style:style>
    <style:style style:name="Tabla23.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23.A4" style:family="table-cell">
      <style:table-cell-properties fo:background-color="transparent" fo:padding="0.097cm" fo:border-left="0.002cm solid #000000" fo:border-right="none" fo:border-top="none" fo:border-bottom="0.002cm solid #000000">
        <style:background-image/>
      </style:table-cell-properties>
    </style:style>
    <style:style style:name="Tabla23.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23.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24" style:family="table">
      <style:table-properties style:width="17.002cm" fo:margin-left="0cm" fo:margin-right="-0.002cm" table:align="margins"/>
    </style:style>
    <style:style style:name="Tabla24.A" style:family="table-column">
      <style:table-column-properties style:column-width="2.168cm" style:rel-column-width="8355*"/>
    </style:style>
    <style:style style:name="Tabla24.B" style:family="table-column">
      <style:table-column-properties style:column-width="2.272cm" style:rel-column-width="8757*"/>
    </style:style>
    <style:style style:name="Tabla24.C" style:family="table-column">
      <style:table-column-properties style:column-width="0.806cm" style:rel-column-width="3107*"/>
    </style:style>
    <style:style style:name="Tabla24.D" style:family="table-column">
      <style:table-column-properties style:column-width="0.838cm" style:rel-column-width="3229*"/>
    </style:style>
    <style:style style:name="Tabla24.E" style:family="table-column">
      <style:table-column-properties style:column-width="7.23cm" style:rel-column-width="27868*"/>
    </style:style>
    <style:style style:name="Tabla24.F" style:family="table-column">
      <style:table-column-properties style:column-width="3.688cm" style:rel-column-width="14219*"/>
    </style:style>
    <style:style style:name="Tabla24.1" style:family="table-row">
      <style:table-row-properties style:keep-together="false" fo:keep-together="always"/>
    </style:style>
    <style:style style:name="Tabla24.A1" style:family="table-cell">
      <style:table-cell-properties fo:background-color="#f44029" fo:padding="0.097cm" fo:border="0.002cm solid #000000">
        <style:background-image/>
      </style:table-cell-properties>
    </style:style>
    <style:style style:name="Tabla24.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24.A3" style:family="table-cell">
      <style:table-cell-properties fo:background-color="#fde6d3" fo:padding="0.097cm" fo:border-left="0.002cm solid #000000" fo:border-right="none" fo:border-top="none" fo:border-bottom="0.002cm solid #000000">
        <style:background-image/>
      </style:table-cell-properties>
    </style:style>
    <style:style style:name="Tabla24.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24.A4" style:family="table-cell">
      <style:table-cell-properties fo:background-color="transparent" fo:padding="0.097cm" fo:border-left="0.002cm solid #000000" fo:border-right="none" fo:border-top="none" fo:border-bottom="0.002cm solid #000000">
        <style:background-image/>
      </style:table-cell-properties>
    </style:style>
    <style:style style:name="Tabla24.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24.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P1" style:family="paragraph" style:parent-style-name="Standard">
      <style:text-properties fo:color="#ffffff" fo:font-weight="bold" style:font-weight-asian="bold" style:font-weight-complex="bold"/>
    </style:style>
    <style:style style:name="P2" style:family="paragraph" style:parent-style-name="Standard">
      <style:paragraph-properties fo:text-align="center" style:justify-single-word="false"/>
    </style:style>
    <style:style style:name="P3" style:family="paragraph" style:parent-style-name="Standard">
      <style:text-properties fo:font-size="9pt" style:font-size-asian="9pt" style:font-size-complex="9pt"/>
    </style:style>
    <style:style style:name="P4" style:family="paragraph" style:parent-style-name="Standard">
      <style:paragraph-properties fo:text-align="start" style:justify-single-word="false"/>
      <style:text-properties fo:font-size="9pt" style:font-size-asian="9pt" style:font-size-complex="9pt"/>
    </style:style>
    <style:style style:name="P5" style:family="paragraph" style:parent-style-name="Standard">
      <style:paragraph-properties fo:text-align="start" style:justify-single-word="false"/>
      <style:text-properties fo:font-size="9pt" fo:background-color="transparent" style:font-size-asian="9pt" style:font-size-complex="9pt"/>
    </style:style>
    <style:style style:name="P6" style:family="paragraph" style:parent-style-name="Standard">
      <style:paragraph-properties fo:background-color="transparent">
        <style:background-image/>
      </style:paragraph-properties>
    </style:style>
    <style:style style:name="P7" style:family="paragraph" style:parent-style-name="Standard">
      <style:paragraph-properties fo:background-color="transparent">
        <style:background-image/>
      </style:paragraph-properties>
      <style:text-properties fo:font-size="9pt" style:font-size-asian="9pt" style:font-size-complex="9pt"/>
    </style:style>
    <style:style style:name="P8" style:family="paragraph" style:parent-style-name="Standard">
      <style:paragraph-properties fo:text-align="start" style:justify-single-word="false" fo:background-color="transparent">
        <style:background-image/>
      </style:paragraph-properties>
      <style:text-properties fo:font-size="9pt" style:font-size-asian="9pt" style:font-size-complex="9pt"/>
    </style:style>
    <style:style style:name="P9" style:family="paragraph" style:parent-style-name="Standard">
      <style:paragraph-properties fo:text-align="start" style:justify-single-word="false" fo:background-color="transparent">
        <style:background-image/>
      </style:paragraph-properties>
      <style:text-properties fo:font-size="9pt" fo:background-color="transparent" style:font-size-asian="9pt" style:font-size-complex="9pt"/>
    </style:style>
    <style:style style:name="P10" style:family="paragraph" style:parent-style-name="Standard">
      <style:paragraph-properties fo:background-color="transparent">
        <style:background-image/>
      </style:paragraph-properties>
      <style:text-properties fo:background-color="transparent"/>
    </style:style>
    <style:style style:name="P11" style:family="paragraph" style:parent-style-name="Table_20_Contents">
      <style:paragraph-properties fo:text-align="start" style:justify-single-word="false" fo:background-color="transparent">
        <style:background-image/>
      </style:paragraph-properties>
      <style:text-properties fo:font-size="9pt" style:font-size-asian="9pt" style:font-size-complex="9pt"/>
    </style:style>
    <style:style style:name="P12" style:family="paragraph" style:parent-style-name="Table_20_Contents">
      <style:paragraph-properties fo:text-align="start" style:justify-single-word="false" fo:background-color="transparent">
        <style:background-image/>
      </style:paragraph-properties>
      <style:text-properties fo:font-size="9pt" fo:background-color="transparent" style:font-size-asian="9pt" style:font-size-complex="9pt"/>
    </style:style>
    <style:style style:name="P13" style:family="paragraph" style:parent-style-name="Table_20_Contents">
      <style:text-properties style:use-window-font-color="true"/>
    </style:style>
    <style:style style:name="P14" style:family="paragraph" style:parent-style-name="Table_20_Contents">
      <style:paragraph-properties fo:text-align="center" style:justify-single-word="false"/>
      <style:text-properties style:use-window-font-color="true" fo:font-weight="bold" style:font-weight-asian="bold" style:font-weight-complex="bold"/>
    </style:style>
    <style:style style:name="P15" style:family="paragraph" style:parent-style-name="Table_20_Contents">
      <style:paragraph-properties fo:text-align="start" style:justify-single-word="false"/>
      <style:text-properties style:use-window-font-color="true" fo:font-size="9pt" style:font-size-asian="9pt" style:font-size-complex="9pt"/>
    </style:style>
    <style:style style:name="P16" style:family="paragraph" style:parent-style-name="Table_20_Contents">
      <style:paragraph-properties fo:text-align="start" style:justify-single-word="false"/>
      <style:text-properties style:use-window-font-color="true" fo:font-size="9pt" fo:background-color="transparent" style:font-size-asian="9pt" style:font-size-complex="9pt"/>
    </style:style>
    <style:style style:name="P17" style:family="paragraph" style:parent-style-name="Table_20_Contents">
      <style:paragraph-properties fo:text-align="center" style:justify-single-word="false"/>
      <style:text-properties fo:color="#ffffff" fo:font-weight="bold" style:font-weight-asian="bold" style:font-weight-complex="bold"/>
    </style:style>
    <style:style style:name="P18" style:family="paragraph" style:parent-style-name="Table_20_Contents">
      <style:paragraph-properties fo:text-align="center" style:justify-single-word="false"/>
    </style:style>
    <style:style style:name="P19" style:family="paragraph" style:parent-style-name="Table_20_Contents">
      <style:text-properties fo:font-size="9pt" style:font-size-asian="9pt" style:font-size-complex="9pt"/>
    </style:style>
    <style:style style:name="P20" style:family="paragraph" style:parent-style-name="Table_20_Contents">
      <style:paragraph-properties fo:text-align="start" style:justify-single-word="false"/>
      <style:text-properties fo:font-size="9pt" style:font-size-asian="9pt" style:font-size-complex="9pt"/>
    </style:style>
    <style:style style:name="P21" style:family="paragraph" style:parent-style-name="Table_20_Contents">
      <style:paragraph-properties fo:text-align="center" style:justify-single-word="false"/>
      <style:text-properties fo:font-size="9pt" style:font-size-asian="9pt" style:font-size-complex="9pt"/>
    </style:style>
    <style:style style:name="P22" style:family="paragraph" style:parent-style-name="Table_20_Contents">
      <style:paragraph-properties fo:text-align="start" style:justify-single-word="false"/>
      <style:text-properties fo:font-size="9pt" fo:background-color="transparent" style:font-size-asian="9pt" style:font-size-complex="9pt"/>
    </style:style>
    <style:style style:name="P23" style:family="paragraph" style:parent-style-name="Table_20_Contents">
      <style:paragraph-properties fo:text-align="center" style:justify-single-word="false"/>
      <style:text-properties fo:font-size="9pt" fo:background-color="transparent" style:font-size-asian="9pt" style:font-size-complex="9pt"/>
    </style:style>
    <style:style style:name="P24" style:family="paragraph" style:parent-style-name="Table_20_Contents">
      <style:paragraph-properties fo:text-align="start" style:justify-single-word="false"/>
      <style:text-properties fo:color="#3deb3d" fo:font-size="9pt" style:font-size-asian="9pt" style:font-size-complex="9pt"/>
    </style:style>
    <style:style style:name="P25" style:family="paragraph" style:parent-style-name="Text_20_body">
      <style:text-properties style:font-name="Courier New" fo:font-size="10pt" style:font-name-asian="Microsoft YaHei" style:font-size-asian="10pt" style:font-name-complex="Mangal" style:font-size-complex="10pt"/>
    </style:style>
    <style:style style:name="P26" style:family="paragraph" style:parent-style-name="Text_20_body">
      <style:text-properties style:font-name="Courier New" fo:font-size="10pt" style:font-size-asian="10pt" style:font-size-complex="10pt"/>
    </style:style>
    <style:style style:name="P27" style:family="paragraph" style:parent-style-name="Contents_20_1">
      <style:paragraph-properties>
        <style:tab-stops>
          <style:tab-stop style:position="17cm" style:type="right" style:leader-style="dotted" style:leader-text="."/>
        </style:tab-stops>
      </style:paragraph-properties>
    </style:style>
    <style:style style:name="P28" style:family="paragraph" style:parent-style-name="Contents_20_2">
      <style:paragraph-properties>
        <style:tab-stops>
          <style:tab-stop style:position="16.501cm" style:type="right" style:leader-style="dotted" style:leader-text="."/>
        </style:tab-stops>
      </style:paragraph-properties>
    </style:style>
    <style:style style:name="P29" style:family="paragraph" style:parent-style-name="Standard" style:list-style-name="L1"/>
    <style:style style:name="P30" style:family="paragraph" style:parent-style-name="Standard" style:list-style-name="L2"/>
    <style:style style:name="P31" style:family="paragraph" style:parent-style-name="Standard" style:list-style-name="L3"/>
    <style:style style:name="P32" style:family="paragraph" style:parent-style-name="Standard" style:list-style-name="L4"/>
    <style:style style:name="P33" style:family="paragraph" style:parent-style-name="Standard" style:list-style-name="L5"/>
    <style:style style:name="P34" style:family="paragraph" style:parent-style-name="Standard" style:list-style-name="L6"/>
    <style:style style:name="P35" style:family="paragraph" style:parent-style-name="Table_20_Contents" style:list-style-name="L7"/>
    <style:style style:name="P36" style:family="paragraph" style:parent-style-name="Table_20_Contents" style:list-style-name="L8"/>
    <style:style style:name="P37" style:family="paragraph" style:parent-style-name="Heading_20_1">
      <style:paragraph-properties fo:margin-top="0.423cm" fo:margin-bottom="0.212cm" fo:keep-with-next="always"/>
      <style:text-properties style:font-name="Arial" style:font-name-asian="Microsoft YaHei" style:font-name-complex="Mangal"/>
    </style:style>
    <style:style style:name="P38" style:family="paragraph" style:parent-style-name="Heading_20_2">
      <style:text-properties style:font-name="Arial" style:font-name-asian="Microsoft YaHei" style:font-name-complex="Mangal"/>
    </style:style>
    <style:style style:name="P39" style:family="paragraph" style:parent-style-name="Heading_20_2">
      <style:text-properties style:font-name-asian="Microsoft YaHei" style:font-name-complex="Mangal"/>
    </style:style>
    <style:style style:name="P40" style:family="paragraph" style:parent-style-name="Text_20_body" style:list-style-name="L9"/>
    <style:style style:name="P41" style:family="paragraph" style:parent-style-name="Text_20_body" style:list-style-name="L9">
      <style:text-properties style:text-underline-style="none"/>
    </style:style>
    <style:style style:name="P4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use-window-font-color="true" fo:font-weight="bold" style:font-weight-asian="bold" style:font-weight-complex="bold"/>
    </style:style>
    <style:style style:name="T2" style:family="text">
      <style:text-properties fo:font-weight="bold" style:font-weight-asian="bold" style:font-weight-complex="bold"/>
    </style:style>
    <style:style style:name="T3" style:family="text">
      <style:text-properties style:use-window-font-color="true" style:text-outline="false" style:text-line-through-style="none" style:text-position="0% 100%" style:font-name="Segoe UI" fo:font-size="10pt" fo:letter-spacing="normal" fo:language="ca" fo:country="E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Índice de contenido1">
        <text:table-of-content-source text:outline-level="10">
          <text:index-title-template text:style-name="Contents_20_Heading">Index de Contingu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s</text:p>
          </text:index-title>
          <text:p text:style-name="P27">REGWEB<text:tab/>1</text:p>
          <text:p text:style-name="P28">Estàndard SICRES3.<text:tab/>1</text:p>
          <text:p text:style-name="P28">Camps no inclosos a SICRES3<text:tab/>6</text:p>
          <text:p text:style-name="P27">Models de dades<text:tab/>7</text:p>
          <text:p text:style-name="P28">Assentament entrada (RegistroEntradaWs)<text:tab/>7</text:p>
          <text:p text:style-name="P28">Assentament de Sortida (RegistroSalidaWs)<text:tab/>10</text:p>
          <text:p text:style-name="P28">Assumpte (TipoAsuntoWs)<text:tab/>10</text:p>
          <text:p text:style-name="P28">Codi Assumpte (CodigoAsuntoWs)<text:tab/>10</text:p>
          <text:p text:style-name="P28">Persona <text:s/>(PersonaWs)<text:tab/>10</text:p>
          <text:p text:style-name="P27">Operacions<text:tab/>11</text:p>
          <text:p text:style-name="P28">Operació altaRegistroEntrada<text:tab/>11</text:p>
          <text:p text:style-name="P28">Operació anularRegistroEntrada<text:tab/>12</text:p>
          <text:p text:style-name="P28">Operació tramitarRegistroEntrada<text:tab/>12</text:p>
          <text:p text:style-name="P28">Operació obtenerRegistroEntrada<text:tab/>12</text:p>
          <text:p text:style-name="P28">Operació obtenerRegistroEntradaID<text:tab/>13</text:p>
          <text:p text:style-name="P28">Operació altaRegistroSalida<text:tab/>13</text:p>
          <text:p text:style-name="P28">Operació anularRegistroSalida<text:tab/>13</text:p>
          <text:p text:style-name="P28">Operació obtenerRegistroSalida<text:tab/>14</text:p>
          <text:p text:style-name="P28">Operació obtenerRegistroSalidaID<text:tab/>14</text:p>
          <text:p text:style-name="P28">Operació listarTipoAsunto<text:tab/>14</text:p>
          <text:p text:style-name="P28">Operació listarCodigoAsunto<text:tab/>15</text:p>
          <text:p text:style-name="P28">Operació listarLibros<text:tab/>15</text:p>
          <text:p text:style-name="P28">Operació listarOrganismos<text:tab/>15</text:p>
          <text:p text:style-name="P28">Operació crearPersona<text:tab/>15</text:p>
          <text:p text:style-name="P28">Operació borrarPersona<text:tab/>16</text:p>
          <text:p text:style-name="P28">Operació actualizarPersona<text:tab/>16</text:p>
          <text:p text:style-name="P28">Operació listarPersonas<text:tab/>16</text:p>
          <text:p text:style-name="P27">Wsdl<text:tab/>16</text:p>
          <text:p text:style-name="P28">Assentament Entrada<text:tab/>16</text:p>
          <text:p text:style-name="P28">Assentament Sortida<text:tab/>28</text:p>
          <text:p text:style-name="P28">Info<text:tab/>38</text:p>
          <text:p text:style-name="P28">Persona<text:tab/>46</text:p>
        </text:index-body>
      </text:table-of-content>
      <text:h text:style-name="Heading_20_1" text:outline-level="1">REGWEB</text:h>
      <text:p text:style-name="Text_20_body">L'aplicació REGWEB versió 3 compleix l'estàndard SICRES3. Per tant gestiona tot el model de dades que es defineix a aquest estàndard. A més a més gestiona altres dades que no estan incloses a dins l'estàndard SICRES3 però que són necessàries pel seu funcionament.</text:p>
      <text:h text:style-name="Heading_20_2" text:outline-level="2">Estàndard SICRES3.</text:h>
      <text:p text:style-name="Text_20_body">La Norma Tècnica d'Interoperabilitat de model de dades per a l'intercanvi d'assentaments entre les entitats registrals<text:note text:id="ftn1" text:note-class="footnote"><text:note-citation>1</text:note-citation><text:note-body><text:p text:style-name="Footnote"><text:a xlink:type="simple" xlink:href="http://administracionelectronica.gob.es/ctt/sicres" text:style-name="Internet_20_link" text:visited-style-name="Visited_20_Internet_20_Link">http://administracionelectronica.gob.es/ctt/sicres</text:a></text:p></text:note-body></text:note> defineix el model de dades que ha de tenir un assentament registral alhora d'intercanviar-ho entre les diferents entitats registrals.</text:p>
      <text:p text:style-name="Text_20_body">Aquest model de dades està basat en 7 segments, on cada segment té un conjunt de dades.</text:p>
      <text:p text:style-name="Text_20_body">Cal tenir en compte que l'aplicació REGWEB, com no pot ser d'altra manera, implementa aquest model alhora de fer intercanvi d'assentaments registrals entre entitats registrals. Ara bé internament no sempre segueix el model d'intercanvi i en determinats aspectes inclús amplia el nombre de dades <text:soft-page-break/>a guardar.</text:p>
      <text:p text:style-name="Text_20_body">A continuació es mostra per a cada camp de l'estàndard SICRES3 com es relaciona amb la interfície de serveis web, per tal de que els integradors puguin comprendre la relació entre la interfície de serveis web que ofereix el REGWEB amb els camps del model SICRES3.</text:p>
      <text:p text:style-name="Text_20_body">El format establert és el següent</text:p>
      <table:table table:name="Tabla2" table:style-name="Tabla2">
        <table:table-column table:style-name="Tabla2.A"/>
        <table:table-column table:style-name="Tabla2.B"/>
        <table:table-column table:style-name="Tabla2.C"/>
        <table:table-column table:style-name="Tabla2.D"/>
        <table:table-column table:style-name="Tabla2.E"/>
        <table:table-row table:style-name="Tabla2.1">
          <table:table-cell table:style-name="Tabla2.A1" office:value-type="string">
            <text:p text:style-name="P13">Cardinalitat</text:p>
          </table:table-cell>
          <table:table-cell table:style-name="Tabla2.B1" table:number-columns-spanned="4" office:value-type="string">
            <text:p text:style-name="P13">Segment</text:p>
          </table:table-cell>
          <table:covered-table-cell/>
          <table:covered-table-cell/>
          <table:covered-table-cell/>
        </table:table-row>
        <table:table-row table:style-name="Tabla2.1">
          <table:table-cell table:style-name="Tabla2.A2" office:value-type="string">
            <text:p text:style-name="Table_20_Contents"/>
          </table:table-cell>
          <table:table-cell table:style-name="Tabla2.A2" office:value-type="string">
            <text:p text:style-name="Table_20_Contents">Cardinalitat</text:p>
          </table:table-cell>
          <table:table-cell table:style-name="Tabla2.A2" office:value-type="string">
            <text:p text:style-name="Table_20_Contents">Nom del camp</text:p>
          </table:table-cell>
          <table:table-cell table:style-name="Tabla2.A2" office:value-type="string">
            <text:p text:style-name="Table_20_Contents">Descripció</text:p>
          </table:table-cell>
          <table:table-cell table:style-name="Tabla2.E2" office:value-type="string">
            <text:p text:style-name="Table_20_Contents">WS exposa o no el camp</text:p>
          </table:table-cell>
        </table:table-row>
      </table:table>
      <text:p text:style-name="Text_20_body"/>
      <table:table table:name="Tabla1" table:style-name="Tabla1">
        <table:table-column table:style-name="Tabla1.A"/>
        <table:table-column table:style-name="Tabla1.B"/>
        <table:table-column table:style-name="Tabla1.C"/>
        <table:table-column table:style-name="Tabla1.D"/>
        <table:table-column table:style-name="Tabla1.E"/>
        <table:table-row>
          <table:table-cell table:style-name="Tabla1.A1" table:number-columns-spanned="5" office:value-type="string">
            <text:p text:style-name="P1">Assentament Registral</text:p>
          </table:table-cell>
          <table:covered-table-cell/>
          <table:covered-table-cell/>
          <table:covered-table-cell/>
          <table:covered-table-cell/>
        </table:table-row>
        <table:table-row>
          <table:table-cell table:style-name="Tabla1.A2" office:value-type="float" office:value="1">
            <text:p text:style-name="Standard">1</text:p>
          </table:table-cell>
          <table:table-cell table:style-name="Tabla1.B2" table:number-columns-spanned="4" office:value-type="string">
            <text:p text:style-name="Standard">Origen</text:p>
          </table:table-cell>
          <table:covered-table-cell/>
          <table:covered-table-cell/>
          <table:covered-table-cell/>
        </table:table-row>
        <table:table-row>
          <table:table-cell table:style-name="Tabla1.A3" table:number-rows-spanned="7">
            <text:p text:style-name="Standard"/>
          </table:table-cell>
          <table:table-cell table:style-name="Tabla1.A3" office:value-type="float" office:value="1">
            <text:p text:style-name="Standard">1</text:p>
          </table:table-cell>
          <table:table-cell table:style-name="Tabla1.C3" office:value-type="string">
            <text:p text:style-name="Standard">Codi oficina</text:p>
          </table:table-cell>
          <table:table-cell table:style-name="Tabla1.C3" office:value-type="string">
            <text:p text:style-name="Standard">Oficina on es fa l'assentament sigui d'entrada o de sortida. La oficina ha d'estar en estat vigent.</text:p>
          </table:table-cell>
          <table:table-cell table:style-name="Tabla1.E3" office:value-type="string">
            <text:p text:style-name="P6">Sí</text:p>
          </table:table-cell>
        </table:table-row>
        <table:table-row>
          <table:covered-table-cell/>
          <table:table-cell table:style-name="Tabla1.C3" office:value-type="string">
            <text:p text:style-name="Standard">0..1</text:p>
          </table:table-cell>
          <table:table-cell table:style-name="Tabla1.C3" office:value-type="string">
            <text:p text:style-name="Standard">Des. oficina</text:p>
          </table:table-cell>
          <table:table-cell table:style-name="Tabla1.C3" office:value-type="string">
            <text:p text:style-name="Standard">La descodificació de l'oficina s'obté a partir del codi.</text:p>
          </table:table-cell>
          <table:table-cell table:style-name="Tabla1.E3" office:value-type="string">
            <text:p text:style-name="Standard">No</text:p>
          </table:table-cell>
        </table:table-row>
        <table:table-row>
          <table:covered-table-cell/>
          <table:table-cell table:style-name="Tabla1.A3" office:value-type="float" office:value="1">
            <text:p text:style-name="Standard">1</text:p>
          </table:table-cell>
          <table:table-cell table:style-name="Tabla1.C3" office:value-type="string">
            <text:p text:style-name="Standard">Número registre entrada</text:p>
          </table:table-cell>
          <table:table-cell table:style-name="Tabla1.C3" office:value-type="string">
            <text:p text:style-name="Standard">El número de registre s'obté un cop fet l'assentament. Es retornarà a la resposta. S'exposa per a les modificacions, en els cas d'insercions es deixarà buit.</text:p>
          </table:table-cell>
          <table:table-cell table:style-name="Tabla1.E3" office:value-type="string">
            <text:p text:style-name="Standard">Sí</text:p>
          </table:table-cell>
        </table:table-row>
        <table:table-row>
          <table:covered-table-cell/>
          <table:table-cell table:style-name="Tabla1.A3" office:value-type="float" office:value="1">
            <text:p text:style-name="Standard">1</text:p>
          </table:table-cell>
          <table:table-cell table:style-name="Tabla1.C3" office:value-type="string">
            <text:p text:style-name="Standard">Data i hora</text:p>
          </table:table-cell>
          <table:table-cell table:style-name="Tabla1.C3" office:value-type="string">
            <text:p text:style-name="Standard">La data i l'hora s'obtenen un cop fet l'assentament. </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Timestamp</text:p>
          </table:table-cell>
          <table:table-cell table:style-name="Tabla1.C3" office:value-type="string">
            <text:p text:style-name="Standard">Es calcula automàticament. Actualment no s'empra.</text:p>
          </table:table-cell>
          <table:table-cell table:style-name="Tabla1.E3" office:value-type="string">
            <text:p text:style-name="Standard">No</text:p>
          </table:table-cell>
        </table:table-row>
        <table:table-row>
          <table:covered-table-cell/>
          <table:table-cell table:style-name="Tabla1.C3" office:value-type="string">
            <text:p text:style-name="Standard">0..1</text:p>
          </table:table-cell>
          <table:table-cell table:style-name="Tabla1.C3" office:value-type="string">
            <text:p text:style-name="Standard">Codi unitat origen</text:p>
          </table:table-cell>
          <table:table-cell table:style-name="Tabla1.C3" office:value-type="string">
            <text:p text:style-name="Standard">Codi DIR3 de la unitat que origina el document. Només té sentit en el cas de registres de sortida, que serà obligatori. Ha de ser una unitat vigent. En cas de que s'invoqui un codi d'una unitat extingida el sistema retornarà un error.</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Des. unitat origen</text:p>
          </table:table-cell>
          <table:table-cell table:style-name="Tabla1.C3" office:value-type="string">
            <text:p text:style-name="Standard">La descodificació de la unitat origen s'obté a partir del codi.</text:p>
          </table:table-cell>
          <table:table-cell table:style-name="Tabla1.E3" office:value-type="string">
            <text:p text:style-name="Standard">No</text:p>
          </table:table-cell>
        </table:table-row>
        <table:table-row>
          <table:table-cell table:style-name="Tabla1.A2" office:value-type="float" office:value="1">
            <text:p text:style-name="Standard">1</text:p>
          </table:table-cell>
          <table:table-cell table:style-name="Tabla1.B2" table:number-columns-spanned="4" office:value-type="string">
            <text:p text:style-name="Standard">Destí</text:p>
          </table:table-cell>
          <table:covered-table-cell/>
          <table:covered-table-cell/>
          <table:covered-table-cell/>
        </table:table-row>
        <table:table-row>
          <table:table-cell table:style-name="Tabla1.A3" table:number-rows-spanned="4">
            <text:p text:style-name="Standard"/>
          </table:table-cell>
          <table:table-cell table:style-name="Tabla1.A3" office:value-type="float" office:value="1">
            <text:p text:style-name="Standard">1</text:p>
          </table:table-cell>
          <table:table-cell table:style-name="Tabla1.C3" office:value-type="string">
            <text:p text:style-name="Standard">Codi oficina</text:p>
          </table:table-cell>
          <table:table-cell table:style-name="Tabla1.C3" office:value-type="string">
            <text:p text:style-name="Standard">No aplica a la capa de serveis web. La capa de serveis web no s'empra per fer enviaments entre oficines</text:p>
          </table:table-cell>
          <table:table-cell table:style-name="Tabla1.E3" office:value-type="string">
            <text:p text:style-name="Standard">No</text:p>
          </table:table-cell>
        </table:table-row>
        <table:table-row>
          <table:covered-table-cell/>
          <table:table-cell table:style-name="Tabla1.C3" office:value-type="string">
            <text:p text:style-name="Standard">0..1</text:p>
          </table:table-cell>
          <table:table-cell table:style-name="Tabla1.C3" office:value-type="string">
            <text:p text:style-name="Standard">Des. oficina</text:p>
          </table:table-cell>
          <table:table-cell table:style-name="Tabla1.C3" office:value-type="string">
            <text:p text:style-name="Standard">Descodificació de l'oficina destí. Ídem.</text:p>
          </table:table-cell>
          <table:table-cell table:style-name="Tabla1.E3" office:value-type="string">
            <text:p text:style-name="Standard">No</text:p>
          </table:table-cell>
        </table:table-row>
        <table:table-row>
          <table:covered-table-cell/>
          <table:table-cell table:style-name="Tabla1.C3" office:value-type="string">
            <text:p text:style-name="Standard">0..1</text:p>
          </table:table-cell>
          <table:table-cell table:style-name="Tabla1.C3" office:value-type="string">
            <text:p text:style-name="Standard">Codi unitat destí</text:p>
          </table:table-cell>
          <table:table-cell table:style-name="Tabla1.C3" office:value-type="string">
            <text:p text:style-name="Standard">Codi DIR3 de la unitat destinatària de l'assentament. Només té sentit en els registres d'entrada, que serà obligatori. Ha de ser vigent. En cas de que s'invoqui un codi d'una unitat extingida el sistema retornarà un error</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Descodificació unitat </text:p>
          </table:table-cell>
          <table:table-cell table:style-name="Tabla1.C3" office:value-type="string">
            <text:p text:style-name="Standard">La descodificació de la unitat s'obté a partir del codi.</text:p>
          </table:table-cell>
          <table:table-cell table:style-name="Tabla1.E3" office:value-type="string">
            <text:p text:style-name="Standard">No</text:p>
          </table:table-cell>
        </table:table-row>
        <table:table-row>
          <table:table-cell table:style-name="Tabla1.A15" office:value-type="string">
            <text:p text:style-name="Standard">1..n</text:p>
          </table:table-cell>
          <table:table-cell table:style-name="Tabla1.B2" table:number-columns-spanned="4" office:value-type="string">
            <text:p text:style-name="Standard">Interessat</text:p>
          </table:table-cell>
          <table:covered-table-cell/>
          <table:covered-table-cell/>
          <table:covered-table-cell/>
        </table:table-row>
        <table:table-row>
          <table:table-cell table:style-name="Tabla1.A16" table:number-rows-spanned="15" office:value-type="string">
            <text:p text:style-name="P2">I</text:p>
            <text:p text:style-name="P2">N</text:p>
            <text:p text:style-name="P2">T</text:p>
            <text:p text:style-name="P2">E</text:p>
            <text:p text:style-name="P2">R</text:p>
            <text:p text:style-name="P2">E</text:p>
            <text:p text:style-name="P2">S</text:p>
            <text:p text:style-name="P2">S</text:p>
            <text:p text:style-name="P2"><text:soft-page-break/>A</text:p>
            <text:p text:style-name="P2">T</text:p>
          </table:table-cell>
          <table:table-cell table:style-name="Tabla1.C3" office:value-type="string">
            <text:p text:style-name="Standard">0..1</text:p>
          </table:table-cell>
          <table:table-cell table:style-name="Tabla1.C3" office:value-type="string">
            <text:p text:style-name="Standard">Tipus documento</text:p>
          </table:table-cell>
          <table:table-cell table:style-name="Tabla1.C3" office:value-type="string">
            <text:p text:style-name="Standard">S'especifica el tipus de document de l'interessat. Els codis són els indicats a la NTI SICRES3:</text:p>
            <text:list xml:id="list5845524598446970311" text:style-name="L1">
              <text:list-item>
                <text:p text:style-name="P29">'N' = NIF</text:p>
              </text:list-item>
              <text:list-item>
                <text:p text:style-name="P29">'C' = CIF</text:p>
              </text:list-item>
              <text:list-item>
                <text:p text:style-name="P29">'P' = Passaport</text:p>
              </text:list-item>
              <text:list-item>
                <text:p text:style-name="P29">'E' = Document d'identificació d'estrangers</text:p>
              </text:list-item>
              <text:list-item>
                <text:p text:style-name="P29">'X' = Altres persones físiques</text:p>
              </text:list-item>
              <text:list-item>
                <text:p text:style-name="P29">'O' = Codi d'origen (Codi DIR3 si és administració)</text:p>
              </text:list-item>
            </text:list>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Doc. identificació</text:p>
          </table:table-cell>
          <table:table-cell table:style-name="Tabla1.C3" office:value-type="string">
            <text:p text:style-name="Standard">S'especifica el document de l'interessat. En cas de ser una administració tendrà el codi DIR3.</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Raó social</text:p>
          </table:table-cell>
          <table:table-cell table:style-name="Tabla1.C3" office:value-type="string">
            <text:p text:style-name="Standard">En cas de ser una persona jurídica s'especifica la raó social de l'interessat. En cas de ser una administració tendrà la descodificació de DIR3. Obligatori si persona jurídica.</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Nom</text:p>
          </table:table-cell>
          <table:table-cell table:style-name="Tabla1.C3" office:value-type="string">
            <text:p text:style-name="Standard">Nom de l'interessat si és persona física. Obligatori si persona física</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Llinatge 1</text:p>
          </table:table-cell>
          <table:table-cell table:style-name="Tabla1.C3" office:value-type="string">
            <text:p text:style-name="Standard">Primer llinatge de l'interessat si és persona física. Obligatori si persona física.</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Llinatge 2</text:p>
          </table:table-cell>
          <table:table-cell table:style-name="Tabla1.C3" office:value-type="string">
            <text:p text:style-name="Standard">Segon llinatge de l'interessat si és persona física.</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País</text:p>
          </table:table-cell>
          <table:table-cell table:style-name="Tabla1.C3" office:value-type="string">
            <text:p text:style-name="Standard">Codi del país de l'interessat. DIR3 proveirà el servei de codis. Obligatori si canal preferent és adreça postal (01).</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Província</text:p>
          </table:table-cell>
          <table:table-cell table:style-name="Tabla1.C3" office:value-type="string">
            <text:p text:style-name="Standard">Codi de la província de l'interessat. DIR3 proveirà el servei de codis. Obligatori si codi país es Espanya (0724) i no informat codi postal.</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Municipi</text:p>
          </table:table-cell>
          <table:table-cell table:style-name="Tabla1.C3" office:value-type="string">
            <text:p text:style-name="Standard">Codi del municipi de l'interessat. DIR3 proveirà el servei de codis. Obligatori si codi país es Espanya (0724) i no informat codi postal.</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Adreça</text:p>
          </table:table-cell>
          <table:table-cell table:style-name="Tabla1.C3" office:value-type="string">
            <text:p text:style-name="Standard">Adreça de l'interessat. Obligatori si canal preferent és adreça postal (01)</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Codi Postal</text:p>
          </table:table-cell>
          <table:table-cell table:style-name="Tabla1.C3" office:value-type="string">
            <text:p text:style-name="Standard">Codi postal de l'interessat. Obligatori si codi país es Espanya (0724) i no informat província i municipi.</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E-mail</text:p>
          </table:table-cell>
          <table:table-cell table:style-name="Tabla1.C3" office:value-type="string">
            <text:p text:style-name="Standard">Email de l'interessat</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Telèfon</text:p>
          </table:table-cell>
          <table:table-cell table:style-name="Tabla1.C3" office:value-type="string">
            <text:p text:style-name="Standard">Telèfon de l'interessat</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DEH</text:p>
          </table:table-cell>
          <table:table-cell table:style-name="Tabla1.C3" office:value-type="string">
            <text:p text:style-name="Standard">Adreça electrònica habilitada de l'interessat. Obligatori si canal preferent és DEH (02)</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Canal preferent</text:p>
          </table:table-cell>
          <table:table-cell table:style-name="Tabla1.C3" office:value-type="string">
            <text:p text:style-name="Standard">Canal preferent de notificació de l'interessat. Els codis són els indicats a la NTI SICRES3:</text:p>
            <text:list xml:id="list1820697116755529250" text:style-name="L2">
              <text:list-item>
                <text:p text:style-name="P30">'01' = <text:s/>Adreça postal.</text:p>
              </text:list-item>
              <text:list-item>
                <text:p text:style-name="P30">'02' = DEH</text:p>
              </text:list-item>
              <text:list-item>
                <text:p text:style-name="P30">'03' = Compareixença electrònica.</text:p>
              </text:list-item>
            </text:list>
          </table:table-cell>
          <table:table-cell table:style-name="Tabla1.E3" office:value-type="string">
            <text:p text:style-name="Standard">Sí</text:p>
          </table:table-cell>
        </table:table-row>
        <table:table-row>
          <table:table-cell table:style-name="Tabla1.A16" table:number-rows-spanned="15" office:value-type="string">
            <text:p text:style-name="P2">R</text:p>
            <text:p text:style-name="P2">E</text:p>
            <text:p text:style-name="P2">P</text:p>
            <text:p text:style-name="P2">R</text:p>
            <text:p text:style-name="P2">E</text:p>
            <text:p text:style-name="P2">S</text:p>
            <text:p text:style-name="P2">E</text:p>
            <text:p text:style-name="P2">N</text:p>
            <text:p text:style-name="P2">T</text:p>
            <text:p text:style-name="P2">A</text:p>
            <text:p text:style-name="P2">N</text:p>
            <text:p text:style-name="P2">T</text:p>
          </table:table-cell>
          <table:table-cell table:style-name="Tabla1.C3" office:value-type="string">
            <text:p text:style-name="Standard">0..1</text:p>
          </table:table-cell>
          <table:table-cell table:style-name="Tabla1.C3" office:value-type="string">
            <text:p text:style-name="Standard">Tipus document</text:p>
          </table:table-cell>
          <table:table-cell table:style-name="Tabla1.C3" office:value-type="string">
            <text:p text:style-name="Standard">S'especifica el tipus de document del representant. Els codis són els indicats a la NTI SICRES3:</text:p>
            <text:list xml:id="list30472645" text:continue-list="list5845524598446970311" text:style-name="L1">
              <text:list-item>
                <text:p text:style-name="P29">'N' = NIF</text:p>
              </text:list-item>
              <text:list-item>
                <text:p text:style-name="P29">'C' = CIF</text:p>
              </text:list-item>
              <text:list-item>
                <text:p text:style-name="P29">'P' = Passaport</text:p>
              </text:list-item>
              <text:list-item>
                <text:p text:style-name="P29">'E' = Document d'identificació d'estrangers</text:p>
              </text:list-item>
              <text:list-item>
                <text:p text:style-name="P29">'X' = Altres persones físiques</text:p>
              </text:list-item>
              <text:list-item>
                <text:p text:style-name="P29">'O' = Codi d'origen (Codi DIR3 si és administració)</text:p>
              </text:list-item>
            </text:list>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Doc. identificació</text:p>
          </table:table-cell>
          <table:table-cell table:style-name="Tabla1.C3" office:value-type="string">
            <text:p text:style-name="Standard">S'especifica el document del representant. En cas de ser una administració tendrà el codi DIR3.</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Raó social</text:p>
          </table:table-cell>
          <table:table-cell table:style-name="Tabla1.C3" office:value-type="string">
            <text:p text:style-name="Standard">En cas de ser una persona jurídica s'especifica la raó social del representant. En cas de ser una administració tendrà la descodificació de DIR3. Obligatori si persona jurídica.</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Nom</text:p>
          </table:table-cell>
          <table:table-cell table:style-name="Tabla1.C3" office:value-type="string">
            <text:p text:style-name="Standard">Nom del representant si és persona física. Obligatori si persona física</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Llinatge 1</text:p>
          </table:table-cell>
          <table:table-cell table:style-name="Tabla1.C3" office:value-type="string">
            <text:p text:style-name="Standard">Primer llinatge del representant si és persona física. Obligatori si persona física.</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Llinatge 2</text:p>
          </table:table-cell>
          <table:table-cell table:style-name="Tabla1.C3" office:value-type="string">
            <text:p text:style-name="Standard">Segon llinatge del representant si és persona física.</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País</text:p>
          </table:table-cell>
          <table:table-cell table:style-name="Tabla1.C3" office:value-type="string">
            <text:p text:style-name="Standard">Codi del país del representant. DIR3 proveirà el servei de codis. Obligatori si canal preferent és adreça postal (01).</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Província</text:p>
          </table:table-cell>
          <table:table-cell table:style-name="Tabla1.C3" office:value-type="string">
            <text:p text:style-name="Standard">Codi de la província del representant. DIR3 proveirà el servei de codis. Obligatori si codi país es Espanya (0724) i no informat codi postal.</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Municipi</text:p>
          </table:table-cell>
          <table:table-cell table:style-name="Tabla1.C3" office:value-type="string">
            <text:p text:style-name="Standard">Codi del municipi del representant. DIR3 proveirà el servei de codis. Obligatori si codi país es Espanya (0724) i no informat codi postal.</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Adreça</text:p>
          </table:table-cell>
          <table:table-cell table:style-name="Tabla1.C3" office:value-type="string">
            <text:p text:style-name="Standard">Adreça del representant. Obligatori si canal preferent és adreça postal (01).</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Codi Postal</text:p>
          </table:table-cell>
          <table:table-cell table:style-name="Tabla1.C3" office:value-type="string">
            <text:p text:style-name="Standard">Codi postal del representant. Obligatori si codi país es Espanya (0724) i no informat codi postal.</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E-mail</text:p>
          </table:table-cell>
          <table:table-cell table:style-name="Tabla1.C3" office:value-type="string">
            <text:p text:style-name="Standard">Email del representant.</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Telèfon</text:p>
          </table:table-cell>
          <table:table-cell table:style-name="Tabla1.C3" office:value-type="string">
            <text:p text:style-name="Standard">Telèfon del representant.</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DEH</text:p>
          </table:table-cell>
          <table:table-cell table:style-name="Tabla1.C3" office:value-type="string">
            <text:p text:style-name="Standard">Adreça electrònica habilitada del representant. Obligatori si canal preferent és DEH (02).</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Canal preferent</text:p>
          </table:table-cell>
          <table:table-cell table:style-name="Tabla1.C3" office:value-type="string">
            <text:p text:style-name="Standard">Canal preferent de notificació del representant. Els codis són els indicats a la NTI SICRES3:</text:p>
            <text:list xml:id="list30463501" text:continue-list="list1820697116755529250" text:style-name="L2">
              <text:list-item>
                <text:p text:style-name="P30">'01' = <text:s/>Adreça postal.</text:p>
              </text:list-item>
              <text:list-item>
                <text:p text:style-name="P30">'02' = DEH</text:p>
              </text:list-item>
              <text:list-item>
                <text:p text:style-name="P30">'03' = Compareixença electrònica.</text:p>
              </text:list-item>
            </text:list>
          </table:table-cell>
          <table:table-cell table:style-name="Tabla1.E3" office:value-type="string">
            <text:p text:style-name="Standard">Sí</text:p>
          </table:table-cell>
        </table:table-row>
        <table:table-row>
          <table:table-cell table:style-name="Tabla1.C3" office:value-type="string">
            <text:p text:style-name="Standard"/>
          </table:table-cell>
          <table:table-cell table:style-name="Tabla1.C3" office:value-type="string">
            <text:p text:style-name="Standard">0..1</text:p>
          </table:table-cell>
          <table:table-cell table:style-name="Tabla1.C3" office:value-type="string">
            <text:p text:style-name="Standard">Observacions</text:p>
          </table:table-cell>
          <table:table-cell table:style-name="Tabla1.C3" office:value-type="string">
            <text:p text:style-name="Standard">Observacions respecte a l'interessat i/o representant</text:p>
          </table:table-cell>
          <table:table-cell table:style-name="Tabla1.E3" office:value-type="string">
            <text:p text:style-name="Standard">Sí</text:p>
          </table:table-cell>
        </table:table-row>
        <table:table-row>
          <table:table-cell table:style-name="Tabla1.A2" office:value-type="float" office:value="1">
            <text:p text:style-name="Standard">1</text:p>
          </table:table-cell>
          <table:table-cell table:style-name="Tabla1.B2" table:number-columns-spanned="4" office:value-type="string">
            <text:p text:style-name="Standard">Assumpte</text:p>
          </table:table-cell>
          <table:covered-table-cell/>
          <table:covered-table-cell/>
          <table:covered-table-cell/>
        </table:table-row>
        <table:table-row>
          <table:table-cell table:style-name="Tabla1.A3" table:number-rows-spanned="4">
            <text:p text:style-name="Standard"/>
          </table:table-cell>
          <table:table-cell table:style-name="Tabla1.A3" office:value-type="float" office:value="1">
            <text:p text:style-name="Standard">1</text:p>
          </table:table-cell>
          <table:table-cell table:style-name="Tabla1.C3" office:value-type="string">
            <text:p text:style-name="Standard">Extracte</text:p>
          </table:table-cell>
          <table:table-cell table:style-name="Tabla1.C3" office:value-type="string">
            <text:p text:style-name="Standard">Extracte de l'assentament</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Codi assumpte</text:p>
          </table:table-cell>
          <table:table-cell table:style-name="Tabla1.C3" office:value-type="string">
            <text:p text:style-name="Standard">Codi de l'assumpte al destí. Aquest camp contindrà el codi del procediment/tràmit a què pertany l'assentament. Està tipificat a dins REGWEB.</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Referència externa</text:p>
          </table:table-cell>
          <table:table-cell table:style-name="Tabla1.C3" office:value-type="string">
            <text:p text:style-name="Standard">Referència externa del tràmit (matrícula de cotxe, rebut,...)</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Número expedient</text:p>
          </table:table-cell>
          <table:table-cell table:style-name="Tabla1.C3" office:value-type="string">
            <text:p text:style-name="Standard">Número de l'expedient a que fa referència l'assentament.</text:p>
          </table:table-cell>
          <table:table-cell table:style-name="Tabla1.E3" office:value-type="string">
            <text:p text:style-name="Standard">Sí</text:p>
          </table:table-cell>
        </table:table-row>
        <table:table-row>
          <table:table-cell table:style-name="Tabla1.A15" office:value-type="string">
            <text:p text:style-name="Standard">0..n</text:p>
          </table:table-cell>
          <table:table-cell table:style-name="Tabla1.B2" table:number-columns-spanned="4" office:value-type="string">
            <text:p text:style-name="Standard">Annex</text:p>
          </table:table-cell>
          <table:covered-table-cell/>
          <table:covered-table-cell/>
          <table:covered-table-cell/>
        </table:table-row>
        <table:table-row>
          <table:table-cell table:style-name="Tabla1.C3" table:number-rows-spanned="13" office:value-type="string">
            <text:p text:style-name="Standard"/>
          </table:table-cell>
          <table:table-cell table:style-name="Tabla1.A3" office:value-type="float" office:value="1">
            <text:p text:style-name="Standard">1</text:p>
          </table:table-cell>
          <table:table-cell table:style-name="Tabla1.C3" office:value-type="string">
            <text:p text:style-name="Standard">Nom fitxer</text:p>
          </table:table-cell>
          <table:table-cell table:style-name="Tabla1.C3" office:value-type="string">
            <text:p text:style-name="Standard">Nom del fitxer annexat, ha d'incloure l'extensió</text:p>
          </table:table-cell>
          <table:table-cell table:style-name="Tabla1.E3" office:value-type="string">
            <text:p text:style-name="Standard">Sí</text:p>
          </table:table-cell>
        </table:table-row>
        <table:table-row>
          <table:covered-table-cell/>
          <table:table-cell table:style-name="Tabla1.A3" office:value-type="float" office:value="1">
            <text:p text:style-name="Standard">1</text:p>
          </table:table-cell>
          <table:table-cell table:style-name="Tabla1.C3" office:value-type="string">
            <text:p text:style-name="Standard">Identificador del fitxer</text:p>
          </table:table-cell>
          <table:table-cell table:style-name="Tabla1.C3" office:value-type="string">
            <text:p text:style-name="Standard">S'identificarà cada fitxer annexe amb un identificador únic a dins l'assentament.</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Validesa del document</text:p>
          </table:table-cell>
          <table:table-cell table:style-name="Tabla1.C3" office:value-type="string">
            <text:p text:style-name="Standard">Autenticitat del document. És un camp tipificat a la norma SICRES3 d'acord amb els següents valors:</text:p>
            <text:list xml:id="list1503144412319265477" text:style-name="L3">
              <text:list-item>
                <text:p text:style-name="P31">'01' = còpia</text:p>
              </text:list-item>
              <text:list-item>
                <text:p text:style-name="P31"><text:soft-page-break/>'02' = còpia compulsada</text:p>
              </text:list-item>
              <text:list-item>
                <text:p text:style-name="P31">'03' = còpia original</text:p>
              </text:list-item>
              <text:list-item>
                <text:p text:style-name="P31">'04' = original</text:p>
              </text:list-item>
            </text:list>
          </table:table-cell>
          <table:table-cell table:style-name="Tabla1.E3" office:value-type="string">
            <text:p text:style-name="Standard">Sí</text:p>
          </table:table-cell>
        </table:table-row>
        <table:table-row>
          <table:covered-table-cell/>
          <table:table-cell table:style-name="Tabla1.A3" office:value-type="float" office:value="1">
            <text:p text:style-name="Standard">1</text:p>
          </table:table-cell>
          <table:table-cell table:style-name="Tabla1.C3" office:value-type="string">
            <text:p text:style-name="Standard">Tipus document</text:p>
          </table:table-cell>
          <table:table-cell table:style-name="Tabla1.C3" office:value-type="string">
            <text:p text:style-name="Standard">Indica el tipus de document. Camp tipificat per la norma SICRES3:</text:p>
            <text:list xml:id="list9125851961392945596" text:style-name="L4">
              <text:list-item>
                <text:p text:style-name="P32">'01' = Formulari. Es tracta d'un assentament electrònic d'una instància genèrica.</text:p>
              </text:list-item>
              <text:list-item>
                <text:p text:style-name="P32">'02' = Document adjunt al formulari</text:p>
              </text:list-item>
              <text:list-item>
                <text:p text:style-name="P32">'03' = Fitxer tècnic intern</text:p>
              </text:list-item>
            </text:list>
          </table:table-cell>
          <table:table-cell table:style-name="Tabla1.E3" office:value-type="string">
            <text:p text:style-name="P6">Sí</text:p>
          </table:table-cell>
        </table:table-row>
        <table:table-row>
          <table:covered-table-cell/>
          <table:table-cell table:style-name="Tabla1.C3" office:value-type="string">
            <text:p text:style-name="Standard">0..1</text:p>
          </table:table-cell>
          <table:table-cell table:style-name="Tabla1.C3" office:value-type="string">
            <text:p text:style-name="Standard">Certificat</text:p>
          </table:table-cell>
          <table:table-cell table:style-name="Tabla1.C3" office:value-type="string">
            <text:p text:style-name="Standard">Part pública del certificat amb què s'ha signat l'annex en base64. </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Firma del document</text:p>
          </table:table-cell>
          <table:table-cell table:style-name="Tabla1.C3" office:value-type="string">
            <text:p text:style-name="Standard">En cas de que el fitxer es signi amb CSV, contingut del CSV en base64.</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Timestamp</text:p>
          </table:table-cell>
          <table:table-cell table:style-name="Tabla1.C3" office:value-type="string">
            <text:p text:style-name="Standard">Segell de temps del fitxer annex en base64.</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Validació OCSP</text:p>
          </table:table-cell>
          <table:table-cell table:style-name="Tabla1.C3" office:value-type="string">
            <text:p text:style-name="Standard">Validació OCSP del certificat emprat per signar en base64. </text:p>
          </table:table-cell>
          <table:table-cell table:style-name="Tabla1.E3" office:value-type="string">
            <text:p text:style-name="Standard">Sí</text:p>
          </table:table-cell>
        </table:table-row>
        <table:table-row>
          <table:covered-table-cell/>
          <table:table-cell table:style-name="Tabla1.A3" office:value-type="float" office:value="1">
            <text:p text:style-name="Standard">1</text:p>
          </table:table-cell>
          <table:table-cell table:style-name="Tabla1.C3" office:value-type="string">
            <text:p text:style-name="Standard">Hash</text:p>
          </table:table-cell>
          <table:table-cell table:style-name="Tabla1.C3" office:value-type="string">
            <text:p text:style-name="Standard">Codi Hash del fitxer. No s'indica l'algoritme a fer servir per tant no es pot comprovar.</text:p>
          </table:table-cell>
          <table:table-cell table:style-name="Tabla1.E3" office:value-type="string">
            <text:p text:style-name="Standard">No</text:p>
          </table:table-cell>
        </table:table-row>
        <table:table-row>
          <table:covered-table-cell/>
          <table:table-cell table:style-name="Tabla1.C3" office:value-type="string">
            <text:p text:style-name="Standard">0..1</text:p>
          </table:table-cell>
          <table:table-cell table:style-name="Tabla1.C3" office:value-type="string">
            <text:p text:style-name="Standard">Tipus MIME</text:p>
          </table:table-cell>
          <table:table-cell table:style-name="Tabla1.C3" office:value-type="string">
            <text:p text:style-name="Standard">Tipus mime del fitxer adjunt.</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Annex</text:p>
          </table:table-cell>
          <table:table-cell table:style-name="Tabla1.C3" office:value-type="string">
            <text:p text:style-name="Standard">Contingut del fitxer annex en base64.</text:p>
          </table:table-cell>
          <table:table-cell table:style-name="Tabla1.E3" office:value-type="string">
            <text:p text:style-name="P10">Sí</text:p>
          </table:table-cell>
        </table:table-row>
        <table:table-row>
          <table:covered-table-cell/>
          <table:table-cell table:style-name="Tabla1.C3" office:value-type="string">
            <text:p text:style-name="Standard">0..1</text:p>
          </table:table-cell>
          <table:table-cell table:style-name="Tabla1.C3" office:value-type="string">
            <text:p text:style-name="Standard">Identificador del document signat</text:p>
          </table:table-cell>
          <table:table-cell table:style-name="Tabla1.C3" office:value-type="string">
            <text:p text:style-name="Standard">Si l'annex és un document de firma identificador del document objecte de la firma. Si el document és autosignat s'indicarà el mateix identificador. Serà obligatori en cas de ser un annex amb validesa còpia compulsada (02), còpia original (03) o original (04).</text:p>
          </table:table-cell>
          <table:table-cell table:style-name="Tabla1.E3" office:value-type="string">
            <text:p text:style-name="P6">Sí</text:p>
          </table:table-cell>
        </table:table-row>
        <table:table-row>
          <table:covered-table-cell/>
          <table:table-cell table:style-name="Tabla1.C3" office:value-type="string">
            <text:p text:style-name="Standard">0..1</text:p>
          </table:table-cell>
          <table:table-cell table:style-name="Tabla1.C3" office:value-type="string">
            <text:p text:style-name="Standard">Observacions</text:p>
          </table:table-cell>
          <table:table-cell table:style-name="Tabla1.C3" office:value-type="string">
            <text:p text:style-name="Standard">Observacions de l'annex</text:p>
          </table:table-cell>
          <table:table-cell table:style-name="Tabla1.E3" office:value-type="string">
            <text:p text:style-name="Standard">Sí</text:p>
          </table:table-cell>
        </table:table-row>
        <table:table-row>
          <table:table-cell table:style-name="Tabla1.A2" office:value-type="float" office:value="1">
            <text:p text:style-name="Standard">1</text:p>
          </table:table-cell>
          <table:table-cell table:style-name="Tabla1.B2" table:number-columns-spanned="4" office:value-type="string">
            <text:p text:style-name="Standard">Interns</text:p>
          </table:table-cell>
          <table:covered-table-cell/>
          <table:covered-table-cell/>
          <table:covered-table-cell/>
        </table:table-row>
        <table:table-row>
          <table:table-cell table:style-name="Tabla1.A3" table:number-rows-spanned="14">
            <text:p text:style-name="Standard"/>
          </table:table-cell>
          <table:table-cell table:style-name="Tabla1.C3" office:value-type="string">
            <text:p text:style-name="Standard">0..1</text:p>
          </table:table-cell>
          <table:table-cell table:style-name="Tabla1.C3" office:value-type="string">
            <text:p text:style-name="Standard">Tipus transport entrada</text:p>
          </table:table-cell>
          <table:table-cell table:style-name="Tabla1.C3" office:value-type="string">
            <text:p text:style-name="Standard">Forma d'arribada del registre d'entrada. Codi definit a SICRES3:</text:p>
            <text:list xml:id="list6567664636123627096" text:style-name="L5">
              <text:list-item>
                <text:p text:style-name="P33">'01' = Servei de missatgers</text:p>
              </text:list-item>
              <text:list-item>
                <text:p text:style-name="P33">'02' = Correu postal</text:p>
              </text:list-item>
              <text:list-item>
                <text:p text:style-name="P33">'03' = Correu postal certificat</text:p>
              </text:list-item>
              <text:list-item>
                <text:p text:style-name="P33">'04' = Burofax</text:p>
              </text:list-item>
              <text:list-item>
                <text:p text:style-name="P33">'05' = En ma</text:p>
              </text:list-item>
              <text:list-item>
                <text:p text:style-name="P33">'06' = Fax</text:p>
              </text:list-item>
              <text:list-item>
                <text:p text:style-name="P33">'07' = Altres</text:p>
              </text:list-item>
            </text:list>
            <text:p text:style-name="Standard">En cas de ser un registre electrònic aquest camp prendrà el valor Altres (07).</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Número transport entrada</text:p>
          </table:table-cell>
          <table:table-cell table:style-name="Tabla1.C3" office:value-type="string">
            <text:p text:style-name="Standard">Número del transport d'entrada.</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Nom usuari</text:p>
          </table:table-cell>
          <table:table-cell table:style-name="Tabla1.C3" office:value-type="string">
            <text:p text:style-name="Standard">Nom de l'usuari que fa l'assentament. En cas de ser un registre electrònic prendrà el nom de l'usuari aplicació.</text:p>
          </table:table-cell>
          <table:table-cell table:style-name="Tabla1.E3" office:value-type="string">
            <text:p text:style-name="P6">Sí</text:p>
          </table:table-cell>
        </table:table-row>
        <table:table-row>
          <table:covered-table-cell/>
          <table:table-cell table:style-name="Tabla1.C3" office:value-type="string">
            <text:p text:style-name="Standard">0..1</text:p>
          </table:table-cell>
          <table:table-cell table:style-name="Tabla1.C3" office:value-type="string">
            <text:p text:style-name="Standard">Contacte usuari</text:p>
          </table:table-cell>
          <table:table-cell table:style-name="Tabla1.C3" office:value-type="string">
            <text:p text:style-name="Standard">Contacte de l'usuari que fa l'assentament. Si és un registre electrònic el responsable del tràmit.</text:p>
          </table:table-cell>
          <table:table-cell table:style-name="Tabla1.E3" office:value-type="string">
            <text:p text:style-name="Standard">Sí</text:p>
          </table:table-cell>
        </table:table-row>
        <table:table-row>
          <table:covered-table-cell/>
          <table:table-cell table:style-name="Tabla1.A3" office:value-type="float" office:value="1">
            <text:p text:style-name="Standard">1</text:p>
          </table:table-cell>
          <table:table-cell table:style-name="Tabla1.C3" office:value-type="string">
            <text:p text:style-name="Standard">Identificador <text:soft-page-break/>intercanvi</text:p>
          </table:table-cell>
          <table:table-cell table:style-name="Tabla1.C3" office:value-type="string">
            <text:p text:style-name="Standard">Identificador de l'intercanvi d'assentaments. És un identificador <text:soft-page-break/>que només afecta a intercanvi d'assentaments.</text:p>
          </table:table-cell>
          <table:table-cell table:style-name="Tabla1.E3" office:value-type="string">
            <text:p text:style-name="Standard">No</text:p>
          </table:table-cell>
        </table:table-row>
        <table:table-row>
          <table:covered-table-cell/>
          <table:table-cell table:style-name="Tabla1.C3" office:value-type="string">
            <text:p text:style-name="Standard">0..1</text:p>
          </table:table-cell>
          <table:table-cell table:style-name="Tabla1.C3" office:value-type="string">
            <text:p text:style-name="Standard">Aplicació - versió</text:p>
          </table:table-cell>
          <table:table-cell table:style-name="Tabla1.C3" office:value-type="string">
            <text:p text:style-name="Standard">Aplicació i versió que fa l'assentament.</text:p>
          </table:table-cell>
          <table:table-cell table:style-name="Tabla1.E3" office:value-type="string">
            <text:p text:style-name="Standard">Sí</text:p>
          </table:table-cell>
        </table:table-row>
        <table:table-row>
          <table:covered-table-cell/>
          <table:table-cell table:style-name="Tabla1.A3" office:value-type="float" office:value="1">
            <text:p text:style-name="Standard">1</text:p>
          </table:table-cell>
          <table:table-cell table:style-name="Tabla1.C3" office:value-type="string">
            <text:p text:style-name="Standard">Tipus anotació</text:p>
          </table:table-cell>
          <table:table-cell table:style-name="Tabla1.C3" office:value-type="string">
            <text:p text:style-name="Standard">Indica el motiu de l'anotació. És un camp intern referit a l'intercanvi d'assentaments.</text:p>
          </table:table-cell>
          <table:table-cell table:style-name="Tabla1.E3" office:value-type="string">
            <text:p text:style-name="Standard">No</text:p>
          </table:table-cell>
        </table:table-row>
        <table:table-row>
          <table:covered-table-cell/>
          <table:table-cell table:style-name="Tabla1.C3" office:value-type="string">
            <text:p text:style-name="Standard">0..1</text:p>
          </table:table-cell>
          <table:table-cell table:style-name="Tabla1.C3" office:value-type="string">
            <text:p text:style-name="Standard">Descripció tipus anotació</text:p>
          </table:table-cell>
          <table:table-cell table:style-name="Tabla1.C3" office:value-type="string">
            <text:p text:style-name="Standard">Descripció del tipus d'anotació. És un camp intern referit a l'intercanvi d'assentaments.</text:p>
          </table:table-cell>
          <table:table-cell table:style-name="Tabla1.E3" office:value-type="string">
            <text:p text:style-name="Standard">No</text:p>
          </table:table-cell>
        </table:table-row>
        <table:table-row>
          <table:covered-table-cell/>
          <table:table-cell table:style-name="Tabla1.A3" office:value-type="float" office:value="1">
            <text:p text:style-name="Standard">1</text:p>
          </table:table-cell>
          <table:table-cell table:style-name="Tabla1.C3" office:value-type="string">
            <text:p text:style-name="Standard">Tipus registre</text:p>
          </table:table-cell>
          <table:table-cell table:style-name="Tabla1.C3" office:value-type="string">
            <text:p text:style-name="Standard">Es refereix a si és un assentament d'entrada o de sortida. S'oferirà un servei per a cada tipus d'assentament.</text:p>
          </table:table-cell>
          <table:table-cell table:style-name="Tabla1.E3" office:value-type="string">
            <text:p text:style-name="Standard">No</text:p>
          </table:table-cell>
        </table:table-row>
        <table:table-row>
          <table:covered-table-cell/>
          <table:table-cell table:style-name="Tabla1.A3" office:value-type="float" office:value="1">
            <text:p text:style-name="Standard">1</text:p>
          </table:table-cell>
          <table:table-cell table:style-name="Tabla1.C3" office:value-type="string">
            <text:p text:style-name="Standard">Doc. física</text:p>
          </table:table-cell>
          <table:table-cell table:style-name="Tabla1.C3" office:value-type="string">
            <text:p text:style-name="Standard">Indica si a l'assentament l'acompanya documentació física o tota la documentació és electrònica. Codi definit a SICRES3:</text:p>
            <text:list xml:id="list8300673387355337587" text:style-name="L6">
              <text:list-item>
                <text:p text:style-name="P34">'01' = Acompanya documentació física requerida.</text:p>
              </text:list-item>
              <text:list-item>
                <text:p text:style-name="P34">'02' = Acompanya documentació física complementària.</text:p>
              </text:list-item>
              <text:list-item>
                <text:p text:style-name="P34">'03' = No acompanya documentació física ni altres suports.</text:p>
              </text:list-item>
            </text:list>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Observacions</text:p>
          </table:table-cell>
          <table:table-cell table:style-name="Tabla1.C3" office:value-type="string">
            <text:p text:style-name="Standard">Observacions de l'assentament.</text:p>
          </table:table-cell>
          <table:table-cell table:style-name="Tabla1.E3" office:value-type="string">
            <text:p text:style-name="Standard">Sí</text:p>
          </table:table-cell>
        </table:table-row>
        <table:table-row>
          <table:covered-table-cell/>
          <table:table-cell table:style-name="Tabla1.A3" office:value-type="float" office:value="1">
            <text:p text:style-name="Standard">1</text:p>
          </table:table-cell>
          <table:table-cell table:style-name="Tabla1.C3" office:value-type="string">
            <text:p text:style-name="Standard">Indicador de prova</text:p>
          </table:table-cell>
          <table:table-cell table:style-name="Tabla1.C3" office:value-type="string">
            <text:p text:style-name="Standard">Indica si l'assentament és una prova o és real</text:p>
          </table:table-cell>
          <table:table-cell table:style-name="Tabla1.E3" office:value-type="string">
            <text:p text:style-name="Standard">No</text:p>
          </table:table-cell>
        </table:table-row>
        <table:table-row>
          <table:covered-table-cell/>
          <table:table-cell table:style-name="Tabla1.A3" office:value-type="float" office:value="1">
            <text:p text:style-name="Standard">1</text:p>
          </table:table-cell>
          <table:table-cell table:style-name="Tabla1.C3" office:value-type="string">
            <text:p text:style-name="Standard">Codi entitat registral inici</text:p>
          </table:table-cell>
          <table:table-cell table:style-name="Tabla1.C3" office:value-type="string">
            <text:p text:style-name="Standard">Codi de l'oficina on inicialment es va fer l'assentament. Només aplica a intercanvi de registres</text:p>
          </table:table-cell>
          <table:table-cell table:style-name="Tabla1.E3" office:value-type="string">
            <text:p text:style-name="Standard">No</text:p>
          </table:table-cell>
        </table:table-row>
        <table:table-row>
          <table:covered-table-cell/>
          <table:table-cell table:style-name="Tabla1.C3" office:value-type="string">
            <text:p text:style-name="Standard">0..1</text:p>
          </table:table-cell>
          <table:table-cell table:style-name="Tabla1.C3" office:value-type="string">
            <text:p text:style-name="Standard">Descodificació entitat registral inici</text:p>
          </table:table-cell>
          <table:table-cell table:style-name="Tabla1.C3" office:value-type="string">
            <text:p text:style-name="Standard">Descodificació del camp anterior</text:p>
          </table:table-cell>
          <table:table-cell table:style-name="Tabla1.E3" office:value-type="string">
            <text:p text:style-name="Standard">No</text:p>
          </table:table-cell>
        </table:table-row>
        <table:table-row>
          <table:table-cell table:style-name="Tabla1.A2" office:value-type="float" office:value="1">
            <text:p text:style-name="Standard">1</text:p>
          </table:table-cell>
          <table:table-cell table:style-name="Tabla1.B2" table:number-columns-spanned="4" office:value-type="string">
            <text:p text:style-name="Standard">Formulari</text:p>
          </table:table-cell>
          <table:covered-table-cell/>
          <table:covered-table-cell/>
          <table:covered-table-cell/>
        </table:table-row>
        <table:table-row>
          <table:table-cell table:style-name="Tabla1.A3" table:number-rows-spanned="2">
            <text:p text:style-name="Standard"/>
          </table:table-cell>
          <table:table-cell table:style-name="Tabla1.C3" office:value-type="string">
            <text:p text:style-name="Standard">0..1</text:p>
          </table:table-cell>
          <table:table-cell table:style-name="Tabla1.C3" office:value-type="string">
            <text:p text:style-name="Standard">Exposa</text:p>
          </table:table-cell>
          <table:table-cell table:style-name="Tabla1.C3" office:value-type="string">
            <text:p text:style-name="Standard">Exposició de fets. Només s'ha d'emprar quan l'assentament és una sol·licitud genèrica electrònica.</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Sol·licita</text:p>
          </table:table-cell>
          <table:table-cell table:style-name="Tabla1.C3" office:value-type="string">
            <text:p text:style-name="Standard">Descripció de l'objecte de la sol·licitud. Només s'ha d'emprar quan l'assentament és una sol·licitud genèrica electrònica.</text:p>
          </table:table-cell>
          <table:table-cell table:style-name="Tabla1.E3" office:value-type="string">
            <text:p text:style-name="Standard">Sí</text:p>
          </table:table-cell>
        </table:table-row>
      </table:table>
      <text:h text:style-name="Heading_20_2" text:outline-level="2">Camps no inclosos a SICRES3</text:h>
      <text:p text:style-name="Text_20_body">Hi ha un conjunt de camps que l'aplicació REGWEB fa servir i que no estan inclosos a dins l'estàndard SICRES3 però que s'han d'informar per tal de poder fer un assentament registral. A continuació es descriuen aquests camps.</text:p>
      <table:table table:name="Tabla3" table:style-name="Tabla3">
        <table:table-column table:style-name="Tabla3.A"/>
        <table:table-column table:style-name="Tabla3.B"/>
        <table:table-column table:style-name="Tabla3.C"/>
        <table:table-column table:style-name="Tabla3.D"/>
        <table:table-column table:style-name="Tabla3.E"/>
        <table:table-row table:style-name="Tabla3.1">
          <table:table-cell table:style-name="Tabla3.A1" office:value-type="string">
            <text:p text:style-name="Table_20_Contents">Camp</text:p>
          </table:table-cell>
          <table:table-cell table:style-name="Tabla3.A1" office:value-type="string">
            <text:p text:style-name="Table_20_Contents">Card</text:p>
          </table:table-cell>
          <table:table-cell table:style-name="Tabla3.A1" office:value-type="string">
            <text:p text:style-name="Table_20_Contents">Tipus</text:p>
          </table:table-cell>
          <table:table-cell table:style-name="Tabla3.A1" office:value-type="string">
            <text:p text:style-name="Table_20_Contents">Longitud</text:p>
          </table:table-cell>
          <table:table-cell table:style-name="Tabla3.E1" office:value-type="string">
            <text:p text:style-name="Table_20_Contents">Descripció</text:p>
          </table:table-cell>
        </table:table-row>
        <table:table-row table:style-name="Tabla3.1">
          <table:table-cell table:style-name="Tabla3.A2" office:value-type="string">
            <text:p text:style-name="Table_20_Contents">Llibre</text:p>
          </table:table-cell>
          <table:table-cell table:style-name="Tabla3.B2" office:value-type="float" office:value="1">
            <text:p text:style-name="Table_20_Contents">1</text:p>
          </table:table-cell>
          <table:table-cell table:style-name="Tabla3.A2" office:value-type="string">
            <text:p text:style-name="Table_20_Contents">Cadena</text:p>
          </table:table-cell>
          <table:table-cell table:style-name="Tabla3.A2" office:value-type="string">
            <text:p text:style-name="Table_20_Contents"/>
          </table:table-cell>
          <table:table-cell table:style-name="Tabla3.E2" office:value-type="string">
            <text:p text:style-name="Table_20_Contents">Llibre on es fa l'assentament registral. El llibre ha d'estar en estat vigent. En cas de fer un assentament a damunt un llibre en estat no vigent el sistema retornarà un missatge d'error.</text:p>
          </table:table-cell>
        </table:table-row>
        <table:table-row table:style-name="Tabla3.1">
          <table:table-cell table:style-name="Tabla3.A2" office:value-type="string">
            <text:p text:style-name="Table_20_Contents">Tipus assumpte</text:p>
          </table:table-cell>
          <table:table-cell table:style-name="Tabla3.B2" office:value-type="float" office:value="1">
            <text:p text:style-name="Table_20_Contents">1</text:p>
          </table:table-cell>
          <table:table-cell table:style-name="Tabla3.A2" office:value-type="string">
            <text:p text:style-name="Table_20_Contents">Cadena</text:p>
          </table:table-cell>
          <table:table-cell table:style-name="Tabla3.A2" office:value-type="string">
            <text:p text:style-name="Table_20_Contents"/>
          </table:table-cell>
          <table:table-cell table:style-name="Tabla3.E2" office:value-type="string">
            <text:p text:style-name="Table_20_Contents">Tipus d'assumpte de l'expedient. Camp tipificat. S'oferirà un servei per obtenir els tipus d'assumpte disponibles. Aquest camp està relacionat amb el camp codi assumpte del segment assumpte.</text:p>
          </table:table-cell>
        </table:table-row>
        <text:soft-page-break/>
        <table:table-row table:style-name="Tabla3.1">
          <table:table-cell table:style-name="Tabla3.A2" office:value-type="string">
            <text:p text:style-name="Table_20_Contents">Idioma</text:p>
          </table:table-cell>
          <table:table-cell table:style-name="Tabla3.B2" office:value-type="float" office:value="1">
            <text:p text:style-name="Table_20_Contents">1</text:p>
          </table:table-cell>
          <table:table-cell table:style-name="Tabla3.A2" office:value-type="string">
            <text:p text:style-name="Table_20_Contents">Cadena</text:p>
          </table:table-cell>
          <table:table-cell table:style-name="Tabla3.B2" office:value-type="float" office:value="2">
            <text:p text:style-name="Table_20_Contents">2</text:p>
          </table:table-cell>
          <table:table-cell table:style-name="Tabla3.E2" office:value-type="string">
            <text:p text:style-name="Table_20_Contents">Idioma amb què es fa l'assentament. Els codis disponibles són:</text:p>
            <text:list xml:id="list9196202988035185789" text:style-name="L7">
              <text:list-item>
                <text:p text:style-name="P35">'ca' = Català.</text:p>
              </text:list-item>
              <text:list-item>
                <text:p text:style-name="P35">'es' = Castellà.</text:p>
              </text:list-item>
              <text:list-item>
                <text:p text:style-name="P35">'gl' = Gallec.</text:p>
              </text:list-item>
              <text:list-item>
                <text:p text:style-name="P35">'eu' = Basc.</text:p>
              </text:list-item>
              <text:list-item>
                <text:p text:style-name="P35">'en' = Anglès.</text:p>
              </text:list-item>
            </text:list>
          </table:table-cell>
        </table:table-row>
        <table:table-row table:style-name="Tabla3.1">
          <table:table-cell table:style-name="Tabla3.A2" office:value-type="string">
            <text:p text:style-name="Table_20_Contents">Tipus interessat</text:p>
          </table:table-cell>
          <table:table-cell table:style-name="Tabla3.B2" office:value-type="float" office:value="1">
            <text:p text:style-name="Table_20_Contents">1</text:p>
          </table:table-cell>
          <table:table-cell table:style-name="Tabla3.A2" office:value-type="string">
            <text:p text:style-name="Table_20_Contents">Cadena</text:p>
          </table:table-cell>
          <table:table-cell table:style-name="Tabla3.B2" office:value-type="float" office:value="2">
            <text:p text:style-name="Table_20_Contents">2</text:p>
          </table:table-cell>
          <table:table-cell table:style-name="Tabla3.E2" office:value-type="string">
            <text:p text:style-name="Table_20_Contents">Especifica el tipus d'interessat/representant que s'està tractant. Por prendre els següents valors:</text:p>
            <text:list xml:id="list407032169539389388" text:style-name="L8">
              <text:list-item>
                <text:p text:style-name="P36">'01' = Persona física.</text:p>
              </text:list-item>
              <text:list-item>
                <text:p text:style-name="P36">'02' = Persona jurídica.</text:p>
              </text:list-item>
              <text:list-item>
                <text:p text:style-name="P36">'03' = Administració.</text:p>
              </text:list-item>
            </text:list>
          </table:table-cell>
        </table:table-row>
        <table:table-row table:style-name="Tabla3.1">
          <table:table-cell table:style-name="Tabla3.A2" office:value-type="string">
            <text:p text:style-name="Table_20_Contents">Títol document</text:p>
          </table:table-cell>
          <table:table-cell table:style-name="Tabla3.B2" office:value-type="float" office:value="1">
            <text:p text:style-name="Table_20_Contents">1</text:p>
          </table:table-cell>
          <table:table-cell table:style-name="Tabla3.A2" office:value-type="string">
            <text:p text:style-name="Table_20_Contents">Cadena</text:p>
          </table:table-cell>
          <table:table-cell table:style-name="Tabla3.B2">
            <text:p text:style-name="Table_20_Contents"/>
          </table:table-cell>
          <table:table-cell table:style-name="Tabla3.E2" office:value-type="string">
            <text:p text:style-name="Table_20_Contents">Títol del document adjunt</text:p>
          </table:table-cell>
        </table:table-row>
        <table:table-row table:style-name="Tabla3.1">
          <table:table-cell table:style-name="Tabla3.A2" office:value-type="string">
            <text:p text:style-name="Table_20_Contents">Tipus documental</text:p>
          </table:table-cell>
          <table:table-cell table:style-name="Tabla3.B2" office:value-type="float" office:value="1">
            <text:p text:style-name="Table_20_Contents">1</text:p>
          </table:table-cell>
          <table:table-cell table:style-name="Tabla3.A2" office:value-type="string">
            <text:p text:style-name="Table_20_Contents">Cadena</text:p>
          </table:table-cell>
          <table:table-cell table:style-name="Tabla3.B2" office:value-type="float" office:value="4">
            <text:p text:style-name="Table_20_Contents">4</text:p>
          </table:table-cell>
          <table:table-cell table:style-name="Tabla3.E2" office:value-type="string">
            <text:p text:style-name="Table_20_Contents">Tipus documental del document adjunt d'acord amb la NTI de document electrònic.</text:p>
          </table:table-cell>
        </table:table-row>
        <table:table-row table:style-name="Tabla3.1">
          <table:table-cell table:style-name="Tabla3.A2" office:value-type="string">
            <text:p text:style-name="Table_20_Contents">Origen</text:p>
          </table:table-cell>
          <table:table-cell table:style-name="Tabla3.B2" office:value-type="float" office:value="1">
            <text:p text:style-name="Table_20_Contents">1</text:p>
          </table:table-cell>
          <table:table-cell table:style-name="Tabla3.A2" office:value-type="string">
            <text:p text:style-name="Table_20_Contents">Cadena</text:p>
          </table:table-cell>
          <table:table-cell table:style-name="Tabla3.B2" office:value-type="float" office:value="1">
            <text:p text:style-name="Table_20_Contents">1</text:p>
          </table:table-cell>
          <table:table-cell table:style-name="Tabla3.E2" office:value-type="string">
            <text:p text:style-name="Table_20_Contents">Origen del document adjunt d'acord amb la NTI de document electrònic.</text:p>
          </table:table-cell>
        </table:table-row>
        <table:table-row table:style-name="Tabla3.1">
          <table:table-cell table:style-name="Tabla3.A2" office:value-type="string">
            <text:p text:style-name="Table_20_Contents">Data captura</text:p>
          </table:table-cell>
          <table:table-cell table:style-name="Tabla3.B2" office:value-type="float" office:value="1">
            <text:p text:style-name="Table_20_Contents">1</text:p>
          </table:table-cell>
          <table:table-cell table:style-name="Tabla3.A2" office:value-type="string">
            <text:p text:style-name="Table_20_Contents">Data</text:p>
          </table:table-cell>
          <table:table-cell table:style-name="Tabla3.B2">
            <text:p text:style-name="Table_20_Contents"/>
          </table:table-cell>
          <table:table-cell table:style-name="Tabla3.E2" office:value-type="string">
            <text:p text:style-name="Table_20_Contents">Data en què s'ha capturat el document adjunt al sistema. Camp de la NTI de document electrònic.</text:p>
          </table:table-cell>
        </table:table-row>
        <table:table-row table:style-name="Tabla3.1">
          <table:table-cell table:style-name="Tabla3.A2" office:value-type="string">
            <text:p text:style-name="Table_20_Contents">Estat</text:p>
          </table:table-cell>
          <table:table-cell table:style-name="Tabla3.B2" office:value-type="float" office:value="1">
            <text:p text:style-name="Table_20_Contents">1</text:p>
          </table:table-cell>
          <table:table-cell table:style-name="Tabla3.A2" office:value-type="string">
            <text:p text:style-name="Table_20_Contents">Cadena</text:p>
          </table:table-cell>
          <table:table-cell table:style-name="Tabla3.B2" office:value-type="float" office:value="10">
            <text:p text:style-name="Table_20_Contents">10</text:p>
          </table:table-cell>
          <table:table-cell table:style-name="Tabla3.E2" office:value-type="string">
            <text:p text:style-name="Table_20_Contents">Defineix l'estat en què es troba l'assentament d'entrada.<office:annotation><dc:creator>Felip Salas</dc:creator><dc:date>2014-10-24T11:16:37.73</dc:date><text:p text:style-name="P42"><text:span text:style-name="T3">Posar el diagrama d'estats.</text:span></text:p></office:annotation></text:p>
          </table:table-cell>
        </table:table-row>
      </table:table>
      <text:h text:style-name="Heading_20_1" text:outline-level="1">Models de dades</text:h>
      <text:p text:style-name="Text_20_body">A continuació es descriuen els models de dades que gestiona l'aplicació REGWEB amb les interfícies de serveis web que permeten gestionar els assentaments registrals des de terceres aplicacions.</text:p>
      <text:h text:style-name="Heading_20_2" text:outline-level="2">Assentament entrada (RegistroEntradaWs)</text:h>
      <text:p text:style-name="Text_20_body">L'assentament d'entrada està representat per la classe <text:span text:style-name="T2">RegistroEntradaWs</text:span> que a la vegada extén de la classe genèrica <text:span text:style-name="T2">RegistroWs</text:span> que representa les dades comuns d'un Assentament. </text:p>
      <table:table table:name="Tabla4" table:style-name="Tabla4">
        <table:table-column table:style-name="Tabla4.A"/>
        <table:table-column table:style-name="Tabla4.B"/>
        <table:table-column table:style-name="Tabla4.C"/>
        <table:table-column table:style-name="Tabla4.D"/>
        <table:table-column table:style-name="Tabla4.E"/>
        <table:table-column table:style-name="Tabla4.F"/>
        <table:table-row table:style-name="Tabla4.1">
          <table:table-cell table:style-name="Tabla4.A1" table:number-columns-spanned="6" office:value-type="string">
            <text:p text:style-name="P17">Definició d'objecte: RegistroEntradaWs</text:p>
          </table:table-cell>
          <table:covered-table-cell/>
          <table:covered-table-cell/>
          <table:covered-table-cell/>
          <table:covered-table-cell/>
          <table:covered-table-cell/>
        </table:table-row>
        <table:table-row table:style-name="Tabla4.1">
          <table:table-cell table:style-name="Tabla4.A2" office:value-type="string">
            <text:p text:style-name="P21">Camp</text:p>
          </table:table-cell>
          <table:table-cell table:style-name="Tabla4.A2" office:value-type="string">
            <text:p text:style-name="P21">Tipus</text:p>
          </table:table-cell>
          <table:table-cell table:style-name="Tabla4.A2" office:value-type="string">
            <text:p text:style-name="P21">Car</text:p>
          </table:table-cell>
          <table:table-cell table:style-name="Tabla4.A2" office:value-type="string">
            <text:p text:style-name="P21">Lon</text:p>
          </table:table-cell>
          <table:table-cell table:style-name="Tabla4.A2" office:value-type="string">
            <text:p text:style-name="P21">Descripció</text:p>
          </table:table-cell>
          <table:table-cell table:style-name="Tabla4.F2" office:value-type="string">
            <text:p text:style-name="P21">Comentaris</text:p>
          </table:table-cell>
        </table:table-row>
        <table:table-row table:style-name="Tabla4.1">
          <table:table-cell table:style-name="Tabla4.A3" office:value-type="string">
            <text:p text:style-name="P20">destino</text:p>
          </table:table-cell>
          <table:table-cell table:style-name="Tabla4.A3" office:value-type="string">
            <text:p text:style-name="P20">Cadena</text:p>
          </table:table-cell>
          <table:table-cell table:style-name="Tabla4.C3" office:value-type="float" office:value="1">
            <text:p text:style-name="P20">1</text:p>
          </table:table-cell>
          <table:table-cell table:style-name="Tabla4.C3" office:value-type="float" office:value="21">
            <text:p text:style-name="P20">21</text:p>
          </table:table-cell>
          <table:table-cell table:style-name="Tabla4.A3" office:value-type="string">
            <text:p text:style-name="P20">Codi DIR3 de l'òrgan destinatari de l'assentament.</text:p>
          </table:table-cell>
          <table:table-cell table:style-name="Tabla4.F3" office:value-type="string">
            <text:p text:style-name="P20">Ha d'estar en estat vigent.</text:p>
          </table:table-cell>
        </table:table-row>
        <table:table-row table:style-name="Tabla4.1">
          <table:table-cell table:style-name="Tabla4.A3" office:value-type="string">
            <text:p text:style-name="P20">assentament</text:p>
          </table:table-cell>
          <table:table-cell table:style-name="Tabla4.A3" office:value-type="string">
            <text:p text:style-name="P21">RegistroWs</text:p>
          </table:table-cell>
          <table:table-cell table:style-name="Tabla4.C3" office:value-type="float" office:value="1">
            <text:p text:style-name="P20">1</text:p>
          </table:table-cell>
          <table:table-cell table:style-name="Tabla4.A3" office:value-type="string">
            <text:p text:style-name="P20">Var</text:p>
          </table:table-cell>
          <table:table-cell table:style-name="Tabla4.A3" office:value-type="string">
            <text:p text:style-name="P20">Dades de l'assentament</text:p>
          </table:table-cell>
          <table:table-cell table:style-name="Tabla4.F3" office:value-type="string">
            <text:p text:style-name="P20"/>
          </table:table-cell>
        </table:table-row>
        <table:table-row table:style-name="Tabla4.1">
          <table:table-cell table:style-name="Tabla4.A5" table:number-columns-spanned="6" office:value-type="string">
            <text:p text:style-name="P18">Definició d'objecte: RegistroWs</text:p>
          </table:table-cell>
          <table:covered-table-cell/>
          <table:covered-table-cell/>
          <table:covered-table-cell/>
          <table:covered-table-cell/>
          <table:covered-table-cell/>
        </table:table-row>
        <table:table-row table:style-name="Tabla4.1">
          <table:table-cell table:style-name="Tabla4.A6" office:value-type="string">
            <text:p text:style-name="P21">Camp</text:p>
          </table:table-cell>
          <table:table-cell table:style-name="Tabla4.A6" office:value-type="string">
            <text:p text:style-name="P21">Tipus</text:p>
          </table:table-cell>
          <table:table-cell table:style-name="Tabla4.A6" office:value-type="string">
            <text:p text:style-name="P21">Car</text:p>
          </table:table-cell>
          <table:table-cell table:style-name="Tabla4.A6" office:value-type="string">
            <text:p text:style-name="P21">Lon</text:p>
          </table:table-cell>
          <table:table-cell table:style-name="Tabla4.A6" office:value-type="string">
            <text:p text:style-name="P21">Descripció</text:p>
          </table:table-cell>
          <table:table-cell table:style-name="Tabla4.F6" office:value-type="string">
            <text:p text:style-name="P21">Comentaris</text:p>
          </table:table-cell>
        </table:table-row>
        <table:table-row table:style-name="Tabla4.1">
          <table:table-cell table:style-name="Tabla4.A7" office:value-type="string">
            <text:p text:style-name="P15">numero</text:p>
          </table:table-cell>
          <table:table-cell table:style-name="Tabla4.A7" office:value-type="string">
            <text:p text:style-name="P15">Numèric</text:p>
          </table:table-cell>
          <table:table-cell table:style-name="Tabla4.C7" office:value-type="float" office:value="1">
            <text:p text:style-name="P15">1</text:p>
          </table:table-cell>
          <table:table-cell table:style-name="Tabla4.C7">
            <text:p text:style-name="P15"/>
          </table:table-cell>
          <table:table-cell table:style-name="Tabla4.A7" office:value-type="string">
            <text:p text:style-name="P15"/>
          </table:table-cell>
          <table:table-cell table:style-name="Tabla4.F7" office:value-type="string">
            <text:p text:style-name="P24"/>
          </table:table-cell>
        </table:table-row>
        <table:table-row table:style-name="Tabla4.1">
          <table:table-cell table:style-name="Tabla4.A7" office:value-type="string">
            <text:p text:style-name="P15">fecha</text:p>
          </table:table-cell>
          <table:table-cell table:style-name="Tabla4.A7" office:value-type="string">
            <text:p text:style-name="P15">Data</text:p>
          </table:table-cell>
          <table:table-cell table:style-name="Tabla4.A7" office:value-type="string">
            <text:p text:style-name="P16">0..1</text:p>
          </table:table-cell>
          <table:table-cell table:style-name="Tabla4.C7" office:value-type="float" office:value="14">
            <text:p text:style-name="P16">14</text:p>
          </table:table-cell>
          <table:table-cell table:style-name="Tabla4.A7" office:value-type="string">
            <text:p text:style-name="P16">Data del assentament</text:p>
          </table:table-cell>
          <table:table-cell table:style-name="Tabla4.F7" office:value-type="string">
            <text:p text:style-name="P24"/>
          </table:table-cell>
        </table:table-row>
        <table:table-row table:style-name="Tabla4.1">
          <table:table-cell table:style-name="Tabla4.A7" office:value-type="string">
            <text:p text:style-name="P15">numeroRegistroFormateado</text:p>
          </table:table-cell>
          <table:table-cell table:style-name="Tabla4.A7" office:value-type="string">
            <text:p text:style-name="P15">Cadena</text:p>
          </table:table-cell>
          <table:table-cell table:style-name="Tabla4.A7" office:value-type="string">
            <text:p text:style-name="P15">0..1</text:p>
          </table:table-cell>
          <table:table-cell table:style-name="Tabla4.A7" office:value-type="string">
            <text:p text:style-name="P15">Var</text:p>
          </table:table-cell>
          <table:table-cell table:style-name="Tabla4.A7" office:value-type="string">
            <text:p text:style-name="P15"/>
          </table:table-cell>
          <table:table-cell table:style-name="Tabla4.F7" office:value-type="string">
            <text:p text:style-name="P24"/>
          </table:table-cell>
        </table:table-row>
        <table:table-row table:style-name="Tabla4.1">
          <table:table-cell table:style-name="Tabla4.A7" office:value-type="string">
            <text:p text:style-name="P20">oficina</text:p>
          </table:table-cell>
          <table:table-cell table:style-name="Tabla4.A7" office:value-type="string">
            <text:p text:style-name="P20">Cadena</text:p>
          </table:table-cell>
          <table:table-cell table:style-name="Tabla4.C7" office:value-type="float" office:value="1">
            <text:p text:style-name="P20">1</text:p>
          </table:table-cell>
          <table:table-cell table:style-name="Tabla4.C7" office:value-type="float" office:value="21">
            <text:p text:style-name="P20">21</text:p>
          </table:table-cell>
          <table:table-cell table:style-name="Tabla4.A7" office:value-type="string">
            <text:p text:style-name="P20">Codi DIR3 de l'entitat registral on es registre l'assentament</text:p>
          </table:table-cell>
          <table:table-cell table:style-name="Tabla4.F7" office:value-type="string">
            <text:p text:style-name="P20">Ha d'estar en estat vigent.</text:p>
          </table:table-cell>
        </table:table-row>
        <table:table-row table:style-name="Tabla4.1">
          <table:table-cell table:style-name="Tabla4.A7" office:value-type="string">
            <text:p text:style-name="P3">libro</text:p>
          </table:table-cell>
          <table:table-cell table:style-name="Tabla4.A7" office:value-type="string">
            <text:p text:style-name="P3">Cadena</text:p>
          </table:table-cell>
          <table:table-cell table:style-name="Tabla4.C7" office:value-type="float" office:value="1">
            <text:p text:style-name="P20">1</text:p>
          </table:table-cell>
          <table:table-cell table:style-name="Tabla4.C7" office:value-type="float" office:value="4">
            <text:p text:style-name="P11">4</text:p>
          </table:table-cell>
          <table:table-cell table:style-name="Tabla4.A7" office:value-type="string">
            <text:p text:style-name="P20">Codi del llibre al qual fer l'assentament.</text:p>
          </table:table-cell>
          <table:table-cell table:style-name="Tabla4.F7" office:value-type="string">
            <text:p text:style-name="P20">Ha d'estar en estat vigent.</text:p>
          </table:table-cell>
        </table:table-row>
        <text:soft-page-break/>
        <table:table-row table:style-name="Tabla4.1">
          <table:table-cell table:style-name="Tabla4.A7" office:value-type="string">
            <text:p text:style-name="P20">interessat</text:p>
          </table:table-cell>
          <table:table-cell table:style-name="Tabla4.A7" office:value-type="string">
            <text:p text:style-name="P20">InteresadoWs</text:p>
          </table:table-cell>
          <table:table-cell table:style-name="Tabla4.A7" office:value-type="string">
            <text:p text:style-name="P20">1..n</text:p>
          </table:table-cell>
          <table:table-cell table:style-name="Tabla4.A7" office:value-type="string">
            <text:p text:style-name="P20">Var</text:p>
          </table:table-cell>
          <table:table-cell table:style-name="Tabla4.A7" office:value-type="string">
            <text:p text:style-name="P20">Dades de l'interessat en l'assentament</text:p>
          </table:table-cell>
          <table:table-cell table:style-name="Tabla4.F7" office:value-type="string">
            <text:p text:style-name="P20">Pot haver-n'hi més d'1.</text:p>
          </table:table-cell>
        </table:table-row>
        <table:table-row table:style-name="Tabla4.1">
          <table:table-cell table:style-name="Tabla4.A7" office:value-type="string">
            <text:p text:style-name="P3">extracto</text:p>
          </table:table-cell>
          <table:table-cell table:style-name="Tabla4.A7" office:value-type="string">
            <text:p text:style-name="P3">Cadena</text:p>
          </table:table-cell>
          <table:table-cell table:style-name="Tabla4.C7" office:value-type="float" office:value="1">
            <text:p text:style-name="P20">1</text:p>
          </table:table-cell>
          <table:table-cell table:style-name="Tabla4.C7" office:value-type="float" office:value="240">
            <text:p text:style-name="P20">240</text:p>
          </table:table-cell>
          <table:table-cell table:style-name="Tabla4.A7" office:value-type="string">
            <text:p text:style-name="P20">Extracte o resum de l'assentament</text:p>
          </table:table-cell>
          <table:table-cell table:style-name="Tabla4.F7" office:value-type="string">
            <text:p text:style-name="P20">Texte</text:p>
          </table:table-cell>
        </table:table-row>
        <table:table-row table:style-name="Tabla4.1">
          <table:table-cell table:style-name="Tabla4.A7" office:value-type="string">
            <text:p text:style-name="P3">tipoAsunto</text:p>
          </table:table-cell>
          <table:table-cell table:style-name="Tabla4.A7" office:value-type="string">
            <text:p text:style-name="P3">Cadena</text:p>
          </table:table-cell>
          <table:table-cell table:style-name="Tabla4.C7" office:value-type="float" office:value="1">
            <text:p text:style-name="P20">1</text:p>
          </table:table-cell>
          <table:table-cell table:style-name="Tabla4.C7" office:value-type="float" office:value="16">
            <text:p text:style-name="P11">16</text:p>
          </table:table-cell>
          <table:table-cell table:style-name="Tabla4.A7" office:value-type="string">
            <text:p text:style-name="P20">Codi del tipus assumpte</text:p>
          </table:table-cell>
          <table:table-cell table:style-name="Tabla4.F7" office:value-type="string">
            <text:p text:style-name="P20">Camp tipificat. Exposat al servei obtenirAssumptes.</text:p>
          </table:table-cell>
        </table:table-row>
        <table:table-row table:style-name="Tabla4.1">
          <table:table-cell table:style-name="Tabla4.A7" office:value-type="string">
            <text:p text:style-name="P3">codigoAsunto</text:p>
          </table:table-cell>
          <table:table-cell table:style-name="Tabla4.A7" office:value-type="string">
            <text:p text:style-name="P3">Cadena</text:p>
          </table:table-cell>
          <table:table-cell table:style-name="Tabla4.A7" office:value-type="string">
            <text:p text:style-name="P20">0..1</text:p>
          </table:table-cell>
          <table:table-cell table:style-name="Tabla4.C7" office:value-type="float" office:value="16">
            <text:p text:style-name="P20">16</text:p>
          </table:table-cell>
          <table:table-cell table:style-name="Tabla4.A7" office:value-type="string">
            <text:p text:style-name="P20">Codi de l'assumpte en destí</text:p>
          </table:table-cell>
          <table:table-cell table:style-name="Tabla4.F7" office:value-type="string">
            <text:p text:style-name="P20">Camp tipificat. Exposat al servei obtenirAssumptes.</text:p>
          </table:table-cell>
        </table:table-row>
        <table:table-row table:style-name="Tabla4.1">
          <table:table-cell table:style-name="Tabla4.A7" office:value-type="string">
            <text:p text:style-name="P3">refExterna</text:p>
          </table:table-cell>
          <table:table-cell table:style-name="Tabla4.A7" office:value-type="string">
            <text:p text:style-name="P3">Cadena</text:p>
          </table:table-cell>
          <table:table-cell table:style-name="Tabla4.A7" office:value-type="string">
            <text:p text:style-name="P20">0..1</text:p>
          </table:table-cell>
          <table:table-cell table:style-name="Tabla4.C7" office:value-type="float" office:value="16">
            <text:p text:style-name="P20">16</text:p>
          </table:table-cell>
          <table:table-cell table:style-name="Tabla4.A7" office:value-type="string">
            <text:p text:style-name="P20">Referència externa a qualque element de l'assentament</text:p>
          </table:table-cell>
          <table:table-cell table:style-name="Tabla4.F7" office:value-type="string">
            <text:p text:style-name="P20"/>
          </table:table-cell>
        </table:table-row>
        <table:table-row table:style-name="Tabla4.1">
          <table:table-cell table:style-name="Tabla4.A7" office:value-type="string">
            <text:p text:style-name="P3">numExpediente</text:p>
          </table:table-cell>
          <table:table-cell table:style-name="Tabla4.A7" office:value-type="string">
            <text:p text:style-name="P3">Cadena</text:p>
          </table:table-cell>
          <table:table-cell table:style-name="Tabla4.A7" office:value-type="string">
            <text:p text:style-name="P20">0..1</text:p>
          </table:table-cell>
          <table:table-cell table:style-name="Tabla4.C7" office:value-type="float" office:value="80">
            <text:p text:style-name="P20">80</text:p>
          </table:table-cell>
          <table:table-cell table:style-name="Tabla4.A7" office:value-type="string">
            <text:p text:style-name="P20">Referència al nombre d'expedient de l'assentament</text:p>
          </table:table-cell>
          <table:table-cell table:style-name="Tabla4.F7" office:value-type="string">
            <text:p text:style-name="P20"/>
          </table:table-cell>
        </table:table-row>
        <table:table-row table:style-name="Tabla4.1">
          <table:table-cell table:style-name="Tabla4.A7" office:value-type="string">
            <text:p text:style-name="P3">anexo</text:p>
          </table:table-cell>
          <table:table-cell table:style-name="Tabla4.A7" office:value-type="string">
            <text:p text:style-name="P20">AnexoWs</text:p>
          </table:table-cell>
          <table:table-cell table:style-name="Tabla4.A7" office:value-type="string">
            <text:p text:style-name="P20">0..n</text:p>
          </table:table-cell>
          <table:table-cell table:style-name="Tabla4.A7" office:value-type="string">
            <text:p text:style-name="P20">Var</text:p>
          </table:table-cell>
          <table:table-cell table:style-name="Tabla4.A7" office:value-type="string">
            <text:p text:style-name="P20">Fitxers annexes a l'assentament</text:p>
          </table:table-cell>
          <table:table-cell table:style-name="Tabla4.F7" office:value-type="string">
            <text:p text:style-name="P20"/>
          </table:table-cell>
        </table:table-row>
        <table:table-row table:style-name="Tabla4.1">
          <table:table-cell table:style-name="Tabla4.A7" office:value-type="string">
            <text:p text:style-name="P3">idioma</text:p>
          </table:table-cell>
          <table:table-cell table:style-name="Tabla4.A7" office:value-type="string">
            <text:p text:style-name="P3">Cadena</text:p>
          </table:table-cell>
          <table:table-cell table:style-name="Tabla4.C7" office:value-type="float" office:value="1">
            <text:p text:style-name="P20">1</text:p>
          </table:table-cell>
          <table:table-cell table:style-name="Tabla4.C7" office:value-type="float" office:value="2">
            <text:p text:style-name="P20">2</text:p>
          </table:table-cell>
          <table:table-cell table:style-name="Tabla4.A7" office:value-type="string">
            <text:p text:style-name="P20">Codi de l'idioma en què es fa l'assentament</text:p>
          </table:table-cell>
          <table:table-cell table:style-name="Tabla4.F7" office:value-type="string">
            <text:p text:style-name="P20">Codi ISO-639-1</text:p>
          </table:table-cell>
        </table:table-row>
        <table:table-row table:style-name="Tabla4.1">
          <table:table-cell table:style-name="Tabla4.A7" office:value-type="string">
            <text:p text:style-name="P3">tipoTransporte</text:p>
          </table:table-cell>
          <table:table-cell table:style-name="Tabla4.A7" office:value-type="string">
            <text:p text:style-name="P3">Cadena</text:p>
          </table:table-cell>
          <table:table-cell table:style-name="Tabla4.A7" office:value-type="string">
            <text:p text:style-name="P20">0..1</text:p>
          </table:table-cell>
          <table:table-cell table:style-name="Tabla4.C7" office:value-type="float" office:value="2">
            <text:p text:style-name="P20">2</text:p>
          </table:table-cell>
          <table:table-cell table:style-name="Tabla4.A7" office:value-type="string">
            <text:p text:style-name="P20">Codi SICRES3 del segment internos – tipo transporte</text:p>
          </table:table-cell>
          <table:table-cell table:style-name="Tabla4.F7" office:value-type="string">
            <text:p text:style-name="P3"/>
          </table:table-cell>
        </table:table-row>
        <table:table-row table:style-name="Tabla4.1">
          <table:table-cell table:style-name="Tabla4.A7" office:value-type="string">
            <text:p text:style-name="P3">numTransporte</text:p>
          </table:table-cell>
          <table:table-cell table:style-name="Tabla4.A7" office:value-type="string">
            <text:p text:style-name="P3">Cadena</text:p>
          </table:table-cell>
          <table:table-cell table:style-name="Tabla4.A7" office:value-type="string">
            <text:p text:style-name="P20">0..1</text:p>
          </table:table-cell>
          <table:table-cell table:style-name="Tabla4.C7" office:value-type="float" office:value="20">
            <text:p text:style-name="P20">20</text:p>
          </table:table-cell>
          <table:table-cell table:style-name="Tabla4.A7" office:value-type="string">
            <text:p text:style-name="P20">Número del transport</text:p>
          </table:table-cell>
          <table:table-cell table:style-name="Tabla4.F7" office:value-type="string">
            <text:p text:style-name="P3"/>
          </table:table-cell>
        </table:table-row>
        <table:table-row table:style-name="Tabla4.1">
          <table:table-cell table:style-name="Tabla4.A7" office:value-type="string">
            <text:p text:style-name="P3">codigoUsuario</text:p>
          </table:table-cell>
          <table:table-cell table:style-name="Tabla4.A7" office:value-type="string">
            <text:p text:style-name="P3">Cadena</text:p>
          </table:table-cell>
          <table:table-cell table:style-name="Tabla4.C7" office:value-type="float" office:value="1">
            <text:p text:style-name="P20">1</text:p>
          </table:table-cell>
          <table:table-cell table:style-name="Tabla4.C7" office:value-type="float" office:value="80">
            <text:p text:style-name="P20">80</text:p>
          </table:table-cell>
          <table:table-cell table:style-name="Tabla4.A7" office:value-type="string">
            <text:p text:style-name="P20">Nom de l'usuari que fa l'assentament</text:p>
          </table:table-cell>
          <table:table-cell table:style-name="Tabla4.F7" office:value-type="string">
            <text:p text:style-name="P7">Si és un registre electrònic serà el nom de l'aplicació</text:p>
          </table:table-cell>
        </table:table-row>
        <table:table-row table:style-name="Tabla4.1">
          <table:table-cell table:style-name="Tabla4.A7" office:value-type="string">
            <text:p text:style-name="P3">contactoUsuario</text:p>
          </table:table-cell>
          <table:table-cell table:style-name="Tabla4.A7" office:value-type="string">
            <text:p text:style-name="P3">Cadena</text:p>
          </table:table-cell>
          <table:table-cell table:style-name="Tabla4.A7" office:value-type="string">
            <text:p text:style-name="P20">0..1</text:p>
          </table:table-cell>
          <table:table-cell table:style-name="Tabla4.C7" office:value-type="float" office:value="160">
            <text:p text:style-name="P20">160</text:p>
          </table:table-cell>
          <table:table-cell table:style-name="Tabla4.A7" office:value-type="string">
            <text:p text:style-name="P20">Contacte de l'usuari d'origen</text:p>
          </table:table-cell>
          <table:table-cell table:style-name="Tabla4.F7" office:value-type="string">
            <text:p text:style-name="P3">Si és un registre electrònic serà el responsable del tràmit.</text:p>
          </table:table-cell>
        </table:table-row>
        <table:table-row table:style-name="Tabla4.1">
          <table:table-cell table:style-name="Tabla4.A7" office:value-type="string">
            <text:p text:style-name="P3">aplicacion</text:p>
          </table:table-cell>
          <table:table-cell table:style-name="Tabla4.A7" office:value-type="string">
            <text:p text:style-name="P3">Cadena</text:p>
          </table:table-cell>
          <table:table-cell table:style-name="Tabla4.A7" office:value-type="string">
            <text:p text:style-name="P20">0..1</text:p>
          </table:table-cell>
          <table:table-cell table:style-name="Tabla4.C7" office:value-type="float" office:value="20">
            <text:p text:style-name="P20">20</text:p>
          </table:table-cell>
          <table:table-cell table:style-name="Tabla4.A7" office:value-type="string">
            <text:p text:style-name="P20">Codi de l'aplicació que fa l'assentament</text:p>
          </table:table-cell>
          <table:table-cell table:style-name="Tabla4.F7" office:value-type="string">
            <text:p text:style-name="P3"/>
          </table:table-cell>
        </table:table-row>
        <table:table-row table:style-name="Tabla4.1">
          <table:table-cell table:style-name="Tabla4.A7" office:value-type="string">
            <text:p text:style-name="P3">version</text:p>
          </table:table-cell>
          <table:table-cell table:style-name="Tabla4.A7" office:value-type="string">
            <text:p text:style-name="P3">Cadena</text:p>
          </table:table-cell>
          <table:table-cell table:style-name="Tabla4.A7" office:value-type="string">
            <text:p text:style-name="P20">0..1</text:p>
          </table:table-cell>
          <table:table-cell table:style-name="Tabla4.C7" office:value-type="float" office:value="15">
            <text:p text:style-name="P20">15</text:p>
          </table:table-cell>
          <table:table-cell table:style-name="Tabla4.A7" office:value-type="string">
            <text:p text:style-name="P20">Versió de l'aplicació que fa l'assentament</text:p>
          </table:table-cell>
          <table:table-cell table:style-name="Tabla4.F7" office:value-type="string">
            <text:p text:style-name="P3"/>
          </table:table-cell>
        </table:table-row>
        <table:table-row table:style-name="Tabla4.1">
          <table:table-cell table:style-name="Tabla4.A7" office:value-type="string">
            <text:p text:style-name="P3">docFisica</text:p>
          </table:table-cell>
          <table:table-cell table:style-name="Tabla4.A7" office:value-type="string">
            <text:p text:style-name="P3">Cadena</text:p>
          </table:table-cell>
          <table:table-cell table:style-name="Tabla4.C7" office:value-type="float" office:value="1">
            <text:p text:style-name="P20">1</text:p>
          </table:table-cell>
          <table:table-cell table:style-name="Tabla4.C7" office:value-type="float" office:value="1">
            <text:p text:style-name="P20">1</text:p>
          </table:table-cell>
          <table:table-cell table:style-name="Tabla4.A7" office:value-type="string">
            <text:p text:style-name="P20">Codi SICRES del segment internos – Documentación física y/o soportes</text:p>
          </table:table-cell>
          <table:table-cell table:style-name="Tabla4.F7" office:value-type="string">
            <text:p text:style-name="P3"/>
          </table:table-cell>
        </table:table-row>
        <table:table-row table:style-name="Tabla4.1">
          <table:table-cell table:style-name="Tabla4.A7" office:value-type="string">
            <text:p text:style-name="P3">observaciones</text:p>
          </table:table-cell>
          <table:table-cell table:style-name="Tabla4.A7" office:value-type="string">
            <text:p text:style-name="P3">Cadena</text:p>
          </table:table-cell>
          <table:table-cell table:style-name="Tabla4.A7" office:value-type="string">
            <text:p text:style-name="P20">0..1</text:p>
          </table:table-cell>
          <table:table-cell table:style-name="Tabla4.C7" office:value-type="float" office:value="50">
            <text:p text:style-name="P20">50</text:p>
          </table:table-cell>
          <table:table-cell table:style-name="Tabla4.A7" office:value-type="string">
            <text:p text:style-name="P20">Observacions de l'assentament.</text:p>
          </table:table-cell>
          <table:table-cell table:style-name="Tabla4.F7" office:value-type="string">
            <text:p text:style-name="P3"/>
          </table:table-cell>
        </table:table-row>
        <table:table-row table:style-name="Tabla4.1">
          <table:table-cell table:style-name="Tabla4.A7" office:value-type="string">
            <text:p text:style-name="P3">expone</text:p>
          </table:table-cell>
          <table:table-cell table:style-name="Tabla4.A7" office:value-type="string">
            <text:p text:style-name="P3">Cadena</text:p>
          </table:table-cell>
          <table:table-cell table:style-name="Tabla4.A7" office:value-type="string">
            <text:p text:style-name="P20">0..1</text:p>
          </table:table-cell>
          <table:table-cell table:style-name="Tabla4.C7" office:value-type="float" office:value="4000">
            <text:p text:style-name="P20">4000</text:p>
          </table:table-cell>
          <table:table-cell table:style-name="Tabla4.A7" office:value-type="string">
            <text:p text:style-name="P20">Exposició de fets</text:p>
          </table:table-cell>
          <table:table-cell table:style-name="Tabla4.F7" office:value-type="string">
            <text:p text:style-name="P3">Només si sol·licitud genèrica electrònica </text:p>
          </table:table-cell>
        </table:table-row>
        <table:table-row table:style-name="Tabla4.1">
          <table:table-cell table:style-name="Tabla4.A7" office:value-type="string">
            <text:p text:style-name="P3">solicita</text:p>
          </table:table-cell>
          <table:table-cell table:style-name="Tabla4.A7" office:value-type="string">
            <text:p text:style-name="P3">Cadena</text:p>
          </table:table-cell>
          <table:table-cell table:style-name="Tabla4.A7" office:value-type="string">
            <text:p text:style-name="P20">0..1</text:p>
          </table:table-cell>
          <table:table-cell table:style-name="Tabla4.C7" office:value-type="float" office:value="4000">
            <text:p text:style-name="P20">4000</text:p>
          </table:table-cell>
          <table:table-cell table:style-name="Tabla4.A7" office:value-type="string">
            <text:p text:style-name="P20">Objecte de la sol·licitud</text:p>
          </table:table-cell>
          <table:table-cell table:style-name="Tabla4.F7" office:value-type="string">
            <text:p text:style-name="P3">Només si sol·licitud genèrica electrònica</text:p>
          </table:table-cell>
        </table:table-row>
        <table:table-row table:style-name="Tabla4.1">
          <table:table-cell table:style-name="Tabla4.A5" table:number-columns-spanned="6" office:value-type="string">
            <text:p text:style-name="P18">Definició d'objecte: InteresadoWs</text:p>
          </table:table-cell>
          <table:covered-table-cell/>
          <table:covered-table-cell/>
          <table:covered-table-cell/>
          <table:covered-table-cell/>
          <table:covered-table-cell/>
        </table:table-row>
        <table:table-row table:style-name="Tabla4.1">
          <table:table-cell table:style-name="Tabla4.A6" office:value-type="string">
            <text:p text:style-name="P21">Camp</text:p>
          </table:table-cell>
          <table:table-cell table:style-name="Tabla4.A6" office:value-type="string">
            <text:p text:style-name="P21">Tipus</text:p>
          </table:table-cell>
          <table:table-cell table:style-name="Tabla4.A6" office:value-type="string">
            <text:p text:style-name="P21">Car</text:p>
          </table:table-cell>
          <table:table-cell table:style-name="Tabla4.A6" office:value-type="string">
            <text:p text:style-name="P21">Lon</text:p>
          </table:table-cell>
          <table:table-cell table:style-name="Tabla4.A6" office:value-type="string">
            <text:p text:style-name="P21">Descripció</text:p>
          </table:table-cell>
          <table:table-cell table:style-name="Tabla4.F6" office:value-type="string">
            <text:p text:style-name="P21">Comentaris</text:p>
          </table:table-cell>
        </table:table-row>
        <table:table-row table:style-name="Tabla4.1">
          <table:table-cell table:style-name="Tabla4.A7" office:value-type="string">
            <text:p text:style-name="P20">interesado</text:p>
          </table:table-cell>
          <table:table-cell table:style-name="Tabla4.A7" office:value-type="string">
            <text:p text:style-name="P21">DatosInteresadoWs</text:p>
          </table:table-cell>
          <table:table-cell table:style-name="Tabla4.C7" office:value-type="float" office:value="1">
            <text:p text:style-name="P20">1</text:p>
          </table:table-cell>
          <table:table-cell table:style-name="Tabla4.A7" office:value-type="string">
            <text:p text:style-name="P20">Var</text:p>
          </table:table-cell>
          <table:table-cell table:style-name="Tabla4.A7" office:value-type="string">
            <text:p text:style-name="P20">Dades de l'interessat</text:p>
          </table:table-cell>
          <table:table-cell table:style-name="Tabla4.F7" office:value-type="string">
            <text:p text:style-name="P20"/>
          </table:table-cell>
        </table:table-row>
        <table:table-row table:style-name="Tabla4.1">
          <table:table-cell table:style-name="Tabla4.A7" office:value-type="string">
            <text:p text:style-name="P20">representante</text:p>
          </table:table-cell>
          <table:table-cell table:style-name="Tabla4.A7" office:value-type="string">
            <text:p text:style-name="P21">DatosInteresadoWs</text:p>
          </table:table-cell>
          <table:table-cell table:style-name="Tabla4.A7" office:value-type="string">
            <text:p text:style-name="P20">0..1</text:p>
          </table:table-cell>
          <table:table-cell table:style-name="Tabla4.A7" office:value-type="string">
            <text:p text:style-name="P20">Var</text:p>
          </table:table-cell>
          <table:table-cell table:style-name="Tabla4.A7" office:value-type="string">
            <text:p text:style-name="P20">Dades del representant associat a aquest interessat</text:p>
          </table:table-cell>
          <table:table-cell table:style-name="Tabla4.F7" office:value-type="string">
            <text:p text:style-name="P20"/>
          </table:table-cell>
        </table:table-row>
        <table:table-row table:style-name="Tabla4.1">
          <table:table-cell table:style-name="Tabla4.A5" table:number-columns-spanned="6" office:value-type="string">
            <text:p text:style-name="P18">Definició d'objecte: DatosInteresadoWs</text:p>
          </table:table-cell>
          <table:covered-table-cell/>
          <table:covered-table-cell/>
          <table:covered-table-cell/>
          <table:covered-table-cell/>
          <table:covered-table-cell/>
        </table:table-row>
        <table:table-row table:style-name="Tabla4.1">
          <table:table-cell table:style-name="Tabla4.A6" office:value-type="string">
            <text:p text:style-name="P21">Camp</text:p>
          </table:table-cell>
          <table:table-cell table:style-name="Tabla4.A6" office:value-type="string">
            <text:p text:style-name="P21">Tipus</text:p>
          </table:table-cell>
          <table:table-cell table:style-name="Tabla4.A6" office:value-type="string">
            <text:p text:style-name="P21">Car</text:p>
          </table:table-cell>
          <table:table-cell table:style-name="Tabla4.A6" office:value-type="string">
            <text:p text:style-name="P21">Lon</text:p>
          </table:table-cell>
          <table:table-cell table:style-name="Tabla4.A6" office:value-type="string">
            <text:p text:style-name="P21">Descripció</text:p>
          </table:table-cell>
          <table:table-cell table:style-name="Tabla4.F6" office:value-type="string">
            <text:p text:style-name="P21">Comentaris</text:p>
          </table:table-cell>
        </table:table-row>
        <table:table-row table:style-name="Tabla4.1">
          <table:table-cell table:style-name="Tabla4.A7" office:value-type="string">
            <text:p text:style-name="P20">tipoInteresado</text:p>
          </table:table-cell>
          <table:table-cell table:style-name="Tabla4.A7" office:value-type="string">
            <text:p text:style-name="P20">Long</text:p>
          </table:table-cell>
          <table:table-cell table:style-name="Tabla4.C7" office:value-type="float" office:value="1">
            <text:p text:style-name="P20">1</text:p>
          </table:table-cell>
          <table:table-cell table:style-name="Tabla4.C7" office:value-type="float" office:value="1">
            <text:p text:style-name="P20">1</text:p>
          </table:table-cell>
          <table:table-cell table:style-name="Tabla4.A7" office:value-type="string">
            <text:p text:style-name="P3">Figura jurídica de la persona</text:p>
          </table:table-cell>
          <table:table-cell table:style-name="Tabla4.F7" office:value-type="string">
            <text:p text:style-name="P19">'1' = Persona física.</text:p>
            <text:p text:style-name="P19">'2' = Persona jurídica.</text:p>
            <text:p text:style-name="P20">'3' = Administració.</text:p>
          </table:table-cell>
        </table:table-row>
        <table:table-row table:style-name="Tabla4.1">
          <table:table-cell table:style-name="Tabla4.A7" office:value-type="string">
            <text:p text:style-name="P3">tipoDocumentoIdentificacion</text:p>
          </table:table-cell>
          <table:table-cell table:style-name="Tabla4.A7" office:value-type="string">
            <text:p text:style-name="P20">Cadena</text:p>
          </table:table-cell>
          <table:table-cell table:style-name="Tabla4.A7" office:value-type="string">
            <text:p text:style-name="P20">0..1</text:p>
          </table:table-cell>
          <table:table-cell table:style-name="Tabla4.C7" office:value-type="float" office:value="1">
            <text:p text:style-name="P20">1</text:p>
          </table:table-cell>
          <table:table-cell table:style-name="Tabla4.A7" office:value-type="string">
            <text:p text:style-name="P3">Codi SICRES del segment interesado – documento de identificacion de interesado tipo.</text:p>
          </table:table-cell>
          <table:table-cell table:style-name="Tabla4.F7" office:value-type="string">
            <text:p text:style-name="P20">Si és administració tindrà 'O'</text:p>
          </table:table-cell>
        </table:table-row>
        <table:table-row table:style-name="Tabla4.1">
          <table:table-cell table:style-name="Tabla4.A7" office:value-type="string">
            <text:p text:style-name="P3">documento</text:p>
          </table:table-cell>
          <table:table-cell table:style-name="Tabla4.A7" office:value-type="string">
            <text:p text:style-name="P20">Cadena</text:p>
          </table:table-cell>
          <table:table-cell table:style-name="Tabla4.A7" office:value-type="string">
            <text:p text:style-name="P20">0..1</text:p>
          </table:table-cell>
          <table:table-cell table:style-name="Tabla4.C7" office:value-type="float" office:value="17">
            <text:p text:style-name="P20">17</text:p>
          </table:table-cell>
          <table:table-cell table:style-name="Tabla4.A7" office:value-type="string">
            <text:p text:style-name="P3">Ha de tenir la sintaxis adecuada al tipus de document.</text:p>
          </table:table-cell>
          <table:table-cell table:style-name="Tabla4.F7" office:value-type="string">
            <text:p text:style-name="P20">Si és administració tendrà el codi DIR3</text:p>
          </table:table-cell>
        </table:table-row>
        <table:table-row table:style-name="Tabla4.1">
          <table:table-cell table:style-name="Tabla4.A7" office:value-type="string">
            <text:p text:style-name="P3">razonSocial</text:p>
          </table:table-cell>
          <table:table-cell table:style-name="Tabla4.A7" office:value-type="string">
            <text:p text:style-name="P20">Cadena</text:p>
          </table:table-cell>
          <table:table-cell table:style-name="Tabla4.A7" office:value-type="string">
            <text:p text:style-name="P20">C</text:p>
          </table:table-cell>
          <table:table-cell table:style-name="Tabla4.C7" office:value-type="float" office:value="80">
            <text:p text:style-name="P20">80</text:p>
          </table:table-cell>
          <table:table-cell table:style-name="Tabla4.A7" office:value-type="string">
            <text:p text:style-name="P3">Raó social de la persona. Si és administració descripció de l'entitat.</text:p>
          </table:table-cell>
          <table:table-cell table:style-name="Tabla4.F7" office:value-type="string">
            <text:p text:style-name="P20">Obligatori si és persona jurídica</text:p>
          </table:table-cell>
        </table:table-row>
        <table:table-row table:style-name="Tabla4.1">
          <table:table-cell table:style-name="Tabla4.A7" office:value-type="string">
            <text:p text:style-name="P3">nombre</text:p>
          </table:table-cell>
          <table:table-cell table:style-name="Tabla4.A7" office:value-type="string">
            <text:p text:style-name="P20">Cadena</text:p>
          </table:table-cell>
          <table:table-cell table:style-name="Tabla4.A7" office:value-type="string">
            <text:p text:style-name="P20">C</text:p>
          </table:table-cell>
          <table:table-cell table:style-name="Tabla4.C7" office:value-type="float" office:value="30">
            <text:p text:style-name="P20">30</text:p>
          </table:table-cell>
          <table:table-cell table:style-name="Tabla4.A7" office:value-type="string">
            <text:p text:style-name="P3">Nom de la persona si és persona física</text:p>
          </table:table-cell>
          <table:table-cell table:style-name="Tabla4.F7" office:value-type="string">
            <text:p text:style-name="P20">Obligatori si és persona física</text:p>
          </table:table-cell>
        </table:table-row>
        <table:table-row table:style-name="Tabla4.1">
          <table:table-cell table:style-name="Tabla4.A7" office:value-type="string">
            <text:p text:style-name="P3">apellido1</text:p>
          </table:table-cell>
          <table:table-cell table:style-name="Tabla4.A7" office:value-type="string">
            <text:p text:style-name="P20">Cadena</text:p>
          </table:table-cell>
          <table:table-cell table:style-name="Tabla4.A7" office:value-type="string">
            <text:p text:style-name="P20">C</text:p>
          </table:table-cell>
          <table:table-cell table:style-name="Tabla4.C7" office:value-type="float" office:value="30">
            <text:p text:style-name="P20">30</text:p>
          </table:table-cell>
          <table:table-cell table:style-name="Tabla4.A7" office:value-type="string">
            <text:p text:style-name="P3">Primer llinatge si és persona física</text:p>
          </table:table-cell>
          <table:table-cell table:style-name="Tabla4.F7" office:value-type="string">
            <text:p text:style-name="P20">Obligatori si és persona física</text:p>
          </table:table-cell>
        </table:table-row>
        <table:table-row table:style-name="Tabla4.1">
          <table:table-cell table:style-name="Tabla4.A7" office:value-type="string">
            <text:p text:style-name="P3">apellido2</text:p>
          </table:table-cell>
          <table:table-cell table:style-name="Tabla4.A7" office:value-type="string">
            <text:p text:style-name="P20">Cadena</text:p>
          </table:table-cell>
          <table:table-cell table:style-name="Tabla4.A7" office:value-type="string">
            <text:p text:style-name="P20">0..1</text:p>
          </table:table-cell>
          <table:table-cell table:style-name="Tabla4.C7" office:value-type="float" office:value="30">
            <text:p text:style-name="P20">30</text:p>
          </table:table-cell>
          <table:table-cell table:style-name="Tabla4.A7" office:value-type="string">
            <text:p text:style-name="P3">Segon llinatge si és persona física</text:p>
          </table:table-cell>
          <table:table-cell table:style-name="Tabla4.F7" office:value-type="string">
            <text:p text:style-name="P20"/>
          </table:table-cell>
        </table:table-row>
        <text:soft-page-break/>
        <table:table-row table:style-name="Tabla4.1">
          <table:table-cell table:style-name="Tabla4.A7" office:value-type="string">
            <text:p text:style-name="P3">pais</text:p>
          </table:table-cell>
          <table:table-cell table:style-name="Tabla4.A7" office:value-type="string">
            <text:p text:style-name="P20">Cadena</text:p>
          </table:table-cell>
          <table:table-cell table:style-name="Tabla4.A7" office:value-type="string">
            <text:p text:style-name="P20">C</text:p>
          </table:table-cell>
          <table:table-cell table:style-name="Tabla4.C7" office:value-type="float" office:value="4">
            <text:p text:style-name="P20">4</text:p>
          </table:table-cell>
          <table:table-cell table:style-name="Tabla4.A7" office:value-type="string">
            <text:p text:style-name="P3">País de la persona segons catàleg INE. Publicat a DIR3</text:p>
          </table:table-cell>
          <table:table-cell table:style-name="Tabla4.F7" office:value-type="string">
            <text:p text:style-name="P20">Obligatori si canal='01'</text:p>
          </table:table-cell>
        </table:table-row>
        <table:table-row table:style-name="Tabla4.1">
          <table:table-cell table:style-name="Tabla4.A7" office:value-type="string">
            <text:p text:style-name="P3">provincia</text:p>
          </table:table-cell>
          <table:table-cell table:style-name="Tabla4.A7" office:value-type="string">
            <text:p text:style-name="P20">Cadena</text:p>
          </table:table-cell>
          <table:table-cell table:style-name="Tabla4.A7" office:value-type="string">
            <text:p text:style-name="P20">C</text:p>
          </table:table-cell>
          <table:table-cell table:style-name="Tabla4.C7" office:value-type="float" office:value="2">
            <text:p text:style-name="P20">2</text:p>
          </table:table-cell>
          <table:table-cell table:style-name="Tabla4.A7" office:value-type="string">
            <text:p text:style-name="P3">Província de la persona segons catàleg de l'annex de l'OM del padró. Publicat a DIR3</text:p>
          </table:table-cell>
          <table:table-cell table:style-name="Tabla4.F7" office:value-type="string">
            <text:p text:style-name="P20">Obligatori si pais='0724' i codiPostal=null</text:p>
          </table:table-cell>
        </table:table-row>
        <table:table-row table:style-name="Tabla4.1">
          <table:table-cell table:style-name="Tabla4.A7" office:value-type="string">
            <text:p text:style-name="P3">localidad</text:p>
          </table:table-cell>
          <table:table-cell table:style-name="Tabla4.A7" office:value-type="string">
            <text:p text:style-name="P20">Cadena</text:p>
          </table:table-cell>
          <table:table-cell table:style-name="Tabla4.A7" office:value-type="string">
            <text:p text:style-name="P20">C</text:p>
          </table:table-cell>
          <table:table-cell table:style-name="Tabla4.C7" office:value-type="float" office:value="5">
            <text:p text:style-name="P20">5</text:p>
          </table:table-cell>
          <table:table-cell table:style-name="Tabla4.A7" office:value-type="string">
            <text:p text:style-name="P3">Municipi de la persona segons catàleg de l'annex de l'OM del padró. Publicat a DIR3</text:p>
          </table:table-cell>
          <table:table-cell table:style-name="Tabla4.F7" office:value-type="string">
            <text:p text:style-name="P20">Obligatori si pais='0724' i codiPostal=null</text:p>
          </table:table-cell>
        </table:table-row>
        <table:table-row table:style-name="Tabla4.1">
          <table:table-cell table:style-name="Tabla4.A7" office:value-type="string">
            <text:p text:style-name="P3">direccion</text:p>
          </table:table-cell>
          <table:table-cell table:style-name="Tabla4.A7" office:value-type="string">
            <text:p text:style-name="P20">Cadena</text:p>
          </table:table-cell>
          <table:table-cell table:style-name="Tabla4.A7" office:value-type="string">
            <text:p text:style-name="P20">C</text:p>
          </table:table-cell>
          <table:table-cell table:style-name="Tabla4.C7" office:value-type="float" office:value="160">
            <text:p text:style-name="P20">160</text:p>
          </table:table-cell>
          <table:table-cell table:style-name="Tabla4.A7" office:value-type="string">
            <text:p text:style-name="P3">Adreça postal de la persona</text:p>
          </table:table-cell>
          <table:table-cell table:style-name="Tabla4.F7" office:value-type="string">
            <text:p text:style-name="P20">Obligatori si canal='01'</text:p>
          </table:table-cell>
        </table:table-row>
        <table:table-row table:style-name="Tabla4.1">
          <table:table-cell table:style-name="Tabla4.A7" office:value-type="string">
            <text:p text:style-name="P3">cp</text:p>
          </table:table-cell>
          <table:table-cell table:style-name="Tabla4.A7" office:value-type="string">
            <text:p text:style-name="P20">Cadena</text:p>
          </table:table-cell>
          <table:table-cell table:style-name="Tabla4.A7" office:value-type="string">
            <text:p text:style-name="P20">C</text:p>
          </table:table-cell>
          <table:table-cell table:style-name="Tabla4.C7" office:value-type="float" office:value="5">
            <text:p text:style-name="P20">5</text:p>
          </table:table-cell>
          <table:table-cell table:style-name="Tabla4.A7" office:value-type="string">
            <text:p text:style-name="P3">Municipi de la persona segons catàleg de l'annex de l'OM del padró. Publicat a DIR3</text:p>
          </table:table-cell>
          <table:table-cell table:style-name="Tabla4.F7" office:value-type="string">
            <text:p text:style-name="P20">Obligatori si pais='0724' i provincia=null i municipi=null.</text:p>
          </table:table-cell>
        </table:table-row>
        <table:table-row table:style-name="Tabla4.1">
          <table:table-cell table:style-name="Tabla4.A7" office:value-type="string">
            <text:p text:style-name="P3">email</text:p>
          </table:table-cell>
          <table:table-cell table:style-name="Tabla4.A7" office:value-type="string">
            <text:p text:style-name="P20">Cadena</text:p>
          </table:table-cell>
          <table:table-cell table:style-name="Tabla4.A7" office:value-type="string">
            <text:p text:style-name="P20">0..1</text:p>
          </table:table-cell>
          <table:table-cell table:style-name="Tabla4.C7" office:value-type="float" office:value="160">
            <text:p text:style-name="P20">160</text:p>
          </table:table-cell>
          <table:table-cell table:style-name="Tabla4.A7" office:value-type="string">
            <text:p text:style-name="P3">Email de la persona</text:p>
          </table:table-cell>
          <table:table-cell table:style-name="Tabla4.F7" office:value-type="string">
            <text:p text:style-name="P20"/>
          </table:table-cell>
        </table:table-row>
        <table:table-row table:style-name="Tabla4.1">
          <table:table-cell table:style-name="Tabla4.A7" office:value-type="string">
            <text:p text:style-name="P3">telefon</text:p>
          </table:table-cell>
          <table:table-cell table:style-name="Tabla4.A7" office:value-type="string">
            <text:p text:style-name="P20">Cadena</text:p>
          </table:table-cell>
          <table:table-cell table:style-name="Tabla4.A7" office:value-type="string">
            <text:p text:style-name="P20">0..1</text:p>
          </table:table-cell>
          <table:table-cell table:style-name="Tabla4.C7" office:value-type="float" office:value="20">
            <text:p text:style-name="P20">20</text:p>
          </table:table-cell>
          <table:table-cell table:style-name="Tabla4.A7" office:value-type="string">
            <text:p text:style-name="P3">Telèfon de la persona</text:p>
          </table:table-cell>
          <table:table-cell table:style-name="Tabla4.F7" office:value-type="string">
            <text:p text:style-name="P20"/>
          </table:table-cell>
        </table:table-row>
        <table:table-row table:style-name="Tabla4.1">
          <table:table-cell table:style-name="Tabla4.A7" office:value-type="string">
            <text:p text:style-name="P3">direccionElectronica</text:p>
          </table:table-cell>
          <table:table-cell table:style-name="Tabla4.A7" office:value-type="string">
            <text:p text:style-name="P20">Cadena</text:p>
          </table:table-cell>
          <table:table-cell table:style-name="Tabla4.A7" office:value-type="string">
            <text:p text:style-name="P20">C</text:p>
          </table:table-cell>
          <table:table-cell table:style-name="Tabla4.C7" office:value-type="float" office:value="160">
            <text:p text:style-name="P20">160</text:p>
          </table:table-cell>
          <table:table-cell table:style-name="Tabla4.A7" office:value-type="string">
            <text:p text:style-name="P3">En cas de disposar d'adreça electrònica habilitada</text:p>
          </table:table-cell>
          <table:table-cell table:style-name="Tabla4.F7" office:value-type="string">
            <text:p text:style-name="P20">Obligatori si canal='02'</text:p>
          </table:table-cell>
        </table:table-row>
        <table:table-row table:style-name="Tabla4.1">
          <table:table-cell table:style-name="Tabla4.A7" office:value-type="string">
            <text:p text:style-name="P3">canal</text:p>
          </table:table-cell>
          <table:table-cell table:style-name="Tabla4.A7" office:value-type="string">
            <text:p text:style-name="P20">Cadena</text:p>
          </table:table-cell>
          <table:table-cell table:style-name="Tabla4.A7" office:value-type="string">
            <text:p text:style-name="P20">0..1</text:p>
          </table:table-cell>
          <table:table-cell table:style-name="Tabla4.C7" office:value-type="float" office:value="2">
            <text:p text:style-name="P20">2</text:p>
          </table:table-cell>
          <table:table-cell table:style-name="Tabla4.A7" office:value-type="string">
            <text:p text:style-name="P3">Codi SICRES del segment interesado – canal preferente de notificación del interesado</text:p>
          </table:table-cell>
          <table:table-cell table:style-name="Tabla4.F7" office:value-type="string">
            <text:p text:style-name="P20"/>
          </table:table-cell>
        </table:table-row>
        <table:table-row table:style-name="Tabla4.1">
          <table:table-cell table:style-name="Tabla4.A7" office:value-type="string">
            <text:p text:style-name="P3">observaciones</text:p>
          </table:table-cell>
          <table:table-cell table:style-name="Tabla4.A7" office:value-type="string">
            <text:p text:style-name="P20">Cadena</text:p>
          </table:table-cell>
          <table:table-cell table:style-name="Tabla4.A7" office:value-type="string">
            <text:p text:style-name="P20">0..1</text:p>
          </table:table-cell>
          <table:table-cell table:style-name="Tabla4.C7" office:value-type="float" office:value="160">
            <text:p text:style-name="P20">160</text:p>
          </table:table-cell>
          <table:table-cell table:style-name="Tabla4.A7" office:value-type="string">
            <text:p text:style-name="P3">Observacions de l'interessat</text:p>
          </table:table-cell>
          <table:table-cell table:style-name="Tabla4.F7" office:value-type="string">
            <text:p text:style-name="P20"/>
          </table:table-cell>
        </table:table-row>
        <table:table-row table:style-name="Tabla4.1">
          <table:table-cell table:style-name="Tabla4.A5" table:number-columns-spanned="6" office:value-type="string">
            <text:p text:style-name="P18">Definició d'objecte: Annex (AnexoWs)</text:p>
          </table:table-cell>
          <table:covered-table-cell/>
          <table:covered-table-cell/>
          <table:covered-table-cell/>
          <table:covered-table-cell/>
          <table:covered-table-cell/>
        </table:table-row>
        <table:table-row table:style-name="Tabla4.1">
          <table:table-cell table:style-name="Tabla4.A6" office:value-type="string">
            <text:p text:style-name="P23">Camp</text:p>
          </table:table-cell>
          <table:table-cell table:style-name="Tabla4.A6" office:value-type="string">
            <text:p text:style-name="P23">Tipus</text:p>
          </table:table-cell>
          <table:table-cell table:style-name="Tabla4.A6" office:value-type="string">
            <text:p text:style-name="P23">Car</text:p>
          </table:table-cell>
          <table:table-cell table:style-name="Tabla4.A6" office:value-type="string">
            <text:p text:style-name="P23">Lon</text:p>
          </table:table-cell>
          <table:table-cell table:style-name="Tabla4.A6" office:value-type="string">
            <text:p text:style-name="P23">Descripció</text:p>
          </table:table-cell>
          <table:table-cell table:style-name="Tabla4.F6" office:value-type="string">
            <text:p text:style-name="P23">Comentaris</text:p>
          </table:table-cell>
        </table:table-row>
        <table:table-row table:style-name="Tabla4.1">
          <table:table-cell table:style-name="Tabla4.A3" office:value-type="string">
            <text:p text:style-name="P19">titulo</text:p>
          </table:table-cell>
          <table:table-cell table:style-name="Tabla4.A3" office:value-type="string">
            <text:p text:style-name="P22">Cadena</text:p>
          </table:table-cell>
          <table:table-cell table:style-name="Tabla4.C3" office:value-type="float" office:value="1">
            <text:p text:style-name="P22">1</text:p>
          </table:table-cell>
          <table:table-cell table:style-name="Tabla4.C3" office:value-type="float" office:value="200">
            <text:p text:style-name="P12">200</text:p>
          </table:table-cell>
          <table:table-cell table:style-name="Tabla4.A3" office:value-type="string">
            <text:p text:style-name="P22">Títol del document</text:p>
          </table:table-cell>
          <table:table-cell table:style-name="Tabla4.F3" office:value-type="string">
            <text:p text:style-name="P4"/>
          </table:table-cell>
        </table:table-row>
        <table:table-row table:style-name="Tabla4.1">
          <table:table-cell table:style-name="Tabla4.A3" office:value-type="string">
            <text:p text:style-name="P4">nombreFicheroAnexado</text:p>
          </table:table-cell>
          <table:table-cell table:style-name="Tabla4.A3" office:value-type="string">
            <text:p text:style-name="P22">Cadena</text:p>
          </table:table-cell>
          <table:table-cell table:style-name="Tabla4.C3" office:value-type="float" office:value="1">
            <text:p text:style-name="P22">1</text:p>
          </table:table-cell>
          <table:table-cell table:style-name="Tabla4.C3" office:value-type="float" office:value="80">
            <text:p text:style-name="P22">80</text:p>
          </table:table-cell>
          <table:table-cell table:style-name="Tabla4.A3" office:value-type="string">
            <text:p text:style-name="P22">Nom del fitxer</text:p>
          </table:table-cell>
          <table:table-cell table:style-name="Tabla4.F3" office:value-type="string">
            <text:p text:style-name="P4">Ha de contenir l'extensió</text:p>
          </table:table-cell>
        </table:table-row>
        <table:table-row table:style-name="Tabla4.1">
          <table:table-cell table:style-name="Tabla4.A3" office:value-type="string">
            <text:p text:style-name="P5">ficheroAnexado</text:p>
          </table:table-cell>
          <table:table-cell table:style-name="Tabla4.A3" office:value-type="string">
            <text:p text:style-name="P22">byte[]</text:p>
          </table:table-cell>
          <table:table-cell table:style-name="Tabla4.A3" office:value-type="string">
            <text:p text:style-name="P22">0..1</text:p>
          </table:table-cell>
          <table:table-cell table:style-name="Tabla4.A3" office:value-type="string">
            <text:p text:style-name="P22">Var</text:p>
          </table:table-cell>
          <table:table-cell table:style-name="Tabla4.A3" office:value-type="string">
            <text:p text:style-name="P22">Contingut de l'annex en base64.</text:p>
          </table:table-cell>
          <table:table-cell table:style-name="Tabla4.F3" office:value-type="string">
            <text:p text:style-name="P9"/>
          </table:table-cell>
        </table:table-row>
        <table:table-row table:style-name="Tabla4.1">
          <table:table-cell table:style-name="Tabla4.A3" office:value-type="string">
            <text:p text:style-name="P19">tamanoFicheroAnexado</text:p>
          </table:table-cell>
          <table:table-cell table:style-name="Tabla4.A3" office:value-type="string">
            <text:p text:style-name="P22">Numèric</text:p>
          </table:table-cell>
          <table:table-cell table:style-name="Tabla4.C3" office:value-type="float" office:value="1">
            <text:p text:style-name="P22">1</text:p>
          </table:table-cell>
          <table:table-cell table:style-name="Tabla4.A3" office:value-type="string">
            <text:p text:style-name="P22">Var</text:p>
          </table:table-cell>
          <table:table-cell table:style-name="Tabla4.A3" office:value-type="string">
            <text:p text:style-name="P22">Mida en bytes del fitxer.</text:p>
          </table:table-cell>
          <table:table-cell table:style-name="Tabla4.F3" office:value-type="string">
            <text:p text:style-name="P4"/>
          </table:table-cell>
        </table:table-row>
        <table:table-row table:style-name="Tabla4.1">
          <table:table-cell table:style-name="Tabla4.A3" office:value-type="string">
            <text:p text:style-name="P4">tipoMIMEFicheroAnexado</text:p>
          </table:table-cell>
          <table:table-cell table:style-name="Tabla4.A3" office:value-type="string">
            <text:p text:style-name="P22">Cadena</text:p>
          </table:table-cell>
          <table:table-cell table:style-name="Tabla4.A3" office:value-type="string">
            <text:p text:style-name="P22">0..1</text:p>
          </table:table-cell>
          <table:table-cell table:style-name="Tabla4.C3" office:value-type="float" office:value="30">
            <text:p text:style-name="P22">30</text:p>
          </table:table-cell>
          <table:table-cell table:style-name="Tabla4.A3" office:value-type="string">
            <text:p text:style-name="P22">Tipo MIME del documento.</text:p>
          </table:table-cell>
          <table:table-cell table:style-name="Tabla4.F3" office:value-type="string">
            <text:p text:style-name="P4">Tipus vàlid d'acord amb NTI de catàleg d'estàndards.</text:p>
          </table:table-cell>
        </table:table-row>
        <table:table-row table:style-name="Tabla4.1">
          <table:table-cell table:style-name="Tabla4.A3" office:value-type="string">
            <text:p text:style-name="P19">tipoDocumental</text:p>
          </table:table-cell>
          <table:table-cell table:style-name="Tabla4.A3" office:value-type="string">
            <text:p text:style-name="P22">Cadena</text:p>
          </table:table-cell>
          <table:table-cell table:style-name="Tabla4.C3" office:value-type="float" office:value="1">
            <text:p text:style-name="P22">1</text:p>
          </table:table-cell>
          <table:table-cell table:style-name="Tabla4.C3" office:value-type="float" office:value="4">
            <text:p text:style-name="P22">4</text:p>
          </table:table-cell>
          <table:table-cell table:style-name="Tabla4.A3" office:value-type="string">
            <text:p text:style-name="P22">Codi de la metadada tipus documental de la NTI de document electrònic.</text:p>
          </table:table-cell>
          <table:table-cell table:style-name="Tabla4.F3" office:value-type="string">
            <text:p text:style-name="P4"/>
          </table:table-cell>
        </table:table-row>
        <table:table-row table:style-name="Tabla4.1">
          <table:table-cell table:style-name="Tabla4.A3" office:value-type="string">
            <text:p text:style-name="P4">validezDocumento</text:p>
          </table:table-cell>
          <table:table-cell table:style-name="Tabla4.A3" office:value-type="string">
            <text:p text:style-name="P22">Cadena</text:p>
          </table:table-cell>
          <table:table-cell table:style-name="Tabla4.A3" office:value-type="string">
            <text:p text:style-name="P22">0..1</text:p>
          </table:table-cell>
          <table:table-cell table:style-name="Tabla4.C3" office:value-type="float" office:value="2">
            <text:p text:style-name="P22">2</text:p>
          </table:table-cell>
          <table:table-cell table:style-name="Tabla4.A3" office:value-type="string">
            <text:p text:style-name="P22">Codi SICRES del segment Anexo – validez del documento</text:p>
          </table:table-cell>
          <table:table-cell table:style-name="Tabla4.F3" office:value-type="string">
            <text:p text:style-name="P4"/>
          </table:table-cell>
        </table:table-row>
        <table:table-row table:style-name="Tabla4.1">
          <table:table-cell table:style-name="Tabla4.A3" office:value-type="string">
            <text:p text:style-name="P4">tipoDocumento</text:p>
          </table:table-cell>
          <table:table-cell table:style-name="Tabla4.A3" office:value-type="string">
            <text:p text:style-name="P22">Cadena</text:p>
          </table:table-cell>
          <table:table-cell table:style-name="Tabla4.C3" office:value-type="float" office:value="1">
            <text:p text:style-name="P22">1</text:p>
          </table:table-cell>
          <table:table-cell table:style-name="Tabla4.C3" office:value-type="float" office:value="2">
            <text:p text:style-name="P22">2</text:p>
          </table:table-cell>
          <table:table-cell table:style-name="Tabla4.A3" office:value-type="string">
            <text:p text:style-name="P22">Codi SICRES del segment Anexo – tipo de documento</text:p>
          </table:table-cell>
          <table:table-cell table:style-name="Tabla4.F3" office:value-type="string">
            <text:p text:style-name="P8"/>
          </table:table-cell>
        </table:table-row>
        <table:table-row table:style-name="Tabla4.1">
          <table:table-cell table:style-name="Tabla4.A3" office:value-type="string">
            <text:p text:style-name="P4">observaciones</text:p>
          </table:table-cell>
          <table:table-cell table:style-name="Tabla4.A3" office:value-type="string">
            <text:p text:style-name="P22">Cadena</text:p>
          </table:table-cell>
          <table:table-cell table:style-name="Tabla4.A3" office:value-type="string">
            <text:p text:style-name="P22">0..1</text:p>
          </table:table-cell>
          <table:table-cell table:style-name="Tabla4.C3" office:value-type="float" office:value="50">
            <text:p text:style-name="P22">50</text:p>
          </table:table-cell>
          <table:table-cell table:style-name="Tabla4.A3" office:value-type="string">
            <text:p text:style-name="P22">Observacions de l'annex.</text:p>
          </table:table-cell>
          <table:table-cell table:style-name="Tabla4.F3" office:value-type="string">
            <text:p text:style-name="P4"/>
          </table:table-cell>
        </table:table-row>
        <table:table-row table:style-name="Tabla4.1">
          <table:table-cell table:style-name="Tabla4.A3" office:value-type="string">
            <text:p text:style-name="P19">origenCiudadanoAdmin</text:p>
          </table:table-cell>
          <table:table-cell table:style-name="Tabla4.A3" office:value-type="string">
            <text:p text:style-name="P22">Cadena</text:p>
          </table:table-cell>
          <table:table-cell table:style-name="Tabla4.C3" office:value-type="float" office:value="1">
            <text:p text:style-name="P22">1</text:p>
          </table:table-cell>
          <table:table-cell table:style-name="Tabla4.C3" office:value-type="float" office:value="1">
            <text:p text:style-name="P22">1</text:p>
          </table:table-cell>
          <table:table-cell table:style-name="Tabla4.A3" office:value-type="string">
            <text:p text:style-name="P22">Codi de la metadada origen de la NTI de document electrònic</text:p>
          </table:table-cell>
          <table:table-cell table:style-name="Tabla4.F3" office:value-type="string">
            <text:p text:style-name="P4"/>
          </table:table-cell>
        </table:table-row>
        <table:table-row table:style-name="Tabla4.1">
          <table:table-cell table:style-name="Tabla4.A3" office:value-type="string">
            <text:p text:style-name="P19">fechaCaptura</text:p>
          </table:table-cell>
          <table:table-cell table:style-name="Tabla4.A3" office:value-type="string">
            <text:p text:style-name="P22">Data</text:p>
          </table:table-cell>
          <table:table-cell table:style-name="Tabla4.C3" office:value-type="float" office:value="1">
            <text:p text:style-name="P22">1</text:p>
          </table:table-cell>
          <table:table-cell table:style-name="Tabla4.C3" office:value-type="float" office:value="14">
            <text:p text:style-name="P22">14</text:p>
          </table:table-cell>
          <table:table-cell table:style-name="Tabla4.A3" office:value-type="string">
            <text:p text:style-name="P22">Data de captura del document</text:p>
          </table:table-cell>
          <table:table-cell table:style-name="Tabla4.F3" office:value-type="string">
            <text:p text:style-name="P4">AAAAMMDDHHMMSS</text:p>
          </table:table-cell>
        </table:table-row>
        <table:table-row table:style-name="Tabla4.1">
          <table:table-cell table:style-name="Tabla4.A3" office:value-type="string">
            <text:p text:style-name="P19">modoFirma</text:p>
          </table:table-cell>
          <table:table-cell table:style-name="Tabla4.A3" office:value-type="string">
            <text:p text:style-name="P22">Numèric</text:p>
          </table:table-cell>
          <table:table-cell table:style-name="Tabla4.A3" office:value-type="string">
            <text:p text:style-name="P22">0..1</text:p>
          </table:table-cell>
          <table:table-cell table:style-name="Tabla4.C3" office:value-type="float" office:value="1">
            <text:p text:style-name="P22">1</text:p>
          </table:table-cell>
          <table:table-cell table:style-name="Tabla4.A3" office:value-type="string">
            <text:p text:style-name="P22">Indica el tipo de firma. </text:p>
          </table:table-cell>
          <table:table-cell table:style-name="Tabla4.F3" office:value-type="string">
            <text:p text:style-name="P22">0 no té firma, </text:p>
            <text:p text:style-name="P22">1 autofirma si, </text:p>
            <text:p text:style-name="P22">2 autofirma no (firma detached).</text:p>
          </table:table-cell>
        </table:table-row>
        <table:table-row table:style-name="Tabla4.1">
          <table:table-cell table:style-name="Tabla4.A3" office:value-type="string">
            <text:p text:style-name="P19">nombreFirmaAnexada</text:p>
          </table:table-cell>
          <table:table-cell table:style-name="Tabla4.A3" office:value-type="string">
            <text:p text:style-name="P22">Cadena</text:p>
          </table:table-cell>
          <table:table-cell table:style-name="Tabla4.A3" office:value-type="string">
            <text:p text:style-name="P22">0..1</text:p>
          </table:table-cell>
          <table:table-cell table:style-name="Tabla4.C3" office:value-type="float" office:value="80">
            <text:p text:style-name="P22">80</text:p>
          </table:table-cell>
          <table:table-cell table:style-name="Tabla4.A3" office:value-type="string">
            <text:p text:style-name="P22">Nom del fitxer de firma</text:p>
          </table:table-cell>
          <table:table-cell table:style-name="Tabla4.F3" office:value-type="string">
            <text:p text:style-name="P4">Ha de contenir l'extensió</text:p>
          </table:table-cell>
        </table:table-row>
        <table:table-row table:style-name="Tabla4.1">
          <table:table-cell table:style-name="Tabla4.A3" office:value-type="string">
            <text:p text:style-name="P19">firmaAnexada</text:p>
          </table:table-cell>
          <table:table-cell table:style-name="Tabla4.A3" office:value-type="string">
            <text:p text:style-name="P22">Byte[]</text:p>
          </table:table-cell>
          <table:table-cell table:style-name="Tabla4.A3" office:value-type="string">
            <text:p text:style-name="P22">0..1</text:p>
          </table:table-cell>
          <table:table-cell table:style-name="Tabla4.A3" office:value-type="string">
            <text:p text:style-name="P22">Var</text:p>
          </table:table-cell>
          <table:table-cell table:style-name="Tabla4.A3" office:value-type="string">
            <text:p text:style-name="P22">Contingut de la firma.</text:p>
          </table:table-cell>
          <table:table-cell table:style-name="Tabla4.F3" office:value-type="string">
            <text:p text:style-name="P4"/>
          </table:table-cell>
        </table:table-row>
        <table:table-row table:style-name="Tabla4.1">
          <table:table-cell table:style-name="Tabla4.A3" office:value-type="string">
            <text:p text:style-name="P19">tamanoFirmaAnexada</text:p>
          </table:table-cell>
          <table:table-cell table:style-name="Tabla4.A3" office:value-type="string">
            <text:p text:style-name="P22">Numèric</text:p>
          </table:table-cell>
          <table:table-cell table:style-name="Tabla4.A3" office:value-type="string">
            <text:p text:style-name="P22">0..1</text:p>
          </table:table-cell>
          <table:table-cell table:style-name="Tabla4.A3" office:value-type="string">
            <text:p text:style-name="P22">Var</text:p>
          </table:table-cell>
          <table:table-cell table:style-name="Tabla4.A3" office:value-type="string">
            <text:p text:style-name="P22">Mida en bytes de la firma</text:p>
          </table:table-cell>
          <table:table-cell table:style-name="Tabla4.F3" office:value-type="string">
            <text:p text:style-name="P4"/>
          </table:table-cell>
        </table:table-row>
        <table:table-row table:style-name="Tabla4.1">
          <table:table-cell table:style-name="Tabla4.A3" office:value-type="string">
            <text:p text:style-name="P19">tipoMIMEFirmaAnexada</text:p>
          </table:table-cell>
          <table:table-cell table:style-name="Tabla4.A3" office:value-type="string">
            <text:p text:style-name="P22">Cadena</text:p>
          </table:table-cell>
          <table:table-cell table:style-name="Tabla4.A3" office:value-type="string">
            <text:p text:style-name="P22">0..1</text:p>
          </table:table-cell>
          <table:table-cell table:style-name="Tabla4.C3" office:value-type="float" office:value="30">
            <text:p text:style-name="P22">30</text:p>
          </table:table-cell>
          <table:table-cell table:style-name="Tabla4.A3" office:value-type="string">
            <text:p text:style-name="P22">Tipo MIME de la firma</text:p>
          </table:table-cell>
          <table:table-cell table:style-name="Tabla4.F3" office:value-type="string">
            <text:p text:style-name="P4">Tipus vàlid d'acord amb NTI de catàleg d'estàndards.</text:p>
          </table:table-cell>
        </table:table-row>
        <table:table-row table:style-name="Tabla4.1">
          <table:table-cell table:style-name="Tabla4.A3" office:value-type="string">
            <text:p text:style-name="P4">certificado</text:p>
          </table:table-cell>
          <table:table-cell table:style-name="Tabla4.A3" office:value-type="string">
            <text:p text:style-name="P22">Cadena</text:p>
          </table:table-cell>
          <table:table-cell table:style-name="Tabla4.A3" office:value-type="string">
            <text:p text:style-name="P22">0..1</text:p>
          </table:table-cell>
          <table:table-cell table:style-name="Tabla4.A3" office:value-type="string">
            <text:p text:style-name="P22">Var</text:p>
          </table:table-cell>
          <table:table-cell table:style-name="Tabla4.A3" office:value-type="string">
            <text:p text:style-name="P22">Part pública del certificat emprat per signar el fitxer. En base64.</text:p>
          </table:table-cell>
          <table:table-cell table:style-name="Tabla4.F3" office:value-type="string">
            <text:p text:style-name="P8"/>
          </table:table-cell>
        </table:table-row>
        <table:table-row table:style-name="Tabla4.1">
          <table:table-cell table:style-name="Tabla4.A3" office:value-type="string">
            <text:p text:style-name="P4">firmacsv</text:p>
          </table:table-cell>
          <table:table-cell table:style-name="Tabla4.A3" office:value-type="string">
            <text:p text:style-name="P22">Cadena</text:p>
          </table:table-cell>
          <table:table-cell table:style-name="Tabla4.A3" office:value-type="string">
            <text:p text:style-name="P22">0..1</text:p>
          </table:table-cell>
          <table:table-cell table:style-name="Tabla4.A3" office:value-type="string">
            <text:p text:style-name="P22">Var</text:p>
          </table:table-cell>
          <table:table-cell table:style-name="Tabla4.A3" office:value-type="string">
            <text:p text:style-name="P22">Si el document té una signatura amb CSV valor del CSV en base64</text:p>
          </table:table-cell>
          <table:table-cell table:style-name="Tabla4.F3" office:value-type="string">
            <text:p text:style-name="P8"/>
          </table:table-cell>
        </table:table-row>
        <table:table-row table:style-name="Tabla4.1">
          <table:table-cell table:style-name="Tabla4.A3" office:value-type="string">
            <text:p text:style-name="P4">timestamp</text:p>
          </table:table-cell>
          <table:table-cell table:style-name="Tabla4.A3" office:value-type="string">
            <text:p text:style-name="P22">Cadena</text:p>
          </table:table-cell>
          <table:table-cell table:style-name="Tabla4.A3" office:value-type="string">
            <text:p text:style-name="P22">0..1</text:p>
          </table:table-cell>
          <table:table-cell table:style-name="Tabla4.A3" office:value-type="string">
            <text:p text:style-name="P22">Var</text:p>
          </table:table-cell>
          <table:table-cell table:style-name="Tabla4.A3" office:value-type="string">
            <text:p text:style-name="P22">Timestamp del document en base 64.</text:p>
          </table:table-cell>
          <table:table-cell table:style-name="Tabla4.F3" office:value-type="string">
            <text:p text:style-name="P8"/>
          </table:table-cell>
        </table:table-row>
        <table:table-row table:style-name="Tabla4.74">
          <table:table-cell table:style-name="Tabla4.A3" office:value-type="string">
            <text:p text:style-name="P4">validacionOCSP</text:p>
          </table:table-cell>
          <table:table-cell table:style-name="Tabla4.A3" office:value-type="string">
            <text:p text:style-name="P22">Cadena </text:p>
          </table:table-cell>
          <table:table-cell table:style-name="Tabla4.A3" office:value-type="string">
            <text:p text:style-name="P22">0..1</text:p>
          </table:table-cell>
          <table:table-cell table:style-name="Tabla4.A3" office:value-type="string">
            <text:p text:style-name="P22">Var</text:p>
          </table:table-cell>
          <table:table-cell table:style-name="Tabla4.A3" office:value-type="string">
            <text:p text:style-name="P22">Resposta OCSP de la validesa del certificat en base64.</text:p>
          </table:table-cell>
          <table:table-cell table:style-name="Tabla4.F3" office:value-type="string">
            <text:p text:style-name="P8"/>
          </table:table-cell>
        </table:table-row>
      </table:table>
      <text:h text:style-name="Heading_20_2" text:outline-level="2"><text:soft-page-break/>Assentament de Sortida (RegistroSalidaWs)</text:h>
      <table:table table:name="Tabla6" table:style-name="Tabla6">
        <table:table-column table:style-name="Tabla6.A"/>
        <table:table-column table:style-name="Tabla6.B"/>
        <table:table-column table:style-name="Tabla6.C"/>
        <table:table-column table:style-name="Tabla6.D"/>
        <table:table-column table:style-name="Tabla6.E"/>
        <table:table-column table:style-name="Tabla6.F"/>
        <table:table-row table:style-name="Tabla6.1">
          <table:table-cell table:style-name="Tabla6.A1" table:number-columns-spanned="6" office:value-type="string">
            <text:p text:style-name="P17">Definició d'objecte: RegistroSalidaWs</text:p>
          </table:table-cell>
          <table:covered-table-cell/>
          <table:covered-table-cell/>
          <table:covered-table-cell/>
          <table:covered-table-cell/>
          <table:covered-table-cell/>
        </table:table-row>
        <table:table-row table:style-name="Tabla6.1">
          <table:table-cell table:style-name="Tabla6.A2" office:value-type="string">
            <text:p text:style-name="P21">Camp</text:p>
          </table:table-cell>
          <table:table-cell table:style-name="Tabla6.A2" office:value-type="string">
            <text:p text:style-name="P21">Tipus</text:p>
          </table:table-cell>
          <table:table-cell table:style-name="Tabla6.A2" office:value-type="string">
            <text:p text:style-name="P21">Car</text:p>
          </table:table-cell>
          <table:table-cell table:style-name="Tabla6.A2" office:value-type="string">
            <text:p text:style-name="P21">Lon</text:p>
          </table:table-cell>
          <table:table-cell table:style-name="Tabla6.A2" office:value-type="string">
            <text:p text:style-name="P21">Descripció</text:p>
          </table:table-cell>
          <table:table-cell table:style-name="Tabla6.F2" office:value-type="string">
            <text:p text:style-name="P21">Comentaris</text:p>
          </table:table-cell>
        </table:table-row>
        <table:table-row table:style-name="Tabla6.1">
          <table:table-cell table:style-name="Tabla6.A3" office:value-type="string">
            <text:p text:style-name="P20">origen</text:p>
          </table:table-cell>
          <table:table-cell table:style-name="Tabla6.A3" office:value-type="string">
            <text:p text:style-name="P20">Cadena</text:p>
          </table:table-cell>
          <table:table-cell table:style-name="Tabla6.C3" office:value-type="float" office:value="1">
            <text:p text:style-name="P20">1</text:p>
          </table:table-cell>
          <table:table-cell table:style-name="Tabla6.C3" office:value-type="float" office:value="21">
            <text:p text:style-name="P20">21</text:p>
          </table:table-cell>
          <table:table-cell table:style-name="Tabla6.A3" office:value-type="string">
            <text:p text:style-name="P20">Codi DIR3 de l'òrgan emissor de l'assentament.</text:p>
          </table:table-cell>
          <table:table-cell table:style-name="Tabla6.F3" office:value-type="string">
            <text:p text:style-name="P20">Ha d'estar en estat vigent.</text:p>
          </table:table-cell>
        </table:table-row>
        <table:table-row table:style-name="Tabla6.1">
          <table:table-cell table:style-name="Tabla6.A3" office:value-type="string">
            <text:p text:style-name="P20">assentament</text:p>
          </table:table-cell>
          <table:table-cell table:style-name="Tabla6.A3" office:value-type="string">
            <text:p text:style-name="P20">RegistroWs</text:p>
          </table:table-cell>
          <table:table-cell table:style-name="Tabla6.C3" office:value-type="float" office:value="1">
            <text:p text:style-name="P20">1</text:p>
          </table:table-cell>
          <table:table-cell table:style-name="Tabla6.A3" office:value-type="string">
            <text:p text:style-name="P20">Var</text:p>
          </table:table-cell>
          <table:table-cell table:style-name="Tabla6.A3" office:value-type="string">
            <text:p text:style-name="P20">Dades de l'assentament</text:p>
          </table:table-cell>
          <table:table-cell table:style-name="Tabla6.F3" office:value-type="string">
            <text:p text:style-name="P20"/>
          </table:table-cell>
        </table:table-row>
      </table:table>
      <text:h text:style-name="Heading_20_2" text:outline-level="2">Assumpte (TipoAsuntoWs)</text:h>
      <text:p text:style-name="Text_20_body">Un assentament registral s'ha de relacionar obligatòriament amb un tipus d'assumpte (TipoAsuntoWs). A més a més donat el tipus d'assumpte es podrà relacionar amb un codi d'assumpte concret. El model de dades dels tipus assumpte i codi d'assumpte es pot veure a continuació.</text:p>
      <table:table table:name="Tabla5" table:style-name="Tabla5">
        <table:table-column table:style-name="Tabla5.A"/>
        <table:table-column table:style-name="Tabla5.B"/>
        <table:table-column table:style-name="Tabla5.C"/>
        <table:table-column table:style-name="Tabla5.D"/>
        <table:table-column table:style-name="Tabla5.E"/>
        <table:table-column table:style-name="Tabla5.F"/>
        <table:table-row table:style-name="Tabla5.1">
          <table:table-cell table:style-name="Tabla5.A1" table:number-columns-spanned="6" office:value-type="string">
            <text:p text:style-name="P17">Definició d'objecte: TipoAsuntoWs</text:p>
          </table:table-cell>
          <table:covered-table-cell/>
          <table:covered-table-cell/>
          <table:covered-table-cell/>
          <table:covered-table-cell/>
          <table:covered-table-cell/>
        </table:table-row>
        <table:table-row table:style-name="Tabla5.1">
          <table:table-cell table:style-name="Tabla5.A2" office:value-type="string">
            <text:p text:style-name="P21">Camp</text:p>
          </table:table-cell>
          <table:table-cell table:style-name="Tabla5.A2" office:value-type="string">
            <text:p text:style-name="P21">Tipus</text:p>
          </table:table-cell>
          <table:table-cell table:style-name="Tabla5.A2" office:value-type="string">
            <text:p text:style-name="P21">Car</text:p>
          </table:table-cell>
          <table:table-cell table:style-name="Tabla5.A2" office:value-type="string">
            <text:p text:style-name="P21">Lon</text:p>
          </table:table-cell>
          <table:table-cell table:style-name="Tabla5.A2" office:value-type="string">
            <text:p text:style-name="P21">Descripció</text:p>
          </table:table-cell>
          <table:table-cell table:style-name="Tabla5.F2" office:value-type="string">
            <text:p text:style-name="P21">Comentaris</text:p>
          </table:table-cell>
        </table:table-row>
        <table:table-row table:style-name="Tabla5.1">
          <table:table-cell table:style-name="Tabla5.A3" office:value-type="string">
            <text:p text:style-name="P20">codigo</text:p>
          </table:table-cell>
          <table:table-cell table:style-name="Tabla5.A3" office:value-type="string">
            <text:p text:style-name="P20">Cadena</text:p>
          </table:table-cell>
          <table:table-cell table:style-name="Tabla5.C3" office:value-type="float" office:value="1">
            <text:p text:style-name="P20">1</text:p>
          </table:table-cell>
          <table:table-cell table:style-name="Tabla5.C3" office:value-type="float" office:value="16">
            <text:p text:style-name="P20">16</text:p>
          </table:table-cell>
          <table:table-cell table:style-name="Tabla5.A3" office:value-type="string">
            <text:p text:style-name="P20">Codi del tipus assumpte</text:p>
          </table:table-cell>
          <table:table-cell table:style-name="Tabla5.F3" office:value-type="string">
            <text:p text:style-name="P20"/>
          </table:table-cell>
        </table:table-row>
        <table:table-row table:style-name="Tabla5.1">
          <table:table-cell table:style-name="Tabla5.A3" office:value-type="string">
            <text:p text:style-name="P20">nombre</text:p>
          </table:table-cell>
          <table:table-cell table:style-name="Tabla5.A3" office:value-type="string">
            <text:p text:style-name="P20">Cadena</text:p>
          </table:table-cell>
          <table:table-cell table:style-name="Tabla5.C3" office:value-type="float" office:value="1">
            <text:p text:style-name="P20">1</text:p>
          </table:table-cell>
          <table:table-cell table:style-name="Tabla5.A3" office:value-type="string">
            <text:p text:style-name="P20">Var</text:p>
          </table:table-cell>
          <table:table-cell table:style-name="Tabla5.A3" office:value-type="string">
            <text:p text:style-name="P20">Nom del tipus d'assumpte</text:p>
          </table:table-cell>
          <table:table-cell table:style-name="Tabla5.F3" office:value-type="string">
            <text:p text:style-name="P20"/>
          </table:table-cell>
        </table:table-row>
        <table:table-row table:style-name="Tabla5.1">
          <table:table-cell table:style-name="Tabla5.A3" office:value-type="string">
            <text:p text:style-name="P20">activo</text:p>
          </table:table-cell>
          <table:table-cell table:style-name="Tabla5.A3" office:value-type="string">
            <text:p text:style-name="P20">Booleà</text:p>
          </table:table-cell>
          <table:table-cell table:style-name="Tabla5.C3" office:value-type="float" office:value="1">
            <text:p text:style-name="P20">1</text:p>
          </table:table-cell>
          <table:table-cell table:style-name="Tabla5.A3" office:value-type="string">
            <text:p text:style-name="P20">Var</text:p>
          </table:table-cell>
          <table:table-cell table:style-name="Tabla5.A3" office:value-type="string">
            <text:p text:style-name="P20">Indica si <text:s/>està actiu o no.</text:p>
          </table:table-cell>
          <table:table-cell table:style-name="Tabla5.F3" office:value-type="string">
            <text:p text:style-name="P20"/>
          </table:table-cell>
        </table:table-row>
      </table:table>
      <text:h text:style-name="Heading_20_2" text:outline-level="2">Codi Assumpte (CodigoAsuntoWs)</text:h>
      <table:table table:name="Tabla19" table:style-name="Tabla19">
        <table:table-column table:style-name="Tabla19.A"/>
        <table:table-column table:style-name="Tabla19.B"/>
        <table:table-column table:style-name="Tabla19.C"/>
        <table:table-column table:style-name="Tabla19.D"/>
        <table:table-column table:style-name="Tabla19.E"/>
        <table:table-column table:style-name="Tabla19.F"/>
        <table:table-row table:style-name="Tabla19.1">
          <table:table-cell table:style-name="Tabla19.A1" table:number-columns-spanned="6" office:value-type="string">
            <text:p text:style-name="P17">Definició d'objecte: CodigoAsuntoWs</text:p>
          </table:table-cell>
          <table:covered-table-cell/>
          <table:covered-table-cell/>
          <table:covered-table-cell/>
          <table:covered-table-cell/>
          <table:covered-table-cell/>
        </table:table-row>
        <table:table-row table:style-name="Tabla19.1">
          <table:table-cell table:style-name="Tabla19.A2" office:value-type="string">
            <text:p text:style-name="P21">Camp</text:p>
          </table:table-cell>
          <table:table-cell table:style-name="Tabla19.A2" office:value-type="string">
            <text:p text:style-name="P21">Tipus</text:p>
          </table:table-cell>
          <table:table-cell table:style-name="Tabla19.A2" office:value-type="string">
            <text:p text:style-name="P21">Car</text:p>
          </table:table-cell>
          <table:table-cell table:style-name="Tabla19.A2" office:value-type="string">
            <text:p text:style-name="P21">Lon</text:p>
          </table:table-cell>
          <table:table-cell table:style-name="Tabla19.A2" office:value-type="string">
            <text:p text:style-name="P21">Descripció</text:p>
          </table:table-cell>
          <table:table-cell table:style-name="Tabla19.F2" office:value-type="string">
            <text:p text:style-name="P21">Comentaris</text:p>
          </table:table-cell>
        </table:table-row>
        <table:table-row table:style-name="Tabla19.1">
          <table:table-cell table:style-name="Tabla19.A3" office:value-type="string">
            <text:p text:style-name="P20">codigo</text:p>
          </table:table-cell>
          <table:table-cell table:style-name="Tabla19.A3" office:value-type="string">
            <text:p text:style-name="P20">Cadena</text:p>
          </table:table-cell>
          <table:table-cell table:style-name="Tabla19.C3" office:value-type="float" office:value="1">
            <text:p text:style-name="P20">1</text:p>
          </table:table-cell>
          <table:table-cell table:style-name="Tabla19.C3" office:value-type="float" office:value="16">
            <text:p text:style-name="P20">16</text:p>
          </table:table-cell>
          <table:table-cell table:style-name="Tabla19.A3" office:value-type="string">
            <text:p text:style-name="P20">Codi del codi assumpte</text:p>
          </table:table-cell>
          <table:table-cell table:style-name="Tabla19.F3" office:value-type="string">
            <text:p text:style-name="P20"/>
          </table:table-cell>
        </table:table-row>
        <table:table-row table:style-name="Tabla19.1">
          <table:table-cell table:style-name="Tabla19.A3" office:value-type="string">
            <text:p text:style-name="P20">nombre</text:p>
          </table:table-cell>
          <table:table-cell table:style-name="Tabla19.A3" office:value-type="string">
            <text:p text:style-name="P20">Cadena</text:p>
          </table:table-cell>
          <table:table-cell table:style-name="Tabla19.C3" office:value-type="float" office:value="1">
            <text:p text:style-name="P20">1</text:p>
          </table:table-cell>
          <table:table-cell table:style-name="Tabla19.A3" office:value-type="string">
            <text:p text:style-name="P20">Var</text:p>
          </table:table-cell>
          <table:table-cell table:style-name="Tabla19.A3" office:value-type="string">
            <text:p text:style-name="P20">Nom del <text:s/>codi d'assumpte</text:p>
          </table:table-cell>
          <table:table-cell table:style-name="Tabla19.F3" office:value-type="string">
            <text:p text:style-name="P20"/>
          </table:table-cell>
        </table:table-row>
        <table:table-row table:style-name="Tabla19.1">
          <table:table-cell table:style-name="Tabla19.A3" office:value-type="string">
            <text:p text:style-name="P20">tipoAsunto</text:p>
          </table:table-cell>
          <table:table-cell table:style-name="Tabla19.A3" office:value-type="string">
            <text:p text:style-name="P20">TipoAsuntoWs</text:p>
          </table:table-cell>
          <table:table-cell table:style-name="Tabla19.C3" office:value-type="float" office:value="1">
            <text:p text:style-name="P20">1</text:p>
          </table:table-cell>
          <table:table-cell table:style-name="Tabla19.A3" office:value-type="string">
            <text:p text:style-name="P20">Var</text:p>
          </table:table-cell>
          <table:table-cell table:style-name="Tabla19.A3" office:value-type="string">
            <text:p text:style-name="P20">Indica el tipus <text:s/>d'assumpte al que pertany</text:p>
          </table:table-cell>
          <table:table-cell table:style-name="Tabla19.F3" office:value-type="string">
            <text:p text:style-name="P20"/>
          </table:table-cell>
        </table:table-row>
      </table:table>
      <text:h text:style-name="Heading_20_2" text:outline-level="2">Persona <text:s/>(PersonaWs)</text:h>
      <table:table table:name="Tabla25" table:style-name="Tabla25">
        <table:table-column table:style-name="Tabla25.A"/>
        <table:table-column table:style-name="Tabla25.B"/>
        <table:table-column table:style-name="Tabla25.C"/>
        <table:table-column table:style-name="Tabla25.D"/>
        <table:table-column table:style-name="Tabla25.E"/>
        <table:table-column table:style-name="Tabla25.F"/>
        <table:table-row table:style-name="Tabla25.1">
          <table:table-cell table:style-name="Tabla25.A1" table:number-columns-spanned="6" office:value-type="string">
            <text:p text:style-name="P17">Definició d'objecte: PersonaWs</text:p>
          </table:table-cell>
          <table:covered-table-cell/>
          <table:covered-table-cell/>
          <table:covered-table-cell/>
          <table:covered-table-cell/>
          <table:covered-table-cell/>
        </table:table-row>
        <table:table-row table:style-name="Tabla25.1">
          <table:table-cell table:style-name="Tabla25.A2" office:value-type="string">
            <text:p text:style-name="P21">Camp</text:p>
          </table:table-cell>
          <table:table-cell table:style-name="Tabla25.A2" office:value-type="string">
            <text:p text:style-name="P21">Tipus</text:p>
          </table:table-cell>
          <table:table-cell table:style-name="Tabla25.A2" office:value-type="string">
            <text:p text:style-name="P21">Car</text:p>
          </table:table-cell>
          <table:table-cell table:style-name="Tabla25.A2" office:value-type="string">
            <text:p text:style-name="P21">Lon</text:p>
          </table:table-cell>
          <table:table-cell table:style-name="Tabla25.A2" office:value-type="string">
            <text:p text:style-name="P21">Descripció</text:p>
          </table:table-cell>
          <table:table-cell table:style-name="Tabla25.F2" office:value-type="string">
            <text:p text:style-name="P21">Comentaris</text:p>
          </table:table-cell>
        </table:table-row>
        <table:table-row table:style-name="Tabla25.1">
          <table:table-cell table:style-name="Tabla25.A3" office:value-type="string">
            <text:p text:style-name="P20">id</text:p>
          </table:table-cell>
          <table:table-cell table:style-name="Tabla25.A3" office:value-type="string">
            <text:p text:style-name="P20">Numèric</text:p>
          </table:table-cell>
          <table:table-cell table:style-name="Tabla25.C3" office:value-type="float" office:value="1">
            <text:p text:style-name="P20">1</text:p>
          </table:table-cell>
          <table:table-cell table:style-name="Tabla25.A3" office:value-type="string">
            <text:p text:style-name="P20">Var</text:p>
          </table:table-cell>
          <table:table-cell table:style-name="Tabla25.A3" office:value-type="string">
            <text:p text:style-name="P20">Identificador de l'objecte</text:p>
          </table:table-cell>
          <table:table-cell table:style-name="Tabla25.F3" office:value-type="string">
            <text:p text:style-name="P20"/>
          </table:table-cell>
        </table:table-row>
        <table:table-row table:style-name="Tabla25.1">
          <table:table-cell table:style-name="Tabla25.A3" office:value-type="string">
            <text:p text:style-name="P20">nombre</text:p>
          </table:table-cell>
          <table:table-cell table:style-name="Tabla25.A3" office:value-type="string">
            <text:p text:style-name="P20">Cadena</text:p>
          </table:table-cell>
          <table:table-cell table:style-name="Tabla25.C3" office:value-type="float" office:value="1">
            <text:p text:style-name="P20">1</text:p>
          </table:table-cell>
          <table:table-cell table:style-name="Tabla25.C3" office:value-type="float" office:value="30">
            <text:p text:style-name="P20">30</text:p>
          </table:table-cell>
          <table:table-cell table:style-name="Tabla25.A3" office:value-type="string">
            <text:p text:style-name="P20">Nom de la persona.</text:p>
          </table:table-cell>
          <table:table-cell table:style-name="Tabla25.F3" office:value-type="string">
            <text:p text:style-name="P20"/>
          </table:table-cell>
        </table:table-row>
        <table:table-row table:style-name="Tabla25.1">
          <table:table-cell table:style-name="Tabla25.A3" office:value-type="string">
            <text:p text:style-name="P20">apellido1</text:p>
          </table:table-cell>
          <table:table-cell table:style-name="Tabla25.A3" office:value-type="string">
            <text:p text:style-name="P20">Cadena</text:p>
          </table:table-cell>
          <table:table-cell table:style-name="Tabla25.C3" office:value-type="float" office:value="1">
            <text:p text:style-name="P20">1</text:p>
          </table:table-cell>
          <table:table-cell table:style-name="Tabla25.C3" office:value-type="float" office:value="30">
            <text:p text:style-name="P20">30</text:p>
          </table:table-cell>
          <table:table-cell table:style-name="Tabla25.A3" office:value-type="string">
            <text:p text:style-name="P20">Primer llinatge de la persona.</text:p>
          </table:table-cell>
          <table:table-cell table:style-name="Tabla25.F3" office:value-type="string">
            <text:p text:style-name="P20"/>
          </table:table-cell>
        </table:table-row>
        <table:table-row table:style-name="Tabla25.1">
          <table:table-cell table:style-name="Tabla25.A3" office:value-type="string">
            <text:p text:style-name="P20">apellido2</text:p>
          </table:table-cell>
          <table:table-cell table:style-name="Tabla25.A3" office:value-type="string">
            <text:p text:style-name="P20">Cadena </text:p>
          </table:table-cell>
          <table:table-cell table:style-name="Tabla25.A3" office:value-type="string">
            <text:p text:style-name="P20">0..1</text:p>
          </table:table-cell>
          <table:table-cell table:style-name="Tabla25.C3" office:value-type="float" office:value="30">
            <text:p text:style-name="P20">30</text:p>
          </table:table-cell>
          <table:table-cell table:style-name="Tabla25.A3" office:value-type="string">
            <text:p text:style-name="P20">Segon llinatge de la persona.</text:p>
          </table:table-cell>
          <table:table-cell table:style-name="Tabla25.F3" office:value-type="string">
            <text:p text:style-name="P20"/>
          </table:table-cell>
        </table:table-row>
        <table:table-row table:style-name="Tabla25.1">
          <table:table-cell table:style-name="Tabla25.A3" office:value-type="string">
            <text:p text:style-name="P20">razonSocial</text:p>
          </table:table-cell>
          <table:table-cell table:style-name="Tabla25.A3" office:value-type="string">
            <text:p text:style-name="P20">Cadena</text:p>
          </table:table-cell>
          <table:table-cell table:style-name="Tabla25.A3" office:value-type="string">
            <text:p text:style-name="P20">0..1</text:p>
          </table:table-cell>
          <table:table-cell table:style-name="Tabla25.C3" office:value-type="float" office:value="80">
            <text:p text:style-name="P20">80</text:p>
          </table:table-cell>
          <table:table-cell table:style-name="Tabla25.A3" office:value-type="string">
            <text:p text:style-name="P20">Raó social en cas que la persona sigui jurídica</text:p>
          </table:table-cell>
          <table:table-cell table:style-name="Tabla25.F3" office:value-type="string">
            <text:p text:style-name="P20"/>
          </table:table-cell>
        </table:table-row>
        <table:table-row table:style-name="Tabla25.1">
          <table:table-cell table:style-name="Tabla25.A3" office:value-type="string">
            <text:p text:style-name="P20">tipoDocumentoIdentificacionNTI</text:p>
          </table:table-cell>
          <table:table-cell table:style-name="Tabla25.A3" office:value-type="string">
            <text:p text:style-name="P20">Cadena</text:p>
          </table:table-cell>
          <table:table-cell table:style-name="Tabla25.A3" office:value-type="string">
            <text:p text:style-name="P20">0..1</text:p>
          </table:table-cell>
          <table:table-cell table:style-name="Tabla25.C3" office:value-type="float" office:value="1">
            <text:p text:style-name="P20">1</text:p>
          </table:table-cell>
          <table:table-cell table:style-name="Tabla25.A3" office:value-type="string">
            <text:p text:style-name="P20">Codi SICRES del tipus <text:s/>de document d'identificació. Segmento interesado.</text:p>
          </table:table-cell>
          <table:table-cell table:style-name="Tabla25.F3" office:value-type="string">
            <text:p text:style-name="P20"/>
          </table:table-cell>
        </table:table-row>
        <table:table-row table:style-name="Tabla25.1">
          <table:table-cell table:style-name="Tabla25.A3" office:value-type="string">
            <text:p text:style-name="P20">documento</text:p>
          </table:table-cell>
          <table:table-cell table:style-name="Tabla25.A3" office:value-type="string">
            <text:p text:style-name="P20">Cadena</text:p>
          </table:table-cell>
          <table:table-cell table:style-name="Tabla25.A3" office:value-type="string">
            <text:p text:style-name="P20">0..1</text:p>
          </table:table-cell>
          <table:table-cell table:style-name="Tabla25.C3" office:value-type="float" office:value="9">
            <text:p text:style-name="P20">9</text:p>
          </table:table-cell>
          <table:table-cell table:style-name="Tabla25.A3" office:value-type="string">
            <text:p text:style-name="P20">Document d'identificació de la persona.</text:p>
          </table:table-cell>
          <table:table-cell table:style-name="Tabla25.F3" office:value-type="string">
            <text:p text:style-name="P20"/>
          </table:table-cell>
        </table:table-row>
        <table:table-row table:style-name="Tabla25.1">
          <table:table-cell table:style-name="Tabla25.A3" office:value-type="string">
            <text:p text:style-name="P20">paisDir3ID</text:p>
          </table:table-cell>
          <table:table-cell table:style-name="Tabla25.A3" office:value-type="string">
            <text:p text:style-name="P20">Numèric</text:p>
          </table:table-cell>
          <table:table-cell table:style-name="Tabla25.C3" office:value-type="float" office:value="1">
            <text:p text:style-name="P20">1</text:p>
          </table:table-cell>
          <table:table-cell table:style-name="Tabla25.C3" office:value-type="float" office:value="3">
            <text:p text:style-name="P20">3</text:p>
          </table:table-cell>
          <table:table-cell table:style-name="Tabla25.A3" office:value-type="string">
            <text:p text:style-name="P20">Codi DIR3 del país de la persona.</text:p>
          </table:table-cell>
          <table:table-cell table:style-name="Tabla25.F3" office:value-type="string">
            <text:p text:style-name="P20"/>
          </table:table-cell>
        </table:table-row>
        <table:table-row table:style-name="Tabla25.1">
          <table:table-cell table:style-name="Tabla25.A3" office:value-type="string">
            <text:p text:style-name="P20">provinciaDir3ID</text:p>
          </table:table-cell>
          <table:table-cell table:style-name="Tabla25.A3" office:value-type="string">
            <text:p text:style-name="P20">Numèric</text:p>
          </table:table-cell>
          <table:table-cell table:style-name="Tabla25.A3" office:value-type="string">
            <text:p text:style-name="P20">0..1</text:p>
          </table:table-cell>
          <table:table-cell table:style-name="Tabla25.C3" office:value-type="float" office:value="2">
            <text:p text:style-name="P20">2</text:p>
          </table:table-cell>
          <table:table-cell table:style-name="Tabla25.A3" office:value-type="string">
            <text:p text:style-name="P20">Codi DIR3 de la província de la persona.</text:p>
          </table:table-cell>
          <table:table-cell table:style-name="Tabla25.F3" office:value-type="string">
            <text:p text:style-name="P20"/>
          </table:table-cell>
        </table:table-row>
        <table:table-row table:style-name="Tabla25.1">
          <table:table-cell table:style-name="Tabla25.A3" office:value-type="string">
            <text:p text:style-name="P20">localidadDir3ID</text:p>
          </table:table-cell>
          <table:table-cell table:style-name="Tabla25.A3" office:value-type="string">
            <text:p text:style-name="P20">Numèric</text:p>
          </table:table-cell>
          <table:table-cell table:style-name="Tabla25.A3" office:value-type="string">
            <text:p text:style-name="P20">0..1</text:p>
          </table:table-cell>
          <table:table-cell table:style-name="Tabla25.C3" office:value-type="float" office:value="4">
            <text:p text:style-name="P20">4</text:p>
          </table:table-cell>
          <table:table-cell table:style-name="Tabla25.A3" office:value-type="string">
            <text:p text:style-name="P20">Codi DIR3 de la localitat.</text:p>
          </table:table-cell>
          <table:table-cell table:style-name="Tabla25.F3" office:value-type="string">
            <text:p text:style-name="P20"/>
          </table:table-cell>
        </table:table-row>
        <table:table-row table:style-name="Tabla25.1">
          <table:table-cell table:style-name="Tabla25.A3" office:value-type="string">
            <text:p text:style-name="P20">codigoEntidadGeograficaDir3ID</text:p>
          </table:table-cell>
          <table:table-cell table:style-name="Tabla25.A3" office:value-type="string">
            <text:p text:style-name="P20">Cadena </text:p>
          </table:table-cell>
          <table:table-cell table:style-name="Tabla25.A3" office:value-type="string">
            <text:p text:style-name="P20">0..1</text:p>
          </table:table-cell>
          <table:table-cell table:style-name="Tabla25.C3" office:value-type="float" office:value="2">
            <text:p text:style-name="P20">2</text:p>
          </table:table-cell>
          <table:table-cell table:style-name="Tabla25.A3" office:value-type="string">
            <text:p text:style-name="P20">Codi DIR3 de la entitat geogràfica.</text:p>
          </table:table-cell>
          <table:table-cell table:style-name="Tabla25.F3" office:value-type="string">
            <text:p text:style-name="P20"/>
          </table:table-cell>
        </table:table-row>
        <table:table-row table:style-name="Tabla25.1">
          <table:table-cell table:style-name="Tabla25.A3" office:value-type="string">
            <text:p text:style-name="P20">direccion</text:p>
          </table:table-cell>
          <table:table-cell table:style-name="Tabla25.A3" office:value-type="string">
            <text:p text:style-name="P20">Cadena</text:p>
          </table:table-cell>
          <table:table-cell table:style-name="Tabla25.A3" office:value-type="string">
            <text:p text:style-name="P20">0..1</text:p>
          </table:table-cell>
          <table:table-cell table:style-name="Tabla25.C3" office:value-type="float" office:value="160">
            <text:p text:style-name="P20">160</text:p>
          </table:table-cell>
          <table:table-cell table:style-name="Tabla25.A3" office:value-type="string">
            <text:p text:style-name="P20">Adreça de la persona.</text:p>
          </table:table-cell>
          <table:table-cell table:style-name="Tabla25.F3" office:value-type="string">
            <text:p text:style-name="P20"/>
          </table:table-cell>
        </table:table-row>
        <table:table-row table:style-name="Tabla25.1">
          <table:table-cell table:style-name="Tabla25.A3" office:value-type="string">
            <text:p text:style-name="P20">cp</text:p>
          </table:table-cell>
          <table:table-cell table:style-name="Tabla25.A3" office:value-type="string">
            <text:p text:style-name="P20">Cadena </text:p>
          </table:table-cell>
          <table:table-cell table:style-name="Tabla25.A3" office:value-type="string">
            <text:p text:style-name="P20">0..1</text:p>
          </table:table-cell>
          <table:table-cell table:style-name="Tabla25.C3" office:value-type="float" office:value="5">
            <text:p text:style-name="P20">5</text:p>
          </table:table-cell>
          <table:table-cell table:style-name="Tabla25.A3" office:value-type="string">
            <text:p text:style-name="P20">Codi postal.</text:p>
          </table:table-cell>
          <table:table-cell table:style-name="Tabla25.F3" office:value-type="string">
            <text:p text:style-name="P20"/>
          </table:table-cell>
        </table:table-row>
        <table:table-row table:style-name="Tabla25.1">
          <table:table-cell table:style-name="Tabla25.A3" office:value-type="string">
            <text:p text:style-name="P20">email</text:p>
          </table:table-cell>
          <table:table-cell table:style-name="Tabla25.A3" office:value-type="string">
            <text:p text:style-name="P20">Cadena</text:p>
          </table:table-cell>
          <table:table-cell table:style-name="Tabla25.A3" office:value-type="string">
            <text:p text:style-name="P20">0..1</text:p>
          </table:table-cell>
          <table:table-cell table:style-name="Tabla25.C3" office:value-type="float" office:value="160">
            <text:p text:style-name="P20">160</text:p>
          </table:table-cell>
          <table:table-cell table:style-name="Tabla25.A3" office:value-type="string">
            <text:p text:style-name="P20">Correu electrònic.</text:p>
          </table:table-cell>
          <table:table-cell table:style-name="Tabla25.F3" office:value-type="string">
            <text:p text:style-name="P20"/>
          </table:table-cell>
        </table:table-row>
        <table:table-row table:style-name="Tabla25.1">
          <table:table-cell table:style-name="Tabla25.A3" office:value-type="string">
            <text:p text:style-name="P20">telefono</text:p>
          </table:table-cell>
          <table:table-cell table:style-name="Tabla25.A3" office:value-type="string">
            <text:p text:style-name="P20">Cadena</text:p>
          </table:table-cell>
          <table:table-cell table:style-name="Tabla25.A3" office:value-type="string">
            <text:p text:style-name="P20">0..1</text:p>
          </table:table-cell>
          <table:table-cell table:style-name="Tabla25.C3" office:value-type="float" office:value="20">
            <text:p text:style-name="P20">20</text:p>
          </table:table-cell>
          <table:table-cell table:style-name="Tabla25.A3" office:value-type="string">
            <text:p text:style-name="P20">Telèfon de la persona.</text:p>
          </table:table-cell>
          <table:table-cell table:style-name="Tabla25.F3" office:value-type="string">
            <text:p text:style-name="P20"/>
          </table:table-cell>
        </table:table-row>
        <text:soft-page-break/>
        <table:table-row table:style-name="Tabla25.1">
          <table:table-cell table:style-name="Tabla25.A3" office:value-type="string">
            <text:p text:style-name="P20">direccionElectronica</text:p>
          </table:table-cell>
          <table:table-cell table:style-name="Tabla25.A3" office:value-type="string">
            <text:p text:style-name="P20">Cadena</text:p>
          </table:table-cell>
          <table:table-cell table:style-name="Tabla25.A3" office:value-type="string">
            <text:p text:style-name="P20">0..1</text:p>
          </table:table-cell>
          <table:table-cell table:style-name="Tabla25.C3" office:value-type="float" office:value="160">
            <text:p text:style-name="P20">160</text:p>
          </table:table-cell>
          <table:table-cell table:style-name="Tabla25.A3" office:value-type="string">
            <text:p text:style-name="P20">Adreça electrònica.</text:p>
          </table:table-cell>
          <table:table-cell table:style-name="Tabla25.F3" office:value-type="string">
            <text:p text:style-name="P20"/>
          </table:table-cell>
        </table:table-row>
        <table:table-row table:style-name="Tabla25.1">
          <table:table-cell table:style-name="Tabla25.A3" office:value-type="string">
            <text:p text:style-name="P20">canal</text:p>
          </table:table-cell>
          <table:table-cell table:style-name="Tabla25.A3" office:value-type="string">
            <text:p text:style-name="P20">Numèric</text:p>
          </table:table-cell>
          <table:table-cell table:style-name="Tabla25.A3" office:value-type="string">
            <text:p text:style-name="P20">0..1</text:p>
          </table:table-cell>
          <table:table-cell table:style-name="Tabla25.A3" office:value-type="string">
            <text:p text:style-name="P20">Var</text:p>
          </table:table-cell>
          <table:table-cell table:style-name="Tabla25.A3" office:value-type="string">
            <text:p text:style-name="P20">Canal de notificació.</text:p>
          </table:table-cell>
          <table:table-cell table:style-name="Tabla25.F3" office:value-type="string">
            <text:p text:style-name="P20"/>
          </table:table-cell>
        </table:table-row>
        <table:table-row table:style-name="Tabla25.1">
          <table:table-cell table:style-name="Tabla25.A3" office:value-type="string">
            <text:p text:style-name="P20">observaciones</text:p>
          </table:table-cell>
          <table:table-cell table:style-name="Tabla25.A3" office:value-type="string">
            <text:p text:style-name="P20">Cadena</text:p>
          </table:table-cell>
          <table:table-cell table:style-name="Tabla25.A3" office:value-type="string">
            <text:p text:style-name="P20">0..1</text:p>
          </table:table-cell>
          <table:table-cell table:style-name="Tabla25.C3" office:value-type="float" office:value="160">
            <text:p text:style-name="P20">160</text:p>
          </table:table-cell>
          <table:table-cell table:style-name="Tabla25.A3" office:value-type="string">
            <text:p text:style-name="P20"/>
          </table:table-cell>
          <table:table-cell table:style-name="Tabla25.F3" office:value-type="string">
            <text:p text:style-name="P20"/>
          </table:table-cell>
        </table:table-row>
        <table:table-row table:style-name="Tabla25.1">
          <table:table-cell table:style-name="Tabla25.A3" office:value-type="string">
            <text:p text:style-name="P20">entidadDir3ID</text:p>
          </table:table-cell>
          <table:table-cell table:style-name="Tabla25.A3" office:value-type="string">
            <text:p text:style-name="P20">Cadena</text:p>
          </table:table-cell>
          <table:table-cell table:style-name="Tabla25.C3" office:value-type="float" office:value="1">
            <text:p text:style-name="P20">1</text:p>
          </table:table-cell>
          <table:table-cell table:style-name="Tabla25.C3" office:value-type="float" office:value="20">
            <text:p text:style-name="P20">20</text:p>
          </table:table-cell>
          <table:table-cell table:style-name="Tabla25.A3" office:value-type="string">
            <text:p text:style-name="P20">Codi DIR3 de l'entitat a la que pertany.</text:p>
          </table:table-cell>
          <table:table-cell table:style-name="Tabla25.F3" office:value-type="string">
            <text:p text:style-name="P20"/>
          </table:table-cell>
        </table:table-row>
        <table:table-row table:style-name="Tabla25.1">
          <table:table-cell table:style-name="Tabla25.A3" office:value-type="string">
            <text:p text:style-name="P20">guardarInteresado</text:p>
          </table:table-cell>
          <table:table-cell table:style-name="Tabla25.A3" office:value-type="string">
            <text:p text:style-name="P20">Boolea</text:p>
          </table:table-cell>
          <table:table-cell table:style-name="Tabla25.A3" office:value-type="string">
            <text:p text:style-name="P20">0..1</text:p>
          </table:table-cell>
          <table:table-cell table:style-name="Tabla25.C3" office:value-type="float" office:value="1">
            <text:p text:style-name="P20">1</text:p>
          </table:table-cell>
          <table:table-cell table:style-name="Tabla25.A3" office:value-type="string">
            <text:p text:style-name="P20">Indica si s'ha de guardar l'interessat .</text:p>
          </table:table-cell>
          <table:table-cell table:style-name="Tabla25.F3" office:value-type="string">
            <text:p text:style-name="P20"/>
          </table:table-cell>
        </table:table-row>
        <table:table-row table:style-name="Tabla25.1">
          <table:table-cell table:style-name="Tabla25.A3" office:value-type="string">
            <text:p text:style-name="P20">tipoPersonaID</text:p>
          </table:table-cell>
          <table:table-cell table:style-name="Tabla25.A3" office:value-type="string">
            <text:p text:style-name="P20">Numèric</text:p>
          </table:table-cell>
          <table:table-cell table:style-name="Tabla25.C3" office:value-type="float" office:value="1">
            <text:p text:style-name="P20">1</text:p>
          </table:table-cell>
          <table:table-cell table:style-name="Tabla25.A3" office:value-type="string">
            <text:p text:style-name="P20">Var</text:p>
          </table:table-cell>
          <table:table-cell table:style-name="Tabla25.A3" office:value-type="string">
            <text:p text:style-name="P20">Identificador del tipus de persona (Física o Jurídica)</text:p>
          </table:table-cell>
          <table:table-cell table:style-name="Tabla25.F3" office:value-type="string">
            <text:p text:style-name="P20"/>
          </table:table-cell>
        </table:table-row>
      </table:table>
      <text:h text:style-name="Heading_20_1" text:outline-level="1">Operacions</text:h>
      <text:p text:style-name="Text_20_body">Les operacions exposades per REGWEB v3 per tal de poder integrar-se amb ell són les següents:</text:p>
      <text:list xml:id="list8533214548457911624" text:style-name="L9">
        <text:list-item>
          <text:p text:style-name="P40">altaRegistroEntrada. Permet donar d'alta un assentament d'entrada al sistema i per obtenir un número de registre d'entrada.</text:p>
        </text:list-item>
        <text:list-item>
          <text:p text:style-name="P40">anularRegistroEntrada. Permet anular un assentament d'entrada. </text:p>
        </text:list-item>
        <text:list-item>
          <text:p text:style-name="P40">tramitarRegistroEntrada. Permet marcar un assentament com a tramitat.</text:p>
        </text:list-item>
        <text:list-item>
          <text:p text:style-name="P40">obtenerRegistroEntrada. Permet obtenir un assentament d'entrada.</text:p>
        </text:list-item>
        <text:list-item>
          <text:p text:style-name="P40">ObtenerRegistroEntradaID. Permet obtenir un identificador d'un assentament.</text:p>
        </text:list-item>
        <text:list-item>
          <text:p text:style-name="P40">altaRegistroSalida</text:p>
        </text:list-item>
        <text:list-item>
          <text:p text:style-name="P40">anularRegistroSalida.</text:p>
        </text:list-item>
        <text:list-item>
          <text:p text:style-name="P40">obtenerRegistroSalida</text:p>
        </text:list-item>
        <text:list-item>
          <text:p text:style-name="P40">obtenerRegistroSalidaID</text:p>
        </text:list-item>
        <text:list-item>
          <text:p text:style-name="P41">listarTipoAsunto. Permet obtenir un llistat dels tipus d'assumptes definits per l' aplicació. </text:p>
        </text:list-item>
        <text:list-item>
          <text:p text:style-name="P41">listarCodigoAsunto. Permet obtenir un llistat dels codis d'assumptes associats a un tipus d'assumpte.</text:p>
        </text:list-item>
        <text:list-item>
          <text:p text:style-name="P41">listarOrganismos. Permet obtenir els organismes d'una entitat de l'aplicació</text:p>
        </text:list-item>
        <text:list-item>
          <text:p text:style-name="P41">listarLibros. Permet obtenir els llibres d'una entitat de l'aplicació.</text:p>
        </text:list-item>
        <text:list-item>
          <text:p text:style-name="P41">crearPersona. Permet crear una persona a l'aplicació. </text:p>
        </text:list-item>
        <text:list-item>
          <text:p text:style-name="P41">borrarPersona. Permet esborrar una persona de l'aplicació. </text:p>
        </text:list-item>
        <text:list-item>
          <text:p text:style-name="P41">actualizarPersona. Permet actualitzar les dades d'una Persona.</text:p>
        </text:list-item>
        <text:list-item>
          <text:p text:style-name="P41">listarPersonas. Permet llistar les persones d'una entitat.</text:p>
        </text:list-item>
      </text:list>
      <text:h text:style-name="Heading_20_2" text:outline-level="2">Operació altaRegistroEntrada</text:h>
      <text:p text:style-name="Text_20_body">Aquesta operació permet realitzar un assentament a dins un llibre de registre.</text:p>
      <table:table table:name="Tabla7" table:style-name="Tabla7">
        <table:table-column table:style-name="Tabla7.A"/>
        <table:table-column table:style-name="Tabla7.B"/>
        <table:table-column table:style-name="Tabla7.C"/>
        <table:table-column table:style-name="Tabla7.D"/>
        <table:table-column table:style-name="Tabla7.E"/>
        <table:table-column table:style-name="Tabla7.F"/>
        <table:table-row table:style-name="Tabla7.1">
          <table:table-cell table:style-name="Tabla7.A1" table:number-columns-spanned="6" office:value-type="string">
            <text:p text:style-name="P17">Operació: altaRegistroEntrada</text:p>
          </table:table-cell>
          <table:covered-table-cell/>
          <table:covered-table-cell/>
          <table:covered-table-cell/>
          <table:covered-table-cell/>
          <table:covered-table-cell/>
        </table:table-row>
        <table:table-row table:style-name="Tabla7.1">
          <table:table-cell table:style-name="Tabla7.A2" table:number-columns-spanned="6" office:value-type="string">
            <text:p text:style-name="P14">PETICIÓ</text:p>
          </table:table-cell>
          <table:covered-table-cell/>
          <table:covered-table-cell/>
          <table:covered-table-cell/>
          <table:covered-table-cell/>
          <table:covered-table-cell/>
        </table:table-row>
        <table:table-row table:style-name="Tabla7.1">
          <table:table-cell table:style-name="Tabla7.A3" office:value-type="string">
            <text:p text:style-name="P21">Camp</text:p>
          </table:table-cell>
          <table:table-cell table:style-name="Tabla7.A3" office:value-type="string">
            <text:p text:style-name="P21">Tipus</text:p>
          </table:table-cell>
          <table:table-cell table:style-name="Tabla7.A3" office:value-type="string">
            <text:p text:style-name="P21">Car</text:p>
          </table:table-cell>
          <table:table-cell table:style-name="Tabla7.A3" office:value-type="string">
            <text:p text:style-name="P21">Lon</text:p>
          </table:table-cell>
          <table:table-cell table:style-name="Tabla7.A3" office:value-type="string">
            <text:p text:style-name="P21">Descripció</text:p>
          </table:table-cell>
          <table:table-cell table:style-name="Tabla7.F3" office:value-type="string">
            <text:p text:style-name="P21">Comentaris</text:p>
          </table:table-cell>
        </table:table-row>
        <table:table-row table:style-name="Tabla7.1">
          <table:table-cell table:style-name="Tabla7.A4" office:value-type="string">
            <text:p text:style-name="P20">asEntrada</text:p>
          </table:table-cell>
          <table:table-cell table:style-name="Tabla7.A4" office:value-type="string">
            <text:p text:style-name="P20">registroEntradaWs</text:p>
          </table:table-cell>
          <table:table-cell table:style-name="Tabla7.C4" office:value-type="float" office:value="1">
            <text:p text:style-name="P20">1</text:p>
          </table:table-cell>
          <table:table-cell table:style-name="Tabla7.A4" office:value-type="string">
            <text:p text:style-name="P20">Var</text:p>
          </table:table-cell>
          <table:table-cell table:style-name="Tabla7.A4" office:value-type="string">
            <text:p text:style-name="P20"/>
          </table:table-cell>
          <table:table-cell table:style-name="Tabla7.F4" office:value-type="string">
            <text:p text:style-name="P20"/>
          </table:table-cell>
        </table:table-row>
        <table:table-row table:style-name="Tabla7.1">
          <table:table-cell table:style-name="Tabla7.A2" table:number-columns-spanned="6" office:value-type="string">
            <text:p text:style-name="P18"><text:span text:style-name="T2">R</text:span><text:span text:style-name="T1">ESPOSTA</text:span></text:p>
          </table:table-cell>
          <table:covered-table-cell/>
          <table:covered-table-cell/>
          <table:covered-table-cell/>
          <table:covered-table-cell/>
          <table:covered-table-cell/>
        </table:table-row>
        <table:table-row table:style-name="Tabla7.1">
          <table:table-cell table:style-name="Tabla7.A3" office:value-type="string">
            <text:p text:style-name="P21">Camp</text:p>
          </table:table-cell>
          <table:table-cell table:style-name="Tabla7.A3" office:value-type="string">
            <text:p text:style-name="P21">Tipus</text:p>
          </table:table-cell>
          <table:table-cell table:style-name="Tabla7.A3" office:value-type="string">
            <text:p text:style-name="P21">Car</text:p>
          </table:table-cell>
          <table:table-cell table:style-name="Tabla7.A3" office:value-type="string">
            <text:p text:style-name="P21">Lon</text:p>
          </table:table-cell>
          <table:table-cell table:style-name="Tabla7.A3" office:value-type="string">
            <text:p text:style-name="P21">Descripció</text:p>
          </table:table-cell>
          <table:table-cell table:style-name="Tabla7.F3" office:value-type="string">
            <text:p text:style-name="P21">Comentaris</text:p>
          </table:table-cell>
        </table:table-row>
        <text:soft-page-break/>
        <table:table-row table:style-name="Tabla7.1">
          <table:table-cell table:style-name="Tabla7.A4" office:value-type="string">
            <text:p text:style-name="P20">idEntrada</text:p>
          </table:table-cell>
          <table:table-cell table:style-name="Tabla7.A4" office:value-type="string">
            <text:p text:style-name="P20">IdentificadorWS</text:p>
          </table:table-cell>
          <table:table-cell table:style-name="Tabla7.C4" office:value-type="float" office:value="1">
            <text:p text:style-name="P20">1</text:p>
          </table:table-cell>
          <table:table-cell table:style-name="Tabla7.A4" office:value-type="string">
            <text:p text:style-name="P20">Var</text:p>
          </table:table-cell>
          <table:table-cell table:style-name="Tabla7.A4" office:value-type="string">
            <text:p text:style-name="P20">Contindrà el nombre d'assentament i la data i hora que se li ha assignat i el numero d'assentament formatejat.</text:p>
          </table:table-cell>
          <table:table-cell table:style-name="Tabla7.F4" office:value-type="string">
            <text:p text:style-name="P20"/>
          </table:table-cell>
        </table:table-row>
      </table:table>
      <text:h text:style-name="Heading_20_2" text:outline-level="2">Operació anularRegistroEntrada</text:h>
      <text:p text:style-name="Text_20_body">Aquesta operació permet anul·lar <text:s/>un assentament.</text:p>
      <table:table table:name="Tabla8" table:style-name="Tabla8">
        <table:table-column table:style-name="Tabla8.A"/>
        <table:table-column table:style-name="Tabla8.B"/>
        <table:table-column table:style-name="Tabla8.C"/>
        <table:table-column table:style-name="Tabla8.D"/>
        <table:table-column table:style-name="Tabla8.E"/>
        <table:table-column table:style-name="Tabla8.F"/>
        <table:table-row table:style-name="Tabla8.1">
          <table:table-cell table:style-name="Tabla8.A1" table:number-columns-spanned="6" office:value-type="string">
            <text:p text:style-name="P17">Operació: anularRegistroEntrada</text:p>
          </table:table-cell>
          <table:covered-table-cell/>
          <table:covered-table-cell/>
          <table:covered-table-cell/>
          <table:covered-table-cell/>
          <table:covered-table-cell/>
        </table:table-row>
        <table:table-row table:style-name="Tabla8.1">
          <table:table-cell table:style-name="Tabla8.A2" table:number-columns-spanned="6" office:value-type="string">
            <text:p text:style-name="P14">PETICIÓ</text:p>
          </table:table-cell>
          <table:covered-table-cell/>
          <table:covered-table-cell/>
          <table:covered-table-cell/>
          <table:covered-table-cell/>
          <table:covered-table-cell/>
        </table:table-row>
        <table:table-row table:style-name="Tabla8.1">
          <table:table-cell table:style-name="Tabla8.A3" office:value-type="string">
            <text:p text:style-name="P21">Camp</text:p>
          </table:table-cell>
          <table:table-cell table:style-name="Tabla8.A3" office:value-type="string">
            <text:p text:style-name="P21">Tipus</text:p>
          </table:table-cell>
          <table:table-cell table:style-name="Tabla8.A3" office:value-type="string">
            <text:p text:style-name="P21">Car</text:p>
          </table:table-cell>
          <table:table-cell table:style-name="Tabla8.A3" office:value-type="string">
            <text:p text:style-name="P21">Lon</text:p>
          </table:table-cell>
          <table:table-cell table:style-name="Tabla8.A3" office:value-type="string">
            <text:p text:style-name="P21">Descripció</text:p>
          </table:table-cell>
          <table:table-cell table:style-name="Tabla8.F3" office:value-type="string">
            <text:p text:style-name="P21">Comentaris</text:p>
          </table:table-cell>
        </table:table-row>
        <table:table-row table:style-name="Tabla8.1">
          <table:table-cell table:style-name="Tabla8.A4" office:value-type="string">
            <text:p text:style-name="P20">numeroRegistroFormateado</text:p>
          </table:table-cell>
          <table:table-cell table:style-name="Tabla8.A4" office:value-type="string">
            <text:p text:style-name="P20">Cadena</text:p>
          </table:table-cell>
          <table:table-cell table:style-name="Tabla8.C4" office:value-type="float" office:value="1">
            <text:p text:style-name="P20">1</text:p>
          </table:table-cell>
          <table:table-cell table:style-name="Tabla8.A4" office:value-type="string">
            <text:p text:style-name="P20">Var</text:p>
          </table:table-cell>
          <table:table-cell table:style-name="Tabla8.A4" office:value-type="string">
            <text:p text:style-name="P20">Numero de l'assentament formatejat</text:p>
          </table:table-cell>
          <table:table-cell table:style-name="Tabla8.F4" office:value-type="string">
            <text:p text:style-name="P20"/>
          </table:table-cell>
        </table:table-row>
        <table:table-row table:style-name="Tabla8.1">
          <table:table-cell table:style-name="Tabla8.A4" office:value-type="string">
            <text:p text:style-name="P20">usuario</text:p>
          </table:table-cell>
          <table:table-cell table:style-name="Tabla8.A4" office:value-type="string">
            <text:p text:style-name="P20">Cadena</text:p>
          </table:table-cell>
          <table:table-cell table:style-name="Tabla8.C4" office:value-type="float" office:value="1">
            <text:p text:style-name="P20">1</text:p>
          </table:table-cell>
          <table:table-cell table:style-name="Tabla8.C4" office:value-type="float" office:value="80">
            <text:p text:style-name="P20">80</text:p>
          </table:table-cell>
          <table:table-cell table:style-name="Tabla8.A4" office:value-type="string">
            <text:p text:style-name="P20">Codi de l'usuari que vol realitzar l'operació</text:p>
          </table:table-cell>
          <table:table-cell table:style-name="Tabla8.F4" office:value-type="string">
            <text:p text:style-name="P20"/>
          </table:table-cell>
        </table:table-row>
        <table:table-row table:style-name="Tabla8.1">
          <table:table-cell table:style-name="Tabla8.A4" office:value-type="string">
            <text:p text:style-name="P20">entidad</text:p>
          </table:table-cell>
          <table:table-cell table:style-name="Tabla8.A4" office:value-type="string">
            <text:p text:style-name="P20">Cadena</text:p>
          </table:table-cell>
          <table:table-cell table:style-name="Tabla8.C4" office:value-type="float" office:value="1">
            <text:p text:style-name="P20">1</text:p>
          </table:table-cell>
          <table:table-cell table:style-name="Tabla8.C4" office:value-type="float" office:value="20">
            <text:p text:style-name="P20">20</text:p>
          </table:table-cell>
          <table:table-cell table:style-name="Tabla8.A4" office:value-type="string">
            <text:p text:style-name="P20">Codi DIR3 de l'entitat al que pertany l'usuari</text:p>
          </table:table-cell>
          <table:table-cell table:style-name="Tabla8.F4" office:value-type="string">
            <text:p text:style-name="P20"/>
          </table:table-cell>
        </table:table-row>
        <table:table-row table:style-name="Tabla8.1">
          <table:table-cell table:style-name="Tabla8.A4" office:value-type="string">
            <text:p text:style-name="P20">anular</text:p>
          </table:table-cell>
          <table:table-cell table:style-name="Tabla8.A4" office:value-type="string">
            <text:p text:style-name="P20">Boolea</text:p>
          </table:table-cell>
          <table:table-cell table:style-name="Tabla8.C4" office:value-type="float" office:value="1">
            <text:p text:style-name="P20">1</text:p>
          </table:table-cell>
          <table:table-cell table:style-name="Tabla8.C4" office:value-type="float" office:value="1">
            <text:p text:style-name="P20">1</text:p>
          </table:table-cell>
          <table:table-cell table:style-name="Tabla8.A4" office:value-type="string">
            <text:p text:style-name="P20">Indica si s'ha d'anular o no l'assentament.</text:p>
          </table:table-cell>
          <table:table-cell table:style-name="Tabla8.F4" office:value-type="string">
            <text:p text:style-name="P20"/>
          </table:table-cell>
        </table:table-row>
        <table:table-row table:style-name="Tabla8.1">
          <table:table-cell table:style-name="Tabla8.A2" table:number-columns-spanned="6" office:value-type="string">
            <text:p text:style-name="P18"><text:span text:style-name="T2">R</text:span><text:span text:style-name="T1">ESPOSTA</text:span></text:p>
          </table:table-cell>
          <table:covered-table-cell/>
          <table:covered-table-cell/>
          <table:covered-table-cell/>
          <table:covered-table-cell/>
          <table:covered-table-cell/>
        </table:table-row>
        <table:table-row table:style-name="Tabla8.1">
          <table:table-cell table:style-name="Tabla8.A3" office:value-type="string">
            <text:p text:style-name="P21">Camp</text:p>
          </table:table-cell>
          <table:table-cell table:style-name="Tabla8.A3" office:value-type="string">
            <text:p text:style-name="P21">Tipus</text:p>
          </table:table-cell>
          <table:table-cell table:style-name="Tabla8.A3" office:value-type="string">
            <text:p text:style-name="P21">Car</text:p>
          </table:table-cell>
          <table:table-cell table:style-name="Tabla8.A3" office:value-type="string">
            <text:p text:style-name="P21">Lon</text:p>
          </table:table-cell>
          <table:table-cell table:style-name="Tabla8.A3" office:value-type="string">
            <text:p text:style-name="P21">Descripció</text:p>
          </table:table-cell>
          <table:table-cell table:style-name="Tabla8.F3" office:value-type="string">
            <text:p text:style-name="P21">Comentaris</text:p>
          </table:table-cell>
        </table:table-row>
      </table:table>
      <text:h text:style-name="Heading_20_2" text:outline-level="2">Operació tramitarRegistroEntrada</text:h>
      <text:p text:style-name="Text_20_body">Aquesta operació deixa un assentament que estava en estat vàlid a un estat tramitat.</text:p>
      <table:table table:name="Tabla9" table:style-name="Tabla9">
        <table:table-column table:style-name="Tabla9.A"/>
        <table:table-column table:style-name="Tabla9.B"/>
        <table:table-column table:style-name="Tabla9.C"/>
        <table:table-column table:style-name="Tabla9.D"/>
        <table:table-column table:style-name="Tabla9.E"/>
        <table:table-column table:style-name="Tabla9.F"/>
        <table:table-row table:style-name="Tabla9.1">
          <table:table-cell table:style-name="Tabla9.A1" table:number-columns-spanned="6" office:value-type="string">
            <text:p text:style-name="P17">Operació: tramitarRegistroEntrada</text:p>
          </table:table-cell>
          <table:covered-table-cell/>
          <table:covered-table-cell/>
          <table:covered-table-cell/>
          <table:covered-table-cell/>
          <table:covered-table-cell/>
        </table:table-row>
        <table:table-row table:style-name="Tabla9.1">
          <table:table-cell table:style-name="Tabla9.A2" table:number-columns-spanned="6" office:value-type="string">
            <text:p text:style-name="P14">PETICIÓ</text:p>
          </table:table-cell>
          <table:covered-table-cell/>
          <table:covered-table-cell/>
          <table:covered-table-cell/>
          <table:covered-table-cell/>
          <table:covered-table-cell/>
        </table:table-row>
        <table:table-row table:style-name="Tabla9.1">
          <table:table-cell table:style-name="Tabla9.A3" office:value-type="string">
            <text:p text:style-name="P21">Camp</text:p>
          </table:table-cell>
          <table:table-cell table:style-name="Tabla9.A3" office:value-type="string">
            <text:p text:style-name="P21">Tipus</text:p>
          </table:table-cell>
          <table:table-cell table:style-name="Tabla9.A3" office:value-type="string">
            <text:p text:style-name="P21">Car</text:p>
          </table:table-cell>
          <table:table-cell table:style-name="Tabla9.A3" office:value-type="string">
            <text:p text:style-name="P21">Lon</text:p>
          </table:table-cell>
          <table:table-cell table:style-name="Tabla9.A3" office:value-type="string">
            <text:p text:style-name="P21">Descripció</text:p>
          </table:table-cell>
          <table:table-cell table:style-name="Tabla9.F3" office:value-type="string">
            <text:p text:style-name="P21">Comentaris</text:p>
          </table:table-cell>
        </table:table-row>
        <table:table-row table:style-name="Tabla9.1">
          <table:table-cell table:style-name="Tabla9.A4" office:value-type="string">
            <text:p text:style-name="P20">numeroRegistroFormateado</text:p>
          </table:table-cell>
          <table:table-cell table:style-name="Tabla9.A4" office:value-type="string">
            <text:p text:style-name="P20">Cadena</text:p>
          </table:table-cell>
          <table:table-cell table:style-name="Tabla9.C4" office:value-type="float" office:value="1">
            <text:p text:style-name="P20">1</text:p>
          </table:table-cell>
          <table:table-cell table:style-name="Tabla9.A4" office:value-type="string">
            <text:p text:style-name="P20">Var</text:p>
          </table:table-cell>
          <table:table-cell table:style-name="Tabla9.A4" office:value-type="string">
            <text:p text:style-name="P20">Numero de l'assentament</text:p>
          </table:table-cell>
          <table:table-cell table:style-name="Tabla9.F4" office:value-type="string">
            <text:p text:style-name="P20"/>
          </table:table-cell>
        </table:table-row>
        <table:table-row table:style-name="Tabla9.1">
          <table:table-cell table:style-name="Tabla9.A4" office:value-type="string">
            <text:p text:style-name="P20">usuario</text:p>
          </table:table-cell>
          <table:table-cell table:style-name="Tabla9.A4" office:value-type="string">
            <text:p text:style-name="P20">Cadena</text:p>
          </table:table-cell>
          <table:table-cell table:style-name="Tabla9.C4" office:value-type="float" office:value="1">
            <text:p text:style-name="P20">1</text:p>
          </table:table-cell>
          <table:table-cell table:style-name="Tabla9.C4" office:value-type="float" office:value="80">
            <text:p text:style-name="P20">80</text:p>
          </table:table-cell>
          <table:table-cell table:style-name="Tabla9.A4" office:value-type="string">
            <text:p text:style-name="P20">Codi de l'usuari que vol realitzar l'operació</text:p>
          </table:table-cell>
          <table:table-cell table:style-name="Tabla9.F4" office:value-type="string">
            <text:p text:style-name="P20"/>
          </table:table-cell>
        </table:table-row>
        <table:table-row table:style-name="Tabla9.1">
          <table:table-cell table:style-name="Tabla9.A4" office:value-type="string">
            <text:p text:style-name="P20">entidad</text:p>
          </table:table-cell>
          <table:table-cell table:style-name="Tabla9.A4" office:value-type="string">
            <text:p text:style-name="P20">Cadena</text:p>
          </table:table-cell>
          <table:table-cell table:style-name="Tabla9.C4" office:value-type="float" office:value="1">
            <text:p text:style-name="P20">1</text:p>
          </table:table-cell>
          <table:table-cell table:style-name="Tabla9.C4" office:value-type="float" office:value="20">
            <text:p text:style-name="P20">20</text:p>
          </table:table-cell>
          <table:table-cell table:style-name="Tabla9.A4" office:value-type="string">
            <text:p text:style-name="P20">Codi DIR3 de l'entitat al que pertany l'usuari</text:p>
          </table:table-cell>
          <table:table-cell table:style-name="Tabla9.F4" office:value-type="string">
            <text:p text:style-name="P20"/>
          </table:table-cell>
        </table:table-row>
        <table:table-row table:style-name="Tabla9.1">
          <table:table-cell table:style-name="Tabla9.A2" table:number-columns-spanned="6" office:value-type="string">
            <text:p text:style-name="P18"><text:span text:style-name="T2">R</text:span><text:span text:style-name="T1">ESPOSTA</text:span></text:p>
          </table:table-cell>
          <table:covered-table-cell/>
          <table:covered-table-cell/>
          <table:covered-table-cell/>
          <table:covered-table-cell/>
          <table:covered-table-cell/>
        </table:table-row>
        <table:table-row table:style-name="Tabla9.1">
          <table:table-cell table:style-name="Tabla9.A3" office:value-type="string">
            <text:p text:style-name="P21">Camp</text:p>
          </table:table-cell>
          <table:table-cell table:style-name="Tabla9.A3" office:value-type="string">
            <text:p text:style-name="P21">Tipus</text:p>
          </table:table-cell>
          <table:table-cell table:style-name="Tabla9.A3" office:value-type="string">
            <text:p text:style-name="P21">Car</text:p>
          </table:table-cell>
          <table:table-cell table:style-name="Tabla9.A3" office:value-type="string">
            <text:p text:style-name="P21">Lon</text:p>
          </table:table-cell>
          <table:table-cell table:style-name="Tabla9.A3" office:value-type="string">
            <text:p text:style-name="P21">Descripció</text:p>
          </table:table-cell>
          <table:table-cell table:style-name="Tabla9.F3" office:value-type="string">
            <text:p text:style-name="P21">Comentaris</text:p>
          </table:table-cell>
        </table:table-row>
      </table:table>
      <text:h text:style-name="Heading_20_2" text:outline-level="2">Operació obtenerRegistroEntrada</text:h>
      <text:p text:style-name="Text_20_body">Donat un identificador d'un assentament retorna l'assentament. L'usuari que fa la consulta ha de tenir permisos de consulta a damunt l'assentament.</text:p>
      <table:table table:name="Tabla10" table:style-name="Tabla10">
        <table:table-column table:style-name="Tabla10.A"/>
        <table:table-column table:style-name="Tabla10.B"/>
        <table:table-column table:style-name="Tabla10.C"/>
        <table:table-column table:style-name="Tabla10.D"/>
        <table:table-column table:style-name="Tabla10.E"/>
        <table:table-column table:style-name="Tabla10.F"/>
        <table:table-row table:style-name="Tabla10.1">
          <table:table-cell table:style-name="Tabla10.A1" table:number-columns-spanned="6" office:value-type="string">
            <text:p text:style-name="P17">Operació: obtenerRegistroEntrada</text:p>
          </table:table-cell>
          <table:covered-table-cell/>
          <table:covered-table-cell/>
          <table:covered-table-cell/>
          <table:covered-table-cell/>
          <table:covered-table-cell/>
        </table:table-row>
        <table:table-row table:style-name="Tabla10.1">
          <table:table-cell table:style-name="Tabla10.A2" table:number-columns-spanned="6" office:value-type="string">
            <text:p text:style-name="P14">PETICIÓ</text:p>
          </table:table-cell>
          <table:covered-table-cell/>
          <table:covered-table-cell/>
          <table:covered-table-cell/>
          <table:covered-table-cell/>
          <table:covered-table-cell/>
        </table:table-row>
        <table:table-row table:style-name="Tabla10.1">
          <table:table-cell table:style-name="Tabla10.A3" office:value-type="string">
            <text:p text:style-name="P21">Camp</text:p>
          </table:table-cell>
          <table:table-cell table:style-name="Tabla10.A3" office:value-type="string">
            <text:p text:style-name="P21">Tipus</text:p>
          </table:table-cell>
          <table:table-cell table:style-name="Tabla10.A3" office:value-type="string">
            <text:p text:style-name="P21">Car</text:p>
          </table:table-cell>
          <table:table-cell table:style-name="Tabla10.A3" office:value-type="string">
            <text:p text:style-name="P21">Lon</text:p>
          </table:table-cell>
          <table:table-cell table:style-name="Tabla10.A3" office:value-type="string">
            <text:p text:style-name="P21">Descripció</text:p>
          </table:table-cell>
          <table:table-cell table:style-name="Tabla10.F3" office:value-type="string">
            <text:p text:style-name="P21">Comentaris</text:p>
          </table:table-cell>
        </table:table-row>
        <table:table-row table:style-name="Tabla10.1">
          <table:table-cell table:style-name="Tabla10.A4" office:value-type="string">
            <text:p text:style-name="P20">numeroRegistroFormateado</text:p>
          </table:table-cell>
          <table:table-cell table:style-name="Tabla10.A4" office:value-type="string">
            <text:p text:style-name="P20">Cadena</text:p>
          </table:table-cell>
          <table:table-cell table:style-name="Tabla10.C4" office:value-type="float" office:value="1">
            <text:p text:style-name="P20">1</text:p>
          </table:table-cell>
          <table:table-cell table:style-name="Tabla10.A4" office:value-type="string">
            <text:p text:style-name="P20">Var</text:p>
          </table:table-cell>
          <table:table-cell table:style-name="Tabla10.A4" office:value-type="string">
            <text:p text:style-name="P20">Numero de l'assentament formatejat</text:p>
          </table:table-cell>
          <table:table-cell table:style-name="Tabla10.F4" office:value-type="string">
            <text:p text:style-name="P20"/>
          </table:table-cell>
        </table:table-row>
        <table:table-row table:style-name="Tabla10.1">
          <table:table-cell table:style-name="Tabla10.A4" office:value-type="string">
            <text:p text:style-name="P20">usuario</text:p>
          </table:table-cell>
          <table:table-cell table:style-name="Tabla10.A4" office:value-type="string">
            <text:p text:style-name="P20">Cadena</text:p>
          </table:table-cell>
          <table:table-cell table:style-name="Tabla10.C4" office:value-type="float" office:value="1">
            <text:p text:style-name="P20">1</text:p>
          </table:table-cell>
          <table:table-cell table:style-name="Tabla10.C4" office:value-type="float" office:value="80">
            <text:p text:style-name="P20">80</text:p>
          </table:table-cell>
          <table:table-cell table:style-name="Tabla10.A4" office:value-type="string">
            <text:p text:style-name="P20">Codi de l'usuari que vol realitzar l'operació</text:p>
          </table:table-cell>
          <table:table-cell table:style-name="Tabla10.F4" office:value-type="string">
            <text:p text:style-name="P20"/>
          </table:table-cell>
        </table:table-row>
        <table:table-row table:style-name="Tabla10.1">
          <table:table-cell table:style-name="Tabla10.A4" office:value-type="string">
            <text:p text:style-name="P20">entidad</text:p>
          </table:table-cell>
          <table:table-cell table:style-name="Tabla10.A4" office:value-type="string">
            <text:p text:style-name="P20">Cadena</text:p>
          </table:table-cell>
          <table:table-cell table:style-name="Tabla10.C4" office:value-type="float" office:value="1">
            <text:p text:style-name="P20">1</text:p>
          </table:table-cell>
          <table:table-cell table:style-name="Tabla10.C4" office:value-type="float" office:value="20">
            <text:p text:style-name="P20">20</text:p>
          </table:table-cell>
          <table:table-cell table:style-name="Tabla10.A4" office:value-type="string">
            <text:p text:style-name="P20">Codi DIR3 de l'entitat al que pertany l'usuari</text:p>
          </table:table-cell>
          <table:table-cell table:style-name="Tabla10.F4" office:value-type="string">
            <text:p text:style-name="P20"/>
          </table:table-cell>
        </table:table-row>
        <table:table-row table:style-name="Tabla10.1">
          <table:table-cell table:style-name="Tabla10.A2" table:number-columns-spanned="6" office:value-type="string">
            <text:p text:style-name="P18"><text:span text:style-name="T2">R</text:span><text:span text:style-name="T1">ESPOSTA</text:span></text:p>
          </table:table-cell>
          <table:covered-table-cell/>
          <table:covered-table-cell/>
          <table:covered-table-cell/>
          <table:covered-table-cell/>
          <table:covered-table-cell/>
        </table:table-row>
        <table:table-row table:style-name="Tabla10.1">
          <table:table-cell table:style-name="Tabla10.A3" office:value-type="string">
            <text:p text:style-name="P21">Camp</text:p>
          </table:table-cell>
          <table:table-cell table:style-name="Tabla10.A3" office:value-type="string">
            <text:p text:style-name="P21">Tipus</text:p>
          </table:table-cell>
          <table:table-cell table:style-name="Tabla10.A3" office:value-type="string">
            <text:p text:style-name="P21">Car</text:p>
          </table:table-cell>
          <table:table-cell table:style-name="Tabla10.A3" office:value-type="string">
            <text:p text:style-name="P21">Lon</text:p>
          </table:table-cell>
          <table:table-cell table:style-name="Tabla10.A3" office:value-type="string">
            <text:p text:style-name="P21">Descripció</text:p>
          </table:table-cell>
          <table:table-cell table:style-name="Tabla10.F3" office:value-type="string">
            <text:p text:style-name="P21">Comentaris</text:p>
          </table:table-cell>
        </table:table-row>
        <table:table-row table:style-name="Tabla10.1">
          <table:table-cell table:style-name="Tabla10.A4" office:value-type="string">
            <text:p text:style-name="P20">asEntrada</text:p>
          </table:table-cell>
          <table:table-cell table:style-name="Tabla10.A4" office:value-type="string">
            <text:p text:style-name="P20">registroEntradaWs</text:p>
          </table:table-cell>
          <table:table-cell table:style-name="Tabla10.C4" office:value-type="float" office:value="1">
            <text:p text:style-name="P20">1</text:p>
          </table:table-cell>
          <table:table-cell table:style-name="Tabla10.A4" office:value-type="string">
            <text:p text:style-name="P20">Var</text:p>
          </table:table-cell>
          <table:table-cell table:style-name="Tabla10.A4" office:value-type="string">
            <text:p text:style-name="P20">Dades de l'assentament.</text:p>
          </table:table-cell>
          <table:table-cell table:style-name="Tabla10.F4" office:value-type="string">
            <text:p text:style-name="P20"/>
          </table:table-cell>
        </table:table-row>
      </table:table>
      <text:h text:style-name="Heading_20_2" text:outline-level="2"><text:soft-page-break/>Operació obtenerRegistroEntradaID</text:h>
      <text:p text:style-name="Text_20_body">Donat l'any, el numero de l'assentament, l'usuari i l'entitat obté l'identificador d'un assentament d'entrada.</text:p>
      <table:table table:name="Tabla14" table:style-name="Tabla14">
        <table:table-column table:style-name="Tabla14.A"/>
        <table:table-column table:style-name="Tabla14.B"/>
        <table:table-column table:style-name="Tabla14.C"/>
        <table:table-column table:style-name="Tabla14.D"/>
        <table:table-column table:style-name="Tabla14.E"/>
        <table:table-column table:style-name="Tabla14.F"/>
        <table:table-row table:style-name="Tabla14.1">
          <table:table-cell table:style-name="Tabla14.A1" table:number-columns-spanned="6" office:value-type="string">
            <text:p text:style-name="P17">Operació: obtenerRegistroEntradaID</text:p>
          </table:table-cell>
          <table:covered-table-cell/>
          <table:covered-table-cell/>
          <table:covered-table-cell/>
          <table:covered-table-cell/>
          <table:covered-table-cell/>
        </table:table-row>
        <table:table-row table:style-name="Tabla14.1">
          <table:table-cell table:style-name="Tabla14.A2" table:number-columns-spanned="6" office:value-type="string">
            <text:p text:style-name="P14">PETICIÓ</text:p>
          </table:table-cell>
          <table:covered-table-cell/>
          <table:covered-table-cell/>
          <table:covered-table-cell/>
          <table:covered-table-cell/>
          <table:covered-table-cell/>
        </table:table-row>
        <table:table-row table:style-name="Tabla14.1">
          <table:table-cell table:style-name="Tabla14.A3" office:value-type="string">
            <text:p text:style-name="P21">Camp</text:p>
          </table:table-cell>
          <table:table-cell table:style-name="Tabla14.A3" office:value-type="string">
            <text:p text:style-name="P21">Tipus</text:p>
          </table:table-cell>
          <table:table-cell table:style-name="Tabla14.A3" office:value-type="string">
            <text:p text:style-name="P21">Car</text:p>
          </table:table-cell>
          <table:table-cell table:style-name="Tabla14.A3" office:value-type="string">
            <text:p text:style-name="P21">Lon</text:p>
          </table:table-cell>
          <table:table-cell table:style-name="Tabla14.A3" office:value-type="string">
            <text:p text:style-name="P21">Descripció</text:p>
          </table:table-cell>
          <table:table-cell table:style-name="Tabla14.F3" office:value-type="string">
            <text:p text:style-name="P21">Comentaris</text:p>
          </table:table-cell>
        </table:table-row>
        <table:table-row table:style-name="Tabla14.1">
          <table:table-cell table:style-name="Tabla14.A4" office:value-type="string">
            <text:p text:style-name="P20">anyo</text:p>
          </table:table-cell>
          <table:table-cell table:style-name="Tabla14.A4" office:value-type="string">
            <text:p text:style-name="P20">Numèric</text:p>
          </table:table-cell>
          <table:table-cell table:style-name="Tabla14.C4" office:value-type="float" office:value="1">
            <text:p text:style-name="P20">1</text:p>
          </table:table-cell>
          <table:table-cell table:style-name="Tabla14.C4" office:value-type="float" office:value="4">
            <text:p text:style-name="P20">4</text:p>
          </table:table-cell>
          <table:table-cell table:style-name="Tabla14.A4" office:value-type="string">
            <text:p text:style-name="P20">Any de l'assentament</text:p>
          </table:table-cell>
          <table:table-cell table:style-name="Tabla14.F4" office:value-type="string">
            <text:p text:style-name="P20"/>
          </table:table-cell>
        </table:table-row>
        <table:table-row table:style-name="Tabla14.1">
          <table:table-cell table:style-name="Tabla14.A4" office:value-type="string">
            <text:p text:style-name="P20">numeroRegistro</text:p>
          </table:table-cell>
          <table:table-cell table:style-name="Tabla14.A4" office:value-type="string">
            <text:p text:style-name="P20">Numèric</text:p>
          </table:table-cell>
          <table:table-cell table:style-name="Tabla14.C4" office:value-type="float" office:value="1">
            <text:p text:style-name="P20">1</text:p>
          </table:table-cell>
          <table:table-cell table:style-name="Tabla14.A4" office:value-type="string">
            <text:p text:style-name="P20">Var</text:p>
          </table:table-cell>
          <table:table-cell table:style-name="Tabla14.A4" office:value-type="string">
            <text:p text:style-name="P20">Numero de l'assentament</text:p>
          </table:table-cell>
          <table:table-cell table:style-name="Tabla14.F4" office:value-type="string">
            <text:p text:style-name="P20"/>
          </table:table-cell>
        </table:table-row>
        <table:table-row table:style-name="Tabla14.1">
          <table:table-cell table:style-name="Tabla14.A4" office:value-type="string">
            <text:p text:style-name="P20">usuario</text:p>
          </table:table-cell>
          <table:table-cell table:style-name="Tabla14.A4" office:value-type="string">
            <text:p text:style-name="P20">Cadena</text:p>
          </table:table-cell>
          <table:table-cell table:style-name="Tabla14.C4" office:value-type="float" office:value="1">
            <text:p text:style-name="P20">1</text:p>
          </table:table-cell>
          <table:table-cell table:style-name="Tabla14.C4" office:value-type="float" office:value="80">
            <text:p text:style-name="P20">80</text:p>
          </table:table-cell>
          <table:table-cell table:style-name="Tabla14.A4" office:value-type="string">
            <text:p text:style-name="P20">Codi de l'usuari que vol realitzar l'operació</text:p>
          </table:table-cell>
          <table:table-cell table:style-name="Tabla14.F4" office:value-type="string">
            <text:p text:style-name="P20"/>
          </table:table-cell>
        </table:table-row>
        <table:table-row table:style-name="Tabla14.1">
          <table:table-cell table:style-name="Tabla14.A4" office:value-type="string">
            <text:p text:style-name="P20">entidad</text:p>
          </table:table-cell>
          <table:table-cell table:style-name="Tabla14.A4" office:value-type="string">
            <text:p text:style-name="P20">Cadena</text:p>
          </table:table-cell>
          <table:table-cell table:style-name="Tabla14.C4" office:value-type="float" office:value="1">
            <text:p text:style-name="P20">1</text:p>
          </table:table-cell>
          <table:table-cell table:style-name="Tabla14.C4" office:value-type="float" office:value="20">
            <text:p text:style-name="P20">20</text:p>
          </table:table-cell>
          <table:table-cell table:style-name="Tabla14.A4" office:value-type="string">
            <text:p text:style-name="P20">Codi DIR3 de l'entitat al que pertany l'usuari</text:p>
          </table:table-cell>
          <table:table-cell table:style-name="Tabla14.F4" office:value-type="string">
            <text:p text:style-name="P20"/>
          </table:table-cell>
        </table:table-row>
        <table:table-row table:style-name="Tabla14.1">
          <table:table-cell table:style-name="Tabla14.A2" table:number-columns-spanned="6" office:value-type="string">
            <text:p text:style-name="P18"><text:span text:style-name="T2">R</text:span><text:span text:style-name="T1">ESPOSTA</text:span></text:p>
          </table:table-cell>
          <table:covered-table-cell/>
          <table:covered-table-cell/>
          <table:covered-table-cell/>
          <table:covered-table-cell/>
          <table:covered-table-cell/>
        </table:table-row>
        <table:table-row table:style-name="Tabla14.1">
          <table:table-cell table:style-name="Tabla14.A3" office:value-type="string">
            <text:p text:style-name="P21">Camp</text:p>
          </table:table-cell>
          <table:table-cell table:style-name="Tabla14.A3" office:value-type="string">
            <text:p text:style-name="P21">Tipus</text:p>
          </table:table-cell>
          <table:table-cell table:style-name="Tabla14.A3" office:value-type="string">
            <text:p text:style-name="P21">Car</text:p>
          </table:table-cell>
          <table:table-cell table:style-name="Tabla14.A3" office:value-type="string">
            <text:p text:style-name="P21">Lon</text:p>
          </table:table-cell>
          <table:table-cell table:style-name="Tabla14.A3" office:value-type="string">
            <text:p text:style-name="P21">Descripció</text:p>
          </table:table-cell>
          <table:table-cell table:style-name="Tabla14.F3" office:value-type="string">
            <text:p text:style-name="P21">Comentaris</text:p>
          </table:table-cell>
        </table:table-row>
        <table:table-row table:style-name="Tabla14.1">
          <table:table-cell table:style-name="Tabla14.A4" office:value-type="string">
            <text:p text:style-name="P20">asIdentificador</text:p>
          </table:table-cell>
          <table:table-cell table:style-name="Tabla14.A4" office:value-type="string">
            <text:p text:style-name="P20">IdentificadorWs</text:p>
          </table:table-cell>
          <table:table-cell table:style-name="Tabla14.C4" office:value-type="float" office:value="1">
            <text:p text:style-name="P20">1</text:p>
          </table:table-cell>
          <table:table-cell table:style-name="Tabla14.A4" office:value-type="string">
            <text:p text:style-name="P20">Var</text:p>
          </table:table-cell>
          <table:table-cell table:style-name="Tabla14.A4" office:value-type="string">
            <text:p text:style-name="P20">Identtificador de l'assentament</text:p>
          </table:table-cell>
          <table:table-cell table:style-name="Tabla14.F4" office:value-type="string">
            <text:p text:style-name="P20"/>
          </table:table-cell>
        </table:table-row>
      </table:table>
      <text:h text:style-name="Heading_20_2" text:outline-level="2"/>
      <text:h text:style-name="Heading_20_2" text:outline-level="2">Operació altaRegistroSalida</text:h>
      <text:p text:style-name="Text_20_body"/>
      <table:table table:name="Tabla12" table:style-name="Tabla12">
        <table:table-column table:style-name="Tabla12.A"/>
        <table:table-column table:style-name="Tabla12.B"/>
        <table:table-column table:style-name="Tabla12.C"/>
        <table:table-column table:style-name="Tabla12.D"/>
        <table:table-column table:style-name="Tabla12.E"/>
        <table:table-column table:style-name="Tabla12.F"/>
        <table:table-row table:style-name="Tabla12.1">
          <table:table-cell table:style-name="Tabla12.A1" table:number-columns-spanned="6" office:value-type="string">
            <text:p text:style-name="P17">Operació: altaRegistroSalida</text:p>
          </table:table-cell>
          <table:covered-table-cell/>
          <table:covered-table-cell/>
          <table:covered-table-cell/>
          <table:covered-table-cell/>
          <table:covered-table-cell/>
        </table:table-row>
        <table:table-row table:style-name="Tabla12.1">
          <table:table-cell table:style-name="Tabla12.A2" table:number-columns-spanned="6" office:value-type="string">
            <text:p text:style-name="P14">PETICIÓ</text:p>
          </table:table-cell>
          <table:covered-table-cell/>
          <table:covered-table-cell/>
          <table:covered-table-cell/>
          <table:covered-table-cell/>
          <table:covered-table-cell/>
        </table:table-row>
        <table:table-row table:style-name="Tabla12.1">
          <table:table-cell table:style-name="Tabla12.A3" office:value-type="string">
            <text:p text:style-name="P21">Camp</text:p>
          </table:table-cell>
          <table:table-cell table:style-name="Tabla12.A3" office:value-type="string">
            <text:p text:style-name="P21">Tipus</text:p>
          </table:table-cell>
          <table:table-cell table:style-name="Tabla12.A3" office:value-type="string">
            <text:p text:style-name="P21">Car</text:p>
          </table:table-cell>
          <table:table-cell table:style-name="Tabla12.A3" office:value-type="string">
            <text:p text:style-name="P21">Lon</text:p>
          </table:table-cell>
          <table:table-cell table:style-name="Tabla12.A3" office:value-type="string">
            <text:p text:style-name="P21">Descripció</text:p>
          </table:table-cell>
          <table:table-cell table:style-name="Tabla12.F3" office:value-type="string">
            <text:p text:style-name="P21">Comentaris</text:p>
          </table:table-cell>
        </table:table-row>
        <table:table-row table:style-name="Tabla12.1">
          <table:table-cell table:style-name="Tabla12.A4" office:value-type="string">
            <text:p text:style-name="P20">asSortida</text:p>
          </table:table-cell>
          <table:table-cell table:style-name="Tabla12.A4" office:value-type="string">
            <text:p text:style-name="P20">RegistroSalidaWs</text:p>
          </table:table-cell>
          <table:table-cell table:style-name="Tabla12.C4" office:value-type="float" office:value="1">
            <text:p text:style-name="P21">1</text:p>
          </table:table-cell>
          <table:table-cell table:style-name="Tabla12.A4" office:value-type="string">
            <text:p text:style-name="P20">Var</text:p>
          </table:table-cell>
          <table:table-cell table:style-name="Tabla12.A4" office:value-type="string">
            <text:p text:style-name="P20"/>
          </table:table-cell>
          <table:table-cell table:style-name="Tabla12.F4" office:value-type="string">
            <text:p text:style-name="P20"/>
          </table:table-cell>
        </table:table-row>
        <table:table-row table:style-name="Tabla12.1">
          <table:table-cell table:style-name="Tabla12.A2" table:number-columns-spanned="6" office:value-type="string">
            <text:p text:style-name="P18"><text:span text:style-name="T2">R</text:span><text:span text:style-name="T1">ESPOSTA</text:span></text:p>
          </table:table-cell>
          <table:covered-table-cell/>
          <table:covered-table-cell/>
          <table:covered-table-cell/>
          <table:covered-table-cell/>
          <table:covered-table-cell/>
        </table:table-row>
        <table:table-row table:style-name="Tabla12.1">
          <table:table-cell table:style-name="Tabla12.A3" office:value-type="string">
            <text:p text:style-name="P21">Camp</text:p>
          </table:table-cell>
          <table:table-cell table:style-name="Tabla12.A3" office:value-type="string">
            <text:p text:style-name="P21">Tipus</text:p>
          </table:table-cell>
          <table:table-cell table:style-name="Tabla12.A3" office:value-type="string">
            <text:p text:style-name="P21">Car</text:p>
          </table:table-cell>
          <table:table-cell table:style-name="Tabla12.A3" office:value-type="string">
            <text:p text:style-name="P21">Lon</text:p>
          </table:table-cell>
          <table:table-cell table:style-name="Tabla12.A3" office:value-type="string">
            <text:p text:style-name="P21">Descripció</text:p>
          </table:table-cell>
          <table:table-cell table:style-name="Tabla12.F3" office:value-type="string">
            <text:p text:style-name="P21">Comentaris</text:p>
          </table:table-cell>
        </table:table-row>
        <table:table-row table:style-name="Tabla12.1">
          <table:table-cell table:style-name="Tabla12.A4" office:value-type="string">
            <text:p text:style-name="P20">idSortida</text:p>
          </table:table-cell>
          <table:table-cell table:style-name="Tabla12.A4" office:value-type="string">
            <text:p text:style-name="P20">IdentificadorWS</text:p>
          </table:table-cell>
          <table:table-cell table:style-name="Tabla12.C4" office:value-type="float" office:value="1">
            <text:p text:style-name="P20">1</text:p>
          </table:table-cell>
          <table:table-cell table:style-name="Tabla12.A4" office:value-type="string">
            <text:p text:style-name="P20">Var</text:p>
          </table:table-cell>
          <table:table-cell table:style-name="Tabla12.A4" office:value-type="string">
            <text:p text:style-name="P20">Contindrà el nombre d'assentament i la data i hora que se li ha assignat i el numeroRegistreFormatejat</text:p>
          </table:table-cell>
          <table:table-cell table:style-name="Tabla12.F4" office:value-type="string">
            <text:p text:style-name="P20"/>
          </table:table-cell>
        </table:table-row>
      </table:table>
      <text:h text:style-name="Heading_20_2" text:outline-level="2">Operació anularRegistroSalida</text:h>
      <table:table table:name="Tabla13" table:style-name="Tabla13">
        <table:table-column table:style-name="Tabla13.A"/>
        <table:table-column table:style-name="Tabla13.B"/>
        <table:table-column table:style-name="Tabla13.C"/>
        <table:table-column table:style-name="Tabla13.D"/>
        <table:table-column table:style-name="Tabla13.E"/>
        <table:table-column table:style-name="Tabla13.F"/>
        <table:table-row table:style-name="Tabla13.1">
          <table:table-cell table:style-name="Tabla13.A1" table:number-columns-spanned="6" office:value-type="string">
            <text:p text:style-name="P17">Operació: anularRegistroSalida</text:p>
          </table:table-cell>
          <table:covered-table-cell/>
          <table:covered-table-cell/>
          <table:covered-table-cell/>
          <table:covered-table-cell/>
          <table:covered-table-cell/>
        </table:table-row>
        <table:table-row table:style-name="Tabla13.1">
          <table:table-cell table:style-name="Tabla13.A2" table:number-columns-spanned="6" office:value-type="string">
            <text:p text:style-name="P14">PETICIÓ</text:p>
          </table:table-cell>
          <table:covered-table-cell/>
          <table:covered-table-cell/>
          <table:covered-table-cell/>
          <table:covered-table-cell/>
          <table:covered-table-cell/>
        </table:table-row>
        <table:table-row table:style-name="Tabla13.1">
          <table:table-cell table:style-name="Tabla13.A3" office:value-type="string">
            <text:p text:style-name="P21">Camp</text:p>
          </table:table-cell>
          <table:table-cell table:style-name="Tabla13.A3" office:value-type="string">
            <text:p text:style-name="P21">Tipus</text:p>
          </table:table-cell>
          <table:table-cell table:style-name="Tabla13.A3" office:value-type="string">
            <text:p text:style-name="P21">Car</text:p>
          </table:table-cell>
          <table:table-cell table:style-name="Tabla13.A3" office:value-type="string">
            <text:p text:style-name="P21">Lon</text:p>
          </table:table-cell>
          <table:table-cell table:style-name="Tabla13.A3" office:value-type="string">
            <text:p text:style-name="P21">Descripció</text:p>
          </table:table-cell>
          <table:table-cell table:style-name="Tabla13.F3" office:value-type="string">
            <text:p text:style-name="P21">Comentaris</text:p>
          </table:table-cell>
        </table:table-row>
        <table:table-row table:style-name="Tabla13.1">
          <table:table-cell table:style-name="Tabla13.A4" office:value-type="string">
            <text:p text:style-name="P20">numeroRegistroFormateado</text:p>
          </table:table-cell>
          <table:table-cell table:style-name="Tabla13.A4" office:value-type="string">
            <text:p text:style-name="P20">Cadena</text:p>
          </table:table-cell>
          <table:table-cell table:style-name="Tabla13.C4" office:value-type="float" office:value="1">
            <text:p text:style-name="P20">1</text:p>
          </table:table-cell>
          <table:table-cell table:style-name="Tabla13.A4" office:value-type="string">
            <text:p text:style-name="P20">Var</text:p>
          </table:table-cell>
          <table:table-cell table:style-name="Tabla13.A4" office:value-type="string">
            <text:p text:style-name="P20">Numero de l'assentament formatejat</text:p>
          </table:table-cell>
          <table:table-cell table:style-name="Tabla13.F4" office:value-type="string">
            <text:p text:style-name="P20"/>
          </table:table-cell>
        </table:table-row>
        <table:table-row table:style-name="Tabla13.1">
          <table:table-cell table:style-name="Tabla13.A4" office:value-type="string">
            <text:p text:style-name="P20">usuario</text:p>
          </table:table-cell>
          <table:table-cell table:style-name="Tabla13.A4" office:value-type="string">
            <text:p text:style-name="P20">Cadena</text:p>
          </table:table-cell>
          <table:table-cell table:style-name="Tabla13.C4" office:value-type="float" office:value="1">
            <text:p text:style-name="P20">1</text:p>
          </table:table-cell>
          <table:table-cell table:style-name="Tabla13.C4" office:value-type="float" office:value="80">
            <text:p text:style-name="P20">80</text:p>
          </table:table-cell>
          <table:table-cell table:style-name="Tabla13.A4" office:value-type="string">
            <text:p text:style-name="P20">Codi de l'usuari que vol realitzar l'operació</text:p>
          </table:table-cell>
          <table:table-cell table:style-name="Tabla13.F4" office:value-type="string">
            <text:p text:style-name="P20"/>
          </table:table-cell>
        </table:table-row>
        <table:table-row table:style-name="Tabla13.1">
          <table:table-cell table:style-name="Tabla13.A4" office:value-type="string">
            <text:p text:style-name="P20">entidad</text:p>
          </table:table-cell>
          <table:table-cell table:style-name="Tabla13.A4" office:value-type="string">
            <text:p text:style-name="P20">Cadena</text:p>
          </table:table-cell>
          <table:table-cell table:style-name="Tabla13.C4" office:value-type="float" office:value="1">
            <text:p text:style-name="P20">1</text:p>
          </table:table-cell>
          <table:table-cell table:style-name="Tabla13.C4" office:value-type="float" office:value="20">
            <text:p text:style-name="P20">20</text:p>
          </table:table-cell>
          <table:table-cell table:style-name="Tabla13.A4" office:value-type="string">
            <text:p text:style-name="P20">Codi DIR3 de l'entitat al que pertany l'usuari</text:p>
          </table:table-cell>
          <table:table-cell table:style-name="Tabla13.F4" office:value-type="string">
            <text:p text:style-name="P20"/>
          </table:table-cell>
        </table:table-row>
        <table:table-row table:style-name="Tabla13.1">
          <table:table-cell table:style-name="Tabla13.A4" office:value-type="string">
            <text:p text:style-name="P20">anular</text:p>
          </table:table-cell>
          <table:table-cell table:style-name="Tabla13.A4" office:value-type="string">
            <text:p text:style-name="P20">Boolea</text:p>
          </table:table-cell>
          <table:table-cell table:style-name="Tabla13.C4" office:value-type="float" office:value="1">
            <text:p text:style-name="P20">1</text:p>
          </table:table-cell>
          <table:table-cell table:style-name="Tabla13.C4" office:value-type="float" office:value="1">
            <text:p text:style-name="P20">1</text:p>
          </table:table-cell>
          <table:table-cell table:style-name="Tabla13.A4" office:value-type="string">
            <text:p text:style-name="P20">Indica si s'ha d'anular o no l'assentament.</text:p>
          </table:table-cell>
          <table:table-cell table:style-name="Tabla13.F4" office:value-type="string">
            <text:p text:style-name="P20"/>
          </table:table-cell>
        </table:table-row>
        <table:table-row table:style-name="Tabla13.1">
          <table:table-cell table:style-name="Tabla13.A2" table:number-columns-spanned="6" office:value-type="string">
            <text:p text:style-name="P18"><text:span text:style-name="T2">R</text:span><text:span text:style-name="T1">ESPOSTA</text:span></text:p>
          </table:table-cell>
          <table:covered-table-cell/>
          <table:covered-table-cell/>
          <table:covered-table-cell/>
          <table:covered-table-cell/>
          <table:covered-table-cell/>
        </table:table-row>
        <table:table-row table:style-name="Tabla13.1">
          <table:table-cell table:style-name="Tabla13.A3" office:value-type="string">
            <text:p text:style-name="P21">Camp</text:p>
          </table:table-cell>
          <table:table-cell table:style-name="Tabla13.A3" office:value-type="string">
            <text:p text:style-name="P21">Tipus</text:p>
          </table:table-cell>
          <table:table-cell table:style-name="Tabla13.A3" office:value-type="string">
            <text:p text:style-name="P21">Car</text:p>
          </table:table-cell>
          <table:table-cell table:style-name="Tabla13.A3" office:value-type="string">
            <text:p text:style-name="P21">Lon</text:p>
          </table:table-cell>
          <table:table-cell table:style-name="Tabla13.A3" office:value-type="string">
            <text:p text:style-name="P21">Descripció</text:p>
          </table:table-cell>
          <table:table-cell table:style-name="Tabla13.F3" office:value-type="string">
            <text:p text:style-name="P21">Comentaris</text:p>
          </table:table-cell>
        </table:table-row>
      </table:table>
      <text:h text:style-name="Heading_20_2" text:outline-level="2">Operació obtenerRegistroSalida</text:h>
      <table:table table:name="Tabla15" table:style-name="Tabla15">
        <table:table-column table:style-name="Tabla15.A"/>
        <table:table-column table:style-name="Tabla15.B"/>
        <table:table-column table:style-name="Tabla15.C"/>
        <table:table-column table:style-name="Tabla15.D"/>
        <table:table-column table:style-name="Tabla15.E"/>
        <table:table-column table:style-name="Tabla15.F"/>
        <table:table-row table:style-name="Tabla15.1">
          <table:table-cell table:style-name="Tabla15.A1" table:number-columns-spanned="6" office:value-type="string">
            <text:p text:style-name="P17">Operació: obtenerRegistroSalida</text:p>
          </table:table-cell>
          <table:covered-table-cell/>
          <table:covered-table-cell/>
          <table:covered-table-cell/>
          <table:covered-table-cell/>
          <table:covered-table-cell/>
        </table:table-row>
        <table:table-row table:style-name="Tabla15.1">
          <table:table-cell table:style-name="Tabla15.A2" table:number-columns-spanned="6" office:value-type="string">
            <text:p text:style-name="P14">PETICIÓ</text:p>
          </table:table-cell>
          <table:covered-table-cell/>
          <table:covered-table-cell/>
          <table:covered-table-cell/>
          <table:covered-table-cell/>
          <table:covered-table-cell/>
        </table:table-row>
        <text:soft-page-break/>
        <table:table-row table:style-name="Tabla15.1">
          <table:table-cell table:style-name="Tabla15.A3" office:value-type="string">
            <text:p text:style-name="P21">Camp</text:p>
          </table:table-cell>
          <table:table-cell table:style-name="Tabla15.A3" office:value-type="string">
            <text:p text:style-name="P21">Tipus</text:p>
          </table:table-cell>
          <table:table-cell table:style-name="Tabla15.A3" office:value-type="string">
            <text:p text:style-name="P21">Car</text:p>
          </table:table-cell>
          <table:table-cell table:style-name="Tabla15.A3" office:value-type="string">
            <text:p text:style-name="P21">Lon</text:p>
          </table:table-cell>
          <table:table-cell table:style-name="Tabla15.A3" office:value-type="string">
            <text:p text:style-name="P21">Descripció</text:p>
          </table:table-cell>
          <table:table-cell table:style-name="Tabla15.F3" office:value-type="string">
            <text:p text:style-name="P21">Comentaris</text:p>
          </table:table-cell>
        </table:table-row>
        <table:table-row table:style-name="Tabla15.1">
          <table:table-cell table:style-name="Tabla15.A4" office:value-type="string">
            <text:p text:style-name="P20">numeroRegistroFormateado</text:p>
          </table:table-cell>
          <table:table-cell table:style-name="Tabla15.A4" office:value-type="string">
            <text:p text:style-name="P20">Cadena</text:p>
          </table:table-cell>
          <table:table-cell table:style-name="Tabla15.C4" office:value-type="float" office:value="1">
            <text:p text:style-name="P20">1</text:p>
          </table:table-cell>
          <table:table-cell table:style-name="Tabla15.A4" office:value-type="string">
            <text:p text:style-name="P20">Var</text:p>
          </table:table-cell>
          <table:table-cell table:style-name="Tabla15.A4" office:value-type="string">
            <text:p text:style-name="P20">Numero de l'assentament formatejat</text:p>
          </table:table-cell>
          <table:table-cell table:style-name="Tabla15.F4" office:value-type="string">
            <text:p text:style-name="P20"/>
          </table:table-cell>
        </table:table-row>
        <table:table-row table:style-name="Tabla15.1">
          <table:table-cell table:style-name="Tabla15.A4" office:value-type="string">
            <text:p text:style-name="P20">usuario</text:p>
          </table:table-cell>
          <table:table-cell table:style-name="Tabla15.A4" office:value-type="string">
            <text:p text:style-name="P20">Cadena</text:p>
          </table:table-cell>
          <table:table-cell table:style-name="Tabla15.C4" office:value-type="float" office:value="1">
            <text:p text:style-name="P20">1</text:p>
          </table:table-cell>
          <table:table-cell table:style-name="Tabla15.C4" office:value-type="float" office:value="80">
            <text:p text:style-name="P20">80</text:p>
          </table:table-cell>
          <table:table-cell table:style-name="Tabla15.A4" office:value-type="string">
            <text:p text:style-name="P20">Codi de l'usuari que vol realitzar l'operació</text:p>
          </table:table-cell>
          <table:table-cell table:style-name="Tabla15.F4" office:value-type="string">
            <text:p text:style-name="P20"/>
          </table:table-cell>
        </table:table-row>
        <table:table-row table:style-name="Tabla15.1">
          <table:table-cell table:style-name="Tabla15.A4" office:value-type="string">
            <text:p text:style-name="P20">entidad</text:p>
          </table:table-cell>
          <table:table-cell table:style-name="Tabla15.A4" office:value-type="string">
            <text:p text:style-name="P20">Cadena</text:p>
          </table:table-cell>
          <table:table-cell table:style-name="Tabla15.C4" office:value-type="float" office:value="1">
            <text:p text:style-name="P20">1</text:p>
          </table:table-cell>
          <table:table-cell table:style-name="Tabla15.C4" office:value-type="float" office:value="20">
            <text:p text:style-name="P20">20</text:p>
          </table:table-cell>
          <table:table-cell table:style-name="Tabla15.A4" office:value-type="string">
            <text:p text:style-name="P20">Codi DIR3 de l'entitat al que pertany l'usuari</text:p>
          </table:table-cell>
          <table:table-cell table:style-name="Tabla15.F4" office:value-type="string">
            <text:p text:style-name="P20"/>
          </table:table-cell>
        </table:table-row>
        <table:table-row table:style-name="Tabla15.1">
          <table:table-cell table:style-name="Tabla15.A2" table:number-columns-spanned="6" office:value-type="string">
            <text:p text:style-name="P18"><text:span text:style-name="T2">R</text:span><text:span text:style-name="T1">ESPOSTA</text:span></text:p>
          </table:table-cell>
          <table:covered-table-cell/>
          <table:covered-table-cell/>
          <table:covered-table-cell/>
          <table:covered-table-cell/>
          <table:covered-table-cell/>
        </table:table-row>
        <table:table-row table:style-name="Tabla15.1">
          <table:table-cell table:style-name="Tabla15.A3" office:value-type="string">
            <text:p text:style-name="P21">Camp</text:p>
          </table:table-cell>
          <table:table-cell table:style-name="Tabla15.A3" office:value-type="string">
            <text:p text:style-name="P21">Tipus</text:p>
          </table:table-cell>
          <table:table-cell table:style-name="Tabla15.A3" office:value-type="string">
            <text:p text:style-name="P21">Car</text:p>
          </table:table-cell>
          <table:table-cell table:style-name="Tabla15.A3" office:value-type="string">
            <text:p text:style-name="P21">Lon</text:p>
          </table:table-cell>
          <table:table-cell table:style-name="Tabla15.A3" office:value-type="string">
            <text:p text:style-name="P21">Descripció</text:p>
          </table:table-cell>
          <table:table-cell table:style-name="Tabla15.F3" office:value-type="string">
            <text:p text:style-name="P21">Comentaris</text:p>
          </table:table-cell>
        </table:table-row>
        <table:table-row table:style-name="Tabla15.1">
          <table:table-cell table:style-name="Tabla15.A4" office:value-type="string">
            <text:p text:style-name="P20">asSortida</text:p>
          </table:table-cell>
          <table:table-cell table:style-name="Tabla15.A4" office:value-type="string">
            <text:p text:style-name="P20">RegistroSalidaWs</text:p>
          </table:table-cell>
          <table:table-cell table:style-name="Tabla15.C4" office:value-type="float" office:value="1">
            <text:p text:style-name="P20">1</text:p>
          </table:table-cell>
          <table:table-cell table:style-name="Tabla15.A4" office:value-type="string">
            <text:p text:style-name="P20">Var</text:p>
          </table:table-cell>
          <table:table-cell table:style-name="Tabla15.A4" office:value-type="string">
            <text:p text:style-name="P20">Dades de l'assentament.</text:p>
          </table:table-cell>
          <table:table-cell table:style-name="Tabla15.F4" office:value-type="string">
            <text:p text:style-name="P20"/>
          </table:table-cell>
        </table:table-row>
      </table:table>
      <text:h text:style-name="Heading_20_2" text:outline-level="2"/>
      <text:h text:style-name="Heading_20_2" text:outline-level="2">Operació obtenerRegistroSalidaID</text:h>
      <text:p text:style-name="Text_20_body">Donat l'any, el numero de l'assentament, l'usuari i l'entitat obté l'identificador d'un assentament de sortida.</text:p>
      <table:table table:name="Tabla16" table:style-name="Tabla16">
        <table:table-column table:style-name="Tabla16.A"/>
        <table:table-column table:style-name="Tabla16.B"/>
        <table:table-column table:style-name="Tabla16.C"/>
        <table:table-column table:style-name="Tabla16.D"/>
        <table:table-column table:style-name="Tabla16.E"/>
        <table:table-column table:style-name="Tabla16.F"/>
        <table:table-row table:style-name="Tabla16.1">
          <table:table-cell table:style-name="Tabla16.A1" table:number-columns-spanned="6" office:value-type="string">
            <text:p text:style-name="P17">Operació: obtenerRegistroSalidaID</text:p>
          </table:table-cell>
          <table:covered-table-cell/>
          <table:covered-table-cell/>
          <table:covered-table-cell/>
          <table:covered-table-cell/>
          <table:covered-table-cell/>
        </table:table-row>
        <table:table-row table:style-name="Tabla16.1">
          <table:table-cell table:style-name="Tabla16.A2" table:number-columns-spanned="6" office:value-type="string">
            <text:p text:style-name="P14">PETICIÓ</text:p>
          </table:table-cell>
          <table:covered-table-cell/>
          <table:covered-table-cell/>
          <table:covered-table-cell/>
          <table:covered-table-cell/>
          <table:covered-table-cell/>
        </table:table-row>
        <table:table-row table:style-name="Tabla16.1">
          <table:table-cell table:style-name="Tabla16.A3" office:value-type="string">
            <text:p text:style-name="P21">Camp</text:p>
          </table:table-cell>
          <table:table-cell table:style-name="Tabla16.A3" office:value-type="string">
            <text:p text:style-name="P21">Tipus</text:p>
          </table:table-cell>
          <table:table-cell table:style-name="Tabla16.A3" office:value-type="string">
            <text:p text:style-name="P21">Car</text:p>
          </table:table-cell>
          <table:table-cell table:style-name="Tabla16.A3" office:value-type="string">
            <text:p text:style-name="P21">Lon</text:p>
          </table:table-cell>
          <table:table-cell table:style-name="Tabla16.A3" office:value-type="string">
            <text:p text:style-name="P21">Descripció</text:p>
          </table:table-cell>
          <table:table-cell table:style-name="Tabla16.F3" office:value-type="string">
            <text:p text:style-name="P21">Comentaris</text:p>
          </table:table-cell>
        </table:table-row>
        <table:table-row table:style-name="Tabla16.1">
          <table:table-cell table:style-name="Tabla16.A4" office:value-type="string">
            <text:p text:style-name="P20">anyo</text:p>
          </table:table-cell>
          <table:table-cell table:style-name="Tabla16.A4" office:value-type="string">
            <text:p text:style-name="P20">Numèric</text:p>
          </table:table-cell>
          <table:table-cell table:style-name="Tabla16.C4" office:value-type="float" office:value="1">
            <text:p text:style-name="P20">1</text:p>
          </table:table-cell>
          <table:table-cell table:style-name="Tabla16.C4" office:value-type="float" office:value="4">
            <text:p text:style-name="P20">4</text:p>
          </table:table-cell>
          <table:table-cell table:style-name="Tabla16.A4" office:value-type="string">
            <text:p text:style-name="P20">Any de l'assentament</text:p>
          </table:table-cell>
          <table:table-cell table:style-name="Tabla16.F4" office:value-type="string">
            <text:p text:style-name="P20"/>
          </table:table-cell>
        </table:table-row>
        <table:table-row table:style-name="Tabla16.1">
          <table:table-cell table:style-name="Tabla16.A4" office:value-type="string">
            <text:p text:style-name="P20">numeroRegistro</text:p>
          </table:table-cell>
          <table:table-cell table:style-name="Tabla16.A4" office:value-type="string">
            <text:p text:style-name="P20">Numèric</text:p>
          </table:table-cell>
          <table:table-cell table:style-name="Tabla16.C4" office:value-type="float" office:value="1">
            <text:p text:style-name="P20">1</text:p>
          </table:table-cell>
          <table:table-cell table:style-name="Tabla16.A4" office:value-type="string">
            <text:p text:style-name="P20">Var</text:p>
          </table:table-cell>
          <table:table-cell table:style-name="Tabla16.A4" office:value-type="string">
            <text:p text:style-name="P20">Numero de l'assentament</text:p>
          </table:table-cell>
          <table:table-cell table:style-name="Tabla16.F4" office:value-type="string">
            <text:p text:style-name="P20"/>
          </table:table-cell>
        </table:table-row>
        <table:table-row table:style-name="Tabla16.1">
          <table:table-cell table:style-name="Tabla16.A4" office:value-type="string">
            <text:p text:style-name="P20">usuario</text:p>
          </table:table-cell>
          <table:table-cell table:style-name="Tabla16.A4" office:value-type="string">
            <text:p text:style-name="P20">Cadena</text:p>
          </table:table-cell>
          <table:table-cell table:style-name="Tabla16.C4" office:value-type="float" office:value="1">
            <text:p text:style-name="P20">1</text:p>
          </table:table-cell>
          <table:table-cell table:style-name="Tabla16.C4" office:value-type="float" office:value="80">
            <text:p text:style-name="P20">80</text:p>
          </table:table-cell>
          <table:table-cell table:style-name="Tabla16.A4" office:value-type="string">
            <text:p text:style-name="P20">Codi de l'usuari que vol realitzar l'operació</text:p>
          </table:table-cell>
          <table:table-cell table:style-name="Tabla16.F4" office:value-type="string">
            <text:p text:style-name="P20"/>
          </table:table-cell>
        </table:table-row>
        <table:table-row table:style-name="Tabla16.1">
          <table:table-cell table:style-name="Tabla16.A4" office:value-type="string">
            <text:p text:style-name="P20">entidad</text:p>
          </table:table-cell>
          <table:table-cell table:style-name="Tabla16.A4" office:value-type="string">
            <text:p text:style-name="P20">Cadena</text:p>
          </table:table-cell>
          <table:table-cell table:style-name="Tabla16.C4" office:value-type="float" office:value="1">
            <text:p text:style-name="P20">1</text:p>
          </table:table-cell>
          <table:table-cell table:style-name="Tabla16.C4" office:value-type="float" office:value="20">
            <text:p text:style-name="P20">20</text:p>
          </table:table-cell>
          <table:table-cell table:style-name="Tabla16.A4" office:value-type="string">
            <text:p text:style-name="P20">Codi DIR3 de l'entitat al que pertany l'usuari</text:p>
          </table:table-cell>
          <table:table-cell table:style-name="Tabla16.F4" office:value-type="string">
            <text:p text:style-name="P20"/>
          </table:table-cell>
        </table:table-row>
        <table:table-row table:style-name="Tabla16.1">
          <table:table-cell table:style-name="Tabla16.A2" table:number-columns-spanned="6" office:value-type="string">
            <text:p text:style-name="P18"><text:span text:style-name="T2">R</text:span><text:span text:style-name="T1">ESPOSTA</text:span></text:p>
          </table:table-cell>
          <table:covered-table-cell/>
          <table:covered-table-cell/>
          <table:covered-table-cell/>
          <table:covered-table-cell/>
          <table:covered-table-cell/>
        </table:table-row>
        <table:table-row table:style-name="Tabla16.1">
          <table:table-cell table:style-name="Tabla16.A3" office:value-type="string">
            <text:p text:style-name="P21">Camp</text:p>
          </table:table-cell>
          <table:table-cell table:style-name="Tabla16.A3" office:value-type="string">
            <text:p text:style-name="P21">Tipus</text:p>
          </table:table-cell>
          <table:table-cell table:style-name="Tabla16.A3" office:value-type="string">
            <text:p text:style-name="P21">Car</text:p>
          </table:table-cell>
          <table:table-cell table:style-name="Tabla16.A3" office:value-type="string">
            <text:p text:style-name="P21">Lon</text:p>
          </table:table-cell>
          <table:table-cell table:style-name="Tabla16.A3" office:value-type="string">
            <text:p text:style-name="P21">Descripció</text:p>
          </table:table-cell>
          <table:table-cell table:style-name="Tabla16.F3" office:value-type="string">
            <text:p text:style-name="P21">Comentaris</text:p>
          </table:table-cell>
        </table:table-row>
        <table:table-row table:style-name="Tabla16.1">
          <table:table-cell table:style-name="Tabla16.A4" office:value-type="string">
            <text:p text:style-name="P20">asIdentificador</text:p>
          </table:table-cell>
          <table:table-cell table:style-name="Tabla16.A4" office:value-type="string">
            <text:p text:style-name="P20">IdentificadorWs</text:p>
          </table:table-cell>
          <table:table-cell table:style-name="Tabla16.C4" office:value-type="float" office:value="1">
            <text:p text:style-name="P20">1</text:p>
          </table:table-cell>
          <table:table-cell table:style-name="Tabla16.A4" office:value-type="string">
            <text:p text:style-name="P20">Var</text:p>
          </table:table-cell>
          <table:table-cell table:style-name="Tabla16.A4" office:value-type="string">
            <text:p text:style-name="P20">Identtificador de l'assentament</text:p>
          </table:table-cell>
          <table:table-cell table:style-name="Tabla16.F4" office:value-type="string">
            <text:p text:style-name="P20"/>
          </table:table-cell>
        </table:table-row>
      </table:table>
      <text:h text:style-name="Heading_20_2" text:outline-level="2"/>
      <text:h text:style-name="Heading_20_2" text:outline-level="2">Operació listarTipoAsunto</text:h>
      <text:p text:style-name="Text_20_body">Retorna els codis dels assumptes d'una entitat.</text:p>
      <table:table table:name="Tabla11" table:style-name="Tabla11">
        <table:table-column table:style-name="Tabla11.A"/>
        <table:table-column table:style-name="Tabla11.B"/>
        <table:table-column table:style-name="Tabla11.C"/>
        <table:table-column table:style-name="Tabla11.D"/>
        <table:table-column table:style-name="Tabla11.E"/>
        <table:table-column table:style-name="Tabla11.F"/>
        <table:table-row table:style-name="Tabla11.1">
          <table:table-cell table:style-name="Tabla11.A1" table:number-columns-spanned="6" office:value-type="string">
            <text:p text:style-name="P17">Operació: listarTipoAsunto</text:p>
          </table:table-cell>
          <table:covered-table-cell/>
          <table:covered-table-cell/>
          <table:covered-table-cell/>
          <table:covered-table-cell/>
          <table:covered-table-cell/>
        </table:table-row>
        <table:table-row table:style-name="Tabla11.1">
          <table:table-cell table:style-name="Tabla11.A2" table:number-columns-spanned="6" office:value-type="string">
            <text:p text:style-name="P14">PETICIÓ</text:p>
          </table:table-cell>
          <table:covered-table-cell/>
          <table:covered-table-cell/>
          <table:covered-table-cell/>
          <table:covered-table-cell/>
          <table:covered-table-cell/>
        </table:table-row>
        <table:table-row table:style-name="Tabla11.1">
          <table:table-cell table:style-name="Tabla11.A3" office:value-type="string">
            <text:p text:style-name="P21">Camp</text:p>
          </table:table-cell>
          <table:table-cell table:style-name="Tabla11.A3" office:value-type="string">
            <text:p text:style-name="P21">Tipus</text:p>
          </table:table-cell>
          <table:table-cell table:style-name="Tabla11.A3" office:value-type="string">
            <text:p text:style-name="P21">Car</text:p>
          </table:table-cell>
          <table:table-cell table:style-name="Tabla11.A3" office:value-type="string">
            <text:p text:style-name="P21">Lon</text:p>
          </table:table-cell>
          <table:table-cell table:style-name="Tabla11.A3" office:value-type="string">
            <text:p text:style-name="P21">Descripció</text:p>
          </table:table-cell>
          <table:table-cell table:style-name="Tabla11.F3" office:value-type="string">
            <text:p text:style-name="P20">Comentaris</text:p>
          </table:table-cell>
        </table:table-row>
        <table:table-row table:style-name="Tabla11.1">
          <table:table-cell table:style-name="Tabla11.A4" office:value-type="string">
            <text:p text:style-name="P20">usuario</text:p>
          </table:table-cell>
          <table:table-cell table:style-name="Tabla11.A4" office:value-type="string">
            <text:p text:style-name="P20">Cadena</text:p>
          </table:table-cell>
          <table:table-cell table:style-name="Tabla11.C4" office:value-type="float" office:value="1">
            <text:p text:style-name="P20">1</text:p>
          </table:table-cell>
          <table:table-cell table:style-name="Tabla11.C4" office:value-type="float" office:value="80">
            <text:p text:style-name="P20">80</text:p>
          </table:table-cell>
          <table:table-cell table:style-name="Tabla11.A4" office:value-type="string">
            <text:p text:style-name="P20">Codi de l'usuari que vol realitzar l'operació</text:p>
          </table:table-cell>
          <table:table-cell table:style-name="Tabla11.F4" office:value-type="string">
            <text:p text:style-name="P21"/>
          </table:table-cell>
        </table:table-row>
        <table:table-row table:style-name="Tabla11.1">
          <table:table-cell table:style-name="Tabla11.A4" office:value-type="string">
            <text:p text:style-name="P20">entidadCodigoDir3</text:p>
          </table:table-cell>
          <table:table-cell table:style-name="Tabla11.A4" office:value-type="string">
            <text:p text:style-name="P20">Cadena</text:p>
          </table:table-cell>
          <table:table-cell table:style-name="Tabla11.C4" office:value-type="float" office:value="1">
            <text:p text:style-name="P20">1</text:p>
          </table:table-cell>
          <table:table-cell table:style-name="Tabla11.C4" office:value-type="float" office:value="20">
            <text:p text:style-name="P20">20</text:p>
          </table:table-cell>
          <table:table-cell table:style-name="Tabla11.A4" office:value-type="string">
            <text:p text:style-name="P20">Codi DIR3 de l'òrgan arrel de l'entitat a consultar</text:p>
          </table:table-cell>
          <table:table-cell table:style-name="Tabla11.F4" office:value-type="string">
            <text:p text:style-name="P20"/>
          </table:table-cell>
        </table:table-row>
        <table:table-row table:style-name="Tabla11.1">
          <table:table-cell table:style-name="Tabla11.A2" table:number-columns-spanned="6" office:value-type="string">
            <text:p text:style-name="P18"><text:span text:style-name="T2">R</text:span><text:span text:style-name="T1">ESPOSTA</text:span></text:p>
          </table:table-cell>
          <table:covered-table-cell/>
          <table:covered-table-cell/>
          <table:covered-table-cell/>
          <table:covered-table-cell/>
          <table:covered-table-cell/>
        </table:table-row>
        <table:table-row table:style-name="Tabla11.1">
          <table:table-cell table:style-name="Tabla11.A3" office:value-type="string">
            <text:p text:style-name="P21">Camp</text:p>
          </table:table-cell>
          <table:table-cell table:style-name="Tabla11.A3" office:value-type="string">
            <text:p text:style-name="P21">Tipus</text:p>
          </table:table-cell>
          <table:table-cell table:style-name="Tabla11.A3" office:value-type="string">
            <text:p text:style-name="P21">Car</text:p>
          </table:table-cell>
          <table:table-cell table:style-name="Tabla11.A3" office:value-type="string">
            <text:p text:style-name="P21">Lon</text:p>
          </table:table-cell>
          <table:table-cell table:style-name="Tabla11.A3" office:value-type="string">
            <text:p text:style-name="P21">Descripció</text:p>
          </table:table-cell>
          <table:table-cell table:style-name="Tabla11.F3" office:value-type="string">
            <text:p text:style-name="P21">Comentaris</text:p>
          </table:table-cell>
        </table:table-row>
        <table:table-row table:style-name="Tabla11.1">
          <table:table-cell table:style-name="Tabla11.A4" office:value-type="string">
            <text:p text:style-name="P20">assumptes</text:p>
          </table:table-cell>
          <table:table-cell table:style-name="Tabla11.A4" office:value-type="string">
            <text:p text:style-name="P20">TipoAsuntoWs</text:p>
          </table:table-cell>
          <table:table-cell table:style-name="Tabla11.A4" office:value-type="string">
            <text:p text:style-name="P20">1..n</text:p>
          </table:table-cell>
          <table:table-cell table:style-name="Tabla11.A4" office:value-type="string">
            <text:p text:style-name="P20">Var</text:p>
          </table:table-cell>
          <table:table-cell table:style-name="Tabla11.A4" office:value-type="string">
            <text:p text:style-name="P20">Tipus d'assumpte de l'entitat.</text:p>
          </table:table-cell>
          <table:table-cell table:style-name="Tabla11.F4" office:value-type="string">
            <text:p text:style-name="P20"/>
          </table:table-cell>
        </table:table-row>
      </table:table>
      <text:p text:style-name="Standard"/>
      <text:h text:style-name="Heading_20_2" text:outline-level="2">Operació listarCodigoAsunto</text:h>
      <text:p text:style-name="Text_20_body">Retorna els codis dels assumptes d'un tipus assumpte.</text:p>
      <table:table table:name="Tabla20" table:style-name="Tabla20">
        <table:table-column table:style-name="Tabla20.A"/>
        <table:table-column table:style-name="Tabla20.B"/>
        <table:table-column table:style-name="Tabla20.C"/>
        <table:table-column table:style-name="Tabla20.D"/>
        <table:table-column table:style-name="Tabla20.E"/>
        <table:table-column table:style-name="Tabla20.F"/>
        <text:soft-page-break/>
        <table:table-row table:style-name="Tabla20.1">
          <table:table-cell table:style-name="Tabla20.A1" table:number-columns-spanned="6" office:value-type="string">
            <text:p text:style-name="P17">Operació: listarCodigoAsunto</text:p>
          </table:table-cell>
          <table:covered-table-cell/>
          <table:covered-table-cell/>
          <table:covered-table-cell/>
          <table:covered-table-cell/>
          <table:covered-table-cell/>
        </table:table-row>
        <table:table-row table:style-name="Tabla20.1">
          <table:table-cell table:style-name="Tabla20.A2" table:number-columns-spanned="6" office:value-type="string">
            <text:p text:style-name="P14">PETICIÓ</text:p>
          </table:table-cell>
          <table:covered-table-cell/>
          <table:covered-table-cell/>
          <table:covered-table-cell/>
          <table:covered-table-cell/>
          <table:covered-table-cell/>
        </table:table-row>
        <table:table-row table:style-name="Tabla20.1">
          <table:table-cell table:style-name="Tabla20.A3" office:value-type="string">
            <text:p text:style-name="P21">Camp</text:p>
          </table:table-cell>
          <table:table-cell table:style-name="Tabla20.A3" office:value-type="string">
            <text:p text:style-name="P21">Tipus</text:p>
          </table:table-cell>
          <table:table-cell table:style-name="Tabla20.A3" office:value-type="string">
            <text:p text:style-name="P21">Car</text:p>
          </table:table-cell>
          <table:table-cell table:style-name="Tabla20.A3" office:value-type="string">
            <text:p text:style-name="P21">Lon</text:p>
          </table:table-cell>
          <table:table-cell table:style-name="Tabla20.A3" office:value-type="string">
            <text:p text:style-name="P21">Descripció</text:p>
          </table:table-cell>
          <table:table-cell table:style-name="Tabla20.F3" office:value-type="string">
            <text:p text:style-name="P20">Comentaris</text:p>
          </table:table-cell>
        </table:table-row>
        <table:table-row table:style-name="Tabla20.1">
          <table:table-cell table:style-name="Tabla20.A4" office:value-type="string">
            <text:p text:style-name="P20">usuario</text:p>
          </table:table-cell>
          <table:table-cell table:style-name="Tabla20.A4" office:value-type="string">
            <text:p text:style-name="P20">Cadena</text:p>
          </table:table-cell>
          <table:table-cell table:style-name="Tabla20.C4" office:value-type="float" office:value="1">
            <text:p text:style-name="P20">1</text:p>
          </table:table-cell>
          <table:table-cell table:style-name="Tabla20.C4" office:value-type="float" office:value="80">
            <text:p text:style-name="P20">80</text:p>
          </table:table-cell>
          <table:table-cell table:style-name="Tabla20.A4" office:value-type="string">
            <text:p text:style-name="P20">Codi de l'usuari que vol realitzar l'operació</text:p>
          </table:table-cell>
          <table:table-cell table:style-name="Tabla20.F4" office:value-type="string">
            <text:p text:style-name="P21"/>
          </table:table-cell>
        </table:table-row>
        <table:table-row table:style-name="Tabla20.1">
          <table:table-cell table:style-name="Tabla20.A4" office:value-type="string">
            <text:p text:style-name="P20">codigoTipoAsunto</text:p>
          </table:table-cell>
          <table:table-cell table:style-name="Tabla20.A4" office:value-type="string">
            <text:p text:style-name="P20">Cadena</text:p>
          </table:table-cell>
          <table:table-cell table:style-name="Tabla20.C4" office:value-type="float" office:value="1">
            <text:p text:style-name="P20">1</text:p>
          </table:table-cell>
          <table:table-cell table:style-name="Tabla20.C4" office:value-type="float" office:value="20">
            <text:p text:style-name="P20">20</text:p>
          </table:table-cell>
          <table:table-cell table:style-name="Tabla20.A4" office:value-type="string">
            <text:p text:style-name="P20">Codi SICRES del tipus d'assumpte.</text:p>
          </table:table-cell>
          <table:table-cell table:style-name="Tabla20.F4" office:value-type="string">
            <text:p text:style-name="P20"/>
          </table:table-cell>
        </table:table-row>
        <table:table-row table:style-name="Tabla20.1">
          <table:table-cell table:style-name="Tabla20.A2" table:number-columns-spanned="6" office:value-type="string">
            <text:p text:style-name="P18"><text:span text:style-name="T2">R</text:span><text:span text:style-name="T1">ESPOSTA</text:span></text:p>
          </table:table-cell>
          <table:covered-table-cell/>
          <table:covered-table-cell/>
          <table:covered-table-cell/>
          <table:covered-table-cell/>
          <table:covered-table-cell/>
        </table:table-row>
        <table:table-row table:style-name="Tabla20.1">
          <table:table-cell table:style-name="Tabla20.A3" office:value-type="string">
            <text:p text:style-name="P21">Camp</text:p>
          </table:table-cell>
          <table:table-cell table:style-name="Tabla20.A3" office:value-type="string">
            <text:p text:style-name="P21">Tipus</text:p>
          </table:table-cell>
          <table:table-cell table:style-name="Tabla20.A3" office:value-type="string">
            <text:p text:style-name="P21">Car</text:p>
          </table:table-cell>
          <table:table-cell table:style-name="Tabla20.A3" office:value-type="string">
            <text:p text:style-name="P21">Lon</text:p>
          </table:table-cell>
          <table:table-cell table:style-name="Tabla20.A3" office:value-type="string">
            <text:p text:style-name="P21">Descripció</text:p>
          </table:table-cell>
          <table:table-cell table:style-name="Tabla20.F3" office:value-type="string">
            <text:p text:style-name="P21">Comentaris</text:p>
          </table:table-cell>
        </table:table-row>
        <table:table-row table:style-name="Tabla20.1">
          <table:table-cell table:style-name="Tabla20.A4" office:value-type="string">
            <text:p text:style-name="P20">Codis assumpte</text:p>
          </table:table-cell>
          <table:table-cell table:style-name="Tabla20.A4" office:value-type="string">
            <text:p text:style-name="P20">CodigoAsuntoWs</text:p>
          </table:table-cell>
          <table:table-cell table:style-name="Tabla20.A4" office:value-type="string">
            <text:p text:style-name="P20">1..n</text:p>
          </table:table-cell>
          <table:table-cell table:style-name="Tabla20.A4" office:value-type="string">
            <text:p text:style-name="P20">Var</text:p>
          </table:table-cell>
          <table:table-cell table:style-name="Tabla20.A4" office:value-type="string">
            <text:p text:style-name="P20">Codis d'assumpte de del tipus Assumpte.</text:p>
          </table:table-cell>
          <table:table-cell table:style-name="Tabla20.F4" office:value-type="string">
            <text:p text:style-name="P20"/>
          </table:table-cell>
        </table:table-row>
      </table:table>
      <text:p text:style-name="Standard"/>
      <text:p text:style-name="Standard"/>
      <text:h text:style-name="Heading_20_2" text:outline-level="2">Operació listarOficinas</text:h>
      <text:p text:style-name="Text_20_body">Obté les Oficines on l'usuari té permisos per realitzar Registres</text:p>
      <table:table table:name="Tabla26" table:style-name="Tabla26">
        <table:table-column table:style-name="Tabla26.A"/>
        <table:table-column table:style-name="Tabla26.B"/>
        <table:table-column table:style-name="Tabla26.C"/>
        <table:table-column table:style-name="Tabla26.D"/>
        <table:table-column table:style-name="Tabla26.E"/>
        <table:table-column table:style-name="Tabla26.F"/>
        <table:table-row table:style-name="Tabla26.1">
          <table:table-cell table:style-name="Tabla26.A1" table:number-columns-spanned="6" office:value-type="string">
            <text:p text:style-name="P17">Operació: listarOficinas</text:p>
          </table:table-cell>
          <table:covered-table-cell/>
          <table:covered-table-cell/>
          <table:covered-table-cell/>
          <table:covered-table-cell/>
          <table:covered-table-cell/>
        </table:table-row>
        <table:table-row table:style-name="Tabla26.1">
          <table:table-cell table:style-name="Tabla26.A2" table:number-columns-spanned="6" office:value-type="string">
            <text:p text:style-name="P14">PETICIÓ</text:p>
          </table:table-cell>
          <table:covered-table-cell/>
          <table:covered-table-cell/>
          <table:covered-table-cell/>
          <table:covered-table-cell/>
          <table:covered-table-cell/>
        </table:table-row>
        <table:table-row table:style-name="Tabla26.1">
          <table:table-cell table:style-name="Tabla26.A3" office:value-type="string">
            <text:p text:style-name="P21">Camp</text:p>
          </table:table-cell>
          <table:table-cell table:style-name="Tabla26.A3" office:value-type="string">
            <text:p text:style-name="P21">Tipus</text:p>
          </table:table-cell>
          <table:table-cell table:style-name="Tabla26.A3" office:value-type="string">
            <text:p text:style-name="P21">Car</text:p>
          </table:table-cell>
          <table:table-cell table:style-name="Tabla26.A3" office:value-type="string">
            <text:p text:style-name="P21">Lon</text:p>
          </table:table-cell>
          <table:table-cell table:style-name="Tabla26.A3" office:value-type="string">
            <text:p text:style-name="P21">Descripció</text:p>
          </table:table-cell>
          <table:table-cell table:style-name="Tabla26.F3" office:value-type="string">
            <text:p text:style-name="P20">Comentaris</text:p>
          </table:table-cell>
        </table:table-row>
        <table:table-row table:style-name="Tabla26.1">
          <table:table-cell table:style-name="Tabla26.A4" office:value-type="string">
            <text:p text:style-name="P20">entidadCodigoDir3</text:p>
          </table:table-cell>
          <table:table-cell table:style-name="Tabla26.A4" office:value-type="string">
            <text:p text:style-name="P20">Cadena</text:p>
          </table:table-cell>
          <table:table-cell table:style-name="Tabla26.C4" office:value-type="float" office:value="1">
            <text:p text:style-name="P20">1</text:p>
          </table:table-cell>
          <table:table-cell table:style-name="Tabla26.C4" office:value-type="float" office:value="20">
            <text:p text:style-name="P20">20</text:p>
          </table:table-cell>
          <table:table-cell table:style-name="Tabla26.A4" office:value-type="string">
            <text:p text:style-name="P20">Codi DIR3 de l'òrgan arrel de l'entitat a consultar</text:p>
          </table:table-cell>
          <table:table-cell table:style-name="Tabla26.F4" office:value-type="string">
            <text:p text:style-name="P20"/>
          </table:table-cell>
        </table:table-row>
        <table:table-row table:style-name="Tabla26.1">
          <table:table-cell table:style-name="Tabla26.A4" office:value-type="string">
            <text:p text:style-name="P15">autorizacion</text:p>
          </table:table-cell>
          <table:table-cell table:style-name="Tabla26.A4" office:value-type="string">
            <text:p text:style-name="P15">Numèric</text:p>
          </table:table-cell>
          <table:table-cell table:style-name="Tabla26.C4" office:value-type="float" office:value="1">
            <text:p text:style-name="P15">1</text:p>
          </table:table-cell>
          <table:table-cell table:style-name="Tabla26.C4" office:value-type="float" office:value="1">
            <text:p text:style-name="P15">1</text:p>
          </table:table-cell>
          <table:table-cell table:style-name="Tabla26.A4" office:value-type="string">
            <text:p text:style-name="P15">Tipo de permís damunt els llibres que vol consultar. Ex: Registre entrada, <text:s/>Registre sortida, Consulta entrades ,Consulta sortides</text:p>
          </table:table-cell>
          <table:table-cell table:style-name="Tabla26.F4" office:value-type="string">
            <text:p text:style-name="P20">1 = Registro entrada</text:p>
            <text:p text:style-name="P20">2 = Registro salida</text:p>
            <text:p text:style-name="P20">3 = Consulta Registro entrada.</text:p>
            <text:p text:style-name="P20">4 = Consulta Registro salida.</text:p>
          </table:table-cell>
        </table:table-row>
        <table:table-row table:style-name="Tabla26.1">
          <table:table-cell table:style-name="Tabla26.A2" table:number-columns-spanned="6" office:value-type="string">
            <text:p text:style-name="P18"><text:span text:style-name="T2">R</text:span><text:span text:style-name="T1">ESPOSTA</text:span></text:p>
          </table:table-cell>
          <table:covered-table-cell/>
          <table:covered-table-cell/>
          <table:covered-table-cell/>
          <table:covered-table-cell/>
          <table:covered-table-cell/>
        </table:table-row>
        <table:table-row table:style-name="Tabla26.1">
          <table:table-cell table:style-name="Tabla26.A3" office:value-type="string">
            <text:p text:style-name="P21">Camp</text:p>
          </table:table-cell>
          <table:table-cell table:style-name="Tabla26.A3" office:value-type="string">
            <text:p text:style-name="P21">Tipus</text:p>
          </table:table-cell>
          <table:table-cell table:style-name="Tabla26.A3" office:value-type="string">
            <text:p text:style-name="P21">Car</text:p>
          </table:table-cell>
          <table:table-cell table:style-name="Tabla26.A3" office:value-type="string">
            <text:p text:style-name="P21">Lon</text:p>
          </table:table-cell>
          <table:table-cell table:style-name="Tabla26.A3" office:value-type="string">
            <text:p text:style-name="P21">Descripció</text:p>
          </table:table-cell>
          <table:table-cell table:style-name="Tabla26.F3" office:value-type="string">
            <text:p text:style-name="P21">Comentaris</text:p>
          </table:table-cell>
        </table:table-row>
        <table:table-row table:style-name="Tabla26.1">
          <table:table-cell table:style-name="Tabla26.A4" office:value-type="string">
            <text:p text:style-name="P20">oficines</text:p>
          </table:table-cell>
          <table:table-cell table:style-name="Tabla26.A4" office:value-type="string">
            <text:p text:style-name="P20">OficinaWs</text:p>
          </table:table-cell>
          <table:table-cell table:style-name="Tabla26.A4" office:value-type="string">
            <text:p text:style-name="P20">1..n</text:p>
          </table:table-cell>
          <table:table-cell table:style-name="Tabla26.A4" office:value-type="string">
            <text:p text:style-name="P20">Var</text:p>
          </table:table-cell>
          <table:table-cell table:style-name="Tabla26.A4" office:value-type="string">
            <text:p text:style-name="P20">Oficines de l'entitat.</text:p>
          </table:table-cell>
          <table:table-cell table:style-name="Tabla26.F4" office:value-type="string">
            <text:p text:style-name="P20"/>
          </table:table-cell>
        </table:table-row>
      </table:table>
      <text:h text:style-name="Heading_20_2" text:outline-level="2"/>
      <text:h text:style-name="Heading_20_2" text:outline-level="2">Operació listarLibros</text:h>
      <text:p text:style-name="Text_20_body">Obté els Llibres als quals una Oficina dóna servei i en els quals el l'usuari actual té permis</text:p>
      <table:table table:name="Tabla17" table:style-name="Tabla17">
        <table:table-column table:style-name="Tabla17.A"/>
        <table:table-column table:style-name="Tabla17.B"/>
        <table:table-column table:style-name="Tabla17.C"/>
        <table:table-column table:style-name="Tabla17.D"/>
        <table:table-column table:style-name="Tabla17.E"/>
        <table:table-column table:style-name="Tabla17.F"/>
        <table:table-row table:style-name="Tabla17.1">
          <table:table-cell table:style-name="Tabla17.A1" table:number-columns-spanned="6" office:value-type="string">
            <text:p text:style-name="P17">Operació: listarLibros</text:p>
          </table:table-cell>
          <table:covered-table-cell/>
          <table:covered-table-cell/>
          <table:covered-table-cell/>
          <table:covered-table-cell/>
          <table:covered-table-cell/>
        </table:table-row>
        <table:table-row table:style-name="Tabla17.1">
          <table:table-cell table:style-name="Tabla17.A2" table:number-columns-spanned="6" office:value-type="string">
            <text:p text:style-name="P14">PETICIÓ</text:p>
          </table:table-cell>
          <table:covered-table-cell/>
          <table:covered-table-cell/>
          <table:covered-table-cell/>
          <table:covered-table-cell/>
          <table:covered-table-cell/>
        </table:table-row>
        <table:table-row table:style-name="Tabla17.1">
          <table:table-cell table:style-name="Tabla17.A3" office:value-type="string">
            <text:p text:style-name="P21">Camp</text:p>
          </table:table-cell>
          <table:table-cell table:style-name="Tabla17.A3" office:value-type="string">
            <text:p text:style-name="P21">Tipus</text:p>
          </table:table-cell>
          <table:table-cell table:style-name="Tabla17.A3" office:value-type="string">
            <text:p text:style-name="P21">Car</text:p>
          </table:table-cell>
          <table:table-cell table:style-name="Tabla17.A3" office:value-type="string">
            <text:p text:style-name="P21">Lon</text:p>
          </table:table-cell>
          <table:table-cell table:style-name="Tabla17.A3" office:value-type="string">
            <text:p text:style-name="P21">Descripció</text:p>
          </table:table-cell>
          <table:table-cell table:style-name="Tabla17.F3" office:value-type="string">
            <text:p text:style-name="P20">Comentaris</text:p>
          </table:table-cell>
        </table:table-row>
        <table:table-row table:style-name="Tabla17.1">
          <table:table-cell table:style-name="Tabla17.A4" office:value-type="string">
            <text:p text:style-name="P20">entidadCodigoDir3</text:p>
          </table:table-cell>
          <table:table-cell table:style-name="Tabla17.A4" office:value-type="string">
            <text:p text:style-name="P20">Cadena</text:p>
          </table:table-cell>
          <table:table-cell table:style-name="Tabla17.C4" office:value-type="float" office:value="1">
            <text:p text:style-name="P20">1</text:p>
          </table:table-cell>
          <table:table-cell table:style-name="Tabla17.C4" office:value-type="float" office:value="20">
            <text:p text:style-name="P20">20</text:p>
          </table:table-cell>
          <table:table-cell table:style-name="Tabla17.A4" office:value-type="string">
            <text:p text:style-name="P20">Codi DIR3 de l'òrgan arrel de l'entitat a consultar</text:p>
          </table:table-cell>
          <table:table-cell table:style-name="Tabla17.F4" office:value-type="string">
            <text:p text:style-name="P20"/>
          </table:table-cell>
        </table:table-row>
        <table:table-row table:style-name="Tabla17.1">
          <table:table-cell table:style-name="Tabla17.A4" office:value-type="string">
            <text:p text:style-name="P20">oficinaCodigoDir3</text:p>
          </table:table-cell>
          <table:table-cell table:style-name="Tabla17.A4" office:value-type="string">
            <text:p text:style-name="P20">Cadena</text:p>
          </table:table-cell>
          <table:table-cell table:style-name="Tabla17.C4" office:value-type="float" office:value="1">
            <text:p text:style-name="P20">1</text:p>
          </table:table-cell>
          <table:table-cell table:style-name="Tabla17.C4" office:value-type="float" office:value="20">
            <text:p text:style-name="P20">20</text:p>
          </table:table-cell>
          <table:table-cell table:style-name="Tabla17.A4" office:value-type="string">
            <text:p text:style-name="P20">Codi DIR3 de l'oficina a consultar</text:p>
          </table:table-cell>
          <table:table-cell table:style-name="Tabla17.F4" office:value-type="string">
            <text:p text:style-name="P20"/>
          </table:table-cell>
        </table:table-row>
        <table:table-row table:style-name="Tabla17.1">
          <table:table-cell table:style-name="Tabla17.A4" office:value-type="string">
            <text:p text:style-name="P15">autorizacion</text:p>
          </table:table-cell>
          <table:table-cell table:style-name="Tabla17.A4" office:value-type="string">
            <text:p text:style-name="P15">Numèric</text:p>
          </table:table-cell>
          <table:table-cell table:style-name="Tabla17.C4" office:value-type="float" office:value="1">
            <text:p text:style-name="P15">1</text:p>
          </table:table-cell>
          <table:table-cell table:style-name="Tabla17.C4" office:value-type="float" office:value="1">
            <text:p text:style-name="P15">1</text:p>
          </table:table-cell>
          <table:table-cell table:style-name="Tabla17.A4" office:value-type="string">
            <text:p text:style-name="P15">Tipo de permís damunt els llibres que vol consultar. Ex: Registre entrada, <text:s/>Registre sortida, Consulta entrades ,Consulta sortides</text:p>
          </table:table-cell>
          <table:table-cell table:style-name="Tabla17.F4" office:value-type="string">
            <text:p text:style-name="P20">1 = Registro entrada</text:p>
            <text:p text:style-name="P20">2 = Registro salida</text:p>
            <text:p text:style-name="P20">3 = Consulta Registro entrada.</text:p>
            <text:p text:style-name="P20">4 = Consulta Registro salida.</text:p>
          </table:table-cell>
        </table:table-row>
        <table:table-row table:style-name="Tabla17.1">
          <table:table-cell table:style-name="Tabla17.A2" table:number-columns-spanned="6" office:value-type="string">
            <text:p text:style-name="P18"><text:span text:style-name="T2">R</text:span><text:span text:style-name="T1">ESPOSTA</text:span></text:p>
          </table:table-cell>
          <table:covered-table-cell/>
          <table:covered-table-cell/>
          <table:covered-table-cell/>
          <table:covered-table-cell/>
          <table:covered-table-cell/>
        </table:table-row>
        <text:soft-page-break/>
        <table:table-row table:style-name="Tabla17.1">
          <table:table-cell table:style-name="Tabla17.A3" office:value-type="string">
            <text:p text:style-name="P21">Camp</text:p>
          </table:table-cell>
          <table:table-cell table:style-name="Tabla17.A3" office:value-type="string">
            <text:p text:style-name="P21">Tipus</text:p>
          </table:table-cell>
          <table:table-cell table:style-name="Tabla17.A3" office:value-type="string">
            <text:p text:style-name="P21">Car</text:p>
          </table:table-cell>
          <table:table-cell table:style-name="Tabla17.A3" office:value-type="string">
            <text:p text:style-name="P21">Lon</text:p>
          </table:table-cell>
          <table:table-cell table:style-name="Tabla17.A3" office:value-type="string">
            <text:p text:style-name="P21">Descripció</text:p>
          </table:table-cell>
          <table:table-cell table:style-name="Tabla17.F3" office:value-type="string">
            <text:p text:style-name="P21">Comentaris</text:p>
          </table:table-cell>
        </table:table-row>
        <table:table-row table:style-name="Tabla17.1">
          <table:table-cell table:style-name="Tabla17.A4" office:value-type="string">
            <text:p text:style-name="P20">llibres</text:p>
          </table:table-cell>
          <table:table-cell table:style-name="Tabla17.A4" office:value-type="string">
            <text:p text:style-name="P20">LibroWs</text:p>
          </table:table-cell>
          <table:table-cell table:style-name="Tabla17.A4" office:value-type="string">
            <text:p text:style-name="P20">1..n</text:p>
          </table:table-cell>
          <table:table-cell table:style-name="Tabla17.A4" office:value-type="string">
            <text:p text:style-name="P20">Var</text:p>
          </table:table-cell>
          <table:table-cell table:style-name="Tabla17.A4" office:value-type="string">
            <text:p text:style-name="P20">Llibres de l'entitat.</text:p>
          </table:table-cell>
          <table:table-cell table:style-name="Tabla17.F4" office:value-type="string">
            <text:p text:style-name="P20"/>
          </table:table-cell>
        </table:table-row>
      </table:table>
      <text:h text:style-name="Heading_20_2" text:outline-level="2">Operació listarOrganismos</text:h>
      <text:p text:style-name="Text_20_body">Retorna els organismes d'una entitat.</text:p>
      <table:table table:name="Tabla18" table:style-name="Tabla18">
        <table:table-column table:style-name="Tabla18.A"/>
        <table:table-column table:style-name="Tabla18.B"/>
        <table:table-column table:style-name="Tabla18.C"/>
        <table:table-column table:style-name="Tabla18.D"/>
        <table:table-column table:style-name="Tabla18.E"/>
        <table:table-column table:style-name="Tabla18.F"/>
        <table:table-row table:style-name="Tabla18.1">
          <table:table-cell table:style-name="Tabla18.A1" table:number-columns-spanned="6" office:value-type="string">
            <text:p text:style-name="P17">Operació: listarOrganismos</text:p>
          </table:table-cell>
          <table:covered-table-cell/>
          <table:covered-table-cell/>
          <table:covered-table-cell/>
          <table:covered-table-cell/>
          <table:covered-table-cell/>
        </table:table-row>
        <table:table-row table:style-name="Tabla18.1">
          <table:table-cell table:style-name="Tabla18.A2" table:number-columns-spanned="6" office:value-type="string">
            <text:p text:style-name="P14">PETICIÓ</text:p>
          </table:table-cell>
          <table:covered-table-cell/>
          <table:covered-table-cell/>
          <table:covered-table-cell/>
          <table:covered-table-cell/>
          <table:covered-table-cell/>
        </table:table-row>
        <table:table-row table:style-name="Tabla18.1">
          <table:table-cell table:style-name="Tabla18.A3" office:value-type="string">
            <text:p text:style-name="P21">Camp</text:p>
          </table:table-cell>
          <table:table-cell table:style-name="Tabla18.A3" office:value-type="string">
            <text:p text:style-name="P21">Tipus</text:p>
          </table:table-cell>
          <table:table-cell table:style-name="Tabla18.A3" office:value-type="string">
            <text:p text:style-name="P21">Car</text:p>
          </table:table-cell>
          <table:table-cell table:style-name="Tabla18.A3" office:value-type="string">
            <text:p text:style-name="P21">Lon</text:p>
          </table:table-cell>
          <table:table-cell table:style-name="Tabla18.A3" office:value-type="string">
            <text:p text:style-name="P21">Descripció</text:p>
          </table:table-cell>
          <table:table-cell table:style-name="Tabla18.F3" office:value-type="string">
            <text:p text:style-name="P20">Comentaris</text:p>
          </table:table-cell>
        </table:table-row>
        <table:table-row table:style-name="Tabla18.1">
          <table:table-cell table:style-name="Tabla18.A4" office:value-type="string">
            <text:p text:style-name="P20">entidadCodigoDir3</text:p>
          </table:table-cell>
          <table:table-cell table:style-name="Tabla18.A4" office:value-type="string">
            <text:p text:style-name="P20">Cadena</text:p>
          </table:table-cell>
          <table:table-cell table:style-name="Tabla18.C4" office:value-type="float" office:value="1">
            <text:p text:style-name="P20">1</text:p>
          </table:table-cell>
          <table:table-cell table:style-name="Tabla18.C4" office:value-type="float" office:value="20">
            <text:p text:style-name="P20">20</text:p>
          </table:table-cell>
          <table:table-cell table:style-name="Tabla18.A4" office:value-type="string">
            <text:p text:style-name="P20">Codi DIR3 de l'òrgan arrel de l'entitat a consultar</text:p>
          </table:table-cell>
          <table:table-cell table:style-name="Tabla18.F4" office:value-type="string">
            <text:p text:style-name="P20"/>
          </table:table-cell>
        </table:table-row>
        <table:table-row table:style-name="Tabla18.1">
          <table:table-cell table:style-name="Tabla18.A2" table:number-columns-spanned="6" office:value-type="string">
            <text:p text:style-name="P18"><text:span text:style-name="T2">R</text:span><text:span text:style-name="T1">ESPOSTA</text:span></text:p>
          </table:table-cell>
          <table:covered-table-cell/>
          <table:covered-table-cell/>
          <table:covered-table-cell/>
          <table:covered-table-cell/>
          <table:covered-table-cell/>
        </table:table-row>
        <table:table-row table:style-name="Tabla18.1">
          <table:table-cell table:style-name="Tabla18.A3" office:value-type="string">
            <text:p text:style-name="P21">Camp</text:p>
          </table:table-cell>
          <table:table-cell table:style-name="Tabla18.A3" office:value-type="string">
            <text:p text:style-name="P21">Tipus</text:p>
          </table:table-cell>
          <table:table-cell table:style-name="Tabla18.A3" office:value-type="string">
            <text:p text:style-name="P21">Car</text:p>
          </table:table-cell>
          <table:table-cell table:style-name="Tabla18.A3" office:value-type="string">
            <text:p text:style-name="P21">Lon</text:p>
          </table:table-cell>
          <table:table-cell table:style-name="Tabla18.A3" office:value-type="string">
            <text:p text:style-name="P21">Descripció</text:p>
          </table:table-cell>
          <table:table-cell table:style-name="Tabla18.F3" office:value-type="string">
            <text:p text:style-name="P21">Comentaris</text:p>
          </table:table-cell>
        </table:table-row>
        <table:table-row table:style-name="Tabla18.1">
          <table:table-cell table:style-name="Tabla18.A4" office:value-type="string">
            <text:p text:style-name="P20">organismes</text:p>
          </table:table-cell>
          <table:table-cell table:style-name="Tabla18.A4" office:value-type="string">
            <text:p text:style-name="P20">OrganismoWs</text:p>
          </table:table-cell>
          <table:table-cell table:style-name="Tabla18.A4" office:value-type="string">
            <text:p text:style-name="P20">1..n</text:p>
          </table:table-cell>
          <table:table-cell table:style-name="Tabla18.A4" office:value-type="string">
            <text:p text:style-name="P20">Var</text:p>
          </table:table-cell>
          <table:table-cell table:style-name="Tabla18.A4" office:value-type="string">
            <text:p text:style-name="P20">Llibres de l'entitat.</text:p>
          </table:table-cell>
          <table:table-cell table:style-name="Tabla18.F4" office:value-type="string">
            <text:p text:style-name="P20"/>
          </table:table-cell>
        </table:table-row>
      </table:table>
      <text:p text:style-name="Standard"/>
      <text:p text:style-name="Standard"/>
      <text:h text:style-name="Heading_20_2" text:outline-level="2">Operació crearPersona</text:h>
      <text:p text:style-name="Text_20_body">Crea una persona a dins l'aplicació</text:p>
      <table:table table:name="Tabla21" table:style-name="Tabla21">
        <table:table-column table:style-name="Tabla21.A"/>
        <table:table-column table:style-name="Tabla21.B"/>
        <table:table-column table:style-name="Tabla21.C"/>
        <table:table-column table:style-name="Tabla21.D"/>
        <table:table-column table:style-name="Tabla21.E"/>
        <table:table-column table:style-name="Tabla21.F"/>
        <table:table-row table:style-name="Tabla21.1">
          <table:table-cell table:style-name="Tabla21.A1" table:number-columns-spanned="6" office:value-type="string">
            <text:p text:style-name="P17">Operació: crearPersona</text:p>
          </table:table-cell>
          <table:covered-table-cell/>
          <table:covered-table-cell/>
          <table:covered-table-cell/>
          <table:covered-table-cell/>
          <table:covered-table-cell/>
        </table:table-row>
        <table:table-row table:style-name="Tabla21.1">
          <table:table-cell table:style-name="Tabla21.A2" table:number-columns-spanned="6" office:value-type="string">
            <text:p text:style-name="P14">PETICIÓ</text:p>
          </table:table-cell>
          <table:covered-table-cell/>
          <table:covered-table-cell/>
          <table:covered-table-cell/>
          <table:covered-table-cell/>
          <table:covered-table-cell/>
        </table:table-row>
        <table:table-row table:style-name="Tabla21.1">
          <table:table-cell table:style-name="Tabla21.A3" office:value-type="string">
            <text:p text:style-name="P21">Camp</text:p>
          </table:table-cell>
          <table:table-cell table:style-name="Tabla21.A3" office:value-type="string">
            <text:p text:style-name="P21">Tipus</text:p>
          </table:table-cell>
          <table:table-cell table:style-name="Tabla21.A3" office:value-type="string">
            <text:p text:style-name="P21">Car</text:p>
          </table:table-cell>
          <table:table-cell table:style-name="Tabla21.A3" office:value-type="string">
            <text:p text:style-name="P21">Lon</text:p>
          </table:table-cell>
          <table:table-cell table:style-name="Tabla21.A3" office:value-type="string">
            <text:p text:style-name="P21">Descripció</text:p>
          </table:table-cell>
          <table:table-cell table:style-name="Tabla21.F3" office:value-type="string">
            <text:p text:style-name="P21">Comentaris</text:p>
          </table:table-cell>
        </table:table-row>
        <table:table-row table:style-name="Tabla21.1">
          <table:table-cell table:style-name="Tabla21.A4" office:value-type="string">
            <text:p text:style-name="P20">persona</text:p>
          </table:table-cell>
          <table:table-cell table:style-name="Tabla21.A4" office:value-type="string">
            <text:p text:style-name="P20">PersonaWs</text:p>
          </table:table-cell>
          <table:table-cell table:style-name="Tabla21.C4" office:value-type="float" office:value="1">
            <text:p text:style-name="P21">1</text:p>
          </table:table-cell>
          <table:table-cell table:style-name="Tabla21.A4" office:value-type="string">
            <text:p text:style-name="P20">Var</text:p>
          </table:table-cell>
          <table:table-cell table:style-name="Tabla21.A4" office:value-type="string">
            <text:p text:style-name="P20">Dades d'una persona</text:p>
          </table:table-cell>
          <table:table-cell table:style-name="Tabla21.F4" office:value-type="string">
            <text:p text:style-name="P20"/>
          </table:table-cell>
        </table:table-row>
        <table:table-row table:style-name="Tabla21.1">
          <table:table-cell table:style-name="Tabla21.A2" table:number-columns-spanned="6" office:value-type="string">
            <text:p text:style-name="P18"><text:span text:style-name="T2">R</text:span><text:span text:style-name="T1">ESPOSTA</text:span></text:p>
          </table:table-cell>
          <table:covered-table-cell/>
          <table:covered-table-cell/>
          <table:covered-table-cell/>
          <table:covered-table-cell/>
          <table:covered-table-cell/>
        </table:table-row>
        <table:table-row table:style-name="Tabla21.1">
          <table:table-cell table:style-name="Tabla21.A3" office:value-type="string">
            <text:p text:style-name="P21">Camp</text:p>
          </table:table-cell>
          <table:table-cell table:style-name="Tabla21.A3" office:value-type="string">
            <text:p text:style-name="P21">Tipus</text:p>
          </table:table-cell>
          <table:table-cell table:style-name="Tabla21.A3" office:value-type="string">
            <text:p text:style-name="P21">Car</text:p>
          </table:table-cell>
          <table:table-cell table:style-name="Tabla21.A3" office:value-type="string">
            <text:p text:style-name="P21">Lon</text:p>
          </table:table-cell>
          <table:table-cell table:style-name="Tabla21.A3" office:value-type="string">
            <text:p text:style-name="P21">Descripció</text:p>
          </table:table-cell>
          <table:table-cell table:style-name="Tabla21.F3" office:value-type="string">
            <text:p text:style-name="P21">Comentaris</text:p>
          </table:table-cell>
        </table:table-row>
        <table:table-row table:style-name="Tabla21.1">
          <table:table-cell table:style-name="Tabla21.A4" office:value-type="string">
            <text:p text:style-name="P20">idPersona</text:p>
          </table:table-cell>
          <table:table-cell table:style-name="Tabla21.A4" office:value-type="string">
            <text:p text:style-name="P20">Numèric</text:p>
          </table:table-cell>
          <table:table-cell table:style-name="Tabla21.C4" office:value-type="float" office:value="1">
            <text:p text:style-name="P20">1</text:p>
          </table:table-cell>
          <table:table-cell table:style-name="Tabla21.A4" office:value-type="string">
            <text:p text:style-name="P20">Var</text:p>
          </table:table-cell>
          <table:table-cell table:style-name="Tabla21.A4" office:value-type="string">
            <text:p text:style-name="P20">Identificardor que representa a la persona creada.</text:p>
          </table:table-cell>
          <table:table-cell table:style-name="Tabla21.F4" office:value-type="string">
            <text:p text:style-name="P20"/>
          </table:table-cell>
        </table:table-row>
      </table:table>
      <text:h text:style-name="Heading_20_2" text:outline-level="2">Operació borrarPersona</text:h>
      <text:p text:style-name="Text_20_body">Esborra una persona de l'aplicació</text:p>
      <table:table table:name="Tabla22" table:style-name="Tabla22">
        <table:table-column table:style-name="Tabla22.A"/>
        <table:table-column table:style-name="Tabla22.B"/>
        <table:table-column table:style-name="Tabla22.C"/>
        <table:table-column table:style-name="Tabla22.D"/>
        <table:table-column table:style-name="Tabla22.E"/>
        <table:table-column table:style-name="Tabla22.F"/>
        <table:table-row table:style-name="Tabla22.1">
          <table:table-cell table:style-name="Tabla22.A1" table:number-columns-spanned="6" office:value-type="string">
            <text:p text:style-name="P17">Operació: borrarPersona</text:p>
          </table:table-cell>
          <table:covered-table-cell/>
          <table:covered-table-cell/>
          <table:covered-table-cell/>
          <table:covered-table-cell/>
          <table:covered-table-cell/>
        </table:table-row>
        <table:table-row table:style-name="Tabla22.1">
          <table:table-cell table:style-name="Tabla22.A2" table:number-columns-spanned="6" office:value-type="string">
            <text:p text:style-name="P14">PETICIÓ</text:p>
          </table:table-cell>
          <table:covered-table-cell/>
          <table:covered-table-cell/>
          <table:covered-table-cell/>
          <table:covered-table-cell/>
          <table:covered-table-cell/>
        </table:table-row>
        <table:table-row table:style-name="Tabla22.1">
          <table:table-cell table:style-name="Tabla22.A3" office:value-type="string">
            <text:p text:style-name="P21">Camp</text:p>
          </table:table-cell>
          <table:table-cell table:style-name="Tabla22.A3" office:value-type="string">
            <text:p text:style-name="P21">Tipus</text:p>
          </table:table-cell>
          <table:table-cell table:style-name="Tabla22.A3" office:value-type="string">
            <text:p text:style-name="P21">Car</text:p>
          </table:table-cell>
          <table:table-cell table:style-name="Tabla22.A3" office:value-type="string">
            <text:p text:style-name="P21">Lon</text:p>
          </table:table-cell>
          <table:table-cell table:style-name="Tabla22.A3" office:value-type="string">
            <text:p text:style-name="P21">Descripció</text:p>
          </table:table-cell>
          <table:table-cell table:style-name="Tabla22.F3" office:value-type="string">
            <text:p text:style-name="P21">Comentaris</text:p>
          </table:table-cell>
        </table:table-row>
        <table:table-row table:style-name="Tabla22.1">
          <table:table-cell table:style-name="Tabla22.A4" office:value-type="string">
            <text:p text:style-name="P20">personaID</text:p>
          </table:table-cell>
          <table:table-cell table:style-name="Tabla22.A4" office:value-type="string">
            <text:p text:style-name="P20">Numèric</text:p>
          </table:table-cell>
          <table:table-cell table:style-name="Tabla22.C4" office:value-type="float" office:value="1">
            <text:p text:style-name="P21">1</text:p>
          </table:table-cell>
          <table:table-cell table:style-name="Tabla22.A4" office:value-type="string">
            <text:p text:style-name="P20">Var</text:p>
          </table:table-cell>
          <table:table-cell table:style-name="Tabla22.A4" office:value-type="string">
            <text:p text:style-name="P20">Identificador de la persona a esborrar</text:p>
          </table:table-cell>
          <table:table-cell table:style-name="Tabla22.F4" office:value-type="string">
            <text:p text:style-name="P20"/>
          </table:table-cell>
        </table:table-row>
      </table:table>
      <text:h text:style-name="Heading_20_2" text:outline-level="2">Operació actualizarPersona</text:h>
      <text:p text:style-name="Text_20_body">Actualitza una persona de l'aplicació</text:p>
      <table:table table:name="Tabla23" table:style-name="Tabla23">
        <table:table-column table:style-name="Tabla23.A"/>
        <table:table-column table:style-name="Tabla23.B"/>
        <table:table-column table:style-name="Tabla23.C"/>
        <table:table-column table:style-name="Tabla23.D"/>
        <table:table-column table:style-name="Tabla23.E"/>
        <table:table-column table:style-name="Tabla23.F"/>
        <table:table-row table:style-name="Tabla23.1">
          <table:table-cell table:style-name="Tabla23.A1" table:number-columns-spanned="6" office:value-type="string">
            <text:p text:style-name="P17">Operació: actualizarPersona</text:p>
          </table:table-cell>
          <table:covered-table-cell/>
          <table:covered-table-cell/>
          <table:covered-table-cell/>
          <table:covered-table-cell/>
          <table:covered-table-cell/>
        </table:table-row>
        <table:table-row table:style-name="Tabla23.1">
          <table:table-cell table:style-name="Tabla23.A2" table:number-columns-spanned="6" office:value-type="string">
            <text:p text:style-name="P14">PETICIÓ</text:p>
          </table:table-cell>
          <table:covered-table-cell/>
          <table:covered-table-cell/>
          <table:covered-table-cell/>
          <table:covered-table-cell/>
          <table:covered-table-cell/>
        </table:table-row>
        <table:table-row table:style-name="Tabla23.1">
          <table:table-cell table:style-name="Tabla23.A3" office:value-type="string">
            <text:p text:style-name="P21">Camp</text:p>
          </table:table-cell>
          <table:table-cell table:style-name="Tabla23.A3" office:value-type="string">
            <text:p text:style-name="P21">Tipus</text:p>
          </table:table-cell>
          <table:table-cell table:style-name="Tabla23.A3" office:value-type="string">
            <text:p text:style-name="P21">Car</text:p>
          </table:table-cell>
          <table:table-cell table:style-name="Tabla23.A3" office:value-type="string">
            <text:p text:style-name="P21">Lon</text:p>
          </table:table-cell>
          <table:table-cell table:style-name="Tabla23.A3" office:value-type="string">
            <text:p text:style-name="P21">Descripció</text:p>
          </table:table-cell>
          <table:table-cell table:style-name="Tabla23.F3" office:value-type="string">
            <text:p text:style-name="P21">Comentaris</text:p>
          </table:table-cell>
        </table:table-row>
        <table:table-row table:style-name="Tabla23.1">
          <table:table-cell table:style-name="Tabla23.A4" office:value-type="string">
            <text:p text:style-name="P20">persona</text:p>
          </table:table-cell>
          <table:table-cell table:style-name="Tabla23.A4" office:value-type="string">
            <text:p text:style-name="P20">PersonaWs</text:p>
          </table:table-cell>
          <table:table-cell table:style-name="Tabla23.C4" office:value-type="float" office:value="1">
            <text:p text:style-name="P21">1</text:p>
          </table:table-cell>
          <table:table-cell table:style-name="Tabla23.A4" office:value-type="string">
            <text:p text:style-name="P20">Var</text:p>
          </table:table-cell>
          <table:table-cell table:style-name="Tabla23.A4" office:value-type="string">
            <text:p text:style-name="P20">Dades de la persona a actualitzar</text:p>
          </table:table-cell>
          <table:table-cell table:style-name="Tabla23.F4" office:value-type="string">
            <text:p text:style-name="P20"/>
          </table:table-cell>
        </table:table-row>
      </table:table>
      <text:h text:style-name="Heading_20_2" text:outline-level="2">Operació listarPersonas</text:h>
      <text:p text:style-name="Text_20_body">Retorna les persones d'una entitat.</text:p>
      <table:table table:name="Tabla24" table:style-name="Tabla24">
        <table:table-column table:style-name="Tabla24.A"/>
        <table:table-column table:style-name="Tabla24.B"/>
        <table:table-column table:style-name="Tabla24.C"/>
        <table:table-column table:style-name="Tabla24.D"/>
        <table:table-column table:style-name="Tabla24.E"/>
        <table:table-column table:style-name="Tabla24.F"/>
        <text:soft-page-break/>
        <table:table-row table:style-name="Tabla24.1">
          <table:table-cell table:style-name="Tabla24.A1" table:number-columns-spanned="6" office:value-type="string">
            <text:p text:style-name="P17">Operació: listarPersonas</text:p>
          </table:table-cell>
          <table:covered-table-cell/>
          <table:covered-table-cell/>
          <table:covered-table-cell/>
          <table:covered-table-cell/>
          <table:covered-table-cell/>
        </table:table-row>
        <table:table-row table:style-name="Tabla24.1">
          <table:table-cell table:style-name="Tabla24.A2" table:number-columns-spanned="6" office:value-type="string">
            <text:p text:style-name="P14">PETICIÓ</text:p>
          </table:table-cell>
          <table:covered-table-cell/>
          <table:covered-table-cell/>
          <table:covered-table-cell/>
          <table:covered-table-cell/>
          <table:covered-table-cell/>
        </table:table-row>
        <table:table-row table:style-name="Tabla24.1">
          <table:table-cell table:style-name="Tabla24.A3" office:value-type="string">
            <text:p text:style-name="P21">Camp</text:p>
          </table:table-cell>
          <table:table-cell table:style-name="Tabla24.A3" office:value-type="string">
            <text:p text:style-name="P21">Tipus</text:p>
          </table:table-cell>
          <table:table-cell table:style-name="Tabla24.A3" office:value-type="string">
            <text:p text:style-name="P21">Car</text:p>
          </table:table-cell>
          <table:table-cell table:style-name="Tabla24.A3" office:value-type="string">
            <text:p text:style-name="P21">Lon</text:p>
          </table:table-cell>
          <table:table-cell table:style-name="Tabla24.A3" office:value-type="string">
            <text:p text:style-name="P21">Descripció</text:p>
          </table:table-cell>
          <table:table-cell table:style-name="Tabla24.F3" office:value-type="string">
            <text:p text:style-name="P20">Comentaris</text:p>
          </table:table-cell>
        </table:table-row>
        <table:table-row table:style-name="Tabla24.1">
          <table:table-cell table:style-name="Tabla24.A4" office:value-type="string">
            <text:p text:style-name="P20">entidadCodigoDir3</text:p>
          </table:table-cell>
          <table:table-cell table:style-name="Tabla24.A4" office:value-type="string">
            <text:p text:style-name="P20">Cadena</text:p>
          </table:table-cell>
          <table:table-cell table:style-name="Tabla24.C4" office:value-type="float" office:value="1">
            <text:p text:style-name="P20">1</text:p>
          </table:table-cell>
          <table:table-cell table:style-name="Tabla24.C4" office:value-type="float" office:value="20">
            <text:p text:style-name="P20">20</text:p>
          </table:table-cell>
          <table:table-cell table:style-name="Tabla24.A4" office:value-type="string">
            <text:p text:style-name="P20">Codi DIR3 de l'òrgan arrel de l'entitat a consultar</text:p>
          </table:table-cell>
          <table:table-cell table:style-name="Tabla24.F4" office:value-type="string">
            <text:p text:style-name="P20"/>
          </table:table-cell>
        </table:table-row>
        <table:table-row table:style-name="Tabla24.1">
          <table:table-cell table:style-name="Tabla24.A2" table:number-columns-spanned="6" office:value-type="string">
            <text:p text:style-name="P18"><text:span text:style-name="T2">R</text:span><text:span text:style-name="T1">ESPOSTA</text:span></text:p>
          </table:table-cell>
          <table:covered-table-cell/>
          <table:covered-table-cell/>
          <table:covered-table-cell/>
          <table:covered-table-cell/>
          <table:covered-table-cell/>
        </table:table-row>
        <table:table-row table:style-name="Tabla24.1">
          <table:table-cell table:style-name="Tabla24.A3" office:value-type="string">
            <text:p text:style-name="P21">Camp</text:p>
          </table:table-cell>
          <table:table-cell table:style-name="Tabla24.A3" office:value-type="string">
            <text:p text:style-name="P21">Tipus</text:p>
          </table:table-cell>
          <table:table-cell table:style-name="Tabla24.A3" office:value-type="string">
            <text:p text:style-name="P21">Car</text:p>
          </table:table-cell>
          <table:table-cell table:style-name="Tabla24.A3" office:value-type="string">
            <text:p text:style-name="P21">Lon</text:p>
          </table:table-cell>
          <table:table-cell table:style-name="Tabla24.A3" office:value-type="string">
            <text:p text:style-name="P21">Descripció</text:p>
          </table:table-cell>
          <table:table-cell table:style-name="Tabla24.F3" office:value-type="string">
            <text:p text:style-name="P21">Comentaris</text:p>
          </table:table-cell>
        </table:table-row>
        <table:table-row table:style-name="Tabla24.1">
          <table:table-cell table:style-name="Tabla24.A4" office:value-type="string">
            <text:p text:style-name="P20">persones</text:p>
          </table:table-cell>
          <table:table-cell table:style-name="Tabla24.A4" office:value-type="string">
            <text:p text:style-name="P20">PersonaWs</text:p>
          </table:table-cell>
          <table:table-cell table:style-name="Tabla24.A4" office:value-type="string">
            <text:p text:style-name="P20">1..n</text:p>
          </table:table-cell>
          <table:table-cell table:style-name="Tabla24.A4" office:value-type="string">
            <text:p text:style-name="P20">Var</text:p>
          </table:table-cell>
          <table:table-cell table:style-name="Tabla24.A4" office:value-type="string">
            <text:p text:style-name="P20">Persones de l'entitat.</text:p>
          </table:table-cell>
          <table:table-cell table:style-name="Tabla24.F4" office:value-type="string">
            <text:p text:style-name="P20"/>
          </table:table-cell>
        </table:table-row>
      </table:table>
      <text:p text:style-name="Standard"/>
      <text:p text:style-name="Standard"/>
      <text:h text:style-name="P37" text:outline-level="1">Wsdl</text:h>
      <text:h text:style-name="P38" text:outline-level="2">Assentament Entrada</text:h>
      <text:p text:style-name="P25">&lt;?xml version='1.0' encoding='UTF-8'?&gt;&lt;wsdl:definitions name="RegWebRegistroEntradaWsService" targetNamespace="http://registroentrada.impl.v3.ws.regweb.caib.es/" xmlns:ns1="http://schemas.xmlsoap.org/wsdl/soap/http" xmlns:soap="http://schemas.xmlsoap.org/wsdl/soap/" xmlns:tns="http://registroentrada.impl.v3.ws.regweb.caib.es/" xmlns:wsdl="http://schemas.xmlsoap.org/wsdl/" xmlns:xsd="http://www.w3.org/2001/XMLSchema"&gt;</text:p>
      <text:p text:style-name="P25"><text:s text:c="2"/>&lt;wsdl:types&gt;</text:p>
      <text:p text:style-name="P25">&lt;xs:schema attributeFormDefault="unqualified" elementFormDefault="unqualified" targetNamespace="http://registroentrada.impl.v3.ws.regweb.caib.es/" xmlns:tns="http://registroentrada.impl.v3.ws.regweb.caib.es/" xmlns:xs="http://www.w3.org/2001/XMLSchema"&gt;</text:p>
      <text:p text:style-name="P25">&lt;xs:element name="altaRegistroEntrada" type="tns:altaRegistroEntrada" /&gt;</text:p>
      <text:p text:style-name="P25">&lt;xs:element name="altaRegistroEntradaResponse" type="tns:altaRegistroEntradaResponse" /&gt;</text:p>
      <text:p text:style-name="P25">&lt;xs:element name="anexoWs" type="tns:anexoWs" /&gt;</text:p>
      <text:p text:style-name="P25">&lt;xs:element name="anularRegistroEntrada" type="tns:anularRegistroEntrada" /&gt;</text:p>
      <text:p text:style-name="P25">&lt;xs:element name="anularRegistroEntradaResponse" type="tns:anularRegistroEntradaResponse" /&gt;</text:p>
      <text:p text:style-name="P25">&lt;xs:element name="datosInteresadoWs" type="tns:datosInteresadoWs" /&gt;</text:p>
      <text:p text:style-name="P25">&lt;xs:element name="getVersion" type="tns:getVersion" /&gt;</text:p>
      <text:p text:style-name="P25">&lt;xs:element name="getVersionResponse" type="tns:getVersionResponse" /&gt;</text:p>
      <text:p text:style-name="P25">&lt;xs:element name="getVersionWs" type="tns:getVersionWs" /&gt;</text:p>
      <text:p text:style-name="P25">&lt;xs:element name="getVersionWsResponse" type="tns:getVersionWsResponse" /&gt;</text:p>
      <text:p text:style-name="P25">&lt;xs:element name="identificadorWs" type="tns:identificadorWs" /&gt;</text:p>
      <text:p text:style-name="P25">&lt;xs:element name="interesadoWs" type="tns:interesadoWs" /&gt;</text:p>
      <text:p text:style-name="P25">&lt;xs:element name="obtenerRegistroEntrada" type="tns:obtenerRegistroEntrada" /&gt;</text:p>
      <text:p text:style-name="P25">&lt;xs:element name="obtenerRegistroEntradaID" type="tns:obtenerRegistroEntradaID" /&gt;</text:p>
      <text:p text:style-name="P25">&lt;xs:element name="obtenerRegistroEntradaIDResponse" type="tns:obtenerRegistroEntradaIDResponse" /&gt;</text:p>
      <text:p text:style-name="P25">&lt;xs:element name="obtenerRegistroEntradaResponse" type="tns:obtenerRegistroEntradaResponse" /&gt;</text:p>
      <text:p text:style-name="P25"><text:soft-page-break/>&lt;xs:element name="registroEntradaWs" type="tns:registroEntradaWs" /&gt;</text:p>
      <text:p text:style-name="P25">&lt;xs:element name="registroWs" type="tns:registroWs" /&gt;</text:p>
      <text:p text:style-name="P25">&lt;xs:element name="tramitarRegistroEntrada" type="tns:tramitarRegistroEntrada" /&gt;</text:p>
      <text:p text:style-name="P25">&lt;xs:element name="tramitarRegistroEntradaResponse" type="tns:tramitarRegistroEntradaResponse" /&gt;</text:p>
      <text:p text:style-name="P25">&lt;xs:complexType name="obtenerRegistroEntradaID"&gt;</text:p>
      <text:p text:style-name="P25">&lt;xs:sequence&gt;</text:p>
      <text:p text:style-name="P25">&lt;xs:element name="any" type="xs:int" /&gt;</text:p>
      <text:p text:style-name="P25">&lt;xs:element name="numeroRegistro" type="xs:int" /&gt;</text:p>
      <text:p text:style-name="P25">&lt;xs:element minOccurs="0" name="libro" type="xs:string" /&gt;</text:p>
      <text:p text:style-name="P25">&lt;xs:element minOccurs="0" name="usuario" type="xs:string" /&gt;</text:p>
      <text:p text:style-name="P25">&lt;xs:element minOccurs="0" name="entidad" type="xs:string" /&gt;</text:p>
      <text:p text:style-name="P25">&lt;/xs:sequence&gt;</text:p>
      <text:p text:style-name="P25">&lt;/xs:complexType&gt;</text:p>
      <text:p text:style-name="P25">&lt;xs:complexType name="obtenerRegistroEntradaIDResponse"&gt;</text:p>
      <text:p text:style-name="P25">&lt;xs:sequence&gt;</text:p>
      <text:p text:style-name="P25">&lt;xs:element minOccurs="0" name="return" type="tns:identificadorWs" /&gt;</text:p>
      <text:p text:style-name="P25">&lt;/xs:sequence&gt;</text:p>
      <text:p text:style-name="P25">&lt;/xs:complexType&gt;</text:p>
      <text:p text:style-name="P25">&lt;xs:complexType name="identificadorWs"&gt;</text:p>
      <text:p text:style-name="P25">&lt;xs:sequence&gt;</text:p>
      <text:p text:style-name="P25">&lt;xs:element minOccurs="0" name="fecha" type="xs:dateTime" /&gt;</text:p>
      <text:p text:style-name="P25">&lt;xs:element minOccurs="0" name="numero" type="xs:int" /&gt;</text:p>
      <text:p text:style-name="P25">&lt;xs:element minOccurs="0" name="numeroRegistroFormateado" type="xs:string" /&gt;</text:p>
      <text:p text:style-name="P25">&lt;/xs:sequence&gt;</text:p>
      <text:p text:style-name="P25">&lt;/xs:complexType&gt;</text:p>
      <text:p text:style-name="P25">&lt;xs:complexType name="wsI18NTranslation"&gt;</text:p>
      <text:p text:style-name="P25">&lt;xs:sequence&gt;</text:p>
      <text:p text:style-name="P25">&lt;xs:element minOccurs="0" name="code" type="xs:string" /&gt;</text:p>
      <text:p text:style-name="P25">&lt;xs:element maxOccurs="unbounded" minOccurs="0" name="args" type="tns:wsI18NArgument" /&gt;</text:p>
      <text:p text:style-name="P25">&lt;/xs:sequence&gt;</text:p>
      <text:p text:style-name="P25">&lt;/xs:complexType&gt;</text:p>
      <text:p text:style-name="P25">&lt;xs:complexType name="wsI18NArgument"&gt;</text:p>
      <text:p text:style-name="P25">&lt;xs:sequence&gt;</text:p>
      <text:p text:style-name="P25">&lt;xs:element minOccurs="0" name="value" type="xs:string" /&gt;</text:p>
      <text:p text:style-name="P25">&lt;xs:element name="translate" type="xs:boolean" /&gt;</text:p>
      <text:p text:style-name="P25">&lt;/xs:sequence&gt;</text:p>
      <text:p text:style-name="P25">&lt;/xs:complexType&gt;</text:p>
      <text:p text:style-name="P25">&lt;xs:complexType name="anularRegistroEntrada"&gt;</text:p>
      <text:p text:style-name="P25">&lt;xs:sequence&gt;</text:p>
      <text:p text:style-name="P25">&lt;xs:element minOccurs="0" name="numeroRegistroFormateado" type="xs:string" /&gt;</text:p>
      <text:p text:style-name="P25">&lt;xs:element minOccurs="0" name="usuario" type="xs:string" /&gt;</text:p>
      <text:p text:style-name="P25"><text:soft-page-break/>&lt;xs:element minOccurs="0" name="entidad" type="xs:string" /&gt;</text:p>
      <text:p text:style-name="P25">&lt;xs:element name="anular" type="xs:boolean" /&gt;</text:p>
      <text:p text:style-name="P25">&lt;/xs:sequence&gt;</text:p>
      <text:p text:style-name="P25">&lt;/xs:complexType&gt;</text:p>
      <text:p text:style-name="P25">&lt;xs:complexType name="anularRegistroEntradaResponse"&gt;</text:p>
      <text:p text:style-name="P25">&lt;xs:sequence /&gt;</text:p>
      <text:p text:style-name="P25">&lt;/xs:complexType&gt;</text:p>
      <text:p text:style-name="P25">&lt;xs:complexType name="wsFieldValidationError"&gt;</text:p>
      <text:p text:style-name="P25">&lt;xs:sequence&gt;</text:p>
      <text:p text:style-name="P25">&lt;xs:element name="label" type="xs:string" /&gt;</text:p>
      <text:p text:style-name="P25">&lt;xs:element name="field" type="xs:string" /&gt;</text:p>
      <text:p text:style-name="P25">&lt;xs:element name="translation" type="tns:wsI18NTranslation" /&gt;</text:p>
      <text:p text:style-name="P25">&lt;xs:element name="error" type="xs:string" /&gt;</text:p>
      <text:p text:style-name="P25">&lt;/xs:sequence&gt;</text:p>
      <text:p text:style-name="P25">&lt;/xs:complexType&gt;</text:p>
      <text:p text:style-name="P25">&lt;xs:complexType name="getVersionWs"&gt;</text:p>
      <text:p text:style-name="P25">&lt;xs:sequence /&gt;</text:p>
      <text:p text:style-name="P25">&lt;/xs:complexType&gt;</text:p>
      <text:p text:style-name="P25">&lt;xs:complexType name="getVersionWsResponse"&gt;</text:p>
      <text:p text:style-name="P25">&lt;xs:sequence&gt;</text:p>
      <text:p text:style-name="P25">&lt;xs:element name="return" type="xs:int" /&gt;</text:p>
      <text:p text:style-name="P25">&lt;/xs:sequence&gt;</text:p>
      <text:p text:style-name="P25">&lt;/xs:complexType&gt;</text:p>
      <text:p text:style-name="P25">&lt;xs:complexType name="getVersion"&gt;</text:p>
      <text:p text:style-name="P25">&lt;xs:sequence /&gt;</text:p>
      <text:p text:style-name="P25">&lt;/xs:complexType&gt;</text:p>
      <text:p text:style-name="P25">&lt;xs:complexType name="getVersionResponse"&gt;</text:p>
      <text:p text:style-name="P25">&lt;xs:sequence&gt;</text:p>
      <text:p text:style-name="P25">&lt;xs:element minOccurs="0" name="return" type="xs:string" /&gt;</text:p>
      <text:p text:style-name="P25">&lt;/xs:sequence&gt;</text:p>
      <text:p text:style-name="P25">&lt;/xs:complexType&gt;</text:p>
      <text:p text:style-name="P25">&lt;xs:complexType name="obtenerRegistroEntrada"&gt;</text:p>
      <text:p text:style-name="P25">&lt;xs:sequence&gt;</text:p>
      <text:p text:style-name="P25">&lt;xs:element minOccurs="0" name="numeroRegistroFormateado" type="xs:string" /&gt;</text:p>
      <text:p text:style-name="P25">&lt;xs:element minOccurs="0" name="usuario" type="xs:string" /&gt;</text:p>
      <text:p text:style-name="P25">&lt;xs:element minOccurs="0" name="entidad" type="xs:string" /&gt;</text:p>
      <text:p text:style-name="P25">&lt;/xs:sequence&gt;</text:p>
      <text:p text:style-name="P25">&lt;/xs:complexType&gt;</text:p>
      <text:p text:style-name="P25">&lt;xs:complexType name="obtenerRegistroEntradaResponse"&gt;</text:p>
      <text:p text:style-name="P25">&lt;xs:sequence&gt;</text:p>
      <text:p text:style-name="P25">&lt;xs:element minOccurs="0" name="return" type="tns:registroEntradaWs" /&gt;</text:p>
      <text:p text:style-name="P25">&lt;/xs:sequence&gt;</text:p>
      <text:p text:style-name="P25"><text:soft-page-break/>&lt;/xs:complexType&gt;</text:p>
      <text:p text:style-name="P25">&lt;xs:complexType name="registroEntradaWs"&gt;</text:p>
      <text:p text:style-name="P25">&lt;xs:complexContent&gt;</text:p>
      <text:p text:style-name="P25">&lt;xs:extension base="tns:registroWs"&gt;</text:p>
      <text:p text:style-name="P25">&lt;xs:sequence&gt;</text:p>
      <text:p text:style-name="P25">&lt;xs:element minOccurs="0" name="destino" type="xs:string" /&gt;</text:p>
      <text:p text:style-name="P25">&lt;/xs:sequence&gt;</text:p>
      <text:p text:style-name="P25">&lt;/xs:extension&gt;</text:p>
      <text:p text:style-name="P25">&lt;/xs:complexContent&gt;</text:p>
      <text:p text:style-name="P25">&lt;/xs:complexType&gt;</text:p>
      <text:p text:style-name="P25">&lt;xs:complexType name="registroWs"&gt;</text:p>
      <text:p text:style-name="P25">&lt;xs:sequence&gt;</text:p>
      <text:p text:style-name="P25">&lt;xs:element maxOccurs="unbounded" minOccurs="0" name="anexos" nillable="true" type="tns:anexoWs" /&gt;</text:p>
      <text:p text:style-name="P25">&lt;xs:element minOccurs="0" name="aplicacion" type="xs:string" /&gt;</text:p>
      <text:p text:style-name="P25">&lt;xs:element minOccurs="0" name="codigoAsunto" type="xs:string" /&gt;</text:p>
      <text:p text:style-name="P25">&lt;xs:element minOccurs="0" name="codigoUsuario" type="xs:string" /&gt;</text:p>
      <text:p text:style-name="P25">&lt;xs:element minOccurs="0" name="contactoUsuario" type="xs:string" /&gt;</text:p>
      <text:p text:style-name="P25">&lt;xs:element minOccurs="0" name="docFisica" type="xs:long" /&gt;</text:p>
      <text:p text:style-name="P25">&lt;xs:element minOccurs="0" name="expone" type="xs:string" /&gt;</text:p>
      <text:p text:style-name="P25">&lt;xs:element minOccurs="0" name="extracto" type="xs:string" /&gt;</text:p>
      <text:p text:style-name="P25">&lt;xs:element minOccurs="0" name="fecha" type="xs:dateTime" /&gt;</text:p>
      <text:p text:style-name="P25">&lt;xs:element minOccurs="0" name="idioma" type="xs:string" /&gt;</text:p>
      <text:p text:style-name="P25">&lt;xs:element maxOccurs="unbounded" minOccurs="0" name="interesados" nillable="true" type="tns:interesadoWs" /&gt;</text:p>
      <text:p text:style-name="P25">&lt;xs:element minOccurs="0" name="libro" type="xs:string" /&gt;</text:p>
      <text:p text:style-name="P25">&lt;xs:element minOccurs="0" name="numExpediente" type="xs:string" /&gt;</text:p>
      <text:p text:style-name="P25">&lt;xs:element minOccurs="0" name="numTransporte" type="xs:string" /&gt;</text:p>
      <text:p text:style-name="P25">&lt;xs:element name="numero" type="xs:int" /&gt;</text:p>
      <text:p text:style-name="P25">&lt;xs:element minOccurs="0" name="numeroRegistroFormateado" type="xs:string" /&gt;</text:p>
      <text:p text:style-name="P25">&lt;xs:element minOccurs="0" name="observaciones" type="xs:string" /&gt;</text:p>
      <text:p text:style-name="P25">&lt;xs:element minOccurs="0" name="oficina" type="xs:string" /&gt;</text:p>
      <text:p text:style-name="P25">&lt;xs:element minOccurs="0" name="refExterna" type="xs:string" /&gt;</text:p>
      <text:p text:style-name="P25">&lt;xs:element minOccurs="0" name="solicita" type="xs:string" /&gt;</text:p>
      <text:p text:style-name="P25">&lt;xs:element minOccurs="0" name="tipoAsunto" type="xs:string" /&gt;</text:p>
      <text:p text:style-name="P25">&lt;xs:element minOccurs="0" name="tipoTransporte" type="xs:string" /&gt;</text:p>
      <text:p text:style-name="P25">&lt;xs:element minOccurs="0" name="version" type="xs:string" /&gt;</text:p>
      <text:p text:style-name="P25">&lt;/xs:sequence&gt;</text:p>
      <text:p text:style-name="P25">&lt;/xs:complexType&gt;</text:p>
      <text:p text:style-name="P25">&lt;xs:complexType name="anexoWs"&gt;</text:p>
      <text:p text:style-name="P25">&lt;xs:sequence&gt;</text:p>
      <text:p text:style-name="P25">&lt;xs:element minOccurs="0" name="certificado" type="xs:string" /&gt;</text:p>
      <text:p text:style-name="P25">&lt;xs:element minOccurs="0" name="fechaCaptura" type="xs:dateTime" /&gt;</text:p>
      <text:p text:style-name="P25"><text:soft-page-break/>&lt;xs:element minOccurs="0" name="ficheroAnexado" type="xs:base64Binary" /&gt;</text:p>
      <text:p text:style-name="P25">&lt;xs:element minOccurs="0" name="firmaAnexada" type="xs:base64Binary" /&gt;</text:p>
      <text:p text:style-name="P25">&lt;xs:element minOccurs="0" name="firmacsv" type="xs:string" /&gt;</text:p>
      <text:p text:style-name="P25">&lt;xs:element minOccurs="0" name="modoFirma" type="xs:int" /&gt;</text:p>
      <text:p text:style-name="P25">&lt;xs:element minOccurs="0" name="nombreFicheroAnexado" type="xs:string" /&gt;</text:p>
      <text:p text:style-name="P25">&lt;xs:element minOccurs="0" name="nombreFirmaAnexada" type="xs:string" /&gt;</text:p>
      <text:p text:style-name="P25">&lt;xs:element minOccurs="0" name="observaciones" type="xs:string" /&gt;</text:p>
      <text:p text:style-name="P25">&lt;xs:element minOccurs="0" name="origenCiudadanoAdmin" type="xs:int" /&gt;</text:p>
      <text:p text:style-name="P25">&lt;xs:element minOccurs="0" name="tamanoFicheroAnexado" type="xs:long" /&gt;</text:p>
      <text:p text:style-name="P25">&lt;xs:element minOccurs="0" name="tamanoFirmaAnexada" type="xs:long" /&gt;</text:p>
      <text:p text:style-name="P25">&lt;xs:element minOccurs="0" name="timestamp" type="xs:string" /&gt;</text:p>
      <text:p text:style-name="P25">&lt;xs:element minOccurs="0" name="tipoDocumental" type="xs:string" /&gt;</text:p>
      <text:p text:style-name="P25">&lt;xs:element minOccurs="0" name="tipoDocumento" type="xs:string" /&gt;</text:p>
      <text:p text:style-name="P25">&lt;xs:element minOccurs="0" name="tipoMIMEFicheroAnexado" type="xs:string" /&gt;</text:p>
      <text:p text:style-name="P25">&lt;xs:element minOccurs="0" name="tipoMIMEFirmaAnexada" type="xs:string" /&gt;</text:p>
      <text:p text:style-name="P25">&lt;xs:element minOccurs="0" name="titulo" type="xs:string" /&gt;</text:p>
      <text:p text:style-name="P25">&lt;xs:element minOccurs="0" name="validacionOCSP" type="xs:string" /&gt;</text:p>
      <text:p text:style-name="P25">&lt;xs:element minOccurs="0" name="validezDocumento" type="xs:string" /&gt;</text:p>
      <text:p text:style-name="P25">&lt;/xs:sequence&gt;</text:p>
      <text:p text:style-name="P25">&lt;/xs:complexType&gt;</text:p>
      <text:p text:style-name="P25">&lt;xs:complexType name="interesadoWs"&gt;</text:p>
      <text:p text:style-name="P25">&lt;xs:sequence&gt;</text:p>
      <text:p text:style-name="P25">&lt;xs:element minOccurs="0" name="interesado" type="tns:datosInteresadoWs" /&gt;</text:p>
      <text:p text:style-name="P25">&lt;xs:element minOccurs="0" name="representante" type="tns:datosInteresadoWs" /&gt;</text:p>
      <text:p text:style-name="P25">&lt;/xs:sequence&gt;</text:p>
      <text:p text:style-name="P25">&lt;/xs:complexType&gt;</text:p>
      <text:p text:style-name="P25">&lt;xs:complexType name="datosInteresadoWs"&gt;</text:p>
      <text:p text:style-name="P25">&lt;xs:sequence&gt;</text:p>
      <text:p text:style-name="P25">&lt;xs:element minOccurs="0" name="apellido1" type="xs:string" /&gt;</text:p>
      <text:p text:style-name="P25">&lt;xs:element minOccurs="0" name="apellido2" type="xs:string" /&gt;</text:p>
      <text:p text:style-name="P25">&lt;xs:element minOccurs="0" name="canal" type="xs:long" /&gt;</text:p>
      <text:p text:style-name="P25">&lt;xs:element minOccurs="0" name="cp" type="xs:string" /&gt;</text:p>
      <text:p text:style-name="P25">&lt;xs:element minOccurs="0" name="direccion" type="xs:string" /&gt;</text:p>
      <text:p text:style-name="P25">&lt;xs:element minOccurs="0" name="direccionElectronica" type="xs:string" /&gt;</text:p>
      <text:p text:style-name="P25">&lt;xs:element minOccurs="0" name="documento" type="xs:string" /&gt;</text:p>
      <text:p text:style-name="P25">&lt;xs:element minOccurs="0" name="email" type="xs:string" /&gt;</text:p>
      <text:p text:style-name="P25">&lt;xs:element minOccurs="0" name="localidad" type="xs:long" /&gt;</text:p>
      <text:p text:style-name="P25">&lt;xs:element minOccurs="0" name="nombre" type="xs:string" /&gt;</text:p>
      <text:p text:style-name="P25">&lt;xs:element minOccurs="0" name="observaciones" type="xs:string" /&gt;</text:p>
      <text:p text:style-name="P25">&lt;xs:element minOccurs="0" name="pais" type="xs:long" /&gt;</text:p>
      <text:p text:style-name="P25">&lt;xs:element minOccurs="0" name="provincia" type="xs:long" /&gt;</text:p>
      <text:p text:style-name="P25">&lt;xs:element minOccurs="0" name="razonSocial" type="xs:string" /&gt;</text:p>
      <text:p text:style-name="P25"><text:soft-page-break/>&lt;xs:element minOccurs="0" name="telefono" type="xs:string" /&gt;</text:p>
      <text:p text:style-name="P25">&lt;xs:element minOccurs="0" name="tipoDocumentoIdentificacion" type="xs:unsignedShort" /&gt;</text:p>
      <text:p text:style-name="P25">&lt;xs:element minOccurs="0" name="tipoInteresado" type="xs:long" /&gt;</text:p>
      <text:p text:style-name="P25">&lt;/xs:sequence&gt;</text:p>
      <text:p text:style-name="P25">&lt;/xs:complexType&gt;</text:p>
      <text:p text:style-name="P25">&lt;xs:complexType name="tramitarRegistroEntrada"&gt;</text:p>
      <text:p text:style-name="P25">&lt;xs:sequence&gt;</text:p>
      <text:p text:style-name="P25">&lt;xs:element minOccurs="0" name="numeroRegistroFormateado" type="xs:string" /&gt;</text:p>
      <text:p text:style-name="P25">&lt;xs:element minOccurs="0" name="usuario" type="xs:string" /&gt;</text:p>
      <text:p text:style-name="P25">&lt;xs:element minOccurs="0" name="entidad" type="xs:string" /&gt;</text:p>
      <text:p text:style-name="P25">&lt;/xs:sequence&gt;</text:p>
      <text:p text:style-name="P25">&lt;/xs:complexType&gt;</text:p>
      <text:p text:style-name="P25">&lt;xs:complexType name="tramitarRegistroEntradaResponse"&gt;</text:p>
      <text:p text:style-name="P25">&lt;xs:sequence /&gt;</text:p>
      <text:p text:style-name="P25">&lt;/xs:complexType&gt;</text:p>
      <text:p text:style-name="P25">&lt;xs:complexType name="altaRegistroEntrada"&gt;</text:p>
      <text:p text:style-name="P25">&lt;xs:sequence&gt;</text:p>
      <text:p text:style-name="P25">&lt;xs:element minOccurs="0" name="registroEntradaWs" type="tns:registroEntradaWs" /&gt;</text:p>
      <text:p text:style-name="P25">&lt;/xs:sequence&gt;</text:p>
      <text:p text:style-name="P25">&lt;/xs:complexType&gt;</text:p>
      <text:p text:style-name="P25">&lt;xs:complexType name="altaRegistroEntradaResponse"&gt;</text:p>
      <text:p text:style-name="P25">&lt;xs:sequence&gt;</text:p>
      <text:p text:style-name="P25">&lt;xs:element minOccurs="0" name="return" type="tns:identificadorWs" /&gt;</text:p>
      <text:p text:style-name="P25">&lt;/xs:sequence&gt;</text:p>
      <text:p text:style-name="P25">&lt;/xs:complexType&gt;</text:p>
      <text:p text:style-name="P25">&lt;xs:element name="WsI18NError" type="tns:WsI18NError" /&gt;</text:p>
      <text:p text:style-name="P25">&lt;xs:complexType name="WsI18NError"&gt;</text:p>
      <text:p text:style-name="P25">&lt;xs:sequence&gt;</text:p>
      <text:p text:style-name="P25">&lt;xs:element name="translation" nillable="true" type="tns:wsI18NTranslation" /&gt;</text:p>
      <text:p text:style-name="P25">&lt;/xs:sequence&gt;</text:p>
      <text:p text:style-name="P25">&lt;/xs:complexType&gt;</text:p>
      <text:p text:style-name="P25">&lt;xs:element name="WsValidationErrors" type="tns:WsValidationErrors" /&gt;</text:p>
      <text:p text:style-name="P25">&lt;xs:complexType name="WsValidationErrors"&gt;</text:p>
      <text:p text:style-name="P25">&lt;xs:sequence&gt;</text:p>
      <text:p text:style-name="P25">&lt;xs:element maxOccurs="unbounded" minOccurs="0" name="fieldFaults" type="tns:wsFieldValidationError" /&gt;</text:p>
      <text:p text:style-name="P25">&lt;/xs:sequence&gt;</text:p>
      <text:p text:style-name="P25">&lt;/xs:complexType&gt;</text:p>
      <text:p text:style-name="P25">&lt;/xs:schema&gt;</text:p>
      <text:p text:style-name="P25"><text:s text:c="2"/>&lt;/wsdl:types&gt;</text:p>
      <text:p text:style-name="P25"><text:s text:c="2"/>&lt;wsdl:message name="obtenerRegistroEntrada"&gt;</text:p>
      <text:p text:style-name="P25"><text:soft-page-break/><text:s text:c="4"/>&lt;wsdl:part element="tns:obtenerRegistroEntrada" name="parameters"&gt;</text:p>
      <text:p text:style-name="P25"><text:s text:c="4"/>&lt;/wsdl:part&gt;</text:p>
      <text:p text:style-name="P25"><text:s text:c="2"/>&lt;/wsdl:message&gt;</text:p>
      <text:p text:style-name="P25"><text:s text:c="2"/>&lt;wsdl:message name="altaRegistroEntradaResponse"&gt;</text:p>
      <text:p text:style-name="P25"><text:s text:c="4"/>&lt;wsdl:part element="tns:altaRegistroEntradaResponse" name="parameters"&gt;</text:p>
      <text:p text:style-name="P25"><text:s text:c="4"/>&lt;/wsdl:part&gt;</text:p>
      <text:p text:style-name="P25"><text:s text:c="2"/>&lt;/wsdl:message&gt;</text:p>
      <text:p text:style-name="P25"><text:s text:c="2"/>&lt;wsdl:message name="WsI18NException"&gt;</text:p>
      <text:p text:style-name="P25"><text:s text:c="4"/>&lt;wsdl:part element="tns:WsI18NError" name="WsI18NException"&gt;</text:p>
      <text:p text:style-name="P25"><text:s text:c="4"/>&lt;/wsdl:part&gt;</text:p>
      <text:p text:style-name="P25"><text:s text:c="2"/>&lt;/wsdl:message&gt;</text:p>
      <text:p text:style-name="P25"><text:s text:c="2"/>&lt;wsdl:message name="obtenerRegistroEntradaResponse"&gt;</text:p>
      <text:p text:style-name="P25"><text:s text:c="4"/>&lt;wsdl:part element="tns:obtenerRegistroEntradaResponse" name="parameters"&gt;</text:p>
      <text:p text:style-name="P25"><text:s text:c="4"/>&lt;/wsdl:part&gt;</text:p>
      <text:p text:style-name="P25"><text:s text:c="2"/>&lt;/wsdl:message&gt;</text:p>
      <text:p text:style-name="P25"><text:s text:c="2"/>&lt;wsdl:message name="getVersionResponse"&gt;</text:p>
      <text:p text:style-name="P25"><text:s text:c="4"/>&lt;wsdl:part element="tns:getVersionResponse" name="parameters"&gt;</text:p>
      <text:p text:style-name="P25"><text:s text:c="4"/>&lt;/wsdl:part&gt;</text:p>
      <text:p text:style-name="P25"><text:s text:c="2"/>&lt;/wsdl:message&gt;</text:p>
      <text:p text:style-name="P25"><text:s text:c="2"/>&lt;wsdl:message name="tramitarRegistroEntrada"&gt;</text:p>
      <text:p text:style-name="P25"><text:s text:c="4"/>&lt;wsdl:part element="tns:tramitarRegistroEntrada" name="parameters"&gt;</text:p>
      <text:p text:style-name="P25"><text:s text:c="4"/>&lt;/wsdl:part&gt;</text:p>
      <text:p text:style-name="P25"><text:s text:c="2"/>&lt;/wsdl:message&gt;</text:p>
      <text:p text:style-name="P25"><text:s text:c="2"/>&lt;wsdl:message name="obtenerRegistroEntradaID"&gt;</text:p>
      <text:p text:style-name="P25"><text:s text:c="4"/>&lt;wsdl:part element="tns:obtenerRegistroEntradaID" name="parameters"&gt;</text:p>
      <text:p text:style-name="P25"><text:s text:c="4"/>&lt;/wsdl:part&gt;</text:p>
      <text:p text:style-name="P25"><text:s text:c="2"/>&lt;/wsdl:message&gt;</text:p>
      <text:p text:style-name="P25"><text:s text:c="2"/>&lt;wsdl:message name="tramitarRegistroEntradaResponse"&gt;</text:p>
      <text:p text:style-name="P25"><text:s text:c="4"/>&lt;wsdl:part element="tns:tramitarRegistroEntradaResponse" name="parameters"&gt;</text:p>
      <text:p text:style-name="P25"><text:s text:c="4"/>&lt;/wsdl:part&gt;</text:p>
      <text:p text:style-name="P25"><text:s text:c="2"/>&lt;/wsdl:message&gt;</text:p>
      <text:p text:style-name="P25"><text:s text:c="2"/>&lt;wsdl:message name="anularRegistroEntrada"&gt;</text:p>
      <text:p text:style-name="P25"><text:s text:c="4"/>&lt;wsdl:part element="tns:anularRegistroEntrada" name="parameters"&gt;</text:p>
      <text:p text:style-name="P25"><text:s text:c="4"/>&lt;/wsdl:part&gt;</text:p>
      <text:p text:style-name="P25"><text:s text:c="2"/>&lt;/wsdl:message&gt;</text:p>
      <text:p text:style-name="P25"><text:s text:c="2"/>&lt;wsdl:message name="getVersionWs"&gt;</text:p>
      <text:p text:style-name="P25"><text:s text:c="4"/>&lt;wsdl:part element="tns:getVersionWs" name="parameters"&gt;</text:p>
      <text:p text:style-name="P25"><text:s text:c="4"/>&lt;/wsdl:part&gt;</text:p>
      <text:p text:style-name="P25"><text:s text:c="2"/>&lt;/wsdl:message&gt;</text:p>
      <text:p text:style-name="P25"><text:s text:c="2"/>&lt;wsdl:message name="obtenerRegistroEntradaIDResponse"&gt;</text:p>
      <text:p text:style-name="P25"><text:s text:c="4"/>&lt;wsdl:part element="tns:obtenerRegistroEntradaIDResponse" name="parameters"&gt;</text:p>
      <text:p text:style-name="P25"><text:s text:c="4"/>&lt;/wsdl:part&gt;</text:p>
      <text:p text:style-name="P25"><text:soft-page-break/><text:s text:c="2"/>&lt;/wsdl:message&gt;</text:p>
      <text:p text:style-name="P25"><text:s text:c="2"/>&lt;wsdl:message name="getVersion"&gt;</text:p>
      <text:p text:style-name="P25"><text:s text:c="4"/>&lt;wsdl:part element="tns:getVersion" name="parameters"&gt;</text:p>
      <text:p text:style-name="P25"><text:s text:c="4"/>&lt;/wsdl:part&gt;</text:p>
      <text:p text:style-name="P25"><text:s text:c="2"/>&lt;/wsdl:message&gt;</text:p>
      <text:p text:style-name="P25"><text:s text:c="2"/>&lt;wsdl:message name="getVersionWsResponse"&gt;</text:p>
      <text:p text:style-name="P25"><text:s text:c="4"/>&lt;wsdl:part element="tns:getVersionWsResponse" name="parameters"&gt;</text:p>
      <text:p text:style-name="P25"><text:s text:c="4"/>&lt;/wsdl:part&gt;</text:p>
      <text:p text:style-name="P25"><text:s text:c="2"/>&lt;/wsdl:message&gt;</text:p>
      <text:p text:style-name="P25"><text:s text:c="2"/>&lt;wsdl:message name="anularRegistroEntradaResponse"&gt;</text:p>
      <text:p text:style-name="P25"><text:s text:c="4"/>&lt;wsdl:part element="tns:anularRegistroEntradaResponse" name="parameters"&gt;</text:p>
      <text:p text:style-name="P25"><text:s text:c="4"/>&lt;/wsdl:part&gt;</text:p>
      <text:p text:style-name="P25"><text:s text:c="2"/>&lt;/wsdl:message&gt;</text:p>
      <text:p text:style-name="P25"><text:s text:c="2"/>&lt;wsdl:message name="WsValidationException"&gt;</text:p>
      <text:p text:style-name="P25"><text:s text:c="4"/>&lt;wsdl:part element="tns:WsValidationErrors" name="WsValidationException"&gt;</text:p>
      <text:p text:style-name="P25"><text:s text:c="4"/>&lt;/wsdl:part&gt;</text:p>
      <text:p text:style-name="P25"><text:s text:c="2"/>&lt;/wsdl:message&gt;</text:p>
      <text:p text:style-name="P25"><text:s text:c="2"/>&lt;wsdl:message name="altaRegistroEntrada"&gt;</text:p>
      <text:p text:style-name="P25"><text:s text:c="4"/>&lt;wsdl:part element="tns:altaRegistroEntrada" name="parameters"&gt;</text:p>
      <text:p text:style-name="P25"><text:s text:c="4"/>&lt;/wsdl:part&gt;</text:p>
      <text:p text:style-name="P25"><text:s text:c="2"/>&lt;/wsdl:message&gt;</text:p>
      <text:p text:style-name="P25"><text:s text:c="2"/>&lt;wsdl:portType name="RegWebRegistroEntradaWs"&gt;</text:p>
      <text:p text:style-name="P25"><text:s text:c="4"/>&lt;wsdl:operation name="obtenerRegistroEntradaID"&gt;</text:p>
      <text:p text:style-name="P25"><text:s text:c="6"/>&lt;wsdl:input message="tns:obtenerRegistroEntradaID" name="obtenerRegistroEntradaID"&gt;</text:p>
      <text:p text:style-name="P25"><text:s text:c="4"/>&lt;/wsdl:input&gt;</text:p>
      <text:p text:style-name="P25"><text:s text:c="6"/>&lt;wsdl:output message="tns:obtenerRegistroEntradaIDResponse" name="obtenerRegistroEntradaIDResponse"&gt;</text:p>
      <text:p text:style-name="P25"><text:s text:c="4"/>&lt;/wsdl:output&gt;</text:p>
      <text:p text:style-name="P25"><text:s text:c="6"/>&lt;wsdl:fault message="tns:WsI18NException" name="WsI18NException"&gt;</text:p>
      <text:p text:style-name="P25"><text:s text:c="4"/>&lt;/wsdl:fault&gt;</text:p>
      <text:p text:style-name="P25"><text:s text:c="4"/>&lt;/wsdl:operation&gt;</text:p>
      <text:p text:style-name="P25"><text:s text:c="4"/>&lt;wsdl:operation name="anularRegistroEntrada"&gt;</text:p>
      <text:p text:style-name="P25"><text:s text:c="6"/>&lt;wsdl:input message="tns:anularRegistroEntrada" name="anularRegistroEntrada"&gt;</text:p>
      <text:p text:style-name="P25"><text:s text:c="4"/>&lt;/wsdl:input&gt;</text:p>
      <text:p text:style-name="P25"><text:s text:c="6"/>&lt;wsdl:output message="tns:anularRegistroEntradaResponse" name="anularRegistroEntradaResponse"&gt;</text:p>
      <text:p text:style-name="P25"><text:s text:c="4"/>&lt;/wsdl:output&gt;</text:p>
      <text:p text:style-name="P25"><text:s text:c="6"/>&lt;wsdl:fault message="tns:WsValidationException" name="WsValidationException"&gt;</text:p>
      <text:p text:style-name="P25"><text:s text:c="4"/>&lt;/wsdl:fault&gt;</text:p>
      <text:p text:style-name="P25"><text:s text:c="6"/>&lt;wsdl:fault message="tns:WsI18NException" name="WsI18NException"&gt;</text:p>
      <text:p text:style-name="P25"><text:s text:c="4"/>&lt;/wsdl:fault&gt;</text:p>
      <text:p text:style-name="P25"><text:soft-page-break/><text:s text:c="4"/>&lt;/wsdl:operation&gt;</text:p>
      <text:p text:style-name="P25"><text:s text:c="4"/>&lt;wsdl:operation name="getVersionWs"&gt;</text:p>
      <text:p text:style-name="P25"><text:s text:c="6"/>&lt;wsdl:input message="tns:getVersionWs" name="getVersionWs"&gt;</text:p>
      <text:p text:style-name="P25"><text:s text:c="4"/>&lt;/wsdl:input&gt;</text:p>
      <text:p text:style-name="P25"><text:s text:c="6"/>&lt;wsdl:output message="tns:getVersionWsResponse" name="getVersionWsResponse"&gt;</text:p>
      <text:p text:style-name="P25"><text:s text:c="4"/>&lt;/wsdl:output&gt;</text:p>
      <text:p text:style-name="P25"><text:s text:c="4"/>&lt;/wsdl:operation&gt;</text:p>
      <text:p text:style-name="P25"><text:s text:c="4"/>&lt;wsdl:operation name="getVersion"&gt;</text:p>
      <text:p text:style-name="P25"><text:s text:c="6"/>&lt;wsdl:input message="tns:getVersion" name="getVersion"&gt;</text:p>
      <text:p text:style-name="P25"><text:s text:c="4"/>&lt;/wsdl:input&gt;</text:p>
      <text:p text:style-name="P25"><text:s text:c="6"/>&lt;wsdl:output message="tns:getVersionResponse" name="getVersionResponse"&gt;</text:p>
      <text:p text:style-name="P25"><text:s text:c="4"/>&lt;/wsdl:output&gt;</text:p>
      <text:p text:style-name="P25"><text:s text:c="4"/>&lt;/wsdl:operation&gt;</text:p>
      <text:p text:style-name="P25"><text:s text:c="4"/>&lt;wsdl:operation name="obtenerRegistroEntrada"&gt;</text:p>
      <text:p text:style-name="P25"><text:s text:c="6"/>&lt;wsdl:input message="tns:obtenerRegistroEntrada" name="obtenerRegistroEntrada"&gt;</text:p>
      <text:p text:style-name="P25"><text:s text:c="4"/>&lt;/wsdl:input&gt;</text:p>
      <text:p text:style-name="P25"><text:s text:c="6"/>&lt;wsdl:output message="tns:obtenerRegistroEntradaResponse" name="obtenerRegistroEntradaResponse"&gt;</text:p>
      <text:p text:style-name="P25"><text:s text:c="4"/>&lt;/wsdl:output&gt;</text:p>
      <text:p text:style-name="P25"><text:s text:c="6"/>&lt;wsdl:fault message="tns:WsValidationException" name="WsValidationException"&gt;</text:p>
      <text:p text:style-name="P25"><text:s text:c="4"/>&lt;/wsdl:fault&gt;</text:p>
      <text:p text:style-name="P25"><text:s text:c="6"/>&lt;wsdl:fault message="tns:WsI18NException" name="WsI18NException"&gt;</text:p>
      <text:p text:style-name="P25"><text:s text:c="4"/>&lt;/wsdl:fault&gt;</text:p>
      <text:p text:style-name="P25"><text:s text:c="4"/>&lt;/wsdl:operation&gt;</text:p>
      <text:p text:style-name="P25"><text:s text:c="4"/>&lt;wsdl:operation name="tramitarRegistroEntrada"&gt;</text:p>
      <text:p text:style-name="P25"><text:s text:c="6"/>&lt;wsdl:input message="tns:tramitarRegistroEntrada" name="tramitarRegistroEntrada"&gt;</text:p>
      <text:p text:style-name="P25"><text:s text:c="4"/>&lt;/wsdl:input&gt;</text:p>
      <text:p text:style-name="P25"><text:s text:c="6"/>&lt;wsdl:output message="tns:tramitarRegistroEntradaResponse" name="tramitarRegistroEntradaResponse"&gt;</text:p>
      <text:p text:style-name="P25"><text:s text:c="4"/>&lt;/wsdl:output&gt;</text:p>
      <text:p text:style-name="P25"><text:s text:c="6"/>&lt;wsdl:fault message="tns:WsValidationException" name="WsValidationException"&gt;</text:p>
      <text:p text:style-name="P25"><text:s text:c="4"/>&lt;/wsdl:fault&gt;</text:p>
      <text:p text:style-name="P25"><text:s text:c="6"/>&lt;wsdl:fault message="tns:WsI18NException" name="WsI18NException"&gt;</text:p>
      <text:p text:style-name="P25"><text:s text:c="4"/>&lt;/wsdl:fault&gt;</text:p>
      <text:p text:style-name="P25"><text:s text:c="4"/>&lt;/wsdl:operation&gt;</text:p>
      <text:p text:style-name="P25"><text:s text:c="4"/>&lt;wsdl:operation name="altaRegistroEntrada"&gt;</text:p>
      <text:p text:style-name="P25"><text:s text:c="6"/>&lt;wsdl:input message="tns:altaRegistroEntrada" name="altaRegistroEntrada"&gt;</text:p>
      <text:p text:style-name="P25"><text:s text:c="4"/>&lt;/wsdl:input&gt;</text:p>
      <text:p text:style-name="P25"><text:s text:c="6"/>&lt;wsdl:output message="tns:altaRegistroEntradaResponse" name="altaRegistroEntradaResponse"&gt;</text:p>
      <text:p text:style-name="P25"><text:soft-page-break/><text:s text:c="4"/>&lt;/wsdl:output&gt;</text:p>
      <text:p text:style-name="P25"><text:s text:c="6"/>&lt;wsdl:fault message="tns:WsValidationException" name="WsValidationException"&gt;</text:p>
      <text:p text:style-name="P25"><text:s text:c="4"/>&lt;/wsdl:fault&gt;</text:p>
      <text:p text:style-name="P25"><text:s text:c="6"/>&lt;wsdl:fault message="tns:WsI18NException" name="WsI18NException"&gt;</text:p>
      <text:p text:style-name="P25"><text:s text:c="4"/>&lt;/wsdl:fault&gt;</text:p>
      <text:p text:style-name="P25"><text:s text:c="4"/>&lt;/wsdl:operation&gt;</text:p>
      <text:p text:style-name="P25"><text:s text:c="2"/>&lt;/wsdl:portType&gt;</text:p>
      <text:p text:style-name="P25"><text:s text:c="2"/>&lt;wsdl:binding name="RegWebRegistroEntradaWsServiceSoapBinding" type="tns:RegWebRegistroEntradaWs"&gt;</text:p>
      <text:p text:style-name="P25"><text:s text:c="4"/>&lt;soap:binding style="document" transport="http://schemas.xmlsoap.org/soap/http" /&gt;</text:p>
      <text:p text:style-name="P25"><text:s text:c="4"/>&lt;wsdl:operation name="anularRegistroEntrada"&gt;</text:p>
      <text:p text:style-name="P25"><text:s text:c="6"/>&lt;soap:operation soapAction="" style="document" /&gt;</text:p>
      <text:p text:style-name="P25"><text:s text:c="6"/>&lt;wsdl:input name="anularRegistroEntrada"&gt;</text:p>
      <text:p text:style-name="P25"><text:s text:c="8"/>&lt;soap:body use="literal" /&gt;</text:p>
      <text:p text:style-name="P25"><text:s text:c="6"/>&lt;/wsdl:input&gt;</text:p>
      <text:p text:style-name="P25"><text:s text:c="6"/>&lt;wsdl:output name="anularRegistroEntradaResponse"&gt;</text:p>
      <text:p text:style-name="P25"><text:s text:c="8"/>&lt;soap:body use="literal" /&gt;</text:p>
      <text:p text:style-name="P25"><text:s text:c="6"/>&lt;/wsdl:output&gt;</text:p>
      <text:p text:style-name="P25"><text:s text:c="6"/>&lt;wsdl:fault name="WsValidationException"&gt;</text:p>
      <text:p text:style-name="P25"><text:s text:c="8"/>&lt;soap:fault name="WsValidationException" use="literal" /&gt;</text:p>
      <text:p text:style-name="P25"><text:s text:c="6"/>&lt;/wsdl:fault&gt;</text:p>
      <text:p text:style-name="P25"><text:s text:c="6"/>&lt;wsdl:fault name="WsI18NException"&gt;</text:p>
      <text:p text:style-name="P25"><text:s text:c="8"/>&lt;soap:fault name="WsI18NException" use="literal" /&gt;</text:p>
      <text:p text:style-name="P25"><text:s text:c="6"/>&lt;/wsdl:fault&gt;</text:p>
      <text:p text:style-name="P25"><text:s text:c="4"/>&lt;/wsdl:operation&gt;</text:p>
      <text:p text:style-name="P25"><text:s text:c="4"/>&lt;wsdl:operation name="obtenerRegistroEntradaID"&gt;</text:p>
      <text:p text:style-name="P25"><text:s text:c="6"/>&lt;soap:operation soapAction="" style="document" /&gt;</text:p>
      <text:p text:style-name="P25"><text:s text:c="6"/>&lt;wsdl:input name="obtenerRegistroEntradaID"&gt;</text:p>
      <text:p text:style-name="P25"><text:s text:c="8"/>&lt;soap:body use="literal" /&gt;</text:p>
      <text:p text:style-name="P25"><text:s text:c="6"/>&lt;/wsdl:input&gt;</text:p>
      <text:p text:style-name="P25"><text:s text:c="6"/>&lt;wsdl:output name="obtenerRegistroEntradaIDResponse"&gt;</text:p>
      <text:p text:style-name="P25"><text:s text:c="8"/>&lt;soap:body use="literal" /&gt;</text:p>
      <text:p text:style-name="P25"><text:s text:c="6"/>&lt;/wsdl:output&gt;</text:p>
      <text:p text:style-name="P25"><text:s text:c="6"/>&lt;wsdl:fault name="WsI18NException"&gt;</text:p>
      <text:p text:style-name="P25"><text:s text:c="8"/>&lt;soap:fault name="WsI18NException" use="literal" /&gt;</text:p>
      <text:p text:style-name="P25"><text:s text:c="6"/>&lt;/wsdl:fault&gt;</text:p>
      <text:p text:style-name="P25"><text:s text:c="4"/>&lt;/wsdl:operation&gt;</text:p>
      <text:p text:style-name="P25"><text:s text:c="4"/>&lt;wsdl:operation name="getVersionWs"&gt;</text:p>
      <text:p text:style-name="P25"><text:s text:c="6"/>&lt;soap:operation soapAction="" style="document" /&gt;</text:p>
      <text:p text:style-name="P25"><text:s text:c="6"/>&lt;wsdl:input name="getVersionWs"&gt;</text:p>
      <text:p text:style-name="P25"><text:s text:c="8"/>&lt;soap:body use="literal" /&gt;</text:p>
      <text:p text:style-name="P25"><text:soft-page-break/><text:s text:c="6"/>&lt;/wsdl:input&gt;</text:p>
      <text:p text:style-name="P25"><text:s text:c="6"/>&lt;wsdl:output name="getVersionWsResponse"&gt;</text:p>
      <text:p text:style-name="P25"><text:s text:c="8"/>&lt;soap:body use="literal" /&gt;</text:p>
      <text:p text:style-name="P25"><text:s text:c="6"/>&lt;/wsdl:output&gt;</text:p>
      <text:p text:style-name="P25"><text:s text:c="4"/>&lt;/wsdl:operation&gt;</text:p>
      <text:p text:style-name="P25"><text:s text:c="4"/>&lt;wsdl:operation name="getVersion"&gt;</text:p>
      <text:p text:style-name="P25"><text:s text:c="6"/>&lt;soap:operation soapAction="" style="document" /&gt;</text:p>
      <text:p text:style-name="P25"><text:s text:c="6"/>&lt;wsdl:input name="getVersion"&gt;</text:p>
      <text:p text:style-name="P25"><text:s text:c="8"/>&lt;soap:body use="literal" /&gt;</text:p>
      <text:p text:style-name="P25"><text:s text:c="6"/>&lt;/wsdl:input&gt;</text:p>
      <text:p text:style-name="P25"><text:s text:c="6"/>&lt;wsdl:output name="getVersionResponse"&gt;</text:p>
      <text:p text:style-name="P25"><text:s text:c="8"/>&lt;soap:body use="literal" /&gt;</text:p>
      <text:p text:style-name="P25"><text:s text:c="6"/>&lt;/wsdl:output&gt;</text:p>
      <text:p text:style-name="P25"><text:s text:c="4"/>&lt;/wsdl:operation&gt;</text:p>
      <text:p text:style-name="P25"><text:s text:c="4"/>&lt;wsdl:operation name="obtenerRegistroEntrada"&gt;</text:p>
      <text:p text:style-name="P25"><text:s text:c="6"/>&lt;soap:operation soapAction="" style="document" /&gt;</text:p>
      <text:p text:style-name="P25"><text:s text:c="6"/>&lt;wsdl:input name="obtenerRegistroEntrada"&gt;</text:p>
      <text:p text:style-name="P25"><text:s text:c="8"/>&lt;soap:body use="literal" /&gt;</text:p>
      <text:p text:style-name="P25"><text:s text:c="6"/>&lt;/wsdl:input&gt;</text:p>
      <text:p text:style-name="P25"><text:s text:c="6"/>&lt;wsdl:output name="obtenerRegistroEntradaResponse"&gt;</text:p>
      <text:p text:style-name="P25"><text:s text:c="8"/>&lt;soap:body use="literal" /&gt;</text:p>
      <text:p text:style-name="P25"><text:s text:c="6"/>&lt;/wsdl:output&gt;</text:p>
      <text:p text:style-name="P25"><text:s text:c="6"/>&lt;wsdl:fault name="WsValidationException"&gt;</text:p>
      <text:p text:style-name="P25"><text:s text:c="8"/>&lt;soap:fault name="WsValidationException" use="literal" /&gt;</text:p>
      <text:p text:style-name="P25"><text:s text:c="6"/>&lt;/wsdl:fault&gt;</text:p>
      <text:p text:style-name="P25"><text:s text:c="6"/>&lt;wsdl:fault name="WsI18NException"&gt;</text:p>
      <text:p text:style-name="P25"><text:s text:c="8"/>&lt;soap:fault name="WsI18NException" use="literal" /&gt;</text:p>
      <text:p text:style-name="P25"><text:s text:c="6"/>&lt;/wsdl:fault&gt;</text:p>
      <text:p text:style-name="P25"><text:s text:c="4"/>&lt;/wsdl:operation&gt;</text:p>
      <text:p text:style-name="P25"><text:s text:c="4"/>&lt;wsdl:operation name="tramitarRegistroEntrada"&gt;</text:p>
      <text:p text:style-name="P25"><text:s text:c="6"/>&lt;soap:operation soapAction="" style="document" /&gt;</text:p>
      <text:p text:style-name="P25"><text:s text:c="6"/>&lt;wsdl:input name="tramitarRegistroEntrada"&gt;</text:p>
      <text:p text:style-name="P25"><text:s text:c="8"/>&lt;soap:body use="literal" /&gt;</text:p>
      <text:p text:style-name="P25"><text:s text:c="6"/>&lt;/wsdl:input&gt;</text:p>
      <text:p text:style-name="P25"><text:s text:c="6"/>&lt;wsdl:output name="tramitarRegistroEntradaResponse"&gt;</text:p>
      <text:p text:style-name="P25"><text:s text:c="8"/>&lt;soap:body use="literal" /&gt;</text:p>
      <text:p text:style-name="P25"><text:s text:c="6"/>&lt;/wsdl:output&gt;</text:p>
      <text:p text:style-name="P25"><text:s text:c="6"/>&lt;wsdl:fault name="WsValidationException"&gt;</text:p>
      <text:p text:style-name="P25"><text:s text:c="8"/>&lt;soap:fault name="WsValidationException" use="literal" /&gt;</text:p>
      <text:p text:style-name="P25"><text:s text:c="6"/>&lt;/wsdl:fault&gt;</text:p>
      <text:p text:style-name="P25"><text:s text:c="6"/>&lt;wsdl:fault name="WsI18NException"&gt;</text:p>
      <text:p text:style-name="P25"><text:s text:c="8"/>&lt;soap:fault name="WsI18NException" use="literal" /&gt;</text:p>
      <text:p text:style-name="P25"><text:soft-page-break/><text:s text:c="6"/>&lt;/wsdl:fault&gt;</text:p>
      <text:p text:style-name="P25"><text:s text:c="4"/>&lt;/wsdl:operation&gt;</text:p>
      <text:p text:style-name="P25"><text:s text:c="4"/>&lt;wsdl:operation name="altaRegistroEntrada"&gt;</text:p>
      <text:p text:style-name="P25"><text:s text:c="6"/>&lt;soap:operation soapAction="" style="document" /&gt;</text:p>
      <text:p text:style-name="P25"><text:s text:c="6"/>&lt;wsdl:input name="altaRegistroEntrada"&gt;</text:p>
      <text:p text:style-name="P25"><text:s text:c="8"/>&lt;soap:body use="literal" /&gt;</text:p>
      <text:p text:style-name="P25"><text:s text:c="6"/>&lt;/wsdl:input&gt;</text:p>
      <text:p text:style-name="P25"><text:s text:c="6"/>&lt;wsdl:output name="altaRegistroEntradaResponse"&gt;</text:p>
      <text:p text:style-name="P25"><text:s text:c="8"/>&lt;soap:body use="literal" /&gt;</text:p>
      <text:p text:style-name="P25"><text:s text:c="6"/>&lt;/wsdl:output&gt;</text:p>
      <text:p text:style-name="P25"><text:s text:c="6"/>&lt;wsdl:fault name="WsValidationException"&gt;</text:p>
      <text:p text:style-name="P25"><text:s text:c="8"/>&lt;soap:fault name="WsValidationException" use="literal" /&gt;</text:p>
      <text:p text:style-name="P25"><text:s text:c="6"/>&lt;/wsdl:fault&gt;</text:p>
      <text:p text:style-name="P25"><text:s text:c="6"/>&lt;wsdl:fault name="WsI18NException"&gt;</text:p>
      <text:p text:style-name="P25"><text:s text:c="8"/>&lt;soap:fault name="WsI18NException" use="literal" /&gt;</text:p>
      <text:p text:style-name="P25"><text:s text:c="6"/>&lt;/wsdl:fault&gt;</text:p>
      <text:p text:style-name="P25"><text:s text:c="4"/>&lt;/wsdl:operation&gt;</text:p>
      <text:p text:style-name="P25"><text:s text:c="2"/>&lt;/wsdl:binding&gt;</text:p>
      <text:p text:style-name="P25"><text:s text:c="2"/>&lt;wsdl:service name="RegWebRegistroEntradaWsService"&gt;</text:p>
      <text:p text:style-name="P25"><text:s text:c="4"/>&lt;wsdl:port binding="tns:RegWebRegistroEntradaWsServiceSoapBinding" name="RegWebRegistroEntradaWs"&gt;</text:p>
      <text:p text:style-name="P25"><text:s text:c="6"/>&lt;soap:address location="http://ibit157:8080/regweb/ws/v3/RegWebRegistroEntrada" /&gt;</text:p>
      <text:p text:style-name="P25"><text:s text:c="4"/>&lt;/wsdl:port&gt;</text:p>
      <text:p text:style-name="P25"><text:s text:c="2"/>&lt;/wsdl:service&gt;</text:p>
      <text:p text:style-name="P25">&lt;/wsdl:definitions&gt;</text:p>
      <text:p text:style-name="P25"/>
      <text:h text:style-name="P39" text:outline-level="2">Assentament Sortida</text:h>
      <text:p text:style-name="P25">&lt;?xml version='1.0' encoding='UTF-8'?&gt;&lt;wsdl:definitions name="RegWebRegistroSalidaWsService" targetNamespace="http://registrosalida.impl.v3.ws.regweb.caib.es/" xmlns:ns1="http://schemas.xmlsoap.org/wsdl/soap/http" xmlns:soap="http://schemas.xmlsoap.org/wsdl/soap/" xmlns:tns="http://registrosalida.impl.v3.ws.regweb.caib.es/" xmlns:wsdl="http://schemas.xmlsoap.org/wsdl/" xmlns:xsd="http://www.w3.org/2001/XMLSchema"&gt;</text:p>
      <text:p text:style-name="P25"><text:s text:c="2"/>&lt;wsdl:types&gt;</text:p>
      <text:p text:style-name="P25">&lt;xs:schema attributeFormDefault="unqualified" elementFormDefault="unqualified" targetNamespace="http://registrosalida.impl.v3.ws.regweb.caib.es/" xmlns:tns="http://registrosalida.impl.v3.ws.regweb.caib.es/" xmlns:xs="http://www.w3.org/2001/XMLSchema"&gt;</text:p>
      <text:p text:style-name="P25">&lt;xs:element name="altaRegistroSalida" type="tns:altaRegistroSalida" /&gt;</text:p>
      <text:p text:style-name="P25">&lt;xs:element name="altaRegistroSalidaResponse" type="tns:altaRegistroSalidaResponse" /&gt;</text:p>
      <text:p text:style-name="P25">&lt;xs:element name="anexoWs" type="tns:anexoWs" /&gt;</text:p>
      <text:p text:style-name="P25"><text:soft-page-break/>&lt;xs:element name="anularRegistroSalida" type="tns:anularRegistroSalida" /&gt;</text:p>
      <text:p text:style-name="P25">&lt;xs:element name="anularRegistroSalidaResponse" type="tns:anularRegistroSalidaResponse" /&gt;</text:p>
      <text:p text:style-name="P25">&lt;xs:element name="datosInteresadoWs" type="tns:datosInteresadoWs" /&gt;</text:p>
      <text:p text:style-name="P25">&lt;xs:element name="getVersion" type="tns:getVersion" /&gt;</text:p>
      <text:p text:style-name="P25">&lt;xs:element name="getVersionResponse" type="tns:getVersionResponse" /&gt;</text:p>
      <text:p text:style-name="P25">&lt;xs:element name="getVersionWs" type="tns:getVersionWs" /&gt;</text:p>
      <text:p text:style-name="P25">&lt;xs:element name="getVersionWsResponse" type="tns:getVersionWsResponse" /&gt;</text:p>
      <text:p text:style-name="P25">&lt;xs:element name="identificadorWs" type="tns:identificadorWs" /&gt;</text:p>
      <text:p text:style-name="P25">&lt;xs:element name="interesadoWs" type="tns:interesadoWs" /&gt;</text:p>
      <text:p text:style-name="P25">&lt;xs:element name="obtenerRegistroSalida" type="tns:obtenerRegistroSalida" /&gt;</text:p>
      <text:p text:style-name="P25">&lt;xs:element name="obtenerRegistroSalidaID" type="tns:obtenerRegistroSalidaID" /&gt;</text:p>
      <text:p text:style-name="P25">&lt;xs:element name="obtenerRegistroSalidaIDResponse" type="tns:obtenerRegistroSalidaIDResponse" /&gt;</text:p>
      <text:p text:style-name="P25">&lt;xs:element name="obtenerRegistroSalidaResponse" type="tns:obtenerRegistroSalidaResponse" /&gt;</text:p>
      <text:p text:style-name="P25">&lt;xs:element name="registroSalidaWs" type="tns:registroSalidaWs" /&gt;</text:p>
      <text:p text:style-name="P25">&lt;xs:element name="registroWs" type="tns:registroWs" /&gt;</text:p>
      <text:p text:style-name="P25">&lt;xs:complexType name="getVersionWs"&gt;</text:p>
      <text:p text:style-name="P25">&lt;xs:sequence /&gt;</text:p>
      <text:p text:style-name="P25">&lt;/xs:complexType&gt;</text:p>
      <text:p text:style-name="P25">&lt;xs:complexType name="getVersionWsResponse"&gt;</text:p>
      <text:p text:style-name="P25">&lt;xs:sequence&gt;</text:p>
      <text:p text:style-name="P25">&lt;xs:element name="return" type="xs:int" /&gt;</text:p>
      <text:p text:style-name="P25">&lt;/xs:sequence&gt;</text:p>
      <text:p text:style-name="P25">&lt;/xs:complexType&gt;</text:p>
      <text:p text:style-name="P25">&lt;xs:complexType name="anularRegistroSalida"&gt;</text:p>
      <text:p text:style-name="P25">&lt;xs:sequence&gt;</text:p>
      <text:p text:style-name="P25">&lt;xs:element minOccurs="0" name="numeroRegistro" type="xs:string" /&gt;</text:p>
      <text:p text:style-name="P25">&lt;xs:element minOccurs="0" name="usuario" type="xs:string" /&gt;</text:p>
      <text:p text:style-name="P25">&lt;xs:element minOccurs="0" name="entidad" type="xs:string" /&gt;</text:p>
      <text:p text:style-name="P25">&lt;xs:element name="anular" type="xs:boolean" /&gt;</text:p>
      <text:p text:style-name="P25">&lt;/xs:sequence&gt;</text:p>
      <text:p text:style-name="P25">&lt;/xs:complexType&gt;</text:p>
      <text:p text:style-name="P25">&lt;xs:complexType name="anularRegistroSalidaResponse"&gt;</text:p>
      <text:p text:style-name="P25">&lt;xs:sequence /&gt;</text:p>
      <text:p text:style-name="P25">&lt;/xs:complexType&gt;</text:p>
      <text:p text:style-name="P25">&lt;xs:complexType name="wsFieldValidationError"&gt;</text:p>
      <text:p text:style-name="P25">&lt;xs:sequence&gt;</text:p>
      <text:p text:style-name="P25">&lt;xs:element name="label" type="xs:string" /&gt;</text:p>
      <text:p text:style-name="P25">&lt;xs:element name="field" type="xs:string" /&gt;</text:p>
      <text:p text:style-name="P25">&lt;xs:element name="translation" type="tns:wsI18NTranslation" /&gt;</text:p>
      <text:p text:style-name="P25">&lt;xs:element name="error" type="xs:string" /&gt;</text:p>
      <text:p text:style-name="P25"><text:soft-page-break/>&lt;/xs:sequence&gt;</text:p>
      <text:p text:style-name="P25">&lt;/xs:complexType&gt;</text:p>
      <text:p text:style-name="P25">&lt;xs:complexType name="wsI18NTranslation"&gt;</text:p>
      <text:p text:style-name="P25">&lt;xs:sequence&gt;</text:p>
      <text:p text:style-name="P25">&lt;xs:element minOccurs="0" name="code" type="xs:string" /&gt;</text:p>
      <text:p text:style-name="P25">&lt;xs:element maxOccurs="unbounded" minOccurs="0" name="args" type="tns:wsI18NArgument" /&gt;</text:p>
      <text:p text:style-name="P25">&lt;/xs:sequence&gt;</text:p>
      <text:p text:style-name="P25">&lt;/xs:complexType&gt;</text:p>
      <text:p text:style-name="P25">&lt;xs:complexType name="wsI18NArgument"&gt;</text:p>
      <text:p text:style-name="P25">&lt;xs:sequence&gt;</text:p>
      <text:p text:style-name="P25">&lt;xs:element minOccurs="0" name="value" type="xs:string" /&gt;</text:p>
      <text:p text:style-name="P25">&lt;xs:element name="translate" type="xs:boolean" /&gt;</text:p>
      <text:p text:style-name="P25">&lt;/xs:sequence&gt;</text:p>
      <text:p text:style-name="P25">&lt;/xs:complexType&gt;</text:p>
      <text:p text:style-name="P25">&lt;xs:complexType name="obtenerRegistroSalidaID"&gt;</text:p>
      <text:p text:style-name="P25">&lt;xs:sequence&gt;</text:p>
      <text:p text:style-name="P25">&lt;xs:element name="any" type="xs:int" /&gt;</text:p>
      <text:p text:style-name="P25">&lt;xs:element name="numeroRegistro" type="xs:int" /&gt;</text:p>
      <text:p text:style-name="P25">&lt;xs:element minOccurs="0" name="libro" type="xs:string" /&gt;</text:p>
      <text:p text:style-name="P25">&lt;xs:element minOccurs="0" name="usuario" type="xs:string" /&gt;</text:p>
      <text:p text:style-name="P25">&lt;xs:element minOccurs="0" name="entidad" type="xs:string" /&gt;</text:p>
      <text:p text:style-name="P25">&lt;/xs:sequence&gt;</text:p>
      <text:p text:style-name="P25">&lt;/xs:complexType&gt;</text:p>
      <text:p text:style-name="P25">&lt;xs:complexType name="obtenerRegistroSalidaIDResponse"&gt;</text:p>
      <text:p text:style-name="P25">&lt;xs:sequence&gt;</text:p>
      <text:p text:style-name="P25">&lt;xs:element minOccurs="0" name="return" type="tns:identificadorWs" /&gt;</text:p>
      <text:p text:style-name="P25">&lt;/xs:sequence&gt;</text:p>
      <text:p text:style-name="P25">&lt;/xs:complexType&gt;</text:p>
      <text:p text:style-name="P25">&lt;xs:complexType name="identificadorWs"&gt;</text:p>
      <text:p text:style-name="P25">&lt;xs:sequence&gt;</text:p>
      <text:p text:style-name="P25">&lt;xs:element minOccurs="0" name="fecha" type="xs:dateTime" /&gt;</text:p>
      <text:p text:style-name="P25">&lt;xs:element minOccurs="0" name="numero" type="xs:int" /&gt;</text:p>
      <text:p text:style-name="P25">&lt;xs:element minOccurs="0" name="numeroRegistroFormateado" type="xs:string" /&gt;</text:p>
      <text:p text:style-name="P25">&lt;/xs:sequence&gt;</text:p>
      <text:p text:style-name="P25">&lt;/xs:complexType&gt;</text:p>
      <text:p text:style-name="P25">&lt;xs:complexType name="obtenerRegistroSalida"&gt;</text:p>
      <text:p text:style-name="P25">&lt;xs:sequence&gt;</text:p>
      <text:p text:style-name="P25">&lt;xs:element minOccurs="0" name="numeroRegistro" type="xs:string" /&gt;</text:p>
      <text:p text:style-name="P25">&lt;xs:element minOccurs="0" name="usuario" type="xs:string" /&gt;</text:p>
      <text:p text:style-name="P25">&lt;xs:element minOccurs="0" name="entidad" type="xs:string" /&gt;</text:p>
      <text:p text:style-name="P25">&lt;/xs:sequence&gt;</text:p>
      <text:p text:style-name="P25"><text:soft-page-break/>&lt;/xs:complexType&gt;</text:p>
      <text:p text:style-name="P25">&lt;xs:complexType name="obtenerRegistroSalidaResponse"&gt;</text:p>
      <text:p text:style-name="P25">&lt;xs:sequence&gt;</text:p>
      <text:p text:style-name="P25">&lt;xs:element minOccurs="0" name="return" type="tns:registroSalidaWs" /&gt;</text:p>
      <text:p text:style-name="P25">&lt;/xs:sequence&gt;</text:p>
      <text:p text:style-name="P25">&lt;/xs:complexType&gt;</text:p>
      <text:p text:style-name="P25">&lt;xs:complexType name="registroSalidaWs"&gt;</text:p>
      <text:p text:style-name="P25">&lt;xs:complexContent&gt;</text:p>
      <text:p text:style-name="P25">&lt;xs:extension base="tns:registroWs"&gt;</text:p>
      <text:p text:style-name="P25">&lt;xs:sequence&gt;</text:p>
      <text:p text:style-name="P25">&lt;xs:element minOccurs="0" name="origen" type="xs:string" /&gt;</text:p>
      <text:p text:style-name="P25">&lt;/xs:sequence&gt;</text:p>
      <text:p text:style-name="P25">&lt;/xs:extension&gt;</text:p>
      <text:p text:style-name="P25">&lt;/xs:complexContent&gt;</text:p>
      <text:p text:style-name="P25">&lt;/xs:complexType&gt;</text:p>
      <text:p text:style-name="P25">&lt;xs:complexType name="registroWs"&gt;</text:p>
      <text:p text:style-name="P25">&lt;xs:sequence&gt;</text:p>
      <text:p text:style-name="P25">&lt;xs:element maxOccurs="unbounded" minOccurs="0" name="anexos" nillable="true" type="tns:anexoWs" /&gt;</text:p>
      <text:p text:style-name="P25">&lt;xs:element minOccurs="0" name="aplicacion" type="xs:string" /&gt;</text:p>
      <text:p text:style-name="P25">&lt;xs:element minOccurs="0" name="codigoAsunto" type="xs:string" /&gt;</text:p>
      <text:p text:style-name="P25">&lt;xs:element minOccurs="0" name="codigoUsuario" type="xs:string" /&gt;</text:p>
      <text:p text:style-name="P25">&lt;xs:element minOccurs="0" name="contactoUsuario" type="xs:string" /&gt;</text:p>
      <text:p text:style-name="P25">&lt;xs:element minOccurs="0" name="docFisica" type="xs:long" /&gt;</text:p>
      <text:p text:style-name="P25">&lt;xs:element minOccurs="0" name="expone" type="xs:string" /&gt;</text:p>
      <text:p text:style-name="P25">&lt;xs:element minOccurs="0" name="extracto" type="xs:string" /&gt;</text:p>
      <text:p text:style-name="P25">&lt;xs:element minOccurs="0" name="fecha" type="xs:dateTime" /&gt;</text:p>
      <text:p text:style-name="P25">&lt;xs:element minOccurs="0" name="idioma" type="xs:string" /&gt;</text:p>
      <text:p text:style-name="P25">&lt;xs:element maxOccurs="unbounded" minOccurs="0" name="interesados" nillable="true" type="tns:interesadoWs" /&gt;</text:p>
      <text:p text:style-name="P25">&lt;xs:element minOccurs="0" name="libro" type="xs:string" /&gt;</text:p>
      <text:p text:style-name="P25">&lt;xs:element minOccurs="0" name="numExpediente" type="xs:string" /&gt;</text:p>
      <text:p text:style-name="P25">&lt;xs:element minOccurs="0" name="numTransporte" type="xs:string" /&gt;</text:p>
      <text:p text:style-name="P25">&lt;xs:element name="numero" type="xs:int" /&gt;</text:p>
      <text:p text:style-name="P25">&lt;xs:element minOccurs="0" name="numeroRegistroFormateado" type="xs:string" /&gt;</text:p>
      <text:p text:style-name="P25">&lt;xs:element minOccurs="0" name="observaciones" type="xs:string" /&gt;</text:p>
      <text:p text:style-name="P25">&lt;xs:element minOccurs="0" name="oficina" type="xs:string" /&gt;</text:p>
      <text:p text:style-name="P25">&lt;xs:element minOccurs="0" name="refExterna" type="xs:string" /&gt;</text:p>
      <text:p text:style-name="P25">&lt;xs:element minOccurs="0" name="solicita" type="xs:string" /&gt;</text:p>
      <text:p text:style-name="P25">&lt;xs:element minOccurs="0" name="tipoAsunto" type="xs:string" /&gt;</text:p>
      <text:p text:style-name="P25">&lt;xs:element minOccurs="0" name="tipoTransporte" type="xs:string" /&gt;</text:p>
      <text:p text:style-name="P25">&lt;xs:element minOccurs="0" name="version" type="xs:string" /&gt;</text:p>
      <text:p text:style-name="P25">&lt;/xs:sequence&gt;</text:p>
      <text:p text:style-name="P25"><text:soft-page-break/>&lt;/xs:complexType&gt;</text:p>
      <text:p text:style-name="P25">&lt;xs:complexType name="anexoWs"&gt;</text:p>
      <text:p text:style-name="P25">&lt;xs:sequence&gt;</text:p>
      <text:p text:style-name="P25">&lt;xs:element minOccurs="0" name="certificado" type="xs:string" /&gt;</text:p>
      <text:p text:style-name="P25">&lt;xs:element minOccurs="0" name="fechaCaptura" type="xs:dateTime" /&gt;</text:p>
      <text:p text:style-name="P25">&lt;xs:element minOccurs="0" name="ficheroAnexado" type="xs:base64Binary" /&gt;</text:p>
      <text:p text:style-name="P25">&lt;xs:element minOccurs="0" name="firmaAnexada" type="xs:base64Binary" /&gt;</text:p>
      <text:p text:style-name="P25">&lt;xs:element minOccurs="0" name="firmacsv" type="xs:string" /&gt;</text:p>
      <text:p text:style-name="P25">&lt;xs:element minOccurs="0" name="modoFirma" type="xs:int" /&gt;</text:p>
      <text:p text:style-name="P25">&lt;xs:element minOccurs="0" name="nombreFicheroAnexado" type="xs:string" /&gt;</text:p>
      <text:p text:style-name="P25">&lt;xs:element minOccurs="0" name="nombreFirmaAnexada" type="xs:string" /&gt;</text:p>
      <text:p text:style-name="P25">&lt;xs:element minOccurs="0" name="observaciones" type="xs:string" /&gt;</text:p>
      <text:p text:style-name="P25">&lt;xs:element minOccurs="0" name="origenCiudadanoAdmin" type="xs:int" /&gt;</text:p>
      <text:p text:style-name="P25">&lt;xs:element minOccurs="0" name="tamanoFicheroAnexado" type="xs:long" /&gt;</text:p>
      <text:p text:style-name="P25">&lt;xs:element minOccurs="0" name="tamanoFirmaAnexada" type="xs:long" /&gt;</text:p>
      <text:p text:style-name="P25">&lt;xs:element minOccurs="0" name="timestamp" type="xs:string" /&gt;</text:p>
      <text:p text:style-name="P25">&lt;xs:element minOccurs="0" name="tipoDocumental" type="xs:string" /&gt;</text:p>
      <text:p text:style-name="P25">&lt;xs:element minOccurs="0" name="tipoDocumento" type="xs:string" /&gt;</text:p>
      <text:p text:style-name="P25">&lt;xs:element minOccurs="0" name="tipoMIMEFicheroAnexado" type="xs:string" /&gt;</text:p>
      <text:p text:style-name="P25">&lt;xs:element minOccurs="0" name="tipoMIMEFirmaAnexada" type="xs:string" /&gt;</text:p>
      <text:p text:style-name="P25">&lt;xs:element minOccurs="0" name="titulo" type="xs:string" /&gt;</text:p>
      <text:p text:style-name="P25">&lt;xs:element minOccurs="0" name="validacionOCSP" type="xs:string" /&gt;</text:p>
      <text:p text:style-name="P25">&lt;xs:element minOccurs="0" name="validezDocumento" type="xs:string" /&gt;</text:p>
      <text:p text:style-name="P25">&lt;/xs:sequence&gt;</text:p>
      <text:p text:style-name="P25">&lt;/xs:complexType&gt;</text:p>
      <text:p text:style-name="P25">&lt;xs:complexType name="interesadoWs"&gt;</text:p>
      <text:p text:style-name="P25">&lt;xs:sequence&gt;</text:p>
      <text:p text:style-name="P25">&lt;xs:element minOccurs="0" name="interesado" type="tns:datosInteresadoWs" /&gt;</text:p>
      <text:p text:style-name="P25">&lt;xs:element minOccurs="0" name="representante" type="tns:datosInteresadoWs" /&gt;</text:p>
      <text:p text:style-name="P25">&lt;/xs:sequence&gt;</text:p>
      <text:p text:style-name="P25">&lt;/xs:complexType&gt;</text:p>
      <text:p text:style-name="P25">&lt;xs:complexType name="datosInteresadoWs"&gt;</text:p>
      <text:p text:style-name="P25">&lt;xs:sequence&gt;</text:p>
      <text:p text:style-name="P25">&lt;xs:element minOccurs="0" name="apellido1" type="xs:string" /&gt;</text:p>
      <text:p text:style-name="P25">&lt;xs:element minOccurs="0" name="apellido2" type="xs:string" /&gt;</text:p>
      <text:p text:style-name="P25">&lt;xs:element minOccurs="0" name="canal" type="xs:long" /&gt;</text:p>
      <text:p text:style-name="P25">&lt;xs:element minOccurs="0" name="cp" type="xs:string" /&gt;</text:p>
      <text:p text:style-name="P25">&lt;xs:element minOccurs="0" name="direccion" type="xs:string" /&gt;</text:p>
      <text:p text:style-name="P25">&lt;xs:element minOccurs="0" name="direccionElectronica" type="xs:string" /&gt;</text:p>
      <text:p text:style-name="P25">&lt;xs:element minOccurs="0" name="documento" type="xs:string" /&gt;</text:p>
      <text:p text:style-name="P25">&lt;xs:element minOccurs="0" name="email" type="xs:string" /&gt;</text:p>
      <text:p text:style-name="P25">&lt;xs:element minOccurs="0" name="localidad" type="xs:long" /&gt;</text:p>
      <text:p text:style-name="P25"><text:soft-page-break/>&lt;xs:element minOccurs="0" name="nombre" type="xs:string" /&gt;</text:p>
      <text:p text:style-name="P25">&lt;xs:element minOccurs="0" name="observaciones" type="xs:string" /&gt;</text:p>
      <text:p text:style-name="P25">&lt;xs:element minOccurs="0" name="pais" type="xs:long" /&gt;</text:p>
      <text:p text:style-name="P25">&lt;xs:element minOccurs="0" name="provincia" type="xs:long" /&gt;</text:p>
      <text:p text:style-name="P25">&lt;xs:element minOccurs="0" name="razonSocial" type="xs:string" /&gt;</text:p>
      <text:p text:style-name="P25">&lt;xs:element minOccurs="0" name="telefono" type="xs:string" /&gt;</text:p>
      <text:p text:style-name="P25">&lt;xs:element minOccurs="0" name="tipoDocumentoIdentificacion" type="xs:unsignedShort" /&gt;</text:p>
      <text:p text:style-name="P25">&lt;xs:element minOccurs="0" name="tipoInteresado" type="xs:long" /&gt;</text:p>
      <text:p text:style-name="P25">&lt;/xs:sequence&gt;</text:p>
      <text:p text:style-name="P25">&lt;/xs:complexType&gt;</text:p>
      <text:p text:style-name="P25">&lt;xs:complexType name="getVersion"&gt;</text:p>
      <text:p text:style-name="P25">&lt;xs:sequence /&gt;</text:p>
      <text:p text:style-name="P25">&lt;/xs:complexType&gt;</text:p>
      <text:p text:style-name="P25">&lt;xs:complexType name="getVersionResponse"&gt;</text:p>
      <text:p text:style-name="P25">&lt;xs:sequence&gt;</text:p>
      <text:p text:style-name="P25">&lt;xs:element minOccurs="0" name="return" type="xs:string" /&gt;</text:p>
      <text:p text:style-name="P25">&lt;/xs:sequence&gt;</text:p>
      <text:p text:style-name="P25">&lt;/xs:complexType&gt;</text:p>
      <text:p text:style-name="P25">&lt;xs:complexType name="altaRegistroSalida"&gt;</text:p>
      <text:p text:style-name="P25">&lt;xs:sequence&gt;</text:p>
      <text:p text:style-name="P25">&lt;xs:element minOccurs="0" name="registroSalidaWs" type="tns:registroSalidaWs" /&gt;</text:p>
      <text:p text:style-name="P25">&lt;/xs:sequence&gt;</text:p>
      <text:p text:style-name="P25">&lt;/xs:complexType&gt;</text:p>
      <text:p text:style-name="P25">&lt;xs:complexType name="altaRegistroSalidaResponse"&gt;</text:p>
      <text:p text:style-name="P25">&lt;xs:sequence&gt;</text:p>
      <text:p text:style-name="P25">&lt;xs:element minOccurs="0" name="return" type="tns:identificadorWs" /&gt;</text:p>
      <text:p text:style-name="P25">&lt;/xs:sequence&gt;</text:p>
      <text:p text:style-name="P25">&lt;/xs:complexType&gt;</text:p>
      <text:p text:style-name="P25">&lt;xs:element name="WsValidationErrors" type="tns:WsValidationErrors" /&gt;</text:p>
      <text:p text:style-name="P25">&lt;xs:complexType name="WsValidationErrors"&gt;</text:p>
      <text:p text:style-name="P25">&lt;xs:sequence&gt;</text:p>
      <text:p text:style-name="P25">&lt;xs:element maxOccurs="unbounded" minOccurs="0" name="fieldFaults" type="tns:wsFieldValidationError" /&gt;</text:p>
      <text:p text:style-name="P25">&lt;/xs:sequence&gt;</text:p>
      <text:p text:style-name="P25">&lt;/xs:complexType&gt;</text:p>
      <text:p text:style-name="P25">&lt;xs:element name="WsI18NError" type="tns:WsI18NError" /&gt;</text:p>
      <text:p text:style-name="P25">&lt;xs:complexType name="WsI18NError"&gt;</text:p>
      <text:p text:style-name="P25">&lt;xs:sequence&gt;</text:p>
      <text:p text:style-name="P25">&lt;xs:element name="translation" nillable="true" type="tns:wsI18NTranslation" /&gt;</text:p>
      <text:p text:style-name="P25">&lt;/xs:sequence&gt;</text:p>
      <text:p text:style-name="P25">&lt;/xs:complexType&gt;</text:p>
      <text:p text:style-name="P25">&lt;/xs:schema&gt;</text:p>
      <text:p text:style-name="P25"><text:soft-page-break/><text:s text:c="2"/>&lt;/wsdl:types&gt;</text:p>
      <text:p text:style-name="P25"><text:s text:c="2"/>&lt;wsdl:message name="getVersionWs"&gt;</text:p>
      <text:p text:style-name="P25"><text:s text:c="4"/>&lt;wsdl:part element="tns:getVersionWs" name="parameters"&gt;</text:p>
      <text:p text:style-name="P25"><text:s text:c="4"/>&lt;/wsdl:part&gt;</text:p>
      <text:p text:style-name="P25"><text:s text:c="2"/>&lt;/wsdl:message&gt;</text:p>
      <text:p text:style-name="P25"><text:s text:c="2"/>&lt;wsdl:message name="altaRegistroSalida"&gt;</text:p>
      <text:p text:style-name="P25"><text:s text:c="4"/>&lt;wsdl:part element="tns:altaRegistroSalida" name="parameters"&gt;</text:p>
      <text:p text:style-name="P25"><text:s text:c="4"/>&lt;/wsdl:part&gt;</text:p>
      <text:p text:style-name="P25"><text:s text:c="2"/>&lt;/wsdl:message&gt;</text:p>
      <text:p text:style-name="P25"><text:s text:c="2"/>&lt;wsdl:message name="obtenerRegistroSalidaResponse"&gt;</text:p>
      <text:p text:style-name="P25"><text:s text:c="4"/>&lt;wsdl:part element="tns:obtenerRegistroSalidaResponse" name="parameters"&gt;</text:p>
      <text:p text:style-name="P25"><text:s text:c="4"/>&lt;/wsdl:part&gt;</text:p>
      <text:p text:style-name="P25"><text:s text:c="2"/>&lt;/wsdl:message&gt;</text:p>
      <text:p text:style-name="P25"><text:s text:c="2"/>&lt;wsdl:message name="getVersionWsResponse"&gt;</text:p>
      <text:p text:style-name="P25"><text:s text:c="4"/>&lt;wsdl:part element="tns:getVersionWsResponse" name="parameters"&gt;</text:p>
      <text:p text:style-name="P25"><text:s text:c="4"/>&lt;/wsdl:part&gt;</text:p>
      <text:p text:style-name="P25"><text:s text:c="2"/>&lt;/wsdl:message&gt;</text:p>
      <text:p text:style-name="P25"><text:s text:c="2"/>&lt;wsdl:message name="WsValidationException"&gt;</text:p>
      <text:p text:style-name="P25"><text:s text:c="4"/>&lt;wsdl:part element="tns:WsValidationErrors" name="WsValidationException"&gt;</text:p>
      <text:p text:style-name="P25"><text:s text:c="4"/>&lt;/wsdl:part&gt;</text:p>
      <text:p text:style-name="P25"><text:s text:c="2"/>&lt;/wsdl:message&gt;</text:p>
      <text:p text:style-name="P25"><text:s text:c="2"/>&lt;wsdl:message name="obtenerRegistroSalida"&gt;</text:p>
      <text:p text:style-name="P25"><text:s text:c="4"/>&lt;wsdl:part element="tns:obtenerRegistroSalida" name="parameters"&gt;</text:p>
      <text:p text:style-name="P25"><text:s text:c="4"/>&lt;/wsdl:part&gt;</text:p>
      <text:p text:style-name="P25"><text:s text:c="2"/>&lt;/wsdl:message&gt;</text:p>
      <text:p text:style-name="P25"><text:s text:c="2"/>&lt;wsdl:message name="getVersion"&gt;</text:p>
      <text:p text:style-name="P25"><text:s text:c="4"/>&lt;wsdl:part element="tns:getVersion" name="parameters"&gt;</text:p>
      <text:p text:style-name="P25"><text:s text:c="4"/>&lt;/wsdl:part&gt;</text:p>
      <text:p text:style-name="P25"><text:s text:c="2"/>&lt;/wsdl:message&gt;</text:p>
      <text:p text:style-name="P25"><text:s text:c="2"/>&lt;wsdl:message name="altaRegistroSalidaResponse"&gt;</text:p>
      <text:p text:style-name="P25"><text:s text:c="4"/>&lt;wsdl:part element="tns:altaRegistroSalidaResponse" name="parameters"&gt;</text:p>
      <text:p text:style-name="P25"><text:s text:c="4"/>&lt;/wsdl:part&gt;</text:p>
      <text:p text:style-name="P25"><text:s text:c="2"/>&lt;/wsdl:message&gt;</text:p>
      <text:p text:style-name="P25"><text:s text:c="2"/>&lt;wsdl:message name="WsI18NException"&gt;</text:p>
      <text:p text:style-name="P25"><text:s text:c="4"/>&lt;wsdl:part element="tns:WsI18NError" name="WsI18NException"&gt;</text:p>
      <text:p text:style-name="P25"><text:s text:c="4"/>&lt;/wsdl:part&gt;</text:p>
      <text:p text:style-name="P25"><text:s text:c="2"/>&lt;/wsdl:message&gt;</text:p>
      <text:p text:style-name="P25"><text:s text:c="2"/>&lt;wsdl:message name="getVersionResponse"&gt;</text:p>
      <text:p text:style-name="P25"><text:s text:c="4"/>&lt;wsdl:part element="tns:getVersionResponse" name="parameters"&gt;</text:p>
      <text:p text:style-name="P25"><text:s text:c="4"/>&lt;/wsdl:part&gt;</text:p>
      <text:p text:style-name="P25"><text:s text:c="2"/>&lt;/wsdl:message&gt;</text:p>
      <text:p text:style-name="P25"><text:s text:c="2"/>&lt;wsdl:message name="anularRegistroSalida"&gt;</text:p>
      <text:p text:style-name="P25"><text:soft-page-break/><text:s text:c="4"/>&lt;wsdl:part element="tns:anularRegistroSalida" name="parameters"&gt;</text:p>
      <text:p text:style-name="P25"><text:s text:c="4"/>&lt;/wsdl:part&gt;</text:p>
      <text:p text:style-name="P25"><text:s text:c="2"/>&lt;/wsdl:message&gt;</text:p>
      <text:p text:style-name="P25"><text:s text:c="2"/>&lt;wsdl:message name="obtenerRegistroSalidaID"&gt;</text:p>
      <text:p text:style-name="P25"><text:s text:c="4"/>&lt;wsdl:part element="tns:obtenerRegistroSalidaID" name="parameters"&gt;</text:p>
      <text:p text:style-name="P25"><text:s text:c="4"/>&lt;/wsdl:part&gt;</text:p>
      <text:p text:style-name="P25"><text:s text:c="2"/>&lt;/wsdl:message&gt;</text:p>
      <text:p text:style-name="P25"><text:s text:c="2"/>&lt;wsdl:message name="anularRegistroSalidaResponse"&gt;</text:p>
      <text:p text:style-name="P25"><text:s text:c="4"/>&lt;wsdl:part element="tns:anularRegistroSalidaResponse" name="parameters"&gt;</text:p>
      <text:p text:style-name="P25"><text:s text:c="4"/>&lt;/wsdl:part&gt;</text:p>
      <text:p text:style-name="P25"><text:s text:c="2"/>&lt;/wsdl:message&gt;</text:p>
      <text:p text:style-name="P25"><text:s text:c="2"/>&lt;wsdl:message name="obtenerRegistroSalidaIDResponse"&gt;</text:p>
      <text:p text:style-name="P25"><text:s text:c="4"/>&lt;wsdl:part element="tns:obtenerRegistroSalidaIDResponse" name="parameters"&gt;</text:p>
      <text:p text:style-name="P25"><text:s text:c="4"/>&lt;/wsdl:part&gt;</text:p>
      <text:p text:style-name="P25"><text:s text:c="2"/>&lt;/wsdl:message&gt;</text:p>
      <text:p text:style-name="P25"><text:s text:c="2"/>&lt;wsdl:portType name="RegWebRegistroSalidaWs"&gt;</text:p>
      <text:p text:style-name="P25"><text:s text:c="4"/>&lt;wsdl:operation name="getVersionWs"&gt;</text:p>
      <text:p text:style-name="P25"><text:s text:c="6"/>&lt;wsdl:input message="tns:getVersionWs" name="getVersionWs"&gt;</text:p>
      <text:p text:style-name="P25"><text:s text:c="4"/>&lt;/wsdl:input&gt;</text:p>
      <text:p text:style-name="P25"><text:s text:c="6"/>&lt;wsdl:output message="tns:getVersionWsResponse" name="getVersionWsResponse"&gt;</text:p>
      <text:p text:style-name="P25"><text:s text:c="4"/>&lt;/wsdl:output&gt;</text:p>
      <text:p text:style-name="P25"><text:s text:c="4"/>&lt;/wsdl:operation&gt;</text:p>
      <text:p text:style-name="P25"><text:s text:c="4"/>&lt;wsdl:operation name="anularRegistroSalida"&gt;</text:p>
      <text:p text:style-name="P25"><text:s text:c="6"/>&lt;wsdl:input message="tns:anularRegistroSalida" name="anularRegistroSalida"&gt;</text:p>
      <text:p text:style-name="P25"><text:s text:c="4"/>&lt;/wsdl:input&gt;</text:p>
      <text:p text:style-name="P25"><text:s text:c="6"/>&lt;wsdl:output message="tns:anularRegistroSalidaResponse" name="anularRegistroSalidaResponse"&gt;</text:p>
      <text:p text:style-name="P25"><text:s text:c="4"/>&lt;/wsdl:output&gt;</text:p>
      <text:p text:style-name="P25"><text:s text:c="6"/>&lt;wsdl:fault message="tns:WsValidationException" name="WsValidationException"&gt;</text:p>
      <text:p text:style-name="P25"><text:s text:c="4"/>&lt;/wsdl:fault&gt;</text:p>
      <text:p text:style-name="P25"><text:s text:c="6"/>&lt;wsdl:fault message="tns:WsI18NException" name="WsI18NException"&gt;</text:p>
      <text:p text:style-name="P25"><text:s text:c="4"/>&lt;/wsdl:fault&gt;</text:p>
      <text:p text:style-name="P25"><text:s text:c="4"/>&lt;/wsdl:operation&gt;</text:p>
      <text:p text:style-name="P25"><text:s text:c="4"/>&lt;wsdl:operation name="obtenerRegistroSalidaID"&gt;</text:p>
      <text:p text:style-name="P25"><text:s text:c="6"/>&lt;wsdl:input message="tns:obtenerRegistroSalidaID" name="obtenerRegistroSalidaID"&gt;</text:p>
      <text:p text:style-name="P25"><text:s text:c="4"/>&lt;/wsdl:input&gt;</text:p>
      <text:p text:style-name="P25"><text:s text:c="6"/>&lt;wsdl:output message="tns:obtenerRegistroSalidaIDResponse" name="obtenerRegistroSalidaIDResponse"&gt;</text:p>
      <text:p text:style-name="P25"><text:s text:c="4"/>&lt;/wsdl:output&gt;</text:p>
      <text:p text:style-name="P25"><text:s text:c="6"/>&lt;wsdl:fault message="tns:WsI18NException" name="WsI18NException"&gt;</text:p>
      <text:p text:style-name="P25"><text:soft-page-break/><text:s text:c="4"/>&lt;/wsdl:fault&gt;</text:p>
      <text:p text:style-name="P25"><text:s text:c="4"/>&lt;/wsdl:operation&gt;</text:p>
      <text:p text:style-name="P25"><text:s text:c="4"/>&lt;wsdl:operation name="obtenerRegistroSalida"&gt;</text:p>
      <text:p text:style-name="P25"><text:s text:c="6"/>&lt;wsdl:input message="tns:obtenerRegistroSalida" name="obtenerRegistroSalida"&gt;</text:p>
      <text:p text:style-name="P25"><text:s text:c="4"/>&lt;/wsdl:input&gt;</text:p>
      <text:p text:style-name="P25"><text:s text:c="6"/>&lt;wsdl:output message="tns:obtenerRegistroSalidaResponse" name="obtenerRegistroSalidaResponse"&gt;</text:p>
      <text:p text:style-name="P25"><text:s text:c="4"/>&lt;/wsdl:output&gt;</text:p>
      <text:p text:style-name="P25"><text:s text:c="6"/>&lt;wsdl:fault message="tns:WsValidationException" name="WsValidationException"&gt;</text:p>
      <text:p text:style-name="P25"><text:s text:c="4"/>&lt;/wsdl:fault&gt;</text:p>
      <text:p text:style-name="P25"><text:s text:c="6"/>&lt;wsdl:fault message="tns:WsI18NException" name="WsI18NException"&gt;</text:p>
      <text:p text:style-name="P25"><text:s text:c="4"/>&lt;/wsdl:fault&gt;</text:p>
      <text:p text:style-name="P25"><text:s text:c="4"/>&lt;/wsdl:operation&gt;</text:p>
      <text:p text:style-name="P25"><text:s text:c="4"/>&lt;wsdl:operation name="getVersion"&gt;</text:p>
      <text:p text:style-name="P25"><text:s text:c="6"/>&lt;wsdl:input message="tns:getVersion" name="getVersion"&gt;</text:p>
      <text:p text:style-name="P25"><text:s text:c="4"/>&lt;/wsdl:input&gt;</text:p>
      <text:p text:style-name="P25"><text:s text:c="6"/>&lt;wsdl:output message="tns:getVersionResponse" name="getVersionResponse"&gt;</text:p>
      <text:p text:style-name="P25"><text:s text:c="4"/>&lt;/wsdl:output&gt;</text:p>
      <text:p text:style-name="P25"><text:s text:c="4"/>&lt;/wsdl:operation&gt;</text:p>
      <text:p text:style-name="P25"><text:s text:c="4"/>&lt;wsdl:operation name="altaRegistroSalida"&gt;</text:p>
      <text:p text:style-name="P25"><text:s text:c="6"/>&lt;wsdl:input message="tns:altaRegistroSalida" name="altaRegistroSalida"&gt;</text:p>
      <text:p text:style-name="P25"><text:s text:c="4"/>&lt;/wsdl:input&gt;</text:p>
      <text:p text:style-name="P25"><text:s text:c="6"/>&lt;wsdl:output message="tns:altaRegistroSalidaResponse" name="altaRegistroSalidaResponse"&gt;</text:p>
      <text:p text:style-name="P25"><text:s text:c="4"/>&lt;/wsdl:output&gt;</text:p>
      <text:p text:style-name="P25"><text:s text:c="6"/>&lt;wsdl:fault message="tns:WsValidationException" name="WsValidationException"&gt;</text:p>
      <text:p text:style-name="P25"><text:s text:c="4"/>&lt;/wsdl:fault&gt;</text:p>
      <text:p text:style-name="P25"><text:s text:c="6"/>&lt;wsdl:fault message="tns:WsI18NException" name="WsI18NException"&gt;</text:p>
      <text:p text:style-name="P25"><text:s text:c="4"/>&lt;/wsdl:fault&gt;</text:p>
      <text:p text:style-name="P25"><text:s text:c="4"/>&lt;/wsdl:operation&gt;</text:p>
      <text:p text:style-name="P25"><text:s text:c="2"/>&lt;/wsdl:portType&gt;</text:p>
      <text:p text:style-name="P25"><text:s text:c="2"/>&lt;wsdl:binding name="RegWebRegistroSalidaWsServiceSoapBinding" type="tns:RegWebRegistroSalidaWs"&gt;</text:p>
      <text:p text:style-name="P25"><text:s text:c="4"/>&lt;soap:binding style="document" transport="http://schemas.xmlsoap.org/soap/http" /&gt;</text:p>
      <text:p text:style-name="P25"><text:s text:c="4"/>&lt;wsdl:operation name="getVersionWs"&gt;</text:p>
      <text:p text:style-name="P25"><text:s text:c="6"/>&lt;soap:operation soapAction="" style="document" /&gt;</text:p>
      <text:p text:style-name="P25"><text:s text:c="6"/>&lt;wsdl:input name="getVersionWs"&gt;</text:p>
      <text:p text:style-name="P25"><text:s text:c="8"/>&lt;soap:body use="literal" /&gt;</text:p>
      <text:p text:style-name="P25"><text:s text:c="6"/>&lt;/wsdl:input&gt;</text:p>
      <text:p text:style-name="P25"><text:s text:c="6"/>&lt;wsdl:output name="getVersionWsResponse"&gt;</text:p>
      <text:p text:style-name="P25"><text:soft-page-break/><text:s text:c="8"/>&lt;soap:body use="literal" /&gt;</text:p>
      <text:p text:style-name="P25"><text:s text:c="6"/>&lt;/wsdl:output&gt;</text:p>
      <text:p text:style-name="P25"><text:s text:c="4"/>&lt;/wsdl:operation&gt;</text:p>
      <text:p text:style-name="P25"><text:s text:c="4"/>&lt;wsdl:operation name="anularRegistroSalida"&gt;</text:p>
      <text:p text:style-name="P25"><text:s text:c="6"/>&lt;soap:operation soapAction="" style="document" /&gt;</text:p>
      <text:p text:style-name="P25"><text:s text:c="6"/>&lt;wsdl:input name="anularRegistroSalida"&gt;</text:p>
      <text:p text:style-name="P25"><text:s text:c="8"/>&lt;soap:body use="literal" /&gt;</text:p>
      <text:p text:style-name="P25"><text:s text:c="6"/>&lt;/wsdl:input&gt;</text:p>
      <text:p text:style-name="P25"><text:s text:c="6"/>&lt;wsdl:output name="anularRegistroSalidaResponse"&gt;</text:p>
      <text:p text:style-name="P25"><text:s text:c="8"/>&lt;soap:body use="literal" /&gt;</text:p>
      <text:p text:style-name="P25"><text:s text:c="6"/>&lt;/wsdl:output&gt;</text:p>
      <text:p text:style-name="P25"><text:s text:c="6"/>&lt;wsdl:fault name="WsValidationException"&gt;</text:p>
      <text:p text:style-name="P25"><text:s text:c="8"/>&lt;soap:fault name="WsValidationException" use="literal" /&gt;</text:p>
      <text:p text:style-name="P25"><text:s text:c="6"/>&lt;/wsdl:fault&gt;</text:p>
      <text:p text:style-name="P25"><text:s text:c="6"/>&lt;wsdl:fault name="WsI18NException"&gt;</text:p>
      <text:p text:style-name="P25"><text:s text:c="8"/>&lt;soap:fault name="WsI18NException" use="literal" /&gt;</text:p>
      <text:p text:style-name="P25"><text:s text:c="6"/>&lt;/wsdl:fault&gt;</text:p>
      <text:p text:style-name="P25"><text:s text:c="4"/>&lt;/wsdl:operation&gt;</text:p>
      <text:p text:style-name="P25"><text:s text:c="4"/>&lt;wsdl:operation name="obtenerRegistroSalidaID"&gt;</text:p>
      <text:p text:style-name="P25"><text:s text:c="6"/>&lt;soap:operation soapAction="" style="document" /&gt;</text:p>
      <text:p text:style-name="P25"><text:s text:c="6"/>&lt;wsdl:input name="obtenerRegistroSalidaID"&gt;</text:p>
      <text:p text:style-name="P25"><text:s text:c="8"/>&lt;soap:body use="literal" /&gt;</text:p>
      <text:p text:style-name="P25"><text:s text:c="6"/>&lt;/wsdl:input&gt;</text:p>
      <text:p text:style-name="P25"><text:s text:c="6"/>&lt;wsdl:output name="obtenerRegistroSalidaIDResponse"&gt;</text:p>
      <text:p text:style-name="P25"><text:s text:c="8"/>&lt;soap:body use="literal" /&gt;</text:p>
      <text:p text:style-name="P25"><text:s text:c="6"/>&lt;/wsdl:output&gt;</text:p>
      <text:p text:style-name="P25"><text:s text:c="6"/>&lt;wsdl:fault name="WsI18NException"&gt;</text:p>
      <text:p text:style-name="P25"><text:s text:c="8"/>&lt;soap:fault name="WsI18NException" use="literal" /&gt;</text:p>
      <text:p text:style-name="P25"><text:s text:c="6"/>&lt;/wsdl:fault&gt;</text:p>
      <text:p text:style-name="P25"><text:s text:c="4"/>&lt;/wsdl:operation&gt;</text:p>
      <text:p text:style-name="P25"><text:s text:c="4"/>&lt;wsdl:operation name="obtenerRegistroSalida"&gt;</text:p>
      <text:p text:style-name="P25"><text:s text:c="6"/>&lt;soap:operation soapAction="" style="document" /&gt;</text:p>
      <text:p text:style-name="P25"><text:s text:c="6"/>&lt;wsdl:input name="obtenerRegistroSalida"&gt;</text:p>
      <text:p text:style-name="P25"><text:s text:c="8"/>&lt;soap:body use="literal" /&gt;</text:p>
      <text:p text:style-name="P25"><text:s text:c="6"/>&lt;/wsdl:input&gt;</text:p>
      <text:p text:style-name="P25"><text:s text:c="6"/>&lt;wsdl:output name="obtenerRegistroSalidaResponse"&gt;</text:p>
      <text:p text:style-name="P25"><text:s text:c="8"/>&lt;soap:body use="literal" /&gt;</text:p>
      <text:p text:style-name="P25"><text:s text:c="6"/>&lt;/wsdl:output&gt;</text:p>
      <text:p text:style-name="P25"><text:s text:c="6"/>&lt;wsdl:fault name="WsValidationException"&gt;</text:p>
      <text:p text:style-name="P25"><text:s text:c="8"/>&lt;soap:fault name="WsValidationException" use="literal" /&gt;</text:p>
      <text:p text:style-name="P25"><text:s text:c="6"/>&lt;/wsdl:fault&gt;</text:p>
      <text:p text:style-name="P25"><text:s text:c="6"/>&lt;wsdl:fault name="WsI18NException"&gt;</text:p>
      <text:p text:style-name="P25"><text:soft-page-break/><text:s text:c="8"/>&lt;soap:fault name="WsI18NException" use="literal" /&gt;</text:p>
      <text:p text:style-name="P25"><text:s text:c="6"/>&lt;/wsdl:fault&gt;</text:p>
      <text:p text:style-name="P25"><text:s text:c="4"/>&lt;/wsdl:operation&gt;</text:p>
      <text:p text:style-name="P25"><text:s text:c="4"/>&lt;wsdl:operation name="getVersion"&gt;</text:p>
      <text:p text:style-name="P25"><text:s text:c="6"/>&lt;soap:operation soapAction="" style="document" /&gt;</text:p>
      <text:p text:style-name="P25"><text:s text:c="6"/>&lt;wsdl:input name="getVersion"&gt;</text:p>
      <text:p text:style-name="P25"><text:s text:c="8"/>&lt;soap:body use="literal" /&gt;</text:p>
      <text:p text:style-name="P25"><text:s text:c="6"/>&lt;/wsdl:input&gt;</text:p>
      <text:p text:style-name="P25"><text:s text:c="6"/>&lt;wsdl:output name="getVersionResponse"&gt;</text:p>
      <text:p text:style-name="P25"><text:s text:c="8"/>&lt;soap:body use="literal" /&gt;</text:p>
      <text:p text:style-name="P25"><text:s text:c="6"/>&lt;/wsdl:output&gt;</text:p>
      <text:p text:style-name="P25"><text:s text:c="4"/>&lt;/wsdl:operation&gt;</text:p>
      <text:p text:style-name="P25"><text:s text:c="4"/>&lt;wsdl:operation name="altaRegistroSalida"&gt;</text:p>
      <text:p text:style-name="P25"><text:s text:c="6"/>&lt;soap:operation soapAction="" style="document" /&gt;</text:p>
      <text:p text:style-name="P25"><text:s text:c="6"/>&lt;wsdl:input name="altaRegistroSalida"&gt;</text:p>
      <text:p text:style-name="P25"><text:s text:c="8"/>&lt;soap:body use="literal" /&gt;</text:p>
      <text:p text:style-name="P25"><text:s text:c="6"/>&lt;/wsdl:input&gt;</text:p>
      <text:p text:style-name="P25"><text:s text:c="6"/>&lt;wsdl:output name="altaRegistroSalidaResponse"&gt;</text:p>
      <text:p text:style-name="P25"><text:s text:c="8"/>&lt;soap:body use="literal" /&gt;</text:p>
      <text:p text:style-name="P25"><text:s text:c="6"/>&lt;/wsdl:output&gt;</text:p>
      <text:p text:style-name="P25"><text:s text:c="6"/>&lt;wsdl:fault name="WsValidationException"&gt;</text:p>
      <text:p text:style-name="P25"><text:s text:c="8"/>&lt;soap:fault name="WsValidationException" use="literal" /&gt;</text:p>
      <text:p text:style-name="P25"><text:s text:c="6"/>&lt;/wsdl:fault&gt;</text:p>
      <text:p text:style-name="P25"><text:s text:c="6"/>&lt;wsdl:fault name="WsI18NException"&gt;</text:p>
      <text:p text:style-name="P25"><text:s text:c="8"/>&lt;soap:fault name="WsI18NException" use="literal" /&gt;</text:p>
      <text:p text:style-name="P25"><text:s text:c="6"/>&lt;/wsdl:fault&gt;</text:p>
      <text:p text:style-name="P25"><text:s text:c="4"/>&lt;/wsdl:operation&gt;</text:p>
      <text:p text:style-name="P25"><text:s text:c="2"/>&lt;/wsdl:binding&gt;</text:p>
      <text:p text:style-name="P25"><text:s text:c="2"/>&lt;wsdl:service name="RegWebRegistroSalidaWsService"&gt;</text:p>
      <text:p text:style-name="P25"><text:s text:c="4"/>&lt;wsdl:port binding="tns:RegWebRegistroSalidaWsServiceSoapBinding" name="RegWebRegistroSalidaWs"&gt;</text:p>
      <text:p text:style-name="P25"><text:s text:c="6"/>&lt;soap:address location="http://ibit157:8080/regweb/ws/v3/RegWebRegistroSalida" /&gt;</text:p>
      <text:p text:style-name="P25"><text:s text:c="4"/>&lt;/wsdl:port&gt;</text:p>
      <text:p text:style-name="P25"><text:s text:c="2"/>&lt;/wsdl:service&gt;</text:p>
      <text:p text:style-name="P25">&lt;/wsdl:definitions&gt;</text:p>
      <text:p text:style-name="P25"/>
      <text:h text:style-name="Heading_20_2" text:outline-level="2">Info</text:h>
      <text:p text:style-name="P26">&lt;?xml version='1.0' encoding='UTF-8'?&gt;&lt;wsdl:definitions name="RegWebInfoWsService" targetNamespace="http://info.impl.v3.ws.regweb.caib.es/" xmlns:ns1="http://schemas.xmlsoap.org/wsdl/soap/http" xmlns:soap="http://schemas.xmlsoap.org/wsdl/soap/" <text:soft-page-break/>xmlns:tns="http://info.impl.v3.ws.regweb.caib.es/" xmlns:wsdl="http://schemas.xmlsoap.org/wsdl/" xmlns:xsd="http://www.w3.org/2001/XMLSchema"&gt;</text:p>
      <text:p text:style-name="P26"><text:s text:c="2"/>&lt;wsdl:types&gt;</text:p>
      <text:p text:style-name="P26">&lt;xs:schema attributeFormDefault="unqualified" elementFormDefault="unqualified" targetNamespace="http://info.impl.v3.ws.regweb.caib.es/" xmlns:tns="http://info.impl.v3.ws.regweb.caib.es/" xmlns:xs="http://www.w3.org/2001/XMLSchema"&gt;</text:p>
      <text:p text:style-name="P26">&lt;xs:element name="codigoAsuntoWs" type="tns:codigoAsuntoWs" /&gt;</text:p>
      <text:p text:style-name="P26">&lt;xs:element name="getVersion" type="tns:getVersion" /&gt;</text:p>
      <text:p text:style-name="P26">&lt;xs:element name="getVersionResponse" type="tns:getVersionResponse" /&gt;</text:p>
      <text:p text:style-name="P26">&lt;xs:element name="getVersionWs" type="tns:getVersionWs" /&gt;</text:p>
      <text:p text:style-name="P26">&lt;xs:element name="getVersionWsResponse" type="tns:getVersionWsResponse" /&gt;</text:p>
      <text:p text:style-name="P26">&lt;xs:element name="libroWs" type="tns:libroWs" /&gt;</text:p>
      <text:p text:style-name="P26">&lt;xs:element name="listarCodigoAsunto" type="tns:listarCodigoAsunto" /&gt;</text:p>
      <text:p text:style-name="P26">&lt;xs:element name="listarCodigoAsuntoResponse" type="tns:listarCodigoAsuntoResponse" /&gt;</text:p>
      <text:p text:style-name="P26">&lt;xs:element name="listarLibros" type="tns:listarLibros" /&gt;</text:p>
      <text:p text:style-name="P26">&lt;xs:element name="listarLibrosResponse" type="tns:listarLibrosResponse" /&gt;</text:p>
      <text:p text:style-name="P26">&lt;xs:element name="listarOrganismos" type="tns:listarOrganismos" /&gt;</text:p>
      <text:p text:style-name="P26">&lt;xs:element name="listarOrganismosResponse" type="tns:listarOrganismosResponse" /&gt;</text:p>
      <text:p text:style-name="P26">&lt;xs:element name="listarTipoAsunto" type="tns:listarTipoAsunto" /&gt;</text:p>
      <text:p text:style-name="P26">&lt;xs:element name="listarTipoAsuntoResponse" type="tns:listarTipoAsuntoResponse" /&gt;</text:p>
      <text:p text:style-name="P26">&lt;xs:element name="tipoAsuntoWs" type="tns:tipoAsuntoWs" /&gt;</text:p>
      <text:p text:style-name="P26">&lt;xs:complexType name="getVersion"&gt;</text:p>
      <text:p text:style-name="P26">&lt;xs:sequence /&gt;</text:p>
      <text:p text:style-name="P26">&lt;/xs:complexType&gt;</text:p>
      <text:p text:style-name="P26">&lt;xs:complexType name="getVersionResponse"&gt;</text:p>
      <text:p text:style-name="P26">&lt;xs:sequence&gt;</text:p>
      <text:p text:style-name="P26">&lt;xs:element minOccurs="0" name="return" type="xs:string" /&gt;</text:p>
      <text:p text:style-name="P26">&lt;/xs:sequence&gt;</text:p>
      <text:p text:style-name="P26">&lt;/xs:complexType&gt;</text:p>
      <text:p text:style-name="P26">&lt;xs:complexType name="getVersionWs"&gt;</text:p>
      <text:p text:style-name="P26">&lt;xs:sequence /&gt;</text:p>
      <text:p text:style-name="P26">&lt;/xs:complexType&gt;</text:p>
      <text:p text:style-name="P26">&lt;xs:complexType name="getVersionWsResponse"&gt;</text:p>
      <text:p text:style-name="P26">&lt;xs:sequence&gt;</text:p>
      <text:p text:style-name="P26">&lt;xs:element name="return" type="xs:int" /&gt;</text:p>
      <text:p text:style-name="P26">&lt;/xs:sequence&gt;</text:p>
      <text:p text:style-name="P26">&lt;/xs:complexType&gt;</text:p>
      <text:p text:style-name="P26">&lt;xs:complexType name="listarOrganismos"&gt;</text:p>
      <text:p text:style-name="P26">&lt;xs:sequence&gt;</text:p>
      <text:p text:style-name="P26">&lt;xs:element minOccurs="0" name="entidadCodigoDir3" type="xs:string" /&gt;</text:p>
      <text:p text:style-name="P26"><text:soft-page-break/>&lt;/xs:sequence&gt;</text:p>
      <text:p text:style-name="P26">&lt;/xs:complexType&gt;</text:p>
      <text:p text:style-name="P26">&lt;xs:complexType name="listarOrganismosResponse"&gt;</text:p>
      <text:p text:style-name="P26">&lt;xs:sequence&gt;</text:p>
      <text:p text:style-name="P26">&lt;xs:element maxOccurs="unbounded" minOccurs="0" name="return" type="tns:organismoWs" /&gt;</text:p>
      <text:p text:style-name="P26">&lt;/xs:sequence&gt;</text:p>
      <text:p text:style-name="P26">&lt;/xs:complexType&gt;</text:p>
      <text:p text:style-name="P26">&lt;xs:complexType name="organismoWs"&gt;</text:p>
      <text:p text:style-name="P26">&lt;xs:sequence&gt;</text:p>
      <text:p text:style-name="P26">&lt;xs:element minOccurs="0" name="codigo" type="xs:string" /&gt;</text:p>
      <text:p text:style-name="P26">&lt;xs:element minOccurs="0" name="nombre" type="xs:string" /&gt;</text:p>
      <text:p text:style-name="P26">&lt;/xs:sequence&gt;</text:p>
      <text:p text:style-name="P26">&lt;/xs:complexType&gt;</text:p>
      <text:p text:style-name="P26">&lt;xs:complexType name="wsI18NTranslation"&gt;</text:p>
      <text:p text:style-name="P26">&lt;xs:sequence&gt;</text:p>
      <text:p text:style-name="P26">&lt;xs:element minOccurs="0" name="code" type="xs:string" /&gt;</text:p>
      <text:p text:style-name="P26">&lt;xs:element maxOccurs="unbounded" minOccurs="0" name="args" type="tns:wsI18NArgument" /&gt;</text:p>
      <text:p text:style-name="P26">&lt;/xs:sequence&gt;</text:p>
      <text:p text:style-name="P26">&lt;/xs:complexType&gt;</text:p>
      <text:p text:style-name="P26">&lt;xs:complexType name="wsI18NArgument"&gt;</text:p>
      <text:p text:style-name="P26">&lt;xs:sequence&gt;</text:p>
      <text:p text:style-name="P26">&lt;xs:element minOccurs="0" name="value" type="xs:string" /&gt;</text:p>
      <text:p text:style-name="P26">&lt;xs:element name="translate" type="xs:boolean" /&gt;</text:p>
      <text:p text:style-name="P26">&lt;/xs:sequence&gt;</text:p>
      <text:p text:style-name="P26">&lt;/xs:complexType&gt;</text:p>
      <text:p text:style-name="P26">&lt;xs:complexType name="listarCodigoAsunto"&gt;</text:p>
      <text:p text:style-name="P26">&lt;xs:sequence&gt;</text:p>
      <text:p text:style-name="P26">&lt;xs:element minOccurs="0" name="usuario" type="xs:string" /&gt;</text:p>
      <text:p text:style-name="P26">&lt;xs:element minOccurs="0" name="codigoTipoAsunto" type="xs:string" /&gt;</text:p>
      <text:p text:style-name="P26">&lt;/xs:sequence&gt;</text:p>
      <text:p text:style-name="P26">&lt;/xs:complexType&gt;</text:p>
      <text:p text:style-name="P26">&lt;xs:complexType name="listarCodigoAsuntoResponse"&gt;</text:p>
      <text:p text:style-name="P26">&lt;xs:sequence&gt;</text:p>
      <text:p text:style-name="P26">&lt;xs:element maxOccurs="unbounded" minOccurs="0" name="return" type="tns:codigoAsuntoWs" /&gt;</text:p>
      <text:p text:style-name="P26">&lt;/xs:sequence&gt;</text:p>
      <text:p text:style-name="P26">&lt;/xs:complexType&gt;</text:p>
      <text:p text:style-name="P26">&lt;xs:complexType name="codigoAsuntoWs"&gt;</text:p>
      <text:p text:style-name="P26">&lt;xs:sequence&gt;</text:p>
      <text:p text:style-name="P26">&lt;xs:element minOccurs="0" name="codigo" type="xs:string" /&gt;</text:p>
      <text:p text:style-name="P26">&lt;xs:element minOccurs="0" name="nombre" type="xs:string" /&gt;</text:p>
      <text:p text:style-name="P26"><text:soft-page-break/>&lt;xs:element minOccurs="0" name="tipoAsunto" type="tns:tipoAsuntoWs" /&gt;</text:p>
      <text:p text:style-name="P26">&lt;/xs:sequence&gt;</text:p>
      <text:p text:style-name="P26">&lt;/xs:complexType&gt;</text:p>
      <text:p text:style-name="P26">&lt;xs:complexType name="tipoAsuntoWs"&gt;</text:p>
      <text:p text:style-name="P26">&lt;xs:sequence&gt;</text:p>
      <text:p text:style-name="P26">&lt;xs:element name="activo" type="xs:boolean" /&gt;</text:p>
      <text:p text:style-name="P26">&lt;xs:element minOccurs="0" name="codigo" type="xs:string" /&gt;</text:p>
      <text:p text:style-name="P26">&lt;xs:element minOccurs="0" name="nombre" type="xs:string" /&gt;</text:p>
      <text:p text:style-name="P26">&lt;/xs:sequence&gt;</text:p>
      <text:p text:style-name="P26">&lt;/xs:complexType&gt;</text:p>
      <text:p text:style-name="P26">&lt;xs:complexType name="listarLibros"&gt;</text:p>
      <text:p text:style-name="P26">&lt;xs:sequence&gt;</text:p>
      <text:p text:style-name="P26">&lt;xs:element minOccurs="0" name="usuario" type="xs:string" /&gt;</text:p>
      <text:p text:style-name="P26">&lt;xs:element minOccurs="0" name="entidadCodigoDir3" type="xs:string" /&gt;</text:p>
      <text:p text:style-name="P26">&lt;xs:element minOccurs="0" name="autorizacion" type="xs:string" /&gt;</text:p>
      <text:p text:style-name="P26">&lt;/xs:sequence&gt;</text:p>
      <text:p text:style-name="P26">&lt;/xs:complexType&gt;</text:p>
      <text:p text:style-name="P26">&lt;xs:complexType name="listarLibrosResponse"&gt;</text:p>
      <text:p text:style-name="P26">&lt;xs:sequence&gt;</text:p>
      <text:p text:style-name="P26">&lt;xs:element maxOccurs="unbounded" minOccurs="0" name="return" type="tns:libroWs" /&gt;</text:p>
      <text:p text:style-name="P26">&lt;/xs:sequence&gt;</text:p>
      <text:p text:style-name="P26">&lt;/xs:complexType&gt;</text:p>
      <text:p text:style-name="P26">&lt;xs:complexType name="libroWs"&gt;</text:p>
      <text:p text:style-name="P26">&lt;xs:sequence&gt;</text:p>
      <text:p text:style-name="P26">&lt;xs:element minOccurs="0" name="codigoLibro" type="xs:string" /&gt;</text:p>
      <text:p text:style-name="P26">&lt;xs:element minOccurs="0" name="codigoOrganismo" type="xs:string" /&gt;</text:p>
      <text:p text:style-name="P26">&lt;xs:element minOccurs="0" name="nombreCorto" type="xs:string" /&gt;</text:p>
      <text:p text:style-name="P26">&lt;xs:element minOccurs="0" name="nombreLargo" type="xs:string" /&gt;</text:p>
      <text:p text:style-name="P26">&lt;/xs:sequence&gt;</text:p>
      <text:p text:style-name="P26">&lt;/xs:complexType&gt;</text:p>
      <text:p text:style-name="P26">&lt;xs:complexType name="listarTipoAsunto"&gt;</text:p>
      <text:p text:style-name="P26">&lt;xs:sequence&gt;</text:p>
      <text:p text:style-name="P26">&lt;xs:element minOccurs="0" name="usuario" type="xs:string" /&gt;</text:p>
      <text:p text:style-name="P26">&lt;xs:element minOccurs="0" name="entidadCodigoDir3" type="xs:string" /&gt;</text:p>
      <text:p text:style-name="P26">&lt;/xs:sequence&gt;</text:p>
      <text:p text:style-name="P26">&lt;/xs:complexType&gt;</text:p>
      <text:p text:style-name="P26">&lt;xs:complexType name="listarTipoAsuntoResponse"&gt;</text:p>
      <text:p text:style-name="P26">&lt;xs:sequence&gt;</text:p>
      <text:p text:style-name="P26">&lt;xs:element maxOccurs="unbounded" minOccurs="0" name="return" type="tns:tipoAsuntoWs" /&gt;</text:p>
      <text:p text:style-name="P26">&lt;/xs:sequence&gt;</text:p>
      <text:p text:style-name="P26">&lt;/xs:complexType&gt;</text:p>
      <text:p text:style-name="P26"><text:soft-page-break/>&lt;xs:element name="WsI18NError" type="tns:WsI18NError" /&gt;</text:p>
      <text:p text:style-name="P26">&lt;xs:complexType name="WsI18NError"&gt;</text:p>
      <text:p text:style-name="P26">&lt;xs:sequence&gt;</text:p>
      <text:p text:style-name="P26">&lt;xs:element name="translation" nillable="true" type="tns:wsI18NTranslation" /&gt;</text:p>
      <text:p text:style-name="P26">&lt;/xs:sequence&gt;</text:p>
      <text:p text:style-name="P26">&lt;/xs:complexType&gt;</text:p>
      <text:p text:style-name="P26">&lt;/xs:schema&gt;</text:p>
      <text:p text:style-name="P26"><text:s text:c="2"/>&lt;/wsdl:types&gt;</text:p>
      <text:p text:style-name="P26"><text:s text:c="2"/>&lt;wsdl:message name="listarOrganismos"&gt;</text:p>
      <text:p text:style-name="P26"><text:s text:c="4"/>&lt;wsdl:part element="tns:listarOrganismos" name="parameters"&gt;</text:p>
      <text:p text:style-name="P26"><text:s text:c="4"/>&lt;/wsdl:part&gt;</text:p>
      <text:p text:style-name="P26"><text:s text:c="2"/>&lt;/wsdl:message&gt;</text:p>
      <text:p text:style-name="P26"><text:s text:c="2"/>&lt;wsdl:message name="getVersion"&gt;</text:p>
      <text:p text:style-name="P26"><text:s text:c="4"/>&lt;wsdl:part element="tns:getVersion" name="parameters"&gt;</text:p>
      <text:p text:style-name="P26"><text:s text:c="4"/>&lt;/wsdl:part&gt;</text:p>
      <text:p text:style-name="P26"><text:s text:c="2"/>&lt;/wsdl:message&gt;</text:p>
      <text:p text:style-name="P26"><text:s text:c="2"/>&lt;wsdl:message name="getVersionWsResponse"&gt;</text:p>
      <text:p text:style-name="P26"><text:s text:c="4"/>&lt;wsdl:part element="tns:getVersionWsResponse" name="parameters"&gt;</text:p>
      <text:p text:style-name="P26"><text:s text:c="4"/>&lt;/wsdl:part&gt;</text:p>
      <text:p text:style-name="P26"><text:s text:c="2"/>&lt;/wsdl:message&gt;</text:p>
      <text:p text:style-name="P26"><text:s text:c="2"/>&lt;wsdl:message name="listarTipoAsunto"&gt;</text:p>
      <text:p text:style-name="P26"><text:s text:c="4"/>&lt;wsdl:part element="tns:listarTipoAsunto" name="parameters"&gt;</text:p>
      <text:p text:style-name="P26"><text:s text:c="4"/>&lt;/wsdl:part&gt;</text:p>
      <text:p text:style-name="P26"><text:s text:c="2"/>&lt;/wsdl:message&gt;</text:p>
      <text:p text:style-name="P26"><text:s text:c="2"/>&lt;wsdl:message name="getVersionWs"&gt;</text:p>
      <text:p text:style-name="P26"><text:s text:c="4"/>&lt;wsdl:part element="tns:getVersionWs" name="parameters"&gt;</text:p>
      <text:p text:style-name="P26"><text:s text:c="4"/>&lt;/wsdl:part&gt;</text:p>
      <text:p text:style-name="P26"><text:s text:c="2"/>&lt;/wsdl:message&gt;</text:p>
      <text:p text:style-name="P26"><text:s text:c="2"/>&lt;wsdl:message name="listarLibrosResponse"&gt;</text:p>
      <text:p text:style-name="P26"><text:s text:c="4"/>&lt;wsdl:part element="tns:listarLibrosResponse" name="parameters"&gt;</text:p>
      <text:p text:style-name="P26"><text:s text:c="4"/>&lt;/wsdl:part&gt;</text:p>
      <text:p text:style-name="P26"><text:s text:c="2"/>&lt;/wsdl:message&gt;</text:p>
      <text:p text:style-name="P26"><text:s text:c="2"/>&lt;wsdl:message name="listarOrganismosResponse"&gt;</text:p>
      <text:p text:style-name="P26"><text:s text:c="4"/>&lt;wsdl:part element="tns:listarOrganismosResponse" name="parameters"&gt;</text:p>
      <text:p text:style-name="P26"><text:s text:c="4"/>&lt;/wsdl:part&gt;</text:p>
      <text:p text:style-name="P26"><text:s text:c="2"/>&lt;/wsdl:message&gt;</text:p>
      <text:p text:style-name="P26"><text:s text:c="2"/>&lt;wsdl:message name="listarLibros"&gt;</text:p>
      <text:p text:style-name="P26"><text:s text:c="4"/>&lt;wsdl:part element="tns:listarLibros" name="parameters"&gt;</text:p>
      <text:p text:style-name="P26"><text:s text:c="4"/>&lt;/wsdl:part&gt;</text:p>
      <text:p text:style-name="P26"><text:s text:c="2"/>&lt;/wsdl:message&gt;</text:p>
      <text:p text:style-name="P26"><text:s text:c="2"/>&lt;wsdl:message name="listarCodigoAsuntoResponse"&gt;</text:p>
      <text:p text:style-name="P26"><text:s text:c="4"/>&lt;wsdl:part element="tns:listarCodigoAsuntoResponse" name="parameters"&gt;</text:p>
      <text:p text:style-name="P26"><text:soft-page-break/><text:s text:c="4"/>&lt;/wsdl:part&gt;</text:p>
      <text:p text:style-name="P26"><text:s text:c="2"/>&lt;/wsdl:message&gt;</text:p>
      <text:p text:style-name="P26"><text:s text:c="2"/>&lt;wsdl:message name="getVersionResponse"&gt;</text:p>
      <text:p text:style-name="P26"><text:s text:c="4"/>&lt;wsdl:part element="tns:getVersionResponse" name="parameters"&gt;</text:p>
      <text:p text:style-name="P26"><text:s text:c="4"/>&lt;/wsdl:part&gt;</text:p>
      <text:p text:style-name="P26"><text:s text:c="2"/>&lt;/wsdl:message&gt;</text:p>
      <text:p text:style-name="P26"><text:s text:c="2"/>&lt;wsdl:message name="listarCodigoAsunto"&gt;</text:p>
      <text:p text:style-name="P26"><text:s text:c="4"/>&lt;wsdl:part element="tns:listarCodigoAsunto" name="parameters"&gt;</text:p>
      <text:p text:style-name="P26"><text:s text:c="4"/>&lt;/wsdl:part&gt;</text:p>
      <text:p text:style-name="P26"><text:s text:c="2"/>&lt;/wsdl:message&gt;</text:p>
      <text:p text:style-name="P26"><text:s text:c="2"/>&lt;wsdl:message name="WsI18NException"&gt;</text:p>
      <text:p text:style-name="P26"><text:s text:c="4"/>&lt;wsdl:part element="tns:WsI18NError" name="WsI18NException"&gt;</text:p>
      <text:p text:style-name="P26"><text:s text:c="4"/>&lt;/wsdl:part&gt;</text:p>
      <text:p text:style-name="P26"><text:s text:c="2"/>&lt;/wsdl:message&gt;</text:p>
      <text:p text:style-name="P26"><text:s text:c="2"/>&lt;wsdl:message name="listarTipoAsuntoResponse"&gt;</text:p>
      <text:p text:style-name="P26"><text:s text:c="4"/>&lt;wsdl:part element="tns:listarTipoAsuntoResponse" name="parameters"&gt;</text:p>
      <text:p text:style-name="P26"><text:s text:c="4"/>&lt;/wsdl:part&gt;</text:p>
      <text:p text:style-name="P26"><text:s text:c="2"/>&lt;/wsdl:message&gt;</text:p>
      <text:p text:style-name="P26"><text:s text:c="2"/>&lt;wsdl:portType name="RegWebInfoWs"&gt;</text:p>
      <text:p text:style-name="P26"><text:s text:c="4"/>&lt;wsdl:operation name="getVersion"&gt;</text:p>
      <text:p text:style-name="P26"><text:s text:c="6"/>&lt;wsdl:input message="tns:getVersion" name="getVersion"&gt;</text:p>
      <text:p text:style-name="P26"><text:s text:c="4"/>&lt;/wsdl:input&gt;</text:p>
      <text:p text:style-name="P26"><text:s text:c="6"/>&lt;wsdl:output message="tns:getVersionResponse" name="getVersionResponse"&gt;</text:p>
      <text:p text:style-name="P26"><text:s text:c="4"/>&lt;/wsdl:output&gt;</text:p>
      <text:p text:style-name="P26"><text:s text:c="4"/>&lt;/wsdl:operation&gt;</text:p>
      <text:p text:style-name="P26"><text:s text:c="4"/>&lt;wsdl:operation name="getVersionWs"&gt;</text:p>
      <text:p text:style-name="P26"><text:s text:c="6"/>&lt;wsdl:input message="tns:getVersionWs" name="getVersionWs"&gt;</text:p>
      <text:p text:style-name="P26"><text:s text:c="4"/>&lt;/wsdl:input&gt;</text:p>
      <text:p text:style-name="P26"><text:s text:c="6"/>&lt;wsdl:output message="tns:getVersionWsResponse" name="getVersionWsResponse"&gt;</text:p>
      <text:p text:style-name="P26"><text:s text:c="4"/>&lt;/wsdl:output&gt;</text:p>
      <text:p text:style-name="P26"><text:s text:c="4"/>&lt;/wsdl:operation&gt;</text:p>
      <text:p text:style-name="P26"><text:s text:c="4"/>&lt;wsdl:operation name="listarOrganismos"&gt;</text:p>
      <text:p text:style-name="P26"><text:s text:c="6"/>&lt;wsdl:input message="tns:listarOrganismos" name="listarOrganismos"&gt;</text:p>
      <text:p text:style-name="P26"><text:s text:c="4"/>&lt;/wsdl:input&gt;</text:p>
      <text:p text:style-name="P26"><text:s text:c="6"/>&lt;wsdl:output message="tns:listarOrganismosResponse" name="listarOrganismosResponse"&gt;</text:p>
      <text:p text:style-name="P26"><text:s text:c="4"/>&lt;/wsdl:output&gt;</text:p>
      <text:p text:style-name="P26"><text:s text:c="6"/>&lt;wsdl:fault message="tns:WsI18NException" name="WsI18NException"&gt;</text:p>
      <text:p text:style-name="P26"><text:s text:c="4"/>&lt;/wsdl:fault&gt;</text:p>
      <text:p text:style-name="P26"><text:s text:c="4"/>&lt;/wsdl:operation&gt;</text:p>
      <text:p text:style-name="P26"><text:s text:c="4"/>&lt;wsdl:operation name="listarCodigoAsunto"&gt;</text:p>
      <text:p text:style-name="P26"><text:s text:c="6"/>&lt;wsdl:input message="tns:listarCodigoAsunto" name="listarCodigoAsunto"&gt;</text:p>
      <text:p text:style-name="P26"><text:soft-page-break/><text:s text:c="4"/>&lt;/wsdl:input&gt;</text:p>
      <text:p text:style-name="P26"><text:s text:c="6"/>&lt;wsdl:output message="tns:listarCodigoAsuntoResponse" name="listarCodigoAsuntoResponse"&gt;</text:p>
      <text:p text:style-name="P26"><text:s text:c="4"/>&lt;/wsdl:output&gt;</text:p>
      <text:p text:style-name="P26"><text:s text:c="6"/>&lt;wsdl:fault message="tns:WsI18NException" name="WsI18NException"&gt;</text:p>
      <text:p text:style-name="P26"><text:s text:c="4"/>&lt;/wsdl:fault&gt;</text:p>
      <text:p text:style-name="P26"><text:s text:c="4"/>&lt;/wsdl:operation&gt;</text:p>
      <text:p text:style-name="P26"><text:s text:c="4"/>&lt;wsdl:operation name="listarLibros"&gt;</text:p>
      <text:p text:style-name="P26"><text:s text:c="6"/>&lt;wsdl:input message="tns:listarLibros" name="listarLibros"&gt;</text:p>
      <text:p text:style-name="P26"><text:s text:c="4"/>&lt;/wsdl:input&gt;</text:p>
      <text:p text:style-name="P26"><text:s text:c="6"/>&lt;wsdl:output message="tns:listarLibrosResponse" name="listarLibrosResponse"&gt;</text:p>
      <text:p text:style-name="P26"><text:s text:c="4"/>&lt;/wsdl:output&gt;</text:p>
      <text:p text:style-name="P26"><text:s text:c="6"/>&lt;wsdl:fault message="tns:WsI18NException" name="WsI18NException"&gt;</text:p>
      <text:p text:style-name="P26"><text:s text:c="4"/>&lt;/wsdl:fault&gt;</text:p>
      <text:p text:style-name="P26"><text:s text:c="4"/>&lt;/wsdl:operation&gt;</text:p>
      <text:p text:style-name="P26"><text:s text:c="4"/>&lt;wsdl:operation name="listarTipoAsunto"&gt;</text:p>
      <text:p text:style-name="P26"><text:s text:c="6"/>&lt;wsdl:input message="tns:listarTipoAsunto" name="listarTipoAsunto"&gt;</text:p>
      <text:p text:style-name="P26"><text:s text:c="4"/>&lt;/wsdl:input&gt;</text:p>
      <text:p text:style-name="P26"><text:s text:c="6"/>&lt;wsdl:output message="tns:listarTipoAsuntoResponse" name="listarTipoAsuntoResponse"&gt;</text:p>
      <text:p text:style-name="P26"><text:s text:c="4"/>&lt;/wsdl:output&gt;</text:p>
      <text:p text:style-name="P26"><text:s text:c="6"/>&lt;wsdl:fault message="tns:WsI18NException" name="WsI18NException"&gt;</text:p>
      <text:p text:style-name="P26"><text:s text:c="4"/>&lt;/wsdl:fault&gt;</text:p>
      <text:p text:style-name="P26"><text:s text:c="4"/>&lt;/wsdl:operation&gt;</text:p>
      <text:p text:style-name="P26"><text:s text:c="2"/>&lt;/wsdl:portType&gt;</text:p>
      <text:p text:style-name="P26"><text:s text:c="2"/>&lt;wsdl:binding name="RegWebInfoWsServiceSoapBinding" type="tns:RegWebInfoWs"&gt;</text:p>
      <text:p text:style-name="P26"><text:s text:c="4"/>&lt;soap:binding style="document" transport="http://schemas.xmlsoap.org/soap/http" /&gt;</text:p>
      <text:p text:style-name="P26"><text:s text:c="4"/>&lt;wsdl:operation name="getVersion"&gt;</text:p>
      <text:p text:style-name="P26"><text:s text:c="6"/>&lt;soap:operation soapAction="" style="document" /&gt;</text:p>
      <text:p text:style-name="P26"><text:s text:c="6"/>&lt;wsdl:input name="getVersion"&gt;</text:p>
      <text:p text:style-name="P26"><text:s text:c="8"/>&lt;soap:body use="literal" /&gt;</text:p>
      <text:p text:style-name="P26"><text:s text:c="6"/>&lt;/wsdl:input&gt;</text:p>
      <text:p text:style-name="P26"><text:s text:c="6"/>&lt;wsdl:output name="getVersionResponse"&gt;</text:p>
      <text:p text:style-name="P26"><text:s text:c="8"/>&lt;soap:body use="literal" /&gt;</text:p>
      <text:p text:style-name="P26"><text:s text:c="6"/>&lt;/wsdl:output&gt;</text:p>
      <text:p text:style-name="P26"><text:s text:c="4"/>&lt;/wsdl:operation&gt;</text:p>
      <text:p text:style-name="P26"><text:s text:c="4"/>&lt;wsdl:operation name="getVersionWs"&gt;</text:p>
      <text:p text:style-name="P26"><text:s text:c="6"/>&lt;soap:operation soapAction="" style="document" /&gt;</text:p>
      <text:p text:style-name="P26"><text:s text:c="6"/>&lt;wsdl:input name="getVersionWs"&gt;</text:p>
      <text:p text:style-name="P26"><text:s text:c="8"/>&lt;soap:body use="literal" /&gt;</text:p>
      <text:p text:style-name="P26"><text:s text:c="6"/>&lt;/wsdl:input&gt;</text:p>
      <text:p text:style-name="P26"><text:soft-page-break/><text:s text:c="6"/>&lt;wsdl:output name="getVersionWsResponse"&gt;</text:p>
      <text:p text:style-name="P26"><text:s text:c="8"/>&lt;soap:body use="literal" /&gt;</text:p>
      <text:p text:style-name="P26"><text:s text:c="6"/>&lt;/wsdl:output&gt;</text:p>
      <text:p text:style-name="P26"><text:s text:c="4"/>&lt;/wsdl:operation&gt;</text:p>
      <text:p text:style-name="P26"><text:s text:c="4"/>&lt;wsdl:operation name="listarCodigoAsunto"&gt;</text:p>
      <text:p text:style-name="P26"><text:s text:c="6"/>&lt;soap:operation soapAction="" style="document" /&gt;</text:p>
      <text:p text:style-name="P26"><text:s text:c="6"/>&lt;wsdl:input name="listarCodigoAsunto"&gt;</text:p>
      <text:p text:style-name="P26"><text:s text:c="8"/>&lt;soap:body use="literal" /&gt;</text:p>
      <text:p text:style-name="P26"><text:s text:c="6"/>&lt;/wsdl:input&gt;</text:p>
      <text:p text:style-name="P26"><text:s text:c="6"/>&lt;wsdl:output name="listarCodigoAsuntoResponse"&gt;</text:p>
      <text:p text:style-name="P26"><text:s text:c="8"/>&lt;soap:body use="literal" /&gt;</text:p>
      <text:p text:style-name="P26"><text:s text:c="6"/>&lt;/wsdl:output&gt;</text:p>
      <text:p text:style-name="P26"><text:s text:c="6"/>&lt;wsdl:fault name="WsI18NException"&gt;</text:p>
      <text:p text:style-name="P26"><text:s text:c="8"/>&lt;soap:fault name="WsI18NException" use="literal" /&gt;</text:p>
      <text:p text:style-name="P26"><text:s text:c="6"/>&lt;/wsdl:fault&gt;</text:p>
      <text:p text:style-name="P26"><text:s text:c="4"/>&lt;/wsdl:operation&gt;</text:p>
      <text:p text:style-name="P26"><text:s text:c="4"/>&lt;wsdl:operation name="listarOrganismos"&gt;</text:p>
      <text:p text:style-name="P26"><text:s text:c="6"/>&lt;soap:operation soapAction="" style="document" /&gt;</text:p>
      <text:p text:style-name="P26"><text:s text:c="6"/>&lt;wsdl:input name="listarOrganismos"&gt;</text:p>
      <text:p text:style-name="P26"><text:s text:c="8"/>&lt;soap:body use="literal" /&gt;</text:p>
      <text:p text:style-name="P26"><text:s text:c="6"/>&lt;/wsdl:input&gt;</text:p>
      <text:p text:style-name="P26"><text:s text:c="6"/>&lt;wsdl:output name="listarOrganismosResponse"&gt;</text:p>
      <text:p text:style-name="P26"><text:s text:c="8"/>&lt;soap:body use="literal" /&gt;</text:p>
      <text:p text:style-name="P26"><text:s text:c="6"/>&lt;/wsdl:output&gt;</text:p>
      <text:p text:style-name="P26"><text:s text:c="6"/>&lt;wsdl:fault name="WsI18NException"&gt;</text:p>
      <text:p text:style-name="P26"><text:s text:c="8"/>&lt;soap:fault name="WsI18NException" use="literal" /&gt;</text:p>
      <text:p text:style-name="P26"><text:s text:c="6"/>&lt;/wsdl:fault&gt;</text:p>
      <text:p text:style-name="P26"><text:s text:c="4"/>&lt;/wsdl:operation&gt;</text:p>
      <text:p text:style-name="P26"><text:s text:c="4"/>&lt;wsdl:operation name="listarLibros"&gt;</text:p>
      <text:p text:style-name="P26"><text:s text:c="6"/>&lt;soap:operation soapAction="" style="document" /&gt;</text:p>
      <text:p text:style-name="P26"><text:s text:c="6"/>&lt;wsdl:input name="listarLibros"&gt;</text:p>
      <text:p text:style-name="P26"><text:s text:c="8"/>&lt;soap:body use="literal" /&gt;</text:p>
      <text:p text:style-name="P26"><text:s text:c="6"/>&lt;/wsdl:input&gt;</text:p>
      <text:p text:style-name="P26"><text:s text:c="6"/>&lt;wsdl:output name="listarLibrosResponse"&gt;</text:p>
      <text:p text:style-name="P26"><text:s text:c="8"/>&lt;soap:body use="literal" /&gt;</text:p>
      <text:p text:style-name="P26"><text:s text:c="6"/>&lt;/wsdl:output&gt;</text:p>
      <text:p text:style-name="P26"><text:s text:c="6"/>&lt;wsdl:fault name="WsI18NException"&gt;</text:p>
      <text:p text:style-name="P26"><text:s text:c="8"/>&lt;soap:fault name="WsI18NException" use="literal" /&gt;</text:p>
      <text:p text:style-name="P26"><text:s text:c="6"/>&lt;/wsdl:fault&gt;</text:p>
      <text:p text:style-name="P26"><text:s text:c="4"/>&lt;/wsdl:operation&gt;</text:p>
      <text:p text:style-name="P26"><text:s text:c="4"/>&lt;wsdl:operation name="listarTipoAsunto"&gt;</text:p>
      <text:p text:style-name="P26"><text:s text:c="6"/>&lt;soap:operation soapAction="" style="document" /&gt;</text:p>
      <text:p text:style-name="P26"><text:soft-page-break/><text:s text:c="6"/>&lt;wsdl:input name="listarTipoAsunto"&gt;</text:p>
      <text:p text:style-name="P26"><text:s text:c="8"/>&lt;soap:body use="literal" /&gt;</text:p>
      <text:p text:style-name="P26"><text:s text:c="6"/>&lt;/wsdl:input&gt;</text:p>
      <text:p text:style-name="P26"><text:s text:c="6"/>&lt;wsdl:output name="listarTipoAsuntoResponse"&gt;</text:p>
      <text:p text:style-name="P26"><text:s text:c="8"/>&lt;soap:body use="literal" /&gt;</text:p>
      <text:p text:style-name="P26"><text:s text:c="6"/>&lt;/wsdl:output&gt;</text:p>
      <text:p text:style-name="P26"><text:s text:c="6"/>&lt;wsdl:fault name="WsI18NException"&gt;</text:p>
      <text:p text:style-name="P26"><text:s text:c="8"/>&lt;soap:fault name="WsI18NException" use="literal" /&gt;</text:p>
      <text:p text:style-name="P26"><text:s text:c="6"/>&lt;/wsdl:fault&gt;</text:p>
      <text:p text:style-name="P26"><text:s text:c="4"/>&lt;/wsdl:operation&gt;</text:p>
      <text:p text:style-name="P26"><text:s text:c="2"/>&lt;/wsdl:binding&gt;</text:p>
      <text:p text:style-name="P26"><text:s text:c="2"/>&lt;wsdl:service name="RegWebInfoWsService"&gt;</text:p>
      <text:p text:style-name="P26"><text:s text:c="4"/>&lt;wsdl:port binding="tns:RegWebInfoWsServiceSoapBinding" name="RegWebInfoWs"&gt;</text:p>
      <text:p text:style-name="P26"><text:s text:c="6"/>&lt;soap:address location="http://ibit157:8080/regweb/ws/v3/RegWebInfo" /&gt;</text:p>
      <text:p text:style-name="P26"><text:s text:c="4"/>&lt;/wsdl:port&gt;</text:p>
      <text:p text:style-name="P26"><text:s text:c="2"/>&lt;/wsdl:service&gt;</text:p>
      <text:p text:style-name="P26">&lt;/wsdl:definitions&gt;</text:p>
      <text:h text:style-name="Heading_20_2" text:outline-level="2">Personas</text:h>
      <text:p text:style-name="P26">&lt;?xml version='1.0' encoding='UTF-8'?&gt;&lt;wsdl:definitions name="RegWebPersonasWsService" targetNamespace="http://personas.impl.v3.ws.regweb.caib.es/" xmlns:ns1="http://schemas.xmlsoap.org/wsdl/soap/http" xmlns:soap="http://schemas.xmlsoap.org/wsdl/soap/" xmlns:tns="http://personas.impl.v3.ws.regweb.caib.es/" xmlns:wsdl="http://schemas.xmlsoap.org/wsdl/" xmlns:xsd="http://www.w3.org/2001/XMLSchema"&gt;</text:p>
      <text:p text:style-name="P26"><text:s text:c="2"/>&lt;wsdl:types&gt;</text:p>
      <text:p text:style-name="P26">&lt;xs:schema attributeFormDefault="unqualified" elementFormDefault="unqualified" targetNamespace="http://personas.impl.v3.ws.regweb.caib.es/" xmlns:tns="http://personas.impl.v3.ws.regweb.caib.es/" xmlns:xs="http://www.w3.org/2001/XMLSchema"&gt;</text:p>
      <text:p text:style-name="P26">&lt;xs:element name="actualizarPersona" type="tns:actualizarPersona" /&gt;</text:p>
      <text:p text:style-name="P26">&lt;xs:element name="actualizarPersonaResponse" type="tns:actualizarPersonaResponse" /&gt;</text:p>
      <text:p text:style-name="P26">&lt;xs:element name="borrarPersona" type="tns:borrarPersona" /&gt;</text:p>
      <text:p text:style-name="P26">&lt;xs:element name="borrarPersonaResponse" type="tns:borrarPersonaResponse" /&gt;</text:p>
      <text:p text:style-name="P26">&lt;xs:element name="crearPersona" type="tns:crearPersona" /&gt;</text:p>
      <text:p text:style-name="P26">&lt;xs:element name="crearPersonaResponse" type="tns:crearPersonaResponse" /&gt;</text:p>
      <text:p text:style-name="P26">&lt;xs:element name="getVersion" type="tns:getVersion" /&gt;</text:p>
      <text:p text:style-name="P26">&lt;xs:element name="getVersionResponse" type="tns:getVersionResponse" /&gt;</text:p>
      <text:p text:style-name="P26">&lt;xs:element name="getVersionWs" type="tns:getVersionWs" /&gt;</text:p>
      <text:p text:style-name="P26">&lt;xs:element name="getVersionWsResponse" type="tns:getVersionWsResponse" /&gt;</text:p>
      <text:p text:style-name="P26">&lt;xs:element name="listarPersonas" type="tns:listarPersonas" /&gt;</text:p>
      <text:p text:style-name="P26">&lt;xs:element name="listarPersonasResponse" type="tns:listarPersonasResponse" /&gt;</text:p>
      <text:p text:style-name="P26">&lt;xs:element name="personaWs" type="tns:personaWs" /&gt;</text:p>
      <text:p text:style-name="P26"><text:soft-page-break/>&lt;xs:complexType name="borrarPersona"&gt;</text:p>
      <text:p text:style-name="P26">&lt;xs:sequence&gt;</text:p>
      <text:p text:style-name="P26">&lt;xs:element minOccurs="0" name="personaID" type="xs:long" /&gt;</text:p>
      <text:p text:style-name="P26">&lt;/xs:sequence&gt;</text:p>
      <text:p text:style-name="P26">&lt;/xs:complexType&gt;</text:p>
      <text:p text:style-name="P26">&lt;xs:complexType name="borrarPersonaResponse"&gt;</text:p>
      <text:p text:style-name="P26">&lt;xs:sequence /&gt;</text:p>
      <text:p text:style-name="P26">&lt;/xs:complexType&gt;</text:p>
      <text:p text:style-name="P26">&lt;xs:complexType name="wsI18NTranslation"&gt;</text:p>
      <text:p text:style-name="P26">&lt;xs:sequence&gt;</text:p>
      <text:p text:style-name="P26">&lt;xs:element minOccurs="0" name="code" type="xs:string" /&gt;</text:p>
      <text:p text:style-name="P26">&lt;xs:element maxOccurs="unbounded" minOccurs="0" name="args" type="tns:wsI18NArgument" /&gt;</text:p>
      <text:p text:style-name="P26">&lt;/xs:sequence&gt;</text:p>
      <text:p text:style-name="P26">&lt;/xs:complexType&gt;</text:p>
      <text:p text:style-name="P26">&lt;xs:complexType name="wsI18NArgument"&gt;</text:p>
      <text:p text:style-name="P26">&lt;xs:sequence&gt;</text:p>
      <text:p text:style-name="P26">&lt;xs:element minOccurs="0" name="value" type="xs:string" /&gt;</text:p>
      <text:p text:style-name="P26">&lt;xs:element name="translate" type="xs:boolean" /&gt;</text:p>
      <text:p text:style-name="P26">&lt;/xs:sequence&gt;</text:p>
      <text:p text:style-name="P26">&lt;/xs:complexType&gt;</text:p>
      <text:p text:style-name="P26">&lt;xs:complexType name="actualizarPersona"&gt;</text:p>
      <text:p text:style-name="P26">&lt;xs:sequence&gt;</text:p>
      <text:p text:style-name="P26">&lt;xs:element minOccurs="0" name="personaWs" type="tns:personaWs" /&gt;</text:p>
      <text:p text:style-name="P26">&lt;/xs:sequence&gt;</text:p>
      <text:p text:style-name="P26">&lt;/xs:complexType&gt;</text:p>
      <text:p text:style-name="P26">&lt;xs:complexType name="personaWs"&gt;</text:p>
      <text:p text:style-name="P26">&lt;xs:sequence&gt;</text:p>
      <text:p text:style-name="P26">&lt;xs:element minOccurs="0" name="apellido1" type="xs:string" /&gt;</text:p>
      <text:p text:style-name="P26">&lt;xs:element minOccurs="0" name="apellido2" type="xs:string" /&gt;</text:p>
      <text:p text:style-name="P26">&lt;xs:element minOccurs="0" name="canal" type="xs:long" /&gt;</text:p>
      <text:p text:style-name="P26">&lt;xs:element minOccurs="0" name="codigoEntidadGeograficaDir3ID" type="xs:string" /&gt;</text:p>
      <text:p text:style-name="P26">&lt;xs:element minOccurs="0" name="cp" type="xs:string" /&gt;</text:p>
      <text:p text:style-name="P26">&lt;xs:element minOccurs="0" name="direccion" type="xs:string" /&gt;</text:p>
      <text:p text:style-name="P26">&lt;xs:element minOccurs="0" name="direccionElectronica" type="xs:string" /&gt;</text:p>
      <text:p text:style-name="P26">&lt;xs:element minOccurs="0" name="documento" type="xs:string" /&gt;</text:p>
      <text:p text:style-name="P26">&lt;xs:element minOccurs="0" name="email" type="xs:string" /&gt;</text:p>
      <text:p text:style-name="P26">&lt;xs:element name="entidadDir3ID" type="xs:string" /&gt;</text:p>
      <text:p text:style-name="P26">&lt;xs:element name="guardarInteresado" type="xs:boolean" /&gt;</text:p>
      <text:p text:style-name="P26">&lt;xs:element minOccurs="0" name="id" type="xs:long" /&gt;</text:p>
      <text:p text:style-name="P26">&lt;xs:element minOccurs="0" name="localidadDir3ID" type="xs:long" /&gt;</text:p>
      <text:p text:style-name="P26">&lt;xs:element minOccurs="0" name="nombre" type="xs:string" /&gt;</text:p>
      <text:p text:style-name="P26"><text:soft-page-break/>&lt;xs:element minOccurs="0" name="observaciones" type="xs:string" /&gt;</text:p>
      <text:p text:style-name="P26">&lt;xs:element minOccurs="0" name="paisDir3ID" type="xs:long" /&gt;</text:p>
      <text:p text:style-name="P26">&lt;xs:element minOccurs="0" name="provinciaDir3ID" type="xs:long" /&gt;</text:p>
      <text:p text:style-name="P26">&lt;xs:element minOccurs="0" name="razonSocial" type="xs:string" /&gt;</text:p>
      <text:p text:style-name="P26">&lt;xs:element minOccurs="0" name="telefono" type="xs:string" /&gt;</text:p>
      <text:p text:style-name="P26">&lt;xs:element minOccurs="0" name="tipoDocumentoIdentificacionNTI" type="xs:string" /&gt;</text:p>
      <text:p text:style-name="P26">&lt;xs:element minOccurs="0" name="tipoPersonaID" type="xs:long" /&gt;</text:p>
      <text:p text:style-name="P26">&lt;/xs:sequence&gt;</text:p>
      <text:p text:style-name="P26">&lt;/xs:complexType&gt;</text:p>
      <text:p text:style-name="P26">&lt;xs:complexType name="actualizarPersonaResponse"&gt;</text:p>
      <text:p text:style-name="P26">&lt;xs:sequence /&gt;</text:p>
      <text:p text:style-name="P26">&lt;/xs:complexType&gt;</text:p>
      <text:p text:style-name="P26">&lt;xs:complexType name="wsFieldValidationError"&gt;</text:p>
      <text:p text:style-name="P26">&lt;xs:sequence&gt;</text:p>
      <text:p text:style-name="P26">&lt;xs:element name="label" type="xs:string" /&gt;</text:p>
      <text:p text:style-name="P26">&lt;xs:element name="field" type="xs:string" /&gt;</text:p>
      <text:p text:style-name="P26">&lt;xs:element name="translation" type="tns:wsI18NTranslation" /&gt;</text:p>
      <text:p text:style-name="P26">&lt;xs:element name="error" type="xs:string" /&gt;</text:p>
      <text:p text:style-name="P26">&lt;/xs:sequence&gt;</text:p>
      <text:p text:style-name="P26">&lt;/xs:complexType&gt;</text:p>
      <text:p text:style-name="P26">&lt;xs:complexType name="getVersion"&gt;</text:p>
      <text:p text:style-name="P26">&lt;xs:sequence /&gt;</text:p>
      <text:p text:style-name="P26">&lt;/xs:complexType&gt;</text:p>
      <text:p text:style-name="P26">&lt;xs:complexType name="getVersionResponse"&gt;</text:p>
      <text:p text:style-name="P26">&lt;xs:sequence&gt;</text:p>
      <text:p text:style-name="P26">&lt;xs:element minOccurs="0" name="return" type="xs:string" /&gt;</text:p>
      <text:p text:style-name="P26">&lt;/xs:sequence&gt;</text:p>
      <text:p text:style-name="P26">&lt;/xs:complexType&gt;</text:p>
      <text:p text:style-name="P26">&lt;xs:complexType name="listarPersonas"&gt;</text:p>
      <text:p text:style-name="P26">&lt;xs:sequence&gt;</text:p>
      <text:p text:style-name="P26">&lt;xs:element minOccurs="0" name="entidadCodigoDir3" type="xs:string" /&gt;</text:p>
      <text:p text:style-name="P26">&lt;/xs:sequence&gt;</text:p>
      <text:p text:style-name="P26">&lt;/xs:complexType&gt;</text:p>
      <text:p text:style-name="P26">&lt;xs:complexType name="listarPersonasResponse"&gt;</text:p>
      <text:p text:style-name="P26">&lt;xs:sequence&gt;</text:p>
      <text:p text:style-name="P26">&lt;xs:element maxOccurs="unbounded" minOccurs="0" name="return" type="tns:personaWs" /&gt;</text:p>
      <text:p text:style-name="P26">&lt;/xs:sequence&gt;</text:p>
      <text:p text:style-name="P26">&lt;/xs:complexType&gt;</text:p>
      <text:p text:style-name="P26">&lt;xs:complexType name="crearPersona"&gt;</text:p>
      <text:p text:style-name="P26">&lt;xs:sequence&gt;</text:p>
      <text:p text:style-name="P26">&lt;xs:element minOccurs="0" name="personaWs" type="tns:personaWs" /&gt;</text:p>
      <text:p text:style-name="P26"><text:soft-page-break/>&lt;/xs:sequence&gt;</text:p>
      <text:p text:style-name="P26">&lt;/xs:complexType&gt;</text:p>
      <text:p text:style-name="P26">&lt;xs:complexType name="crearPersonaResponse"&gt;</text:p>
      <text:p text:style-name="P26">&lt;xs:sequence&gt;</text:p>
      <text:p text:style-name="P26">&lt;xs:element minOccurs="0" name="return" type="xs:long" /&gt;</text:p>
      <text:p text:style-name="P26">&lt;/xs:sequence&gt;</text:p>
      <text:p text:style-name="P26">&lt;/xs:complexType&gt;</text:p>
      <text:p text:style-name="P26">&lt;xs:complexType name="getVersionWs"&gt;</text:p>
      <text:p text:style-name="P26">&lt;xs:sequence /&gt;</text:p>
      <text:p text:style-name="P26">&lt;/xs:complexType&gt;</text:p>
      <text:p text:style-name="P26">&lt;xs:complexType name="getVersionWsResponse"&gt;</text:p>
      <text:p text:style-name="P26">&lt;xs:sequence&gt;</text:p>
      <text:p text:style-name="P26">&lt;xs:element name="return" type="xs:int" /&gt;</text:p>
      <text:p text:style-name="P26">&lt;/xs:sequence&gt;</text:p>
      <text:p text:style-name="P26">&lt;/xs:complexType&gt;</text:p>
      <text:p text:style-name="P26">&lt;xs:element name="WsI18NError" type="tns:WsI18NError" /&gt;</text:p>
      <text:p text:style-name="P26">&lt;xs:complexType name="WsI18NError"&gt;</text:p>
      <text:p text:style-name="P26">&lt;xs:sequence&gt;</text:p>
      <text:p text:style-name="P26">&lt;xs:element name="translation" nillable="true" type="tns:wsI18NTranslation" /&gt;</text:p>
      <text:p text:style-name="P26">&lt;/xs:sequence&gt;</text:p>
      <text:p text:style-name="P26">&lt;/xs:complexType&gt;</text:p>
      <text:p text:style-name="P26">&lt;xs:element name="WsValidationErrors" type="tns:WsValidationErrors" /&gt;</text:p>
      <text:p text:style-name="P26">&lt;xs:complexType name="WsValidationErrors"&gt;</text:p>
      <text:p text:style-name="P26">&lt;xs:sequence&gt;</text:p>
      <text:p text:style-name="P26">&lt;xs:element maxOccurs="unbounded" minOccurs="0" name="fieldFaults" type="tns:wsFieldValidationError" /&gt;</text:p>
      <text:p text:style-name="P26">&lt;/xs:sequence&gt;</text:p>
      <text:p text:style-name="P26">&lt;/xs:complexType&gt;</text:p>
      <text:p text:style-name="P26">&lt;/xs:schema&gt;</text:p>
      <text:p text:style-name="P26"><text:s text:c="2"/>&lt;/wsdl:types&gt;</text:p>
      <text:p text:style-name="P26"><text:s text:c="2"/>&lt;wsdl:message name="getVersionWsResponse"&gt;</text:p>
      <text:p text:style-name="P26"><text:s text:c="4"/>&lt;wsdl:part element="tns:getVersionWsResponse" name="parameters"&gt;</text:p>
      <text:p text:style-name="P26"><text:s text:c="4"/>&lt;/wsdl:part&gt;</text:p>
      <text:p text:style-name="P26"><text:s text:c="2"/>&lt;/wsdl:message&gt;</text:p>
      <text:p text:style-name="P26"><text:s text:c="2"/>&lt;wsdl:message name="WsValidationException"&gt;</text:p>
      <text:p text:style-name="P26"><text:s text:c="4"/>&lt;wsdl:part element="tns:WsValidationErrors" name="WsValidationException"&gt;</text:p>
      <text:p text:style-name="P26"><text:s text:c="4"/>&lt;/wsdl:part&gt;</text:p>
      <text:p text:style-name="P26"><text:s text:c="2"/>&lt;/wsdl:message&gt;</text:p>
      <text:p text:style-name="P26"><text:s text:c="2"/>&lt;wsdl:message name="getVersion"&gt;</text:p>
      <text:p text:style-name="P26"><text:s text:c="4"/>&lt;wsdl:part element="tns:getVersion" name="parameters"&gt;</text:p>
      <text:p text:style-name="P26"><text:s text:c="4"/>&lt;/wsdl:part&gt;</text:p>
      <text:p text:style-name="P26"><text:s text:c="2"/>&lt;/wsdl:message&gt;</text:p>
      <text:p text:style-name="P26"><text:soft-page-break/><text:s text:c="2"/>&lt;wsdl:message name="actualizarPersonaResponse"&gt;</text:p>
      <text:p text:style-name="P26"><text:s text:c="4"/>&lt;wsdl:part element="tns:actualizarPersonaResponse" name="parameters"&gt;</text:p>
      <text:p text:style-name="P26"><text:s text:c="4"/>&lt;/wsdl:part&gt;</text:p>
      <text:p text:style-name="P26"><text:s text:c="2"/>&lt;/wsdl:message&gt;</text:p>
      <text:p text:style-name="P26"><text:s text:c="2"/>&lt;wsdl:message name="getVersionWs"&gt;</text:p>
      <text:p text:style-name="P26"><text:s text:c="4"/>&lt;wsdl:part element="tns:getVersionWs" name="parameters"&gt;</text:p>
      <text:p text:style-name="P26"><text:s text:c="4"/>&lt;/wsdl:part&gt;</text:p>
      <text:p text:style-name="P26"><text:s text:c="2"/>&lt;/wsdl:message&gt;</text:p>
      <text:p text:style-name="P26"><text:s text:c="2"/>&lt;wsdl:message name="actualizarPersona"&gt;</text:p>
      <text:p text:style-name="P26"><text:s text:c="4"/>&lt;wsdl:part element="tns:actualizarPersona" name="parameters"&gt;</text:p>
      <text:p text:style-name="P26"><text:s text:c="4"/>&lt;/wsdl:part&gt;</text:p>
      <text:p text:style-name="P26"><text:s text:c="2"/>&lt;/wsdl:message&gt;</text:p>
      <text:p text:style-name="P26"><text:s text:c="2"/>&lt;wsdl:message name="listarPersonasResponse"&gt;</text:p>
      <text:p text:style-name="P26"><text:s text:c="4"/>&lt;wsdl:part element="tns:listarPersonasResponse" name="parameters"&gt;</text:p>
      <text:p text:style-name="P26"><text:s text:c="4"/>&lt;/wsdl:part&gt;</text:p>
      <text:p text:style-name="P26"><text:s text:c="2"/>&lt;/wsdl:message&gt;</text:p>
      <text:p text:style-name="P26"><text:s text:c="2"/>&lt;wsdl:message name="crearPersonaResponse"&gt;</text:p>
      <text:p text:style-name="P26"><text:s text:c="4"/>&lt;wsdl:part element="tns:crearPersonaResponse" name="parameters"&gt;</text:p>
      <text:p text:style-name="P26"><text:s text:c="4"/>&lt;/wsdl:part&gt;</text:p>
      <text:p text:style-name="P26"><text:s text:c="2"/>&lt;/wsdl:message&gt;</text:p>
      <text:p text:style-name="P26"><text:s text:c="2"/>&lt;wsdl:message name="borrarPersona"&gt;</text:p>
      <text:p text:style-name="P26"><text:s text:c="4"/>&lt;wsdl:part element="tns:borrarPersona" name="parameters"&gt;</text:p>
      <text:p text:style-name="P26"><text:s text:c="4"/>&lt;/wsdl:part&gt;</text:p>
      <text:p text:style-name="P26"><text:s text:c="2"/>&lt;/wsdl:message&gt;</text:p>
      <text:p text:style-name="P26"><text:s text:c="2"/>&lt;wsdl:message name="borrarPersonaResponse"&gt;</text:p>
      <text:p text:style-name="P26"><text:s text:c="4"/>&lt;wsdl:part element="tns:borrarPersonaResponse" name="parameters"&gt;</text:p>
      <text:p text:style-name="P26"><text:s text:c="4"/>&lt;/wsdl:part&gt;</text:p>
      <text:p text:style-name="P26"><text:s text:c="2"/>&lt;/wsdl:message&gt;</text:p>
      <text:p text:style-name="P26"><text:s text:c="2"/>&lt;wsdl:message name="WsI18NException"&gt;</text:p>
      <text:p text:style-name="P26"><text:s text:c="4"/>&lt;wsdl:part element="tns:WsI18NError" name="WsI18NException"&gt;</text:p>
      <text:p text:style-name="P26"><text:s text:c="4"/>&lt;/wsdl:part&gt;</text:p>
      <text:p text:style-name="P26"><text:s text:c="2"/>&lt;/wsdl:message&gt;</text:p>
      <text:p text:style-name="P26"><text:s text:c="2"/>&lt;wsdl:message name="crearPersona"&gt;</text:p>
      <text:p text:style-name="P26"><text:s text:c="4"/>&lt;wsdl:part element="tns:crearPersona" name="parameters"&gt;</text:p>
      <text:p text:style-name="P26"><text:s text:c="4"/>&lt;/wsdl:part&gt;</text:p>
      <text:p text:style-name="P26"><text:s text:c="2"/>&lt;/wsdl:message&gt;</text:p>
      <text:p text:style-name="P26"><text:s text:c="2"/>&lt;wsdl:message name="getVersionResponse"&gt;</text:p>
      <text:p text:style-name="P26"><text:s text:c="4"/>&lt;wsdl:part element="tns:getVersionResponse" name="parameters"&gt;</text:p>
      <text:p text:style-name="P26"><text:s text:c="4"/>&lt;/wsdl:part&gt;</text:p>
      <text:p text:style-name="P26"><text:s text:c="2"/>&lt;/wsdl:message&gt;</text:p>
      <text:p text:style-name="P26"><text:s text:c="2"/>&lt;wsdl:message name="listarPersonas"&gt;</text:p>
      <text:p text:style-name="P26"><text:s text:c="4"/>&lt;wsdl:part element="tns:listarPersonas" name="parameters"&gt;</text:p>
      <text:p text:style-name="P26"><text:soft-page-break/><text:s text:c="4"/>&lt;/wsdl:part&gt;</text:p>
      <text:p text:style-name="P26"><text:s text:c="2"/>&lt;/wsdl:message&gt;</text:p>
      <text:p text:style-name="P26"><text:s text:c="2"/>&lt;wsdl:portType name="RegWebPersonasWs"&gt;</text:p>
      <text:p text:style-name="P26"><text:s text:c="4"/>&lt;wsdl:operation name="borrarPersona"&gt;</text:p>
      <text:p text:style-name="P26"><text:s text:c="6"/>&lt;wsdl:input message="tns:borrarPersona" name="borrarPersona"&gt;</text:p>
      <text:p text:style-name="P26"><text:s text:c="4"/>&lt;/wsdl:input&gt;</text:p>
      <text:p text:style-name="P26"><text:s text:c="6"/>&lt;wsdl:output message="tns:borrarPersonaResponse" name="borrarPersonaResponse"&gt;</text:p>
      <text:p text:style-name="P26"><text:s text:c="4"/>&lt;/wsdl:output&gt;</text:p>
      <text:p text:style-name="P26"><text:s text:c="6"/>&lt;wsdl:fault message="tns:WsI18NException" name="WsI18NException"&gt;</text:p>
      <text:p text:style-name="P26"><text:s text:c="4"/>&lt;/wsdl:fault&gt;</text:p>
      <text:p text:style-name="P26"><text:s text:c="4"/>&lt;/wsdl:operation&gt;</text:p>
      <text:p text:style-name="P26"><text:s text:c="4"/>&lt;wsdl:operation name="actualizarPersona"&gt;</text:p>
      <text:p text:style-name="P26"><text:s text:c="6"/>&lt;wsdl:input message="tns:actualizarPersona" name="actualizarPersona"&gt;</text:p>
      <text:p text:style-name="P26"><text:s text:c="4"/>&lt;/wsdl:input&gt;</text:p>
      <text:p text:style-name="P26"><text:s text:c="6"/>&lt;wsdl:output message="tns:actualizarPersonaResponse" name="actualizarPersonaResponse"&gt;</text:p>
      <text:p text:style-name="P26"><text:s text:c="4"/>&lt;/wsdl:output&gt;</text:p>
      <text:p text:style-name="P26"><text:s text:c="6"/>&lt;wsdl:fault message="tns:WsValidationException" name="WsValidationException"&gt;</text:p>
      <text:p text:style-name="P26"><text:s text:c="4"/>&lt;/wsdl:fault&gt;</text:p>
      <text:p text:style-name="P26"><text:s text:c="6"/>&lt;wsdl:fault message="tns:WsI18NException" name="WsI18NException"&gt;</text:p>
      <text:p text:style-name="P26"><text:s text:c="4"/>&lt;/wsdl:fault&gt;</text:p>
      <text:p text:style-name="P26"><text:s text:c="4"/>&lt;/wsdl:operation&gt;</text:p>
      <text:p text:style-name="P26"><text:s text:c="4"/>&lt;wsdl:operation name="getVersion"&gt;</text:p>
      <text:p text:style-name="P26"><text:s text:c="6"/>&lt;wsdl:input message="tns:getVersion" name="getVersion"&gt;</text:p>
      <text:p text:style-name="P26"><text:s text:c="4"/>&lt;/wsdl:input&gt;</text:p>
      <text:p text:style-name="P26"><text:s text:c="6"/>&lt;wsdl:output message="tns:getVersionResponse" name="getVersionResponse"&gt;</text:p>
      <text:p text:style-name="P26"><text:s text:c="4"/>&lt;/wsdl:output&gt;</text:p>
      <text:p text:style-name="P26"><text:s text:c="4"/>&lt;/wsdl:operation&gt;</text:p>
      <text:p text:style-name="P26"><text:s text:c="4"/>&lt;wsdl:operation name="listarPersonas"&gt;</text:p>
      <text:p text:style-name="P26"><text:s text:c="6"/>&lt;wsdl:input message="tns:listarPersonas" name="listarPersonas"&gt;</text:p>
      <text:p text:style-name="P26"><text:s text:c="4"/>&lt;/wsdl:input&gt;</text:p>
      <text:p text:style-name="P26"><text:s text:c="6"/>&lt;wsdl:output message="tns:listarPersonasResponse" name="listarPersonasResponse"&gt;</text:p>
      <text:p text:style-name="P26"><text:s text:c="4"/>&lt;/wsdl:output&gt;</text:p>
      <text:p text:style-name="P26"><text:s text:c="6"/>&lt;wsdl:fault message="tns:WsI18NException" name="WsI18NException"&gt;</text:p>
      <text:p text:style-name="P26"><text:s text:c="4"/>&lt;/wsdl:fault&gt;</text:p>
      <text:p text:style-name="P26"><text:s text:c="4"/>&lt;/wsdl:operation&gt;</text:p>
      <text:p text:style-name="P26"><text:s text:c="4"/>&lt;wsdl:operation name="crearPersona"&gt;</text:p>
      <text:p text:style-name="P26"><text:s text:c="6"/>&lt;wsdl:input message="tns:crearPersona" name="crearPersona"&gt;</text:p>
      <text:p text:style-name="P26"><text:s text:c="4"/>&lt;/wsdl:input&gt;</text:p>
      <text:p text:style-name="P26"><text:s text:c="6"/>&lt;wsdl:output message="tns:crearPersonaResponse" name="crearPersonaResponse"&gt;</text:p>
      <text:p text:style-name="P26"><text:soft-page-break/><text:s text:c="4"/>&lt;/wsdl:output&gt;</text:p>
      <text:p text:style-name="P26"><text:s text:c="6"/>&lt;wsdl:fault message="tns:WsValidationException" name="WsValidationException"&gt;</text:p>
      <text:p text:style-name="P26"><text:s text:c="4"/>&lt;/wsdl:fault&gt;</text:p>
      <text:p text:style-name="P26"><text:s text:c="6"/>&lt;wsdl:fault message="tns:WsI18NException" name="WsI18NException"&gt;</text:p>
      <text:p text:style-name="P26"><text:s text:c="4"/>&lt;/wsdl:fault&gt;</text:p>
      <text:p text:style-name="P26"><text:s text:c="4"/>&lt;/wsdl:operation&gt;</text:p>
      <text:p text:style-name="P26"><text:s text:c="4"/>&lt;wsdl:operation name="getVersionWs"&gt;</text:p>
      <text:p text:style-name="P26"><text:s text:c="6"/>&lt;wsdl:input message="tns:getVersionWs" name="getVersionWs"&gt;</text:p>
      <text:p text:style-name="P26"><text:s text:c="4"/>&lt;/wsdl:input&gt;</text:p>
      <text:p text:style-name="P26"><text:s text:c="6"/>&lt;wsdl:output message="tns:getVersionWsResponse" name="getVersionWsResponse"&gt;</text:p>
      <text:p text:style-name="P26"><text:s text:c="4"/>&lt;/wsdl:output&gt;</text:p>
      <text:p text:style-name="P26"><text:s text:c="4"/>&lt;/wsdl:operation&gt;</text:p>
      <text:p text:style-name="P26"><text:s text:c="2"/>&lt;/wsdl:portType&gt;</text:p>
      <text:p text:style-name="P26"><text:s text:c="2"/>&lt;wsdl:binding name="RegWebPersonasWsServiceSoapBinding" type="tns:RegWebPersonasWs"&gt;</text:p>
      <text:p text:style-name="P26"><text:s text:c="4"/>&lt;soap:binding style="document" transport="http://schemas.xmlsoap.org/soap/http" /&gt;</text:p>
      <text:p text:style-name="P26"><text:s text:c="4"/>&lt;wsdl:operation name="borrarPersona"&gt;</text:p>
      <text:p text:style-name="P26"><text:s text:c="6"/>&lt;soap:operation soapAction="" style="document" /&gt;</text:p>
      <text:p text:style-name="P26"><text:s text:c="6"/>&lt;wsdl:input name="borrarPersona"&gt;</text:p>
      <text:p text:style-name="P26"><text:s text:c="8"/>&lt;soap:body use="literal" /&gt;</text:p>
      <text:p text:style-name="P26"><text:s text:c="6"/>&lt;/wsdl:input&gt;</text:p>
      <text:p text:style-name="P26"><text:s text:c="6"/>&lt;wsdl:output name="borrarPersonaResponse"&gt;</text:p>
      <text:p text:style-name="P26"><text:s text:c="8"/>&lt;soap:body use="literal" /&gt;</text:p>
      <text:p text:style-name="P26"><text:s text:c="6"/>&lt;/wsdl:output&gt;</text:p>
      <text:p text:style-name="P26"><text:s text:c="6"/>&lt;wsdl:fault name="WsI18NException"&gt;</text:p>
      <text:p text:style-name="P26"><text:s text:c="8"/>&lt;soap:fault name="WsI18NException" use="literal" /&gt;</text:p>
      <text:p text:style-name="P26"><text:s text:c="6"/>&lt;/wsdl:fault&gt;</text:p>
      <text:p text:style-name="P26"><text:s text:c="4"/>&lt;/wsdl:operation&gt;</text:p>
      <text:p text:style-name="P26"><text:s text:c="4"/>&lt;wsdl:operation name="actualizarPersona"&gt;</text:p>
      <text:p text:style-name="P26"><text:s text:c="6"/>&lt;soap:operation soapAction="" style="document" /&gt;</text:p>
      <text:p text:style-name="P26"><text:s text:c="6"/>&lt;wsdl:input name="actualizarPersona"&gt;</text:p>
      <text:p text:style-name="P26"><text:s text:c="8"/>&lt;soap:body use="literal" /&gt;</text:p>
      <text:p text:style-name="P26"><text:s text:c="6"/>&lt;/wsdl:input&gt;</text:p>
      <text:p text:style-name="P26"><text:s text:c="6"/>&lt;wsdl:output name="actualizarPersonaResponse"&gt;</text:p>
      <text:p text:style-name="P26"><text:s text:c="8"/>&lt;soap:body use="literal" /&gt;</text:p>
      <text:p text:style-name="P26"><text:s text:c="6"/>&lt;/wsdl:output&gt;</text:p>
      <text:p text:style-name="P26"><text:s text:c="6"/>&lt;wsdl:fault name="WsValidationException"&gt;</text:p>
      <text:p text:style-name="P26"><text:s text:c="8"/>&lt;soap:fault name="WsValidationException" use="literal" /&gt;</text:p>
      <text:p text:style-name="P26"><text:s text:c="6"/>&lt;/wsdl:fault&gt;</text:p>
      <text:p text:style-name="P26"><text:s text:c="6"/>&lt;wsdl:fault name="WsI18NException"&gt;</text:p>
      <text:p text:style-name="P26"><text:soft-page-break/><text:s text:c="8"/>&lt;soap:fault name="WsI18NException" use="literal" /&gt;</text:p>
      <text:p text:style-name="P26"><text:s text:c="6"/>&lt;/wsdl:fault&gt;</text:p>
      <text:p text:style-name="P26"><text:s text:c="4"/>&lt;/wsdl:operation&gt;</text:p>
      <text:p text:style-name="P26"><text:s text:c="4"/>&lt;wsdl:operation name="getVersion"&gt;</text:p>
      <text:p text:style-name="P26"><text:s text:c="6"/>&lt;soap:operation soapAction="" style="document" /&gt;</text:p>
      <text:p text:style-name="P26"><text:s text:c="6"/>&lt;wsdl:input name="getVersion"&gt;</text:p>
      <text:p text:style-name="P26"><text:s text:c="8"/>&lt;soap:body use="literal" /&gt;</text:p>
      <text:p text:style-name="P26"><text:s text:c="6"/>&lt;/wsdl:input&gt;</text:p>
      <text:p text:style-name="P26"><text:s text:c="6"/>&lt;wsdl:output name="getVersionResponse"&gt;</text:p>
      <text:p text:style-name="P26"><text:s text:c="8"/>&lt;soap:body use="literal" /&gt;</text:p>
      <text:p text:style-name="P26"><text:s text:c="6"/>&lt;/wsdl:output&gt;</text:p>
      <text:p text:style-name="P26"><text:s text:c="4"/>&lt;/wsdl:operation&gt;</text:p>
      <text:p text:style-name="P26"><text:s text:c="4"/>&lt;wsdl:operation name="listarPersonas"&gt;</text:p>
      <text:p text:style-name="P26"><text:s text:c="6"/>&lt;soap:operation soapAction="" style="document" /&gt;</text:p>
      <text:p text:style-name="P26"><text:s text:c="6"/>&lt;wsdl:input name="listarPersonas"&gt;</text:p>
      <text:p text:style-name="P26"><text:s text:c="8"/>&lt;soap:body use="literal" /&gt;</text:p>
      <text:p text:style-name="P26"><text:s text:c="6"/>&lt;/wsdl:input&gt;</text:p>
      <text:p text:style-name="P26"><text:s text:c="6"/>&lt;wsdl:output name="listarPersonasResponse"&gt;</text:p>
      <text:p text:style-name="P26"><text:s text:c="8"/>&lt;soap:body use="literal" /&gt;</text:p>
      <text:p text:style-name="P26"><text:s text:c="6"/>&lt;/wsdl:output&gt;</text:p>
      <text:p text:style-name="P26"><text:s text:c="6"/>&lt;wsdl:fault name="WsI18NException"&gt;</text:p>
      <text:p text:style-name="P26"><text:s text:c="8"/>&lt;soap:fault name="WsI18NException" use="literal" /&gt;</text:p>
      <text:p text:style-name="P26"><text:s text:c="6"/>&lt;/wsdl:fault&gt;</text:p>
      <text:p text:style-name="P26"><text:s text:c="4"/>&lt;/wsdl:operation&gt;</text:p>
      <text:p text:style-name="P26"><text:s text:c="4"/>&lt;wsdl:operation name="crearPersona"&gt;</text:p>
      <text:p text:style-name="P26"><text:s text:c="6"/>&lt;soap:operation soapAction="" style="document" /&gt;</text:p>
      <text:p text:style-name="P26"><text:s text:c="6"/>&lt;wsdl:input name="crearPersona"&gt;</text:p>
      <text:p text:style-name="P26"><text:s text:c="8"/>&lt;soap:body use="literal" /&gt;</text:p>
      <text:p text:style-name="P26"><text:s text:c="6"/>&lt;/wsdl:input&gt;</text:p>
      <text:p text:style-name="P26"><text:s text:c="6"/>&lt;wsdl:output name="crearPersonaResponse"&gt;</text:p>
      <text:p text:style-name="P26"><text:s text:c="8"/>&lt;soap:body use="literal" /&gt;</text:p>
      <text:p text:style-name="P26"><text:s text:c="6"/>&lt;/wsdl:output&gt;</text:p>
      <text:p text:style-name="P26"><text:s text:c="6"/>&lt;wsdl:fault name="WsValidationException"&gt;</text:p>
      <text:p text:style-name="P26"><text:s text:c="8"/>&lt;soap:fault name="WsValidationException" use="literal" /&gt;</text:p>
      <text:p text:style-name="P26"><text:s text:c="6"/>&lt;/wsdl:fault&gt;</text:p>
      <text:p text:style-name="P26"><text:s text:c="6"/>&lt;wsdl:fault name="WsI18NException"&gt;</text:p>
      <text:p text:style-name="P26"><text:s text:c="8"/>&lt;soap:fault name="WsI18NException" use="literal" /&gt;</text:p>
      <text:p text:style-name="P26"><text:s text:c="6"/>&lt;/wsdl:fault&gt;</text:p>
      <text:p text:style-name="P26"><text:s text:c="4"/>&lt;/wsdl:operation&gt;</text:p>
      <text:p text:style-name="P26"><text:s text:c="4"/>&lt;wsdl:operation name="getVersionWs"&gt;</text:p>
      <text:p text:style-name="P26"><text:s text:c="6"/>&lt;soap:operation soapAction="" style="document" /&gt;</text:p>
      <text:p text:style-name="P26"><text:s text:c="6"/>&lt;wsdl:input name="getVersionWs"&gt;</text:p>
      <text:p text:style-name="P26"><text:soft-page-break/><text:s text:c="8"/>&lt;soap:body use="literal" /&gt;</text:p>
      <text:p text:style-name="P26"><text:s text:c="6"/>&lt;/wsdl:input&gt;</text:p>
      <text:p text:style-name="P26"><text:s text:c="6"/>&lt;wsdl:output name="getVersionWsResponse"&gt;</text:p>
      <text:p text:style-name="P26"><text:s text:c="8"/>&lt;soap:body use="literal" /&gt;</text:p>
      <text:p text:style-name="P26"><text:s text:c="6"/>&lt;/wsdl:output&gt;</text:p>
      <text:p text:style-name="P26"><text:s text:c="4"/>&lt;/wsdl:operation&gt;</text:p>
      <text:p text:style-name="P26"><text:s text:c="2"/>&lt;/wsdl:binding&gt;</text:p>
      <text:p text:style-name="P26"><text:s text:c="2"/>&lt;wsdl:service name="RegWebPersonasWsService"&gt;</text:p>
      <text:p text:style-name="P26"><text:s text:c="4"/>&lt;wsdl:port binding="tns:RegWebPersonasWsServiceSoapBinding" name="RegWebPersonasWs"&gt;</text:p>
      <text:p text:style-name="P26"><text:s text:c="6"/>&lt;soap:address location="http://ibit157:8080/regweb/ws/v3/RegWebPersonas" /&gt;</text:p>
      <text:p text:style-name="P26"><text:s text:c="4"/>&lt;/wsdl:port&gt;</text:p>
      <text:p text:style-name="P26"><text:s text:c="2"/>&lt;/wsdl:service&gt;</text:p>
      <text:p text:style-name="P26">&lt;/wsdl:definitions&gt;</text:p>
      <text:p text:style-name="Text_20_body"/>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egoe UI" svg:font-family="'Segoe UI'"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Felip Salas</meta:initial-creator>
    <meta:creation-date>2014-10-10T10:08:28.09</meta:creation-date>
    <dc:date>2015-05-13T10:29:45.87</dc:date>
    <dc:creator>Eduardo Arrivi</dc:creator>
    <meta:editing-duration>P1DT14H38M14S</meta:editing-duration>
    <meta:editing-cycles>82</meta:editing-cycles>
    <meta:generator>OpenOffice/4.1.1$Win32 OpenOffice.org_project/411m6$Build-9775</meta:generator>
    <meta:printed-by>Eduardo Arrivi</meta:printed-by>
    <meta:print-date>2014-10-15T10:52:16.51</meta:print-date>
    <meta:document-statistic meta:table-count="26" meta:image-count="0" meta:object-count="0" meta:page-count="54" meta:paragraph-count="3100" meta:word-count="8267" meta:character-count="91571"/>
  </office:meta>
</office:document-meta>
</file>